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7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62in"/>
    </style:style>
    <style:style style:name="co6" style:family="table-column">
      <style:table-column-properties fo:break-before="auto" style:column-width="2.8638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2.2744in"/>
    </style:style>
    <style:style style:name="co9" style:family="table-column">
      <style:table-column-properties fo:break-before="auto" style:column-width="2.252in"/>
    </style:style>
    <style:style style:name="co10" style:family="table-column">
      <style:table-column-properties fo:break-before="auto" style:column-width="1.1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C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0">
            <text:p>20</text:p>
          </table:table-cell>
          <table:table-cell office:value-type="float" office:value="0.000396">
            <text:p>0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0">
            <text:p>20</text:p>
          </table:table-cell>
          <table:table-cell office:value-type="float" office:value="0.000416">
            <text:p>0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0">
            <text:p>20</text:p>
          </table:table-cell>
          <table:table-cell office:value-type="float" office:value="0.000374">
            <text:p>0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0">
            <text:p>20</text:p>
          </table:table-cell>
          <table:table-cell office:value-type="float" office:value="0.000468">
            <text:p>0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0">
            <text:p>3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0">
            <text:p>30</text:p>
          </table:table-cell>
          <table:table-cell office:value-type="float" office:value="0.00603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0">
            <text:p>30</text:p>
          </table:table-cell>
          <table:table-cell office:value-type="float" office:value="0.006037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0">
            <text:p>30</text:p>
          </table:table-cell>
          <table:table-cell office:value-type="float" office:value="0.00603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0">
            <text:p>30</text:p>
          </table:table-cell>
          <table:table-cell office:value-type="float" office:value="0.004809">
            <text:p>0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0">
            <text:p>30</text:p>
          </table:table-cell>
          <table:table-cell office:value-type="float" office:value="0.004809">
            <text:p>0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0">
            <text:p>30</text:p>
          </table:table-cell>
          <table:table-cell office:value-type="float" office:value="0.004809">
            <text:p>0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0">
            <text:p>30</text:p>
          </table:table-cell>
          <table:table-cell office:value-type="float" office:value="0.004806">
            <text:p>0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0">
            <text:p>4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0">
            <text:p>40</text:p>
          </table:table-cell>
          <table:table-cell office:value-type="float" office:value="0.00603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0">
            <text:p>40</text:p>
          </table:table-cell>
          <table:table-cell office:value-type="float" office:value="0.006037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0">
            <text:p>40</text:p>
          </table:table-cell>
          <table:table-cell office:value-type="float" office:value="0.00603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0">
            <text:p>40</text:p>
          </table:table-cell>
          <table:table-cell office:value-type="float" office:value="0.00881">
            <text:p>0.0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0">
            <text:p>40</text:p>
          </table:table-cell>
          <table:table-cell office:value-type="float" office:value="0.008665">
            <text:p>0.0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0">
            <text:p>40</text:p>
          </table:table-cell>
          <table:table-cell office:value-type="float" office:value="0.008737">
            <text:p>0.0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0">
            <text:p>40</text:p>
          </table:table-cell>
          <table:table-cell office:value-type="float" office:value="0.008834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0">
            <text:p>50</text:p>
          </table:table-cell>
          <table:table-cell office:value-type="float" office:value="0.006045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0">
            <text:p>50</text:p>
          </table:table-cell>
          <table:table-cell office:value-type="float" office:value="0.00603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0">
            <text:p>50</text:p>
          </table:table-cell>
          <table:table-cell office:value-type="float" office:value="0.006037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0">
            <text:p>50</text:p>
          </table:table-cell>
          <table:table-cell office:value-type="float" office:value="0.00603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0">
            <text:p>50</text:p>
          </table:table-cell>
          <table:table-cell office:value-type="float" office:value="0.010802">
            <text:p>0.0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0">
            <text:p>50</text:p>
          </table:table-cell>
          <table:table-cell office:value-type="float" office:value="0.010814">
            <text:p>0.0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0">
            <text:p>50</text:p>
          </table:table-cell>
          <table:table-cell office:value-type="float" office:value="0.010797">
            <text:p>0.0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0">
            <text:p>50</text:p>
          </table:table-cell>
          <table:table-cell office:value-type="float" office:value="0.010807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0">
            <text:p>6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0">
            <text:p>6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0">
            <text:p>6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0">
            <text:p>60</text:p>
          </table:table-cell>
          <table:table-cell office:value-type="float" office:value="0.0141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0">
            <text:p>60</text:p>
          </table:table-cell>
          <table:table-cell office:value-type="float" office:value="0.01461">
            <text:p>0.0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0">
            <text:p>60</text:p>
          </table:table-cell>
          <table:table-cell office:value-type="float" office:value="0.014505">
            <text:p>0.0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0">
            <text:p>60</text:p>
          </table:table-cell>
          <table:table-cell office:value-type="float" office:value="0.014587">
            <text:p>0.0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0">
            <text:p>60</text:p>
          </table:table-cell>
          <table:table-cell office:value-type="float" office:value="0.014702">
            <text:p>0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0">
            <text:p>7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0">
            <text:p>7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0">
            <text:p>7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0">
            <text:p>70</text:p>
          </table:table-cell>
          <table:table-cell office:value-type="float" office:value="0.0141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0">
            <text:p>70</text:p>
          </table:table-cell>
          <table:table-cell office:value-type="float" office:value="0.018124">
            <text:p>0.0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0">
            <text:p>70</text:p>
          </table:table-cell>
          <table:table-cell office:value-type="float" office:value="0.018145">
            <text:p>0.0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0">
            <text:p>70</text:p>
          </table:table-cell>
          <table:table-cell office:value-type="float" office:value="0.018141">
            <text:p>0.0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0">
            <text:p>70</text:p>
          </table:table-cell>
          <table:table-cell office:value-type="float" office:value="0.018131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0">
            <text:p>8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0">
            <text:p>8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0">
            <text:p>80</text:p>
          </table:table-cell>
          <table:table-cell office:value-type="float" office:value="0.01416">
            <text:p>0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0">
            <text:p>80</text:p>
          </table:table-cell>
          <table:table-cell office:value-type="float" office:value="0.01416">
            <text:p>0.0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0">
            <text:p>80</text:p>
          </table:table-cell>
          <table:table-cell office:value-type="float" office:value="0.019649">
            <text:p>0.0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0">
            <text:p>80</text:p>
          </table:table-cell>
          <table:table-cell office:value-type="float" office:value="0.019644">
            <text:p>0.0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0">
            <text:p>80</text:p>
          </table:table-cell>
          <table:table-cell office:value-type="float" office:value="0.019675">
            <text:p>0.0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0">
            <text:p>80</text:p>
          </table:table-cell>
          <table:table-cell office:value-type="float" office:value="0.01976">
            <text:p>0.0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0">
            <text:p>90</text:p>
          </table:table-cell>
          <table:table-cell office:value-type="float" office:value="0.024806">
            <text:p>0.0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0">
            <text:p>90</text:p>
          </table:table-cell>
          <table:table-cell office:value-type="float" office:value="0.024848">
            <text:p>0.0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0">
            <text:p>90</text:p>
          </table:table-cell>
          <table:table-cell office:value-type="float" office:value="0.024786">
            <text:p>0.0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0">
            <text:p>90</text:p>
          </table:table-cell>
          <table:table-cell office:value-type="float" office:value="0.024785">
            <text:p>0.0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0">
            <text:p>90</text:p>
          </table:table-cell>
          <table:table-cell office:value-type="float" office:value="0.026161">
            <text:p>0.0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0">
            <text:p>90</text:p>
          </table:table-cell>
          <table:table-cell office:value-type="float" office:value="0.026062">
            <text:p>0.0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0">
            <text:p>90</text:p>
          </table:table-cell>
          <table:table-cell office:value-type="float" office:value="0.026099">
            <text:p>0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0">
            <text:p>90</text:p>
          </table:table-cell>
          <table:table-cell office:value-type="float" office:value="0.026149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0">
            <text:p>10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0">
            <text:p>100</text:p>
          </table:table-cell>
          <table:table-cell office:value-type="float" office:value="0.02495">
            <text:p>0.0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0">
            <text:p>100</text:p>
          </table:table-cell>
          <table:table-cell office:value-type="float" office:value="0.024955">
            <text:p>0.0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0">
            <text:p>100</text:p>
          </table:table-cell>
          <table:table-cell office:value-type="float" office:value="0.024948">
            <text:p>0.0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0">
            <text:p>100</text:p>
          </table:table-cell>
          <table:table-cell office:value-type="float" office:value="0.027237">
            <text:p>0.0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0">
            <text:p>100</text:p>
          </table:table-cell>
          <table:table-cell office:value-type="float" office:value="0.027303">
            <text:p>0.0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0">
            <text:p>100</text:p>
          </table:table-cell>
          <table:table-cell office:value-type="float" office:value="0.027259">
            <text:p>0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0">
            <text:p>100</text:p>
          </table:table-cell>
          <table:table-cell office:value-type="float" office:value="0.027229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0">
            <text:p>11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0">
            <text:p>110</text:p>
          </table:table-cell>
          <table:table-cell office:value-type="float" office:value="0.02495">
            <text:p>0.0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0">
            <text:p>110</text:p>
          </table:table-cell>
          <table:table-cell office:value-type="float" office:value="0.024955">
            <text:p>0.0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0">
            <text:p>110</text:p>
          </table:table-cell>
          <table:table-cell office:value-type="float" office:value="0.024948">
            <text:p>0.0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0">
            <text:p>110</text:p>
          </table:table-cell>
          <table:table-cell office:value-type="float" office:value="0.030202">
            <text:p>0.0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0">
            <text:p>110</text:p>
          </table:table-cell>
          <table:table-cell office:value-type="float" office:value="0.03014">
            <text:p>0.0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0">
            <text:p>110</text:p>
          </table:table-cell>
          <table:table-cell office:value-type="float" office:value="0.030024">
            <text:p>0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0">
            <text:p>110</text:p>
          </table:table-cell>
          <table:table-cell office:value-type="float" office:value="0.030285">
            <text:p>0.0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0">
            <text:p>12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0">
            <text:p>120</text:p>
          </table:table-cell>
          <table:table-cell office:value-type="float" office:value="0.02495">
            <text:p>0.0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0">
            <text:p>120</text:p>
          </table:table-cell>
          <table:table-cell office:value-type="float" office:value="0.024955">
            <text:p>0.0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0">
            <text:p>120</text:p>
          </table:table-cell>
          <table:table-cell office:value-type="float" office:value="0.024948">
            <text:p>0.0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0">
            <text:p>120</text:p>
          </table:table-cell>
          <table:table-cell office:value-type="float" office:value="0.036519">
            <text:p>0.0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0">
            <text:p>120</text:p>
          </table:table-cell>
          <table:table-cell office:value-type="float" office:value="0.036358">
            <text:p>0.0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0">
            <text:p>120</text:p>
          </table:table-cell>
          <table:table-cell office:value-type="float" office:value="0.036415">
            <text:p>0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0">
            <text:p>120</text:p>
          </table:table-cell>
          <table:table-cell office:value-type="float" office:value="0.036414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0">
            <text:p>130</text:p>
          </table:table-cell>
          <table:table-cell office:value-type="float" office:value="0.02817">
            <text:p>0.0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0">
            <text:p>130</text:p>
          </table:table-cell>
          <table:table-cell office:value-type="float" office:value="0.028092">
            <text:p>0.0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0">
            <text:p>130</text:p>
          </table:table-cell>
          <table:table-cell office:value-type="float" office:value="0.028565">
            <text:p>0.0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0">
            <text:p>130</text:p>
          </table:table-cell>
          <table:table-cell office:value-type="float" office:value="0.028581">
            <text:p>0.0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0">
            <text:p>130</text:p>
          </table:table-cell>
          <table:table-cell office:value-type="float" office:value="0.038152">
            <text:p>0.0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0">
            <text:p>130</text:p>
          </table:table-cell>
          <table:table-cell office:value-type="float" office:value="0.038228">
            <text:p>0.0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0">
            <text:p>130</text:p>
          </table:table-cell>
          <table:table-cell office:value-type="float" office:value="0.038116">
            <text:p>0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0">
            <text:p>130</text:p>
          </table:table-cell>
          <table:table-cell office:value-type="float" office:value="0.038147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0">
            <text:p>140</text:p>
          </table:table-cell>
          <table:table-cell office:value-type="float" office:value="0.033944">
            <text:p>0.0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0">
            <text:p>140</text:p>
          </table:table-cell>
          <table:table-cell office:value-type="float" office:value="0.034919">
            <text:p>0.0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0">
            <text:p>140</text:p>
          </table:table-cell>
          <table:table-cell office:value-type="float" office:value="0.035795">
            <text:p>0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0">
            <text:p>140</text:p>
          </table:table-cell>
          <table:table-cell office:value-type="float" office:value="0.037109">
            <text:p>0.0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0">
            <text:p>140</text:p>
          </table:table-cell>
          <table:table-cell office:value-type="float" office:value="0.040168">
            <text:p>0.0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0">
            <text:p>140</text:p>
          </table:table-cell>
          <table:table-cell office:value-type="float" office:value="0.040142">
            <text:p>0.0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0">
            <text:p>140</text:p>
          </table:table-cell>
          <table:table-cell office:value-type="float" office:value="0.040227">
            <text:p>0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0">
            <text:p>140</text:p>
          </table:table-cell>
          <table:table-cell office:value-type="float" office:value="0.040306">
            <text:p>0.0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50">
            <text:p>150</text:p>
          </table:table-cell>
          <table:table-cell office:value-type="float" office:value="0.037731">
            <text:p>0.0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50">
            <text:p>150</text:p>
          </table:table-cell>
          <table:table-cell office:value-type="float" office:value="0.037839">
            <text:p>0.0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50">
            <text:p>150</text:p>
          </table:table-cell>
          <table:table-cell office:value-type="float" office:value="0.035925">
            <text:p>0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50">
            <text:p>150</text:p>
          </table:table-cell>
          <table:table-cell office:value-type="float" office:value="0.037199">
            <text:p>0.0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50">
            <text:p>150</text:p>
          </table:table-cell>
          <table:table-cell office:value-type="float" office:value="0.050353">
            <text:p>0.0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50">
            <text:p>150</text:p>
          </table:table-cell>
          <table:table-cell office:value-type="float" office:value="0.049705">
            <text:p>0.0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50">
            <text:p>150</text:p>
          </table:table-cell>
          <table:table-cell office:value-type="float" office:value="0.050039">
            <text:p>0.0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50">
            <text:p>150</text:p>
          </table:table-cell>
          <table:table-cell office:value-type="float" office:value="0.050136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60">
            <text:p>160</text:p>
          </table:table-cell>
          <table:table-cell office:value-type="float" office:value="0.041343">
            <text:p>0.0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60">
            <text:p>160</text:p>
          </table:table-cell>
          <table:table-cell office:value-type="float" office:value="0.041104">
            <text:p>0.0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60">
            <text:p>160</text:p>
          </table:table-cell>
          <table:table-cell office:value-type="float" office:value="0.038802">
            <text:p>0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60">
            <text:p>160</text:p>
          </table:table-cell>
          <table:table-cell office:value-type="float" office:value="0.039055">
            <text:p>0.0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60">
            <text:p>160</text:p>
          </table:table-cell>
          <table:table-cell office:value-type="float" office:value="0.052734">
            <text:p>0.0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60">
            <text:p>160</text:p>
          </table:table-cell>
          <table:table-cell office:value-type="float" office:value="0.053185">
            <text:p>0.0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60">
            <text:p>160</text:p>
          </table:table-cell>
          <table:table-cell office:value-type="float" office:value="0.053079">
            <text:p>0.0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60">
            <text:p>160</text:p>
          </table:table-cell>
          <table:table-cell office:value-type="float" office:value="0.05297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70">
            <text:p>170</text:p>
          </table:table-cell>
          <table:table-cell office:value-type="float" office:value="0.043488">
            <text:p>0.0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70">
            <text:p>170</text:p>
          </table:table-cell>
          <table:table-cell office:value-type="float" office:value="0.042775">
            <text:p>0.0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70">
            <text:p>170</text:p>
          </table:table-cell>
          <table:table-cell office:value-type="float" office:value="0.042407">
            <text:p>0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70">
            <text:p>170</text:p>
          </table:table-cell>
          <table:table-cell office:value-type="float" office:value="0.040861">
            <text:p>0.0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70">
            <text:p>170</text:p>
          </table:table-cell>
          <table:table-cell office:value-type="float" office:value="0.052754">
            <text:p>0.0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70">
            <text:p>170</text:p>
          </table:table-cell>
          <table:table-cell office:value-type="float" office:value="0.053255">
            <text:p>0.0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70">
            <text:p>170</text:p>
          </table:table-cell>
          <table:table-cell office:value-type="float" office:value="0.053092">
            <text:p>0.0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70">
            <text:p>170</text:p>
          </table:table-cell>
          <table:table-cell office:value-type="float" office:value="0.053005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80">
            <text:p>180</text:p>
          </table:table-cell>
          <table:table-cell office:value-type="float" office:value="0.04435">
            <text:p>0.0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80">
            <text:p>180</text:p>
          </table:table-cell>
          <table:table-cell office:value-type="float" office:value="0.043173">
            <text:p>0.0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80">
            <text:p>180</text:p>
          </table:table-cell>
          <table:table-cell office:value-type="float" office:value="0.043655">
            <text:p>0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80">
            <text:p>180</text:p>
          </table:table-cell>
          <table:table-cell office:value-type="float" office:value="0.041849">
            <text:p>0.0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80">
            <text:p>180</text:p>
          </table:table-cell>
          <table:table-cell office:value-type="float" office:value="0.053785">
            <text:p>0.0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80">
            <text:p>180</text:p>
          </table:table-cell>
          <table:table-cell office:value-type="float" office:value="0.054222">
            <text:p>0.0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80">
            <text:p>180</text:p>
          </table:table-cell>
          <table:table-cell office:value-type="float" office:value="0.053916">
            <text:p>0.0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80">
            <text:p>180</text:p>
          </table:table-cell>
          <table:table-cell office:value-type="float" office:value="0.054001">
            <text:p>0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90">
            <text:p>190</text:p>
          </table:table-cell>
          <table:table-cell office:value-type="float" office:value="0.045536">
            <text:p>0.0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90">
            <text:p>190</text:p>
          </table:table-cell>
          <table:table-cell office:value-type="float" office:value="0.045426">
            <text:p>0.0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90">
            <text:p>190</text:p>
          </table:table-cell>
          <table:table-cell office:value-type="float" office:value="0.046895">
            <text:p>0.0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90">
            <text:p>190</text:p>
          </table:table-cell>
          <table:table-cell office:value-type="float" office:value="0.046125">
            <text:p>0.0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90">
            <text:p>190</text:p>
          </table:table-cell>
          <table:table-cell office:value-type="float" office:value="0.06146">
            <text:p>0.0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90">
            <text:p>190</text:p>
          </table:table-cell>
          <table:table-cell office:value-type="float" office:value="0.060736">
            <text:p>0.0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90">
            <text:p>190</text:p>
          </table:table-cell>
          <table:table-cell office:value-type="float" office:value="0.060833">
            <text:p>0.0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90">
            <text:p>190</text:p>
          </table:table-cell>
          <table:table-cell office:value-type="float" office:value="0.061008">
            <text:p>0.0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00">
            <text:p>200</text:p>
          </table:table-cell>
          <table:table-cell office:value-type="float" office:value="0.049679">
            <text:p>0.0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00">
            <text:p>200</text:p>
          </table:table-cell>
          <table:table-cell office:value-type="float" office:value="0.051619">
            <text:p>0.0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00">
            <text:p>200</text:p>
          </table:table-cell>
          <table:table-cell office:value-type="float" office:value="0.05382">
            <text:p>0.0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00">
            <text:p>200</text:p>
          </table:table-cell>
          <table:table-cell office:value-type="float" office:value="0.055799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00">
            <text:p>200</text:p>
          </table:table-cell>
          <table:table-cell office:value-type="float" office:value="0.069861">
            <text:p>0.0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00">
            <text:p>200</text:p>
          </table:table-cell>
          <table:table-cell office:value-type="float" office:value="0.069297">
            <text:p>0.0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00">
            <text:p>200</text:p>
          </table:table-cell>
          <table:table-cell office:value-type="float" office:value="0.06822">
            <text:p>0.0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00">
            <text:p>200</text:p>
          </table:table-cell>
          <table:table-cell office:value-type="float" office:value="0.068021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10">
            <text:p>210</text:p>
          </table:table-cell>
          <table:table-cell office:value-type="float" office:value="0.053038">
            <text:p>0.0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10">
            <text:p>210</text:p>
          </table:table-cell>
          <table:table-cell office:value-type="float" office:value="0.054233">
            <text:p>0.0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10">
            <text:p>210</text:p>
          </table:table-cell>
          <table:table-cell office:value-type="float" office:value="0.053843">
            <text:p>0.0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10">
            <text:p>210</text:p>
          </table:table-cell>
          <table:table-cell office:value-type="float" office:value="0.055807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10">
            <text:p>210</text:p>
          </table:table-cell>
          <table:table-cell office:value-type="float" office:value="0.071877">
            <text:p>0.0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10">
            <text:p>210</text:p>
          </table:table-cell>
          <table:table-cell office:value-type="float" office:value="0.071387">
            <text:p>0.0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10">
            <text:p>210</text:p>
          </table:table-cell>
          <table:table-cell office:value-type="float" office:value="0.069157">
            <text:p>0.0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10">
            <text:p>210</text:p>
          </table:table-cell>
          <table:table-cell office:value-type="float" office:value="0.06903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20">
            <text:p>220</text:p>
          </table:table-cell>
          <table:table-cell office:value-type="float" office:value="0.056211">
            <text:p>0.0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20">
            <text:p>220</text:p>
          </table:table-cell>
          <table:table-cell office:value-type="float" office:value="0.057297">
            <text:p>0.0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20">
            <text:p>220</text:p>
          </table:table-cell>
          <table:table-cell office:value-type="float" office:value="0.054473">
            <text:p>0.0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20">
            <text:p>220</text:p>
          </table:table-cell>
          <table:table-cell office:value-type="float" office:value="0.056402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20">
            <text:p>220</text:p>
          </table:table-cell>
          <table:table-cell office:value-type="float" office:value="0.07216">
            <text:p>0.0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20">
            <text:p>220</text:p>
          </table:table-cell>
          <table:table-cell office:value-type="float" office:value="0.071677">
            <text:p>0.0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20">
            <text:p>220</text:p>
          </table:table-cell>
          <table:table-cell office:value-type="float" office:value="0.069298">
            <text:p>0.0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20">
            <text:p>220</text:p>
          </table:table-cell>
          <table:table-cell office:value-type="float" office:value="0.069309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30">
            <text:p>230</text:p>
          </table:table-cell>
          <table:table-cell office:value-type="float" office:value="0.060653">
            <text:p>0.0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30">
            <text:p>230</text:p>
          </table:table-cell>
          <table:table-cell office:value-type="float" office:value="0.060906">
            <text:p>0.0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30">
            <text:p>230</text:p>
          </table:table-cell>
          <table:table-cell office:value-type="float" office:value="0.056231">
            <text:p>0.0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30">
            <text:p>230</text:p>
          </table:table-cell>
          <table:table-cell office:value-type="float" office:value="0.057158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30">
            <text:p>230</text:p>
          </table:table-cell>
          <table:table-cell office:value-type="float" office:value="0.073774">
            <text:p>0.0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30">
            <text:p>230</text:p>
          </table:table-cell>
          <table:table-cell office:value-type="float" office:value="0.073217">
            <text:p>0.0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30">
            <text:p>230</text:p>
          </table:table-cell>
          <table:table-cell office:value-type="float" office:value="0.070865">
            <text:p>0.0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30">
            <text:p>230</text:p>
          </table:table-cell>
          <table:table-cell office:value-type="float" office:value="0.071218">
            <text:p>0.0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40">
            <text:p>240</text:p>
          </table:table-cell>
          <table:table-cell office:value-type="float" office:value="0.064711">
            <text:p>0.0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40">
            <text:p>240</text:p>
          </table:table-cell>
          <table:table-cell office:value-type="float" office:value="0.06344">
            <text:p>0.0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40">
            <text:p>240</text:p>
          </table:table-cell>
          <table:table-cell office:value-type="float" office:value="0.056944">
            <text:p>0.0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40">
            <text:p>240</text:p>
          </table:table-cell>
          <table:table-cell office:value-type="float" office:value="0.0576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40">
            <text:p>240</text:p>
          </table:table-cell>
          <table:table-cell office:value-type="float" office:value="0.081054">
            <text:p>0.0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40">
            <text:p>240</text:p>
          </table:table-cell>
          <table:table-cell office:value-type="float" office:value="0.079807">
            <text:p>0.0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40">
            <text:p>240</text:p>
          </table:table-cell>
          <table:table-cell office:value-type="float" office:value="0.079618">
            <text:p>0.0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40">
            <text:p>240</text:p>
          </table:table-cell>
          <table:table-cell office:value-type="float" office:value="0.08018">
            <text:p>0.0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50">
            <text:p>250</text:p>
          </table:table-cell>
          <table:table-cell office:value-type="float" office:value="0.066468">
            <text:p>0.0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50">
            <text:p>250</text:p>
          </table:table-cell>
          <table:table-cell office:value-type="float" office:value="0.06449">
            <text:p>0.0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50">
            <text:p>250</text:p>
          </table:table-cell>
          <table:table-cell office:value-type="float" office:value="0.0586">
            <text:p>0.0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50">
            <text:p>250</text:p>
          </table:table-cell>
          <table:table-cell office:value-type="float" office:value="0.058783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50">
            <text:p>250</text:p>
          </table:table-cell>
          <table:table-cell office:value-type="float" office:value="0.08794">
            <text:p>0.0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50">
            <text:p>250</text:p>
          </table:table-cell>
          <table:table-cell office:value-type="float" office:value="0.087711">
            <text:p>0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50">
            <text:p>250</text:p>
          </table:table-cell>
          <table:table-cell office:value-type="float" office:value="0.089144">
            <text:p>0.0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50">
            <text:p>250</text:p>
          </table:table-cell>
          <table:table-cell office:value-type="float" office:value="0.089138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60">
            <text:p>260</text:p>
          </table:table-cell>
          <table:table-cell office:value-type="float" office:value="0.067173">
            <text:p>0.0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60">
            <text:p>260</text:p>
          </table:table-cell>
          <table:table-cell office:value-type="float" office:value="0.065172">
            <text:p>0.0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60">
            <text:p>260</text:p>
          </table:table-cell>
          <table:table-cell office:value-type="float" office:value="0.063686">
            <text:p>0.0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60">
            <text:p>260</text:p>
          </table:table-cell>
          <table:table-cell office:value-type="float" office:value="0.061638">
            <text:p>0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60">
            <text:p>260</text:p>
          </table:table-cell>
          <table:table-cell office:value-type="float" office:value="0.091262">
            <text:p>0.0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60">
            <text:p>260</text:p>
          </table:table-cell>
          <table:table-cell office:value-type="float" office:value="0.091308">
            <text:p>0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60">
            <text:p>260</text:p>
          </table:table-cell>
          <table:table-cell office:value-type="float" office:value="0.090574">
            <text:p>0.0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60">
            <text:p>260</text:p>
          </table:table-cell>
          <table:table-cell office:value-type="float" office:value="0.090436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70">
            <text:p>270</text:p>
          </table:table-cell>
          <table:table-cell office:value-type="float" office:value="0.068657">
            <text:p>0.0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70">
            <text:p>270</text:p>
          </table:table-cell>
          <table:table-cell office:value-type="float" office:value="0.068086">
            <text:p>0.0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70">
            <text:p>270</text:p>
          </table:table-cell>
          <table:table-cell office:value-type="float" office:value="0.071369">
            <text:p>0.0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70">
            <text:p>270</text:p>
          </table:table-cell>
          <table:table-cell office:value-type="float" office:value="0.069129">
            <text:p>0.0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70">
            <text:p>270</text:p>
          </table:table-cell>
          <table:table-cell office:value-type="float" office:value="0.092671">
            <text:p>0.0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70">
            <text:p>270</text:p>
          </table:table-cell>
          <table:table-cell office:value-type="float" office:value="0.092327">
            <text:p>0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70">
            <text:p>270</text:p>
          </table:table-cell>
          <table:table-cell office:value-type="float" office:value="0.09061">
            <text:p>0.0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70">
            <text:p>270</text:p>
          </table:table-cell>
          <table:table-cell office:value-type="float" office:value="0.09045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80">
            <text:p>280</text:p>
          </table:table-cell>
          <table:table-cell office:value-type="float" office:value="0.073514">
            <text:p>0.0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80">
            <text:p>280</text:p>
          </table:table-cell>
          <table:table-cell office:value-type="float" office:value="0.075483">
            <text:p>0.0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80">
            <text:p>280</text:p>
          </table:table-cell>
          <table:table-cell office:value-type="float" office:value="0.072961">
            <text:p>0.0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80">
            <text:p>280</text:p>
          </table:table-cell>
          <table:table-cell office:value-type="float" office:value="0.070326">
            <text:p>0.0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80">
            <text:p>280</text:p>
          </table:table-cell>
          <table:table-cell office:value-type="float" office:value="0.093098">
            <text:p>0.0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80">
            <text:p>280</text:p>
          </table:table-cell>
          <table:table-cell office:value-type="float" office:value="0.092932">
            <text:p>0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80">
            <text:p>280</text:p>
          </table:table-cell>
          <table:table-cell office:value-type="float" office:value="0.090708">
            <text:p>0.0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80">
            <text:p>280</text:p>
          </table:table-cell>
          <table:table-cell office:value-type="float" office:value="0.090603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290">
            <text:p>290</text:p>
          </table:table-cell>
          <table:table-cell office:value-type="float" office:value="0.076225">
            <text:p>0.08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290">
            <text:p>290</text:p>
          </table:table-cell>
          <table:table-cell office:value-type="float" office:value="0.077439">
            <text:p>0.0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290">
            <text:p>290</text:p>
          </table:table-cell>
          <table:table-cell office:value-type="float" office:value="0.074457">
            <text:p>0.0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290">
            <text:p>290</text:p>
          </table:table-cell>
          <table:table-cell office:value-type="float" office:value="0.072285">
            <text:p>0.0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290">
            <text:p>290</text:p>
          </table:table-cell>
          <table:table-cell office:value-type="float" office:value="0.094655">
            <text:p>0.0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290">
            <text:p>290</text:p>
          </table:table-cell>
          <table:table-cell office:value-type="float" office:value="0.094339">
            <text:p>0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290">
            <text:p>290</text:p>
          </table:table-cell>
          <table:table-cell office:value-type="float" office:value="0.091901">
            <text:p>0.0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290">
            <text:p>290</text:p>
          </table:table-cell>
          <table:table-cell office:value-type="float" office:value="0.092101">
            <text:p>0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00">
            <text:p>300</text:p>
          </table:table-cell>
          <table:table-cell office:value-type="float" office:value="0.079332">
            <text:p>0.08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00">
            <text:p>300</text:p>
          </table:table-cell>
          <table:table-cell office:value-type="float" office:value="0.079152">
            <text:p>0.0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00">
            <text:p>300</text:p>
          </table:table-cell>
          <table:table-cell office:value-type="float" office:value="0.080986">
            <text:p>0.08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00">
            <text:p>300</text:p>
          </table:table-cell>
          <table:table-cell office:value-type="float" office:value="0.080656">
            <text:p>0.0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00">
            <text:p>300</text:p>
          </table:table-cell>
          <table:table-cell office:value-type="float" office:value="0.100499">
            <text:p>0.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00">
            <text:p>300</text:p>
          </table:table-cell>
          <table:table-cell office:value-type="float" office:value="0.099519">
            <text:p>0.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00">
            <text:p>300</text:p>
          </table:table-cell>
          <table:table-cell office:value-type="float" office:value="0.097777">
            <text:p>0.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00">
            <text:p>300</text:p>
          </table:table-cell>
          <table:table-cell office:value-type="float" office:value="0.098084">
            <text:p>0.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10">
            <text:p>310</text:p>
          </table:table-cell>
          <table:table-cell office:value-type="float" office:value="0.082004">
            <text:p>0.08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10">
            <text:p>310</text:p>
          </table:table-cell>
          <table:table-cell office:value-type="float" office:value="0.082946">
            <text:p>0.0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10">
            <text:p>310</text:p>
          </table:table-cell>
          <table:table-cell office:value-type="float" office:value="0.08718">
            <text:p>0.0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10">
            <text:p>310</text:p>
          </table:table-cell>
          <table:table-cell office:value-type="float" office:value="0.088721">
            <text:p>0.0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10">
            <text:p>310</text:p>
          </table:table-cell>
          <table:table-cell office:value-type="float" office:value="0.109807">
            <text:p>0.1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10">
            <text:p>310</text:p>
          </table:table-cell>
          <table:table-cell office:value-type="float" office:value="0.108551">
            <text:p>0.1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10">
            <text:p>310</text:p>
          </table:table-cell>
          <table:table-cell office:value-type="float" office:value="0.107531">
            <text:p>0.1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10">
            <text:p>310</text:p>
          </table:table-cell>
          <table:table-cell office:value-type="float" office:value="0.107497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20">
            <text:p>320</text:p>
          </table:table-cell>
          <table:table-cell office:value-type="float" office:value="0.085564">
            <text:p>0.0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20">
            <text:p>320</text:p>
          </table:table-cell>
          <table:table-cell office:value-type="float" office:value="0.087012">
            <text:p>0.0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20">
            <text:p>320</text:p>
          </table:table-cell>
          <table:table-cell office:value-type="float" office:value="0.088207">
            <text:p>0.0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20">
            <text:p>320</text:p>
          </table:table-cell>
          <table:table-cell office:value-type="float" office:value="0.091027">
            <text:p>0.0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20">
            <text:p>320</text:p>
          </table:table-cell>
          <table:table-cell office:value-type="float" office:value="0.119079">
            <text:p>0.1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20">
            <text:p>320</text:p>
          </table:table-cell>
          <table:table-cell office:value-type="float" office:value="0.115895">
            <text:p>0.1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20">
            <text:p>320</text:p>
          </table:table-cell>
          <table:table-cell office:value-type="float" office:value="0.113195">
            <text:p>0.1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20">
            <text:p>320</text:p>
          </table:table-cell>
          <table:table-cell office:value-type="float" office:value="0.112881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30">
            <text:p>330</text:p>
          </table:table-cell>
          <table:table-cell office:value-type="float" office:value="0.090677">
            <text:p>0.0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30">
            <text:p>330</text:p>
          </table:table-cell>
          <table:table-cell office:value-type="float" office:value="0.08997">
            <text:p>0.0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30">
            <text:p>330</text:p>
          </table:table-cell>
          <table:table-cell office:value-type="float" office:value="0.088321">
            <text:p>0.0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30">
            <text:p>330</text:p>
          </table:table-cell>
          <table:table-cell office:value-type="float" office:value="0.091223">
            <text:p>0.0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30">
            <text:p>330</text:p>
          </table:table-cell>
          <table:table-cell office:value-type="float" office:value="0.12492">
            <text:p>0.1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30">
            <text:p>330</text:p>
          </table:table-cell>
          <table:table-cell office:value-type="float" office:value="0.121046">
            <text:p>0.1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30">
            <text:p>330</text:p>
          </table:table-cell>
          <table:table-cell office:value-type="float" office:value="0.114296">
            <text:p>0.1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30">
            <text:p>330</text:p>
          </table:table-cell>
          <table:table-cell office:value-type="float" office:value="0.114119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40">
            <text:p>340</text:p>
          </table:table-cell>
          <table:table-cell office:value-type="float" office:value="0.093002">
            <text:p>0.0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40">
            <text:p>340</text:p>
          </table:table-cell>
          <table:table-cell office:value-type="float" office:value="0.092408">
            <text:p>0.0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40">
            <text:p>340</text:p>
          </table:table-cell>
          <table:table-cell office:value-type="float" office:value="0.08868">
            <text:p>0.0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40">
            <text:p>340</text:p>
          </table:table-cell>
          <table:table-cell office:value-type="float" office:value="0.091537">
            <text:p>0.0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40">
            <text:p>340</text:p>
          </table:table-cell>
          <table:table-cell office:value-type="float" office:value="0.128289">
            <text:p>0.1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40">
            <text:p>340</text:p>
          </table:table-cell>
          <table:table-cell office:value-type="float" office:value="0.124785">
            <text:p>0.1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40">
            <text:p>340</text:p>
          </table:table-cell>
          <table:table-cell office:value-type="float" office:value="0.114478">
            <text:p>0.1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40">
            <text:p>340</text:p>
          </table:table-cell>
          <table:table-cell office:value-type="float" office:value="0.114347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50">
            <text:p>350</text:p>
          </table:table-cell>
          <table:table-cell office:value-type="float" office:value="0.096265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50">
            <text:p>350</text:p>
          </table:table-cell>
          <table:table-cell office:value-type="float" office:value="0.093275">
            <text:p>0.0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50">
            <text:p>350</text:p>
          </table:table-cell>
          <table:table-cell office:value-type="float" office:value="0.090644">
            <text:p>0.0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50">
            <text:p>350</text:p>
          </table:table-cell>
          <table:table-cell office:value-type="float" office:value="0.092718">
            <text:p>0.0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50">
            <text:p>350</text:p>
          </table:table-cell>
          <table:table-cell office:value-type="float" office:value="0.130496">
            <text:p>0.1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50">
            <text:p>350</text:p>
          </table:table-cell>
          <table:table-cell office:value-type="float" office:value="0.127032">
            <text:p>0.1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50">
            <text:p>350</text:p>
          </table:table-cell>
          <table:table-cell office:value-type="float" office:value="0.114841">
            <text:p>0.1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50">
            <text:p>350</text:p>
          </table:table-cell>
          <table:table-cell office:value-type="float" office:value="0.11486">
            <text:p>0.1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60">
            <text:p>360</text:p>
          </table:table-cell>
          <table:table-cell office:value-type="float" office:value="0.097443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60">
            <text:p>360</text:p>
          </table:table-cell>
          <table:table-cell office:value-type="float" office:value="0.094096">
            <text:p>0.0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60">
            <text:p>360</text:p>
          </table:table-cell>
          <table:table-cell office:value-type="float" office:value="0.095451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60">
            <text:p>360</text:p>
          </table:table-cell>
          <table:table-cell office:value-type="float" office:value="0.095019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60">
            <text:p>360</text:p>
          </table:table-cell>
          <table:table-cell office:value-type="float" office:value="0.131543">
            <text:p>0.1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60">
            <text:p>360</text:p>
          </table:table-cell>
          <table:table-cell office:value-type="float" office:value="0.128615">
            <text:p>0.1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60">
            <text:p>360</text:p>
          </table:table-cell>
          <table:table-cell office:value-type="float" office:value="0.116217">
            <text:p>0.1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60">
            <text:p>360</text:p>
          </table:table-cell>
          <table:table-cell office:value-type="float" office:value="0.116416">
            <text:p>0.1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70">
            <text:p>370</text:p>
          </table:table-cell>
          <table:table-cell office:value-type="float" office:value="0.098353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70">
            <text:p>370</text:p>
          </table:table-cell>
          <table:table-cell office:value-type="float" office:value="0.095309">
            <text:p>0.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70">
            <text:p>370</text:p>
          </table:table-cell>
          <table:table-cell office:value-type="float" office:value="0.098857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70">
            <text:p>370</text:p>
          </table:table-cell>
          <table:table-cell office:value-type="float" office:value="0.097437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70">
            <text:p>370</text:p>
          </table:table-cell>
          <table:table-cell office:value-type="float" office:value="0.132484">
            <text:p>0.1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70">
            <text:p>370</text:p>
          </table:table-cell>
          <table:table-cell office:value-type="float" office:value="0.130697">
            <text:p>0.1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70">
            <text:p>370</text:p>
          </table:table-cell>
          <table:table-cell office:value-type="float" office:value="0.12127">
            <text:p>0.1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70">
            <text:p>370</text:p>
          </table:table-cell>
          <table:table-cell office:value-type="float" office:value="0.121984">
            <text:p>0.1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80">
            <text:p>380</text:p>
          </table:table-cell>
          <table:table-cell office:value-type="float" office:value="0.099865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80">
            <text:p>380</text:p>
          </table:table-cell>
          <table:table-cell office:value-type="float" office:value="0.096964">
            <text:p>0.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80">
            <text:p>380</text:p>
          </table:table-cell>
          <table:table-cell office:value-type="float" office:value="0.099645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80">
            <text:p>380</text:p>
          </table:table-cell>
          <table:table-cell office:value-type="float" office:value="0.099073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80">
            <text:p>380</text:p>
          </table:table-cell>
          <table:table-cell office:value-type="float" office:value="0.134998">
            <text:p>0.1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80">
            <text:p>380</text:p>
          </table:table-cell>
          <table:table-cell office:value-type="float" office:value="0.135315">
            <text:p>0.1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80">
            <text:p>380</text:p>
          </table:table-cell>
          <table:table-cell office:value-type="float" office:value="0.133203">
            <text:p>0.1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80">
            <text:p>380</text:p>
          </table:table-cell>
          <table:table-cell office:value-type="float" office:value="0.134084">
            <text:p>0.1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390">
            <text:p>390</text:p>
          </table:table-cell>
          <table:table-cell office:value-type="float" office:value="0.100024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390">
            <text:p>390</text:p>
          </table:table-cell>
          <table:table-cell office:value-type="float" office:value="0.096973">
            <text:p>0.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390">
            <text:p>390</text:p>
          </table:table-cell>
          <table:table-cell office:value-type="float" office:value="0.099957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390">
            <text:p>390</text:p>
          </table:table-cell>
          <table:table-cell office:value-type="float" office:value="0.100475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390">
            <text:p>390</text:p>
          </table:table-cell>
          <table:table-cell office:value-type="float" office:value="0.139929">
            <text:p>0.1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390">
            <text:p>390</text:p>
          </table:table-cell>
          <table:table-cell office:value-type="float" office:value="0.141875">
            <text:p>0.1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390">
            <text:p>390</text:p>
          </table:table-cell>
          <table:table-cell office:value-type="float" office:value="0.144593">
            <text:p>0.1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390">
            <text:p>390</text:p>
          </table:table-cell>
          <table:table-cell office:value-type="float" office:value="0.146359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00">
            <text:p>400</text:p>
          </table:table-cell>
          <table:table-cell office:value-type="float" office:value="0.100046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00">
            <text:p>400</text:p>
          </table:table-cell>
          <table:table-cell office:value-type="float" office:value="0.097139">
            <text:p>0.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00">
            <text:p>400</text:p>
          </table:table-cell>
          <table:table-cell office:value-type="float" office:value="0.100101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00">
            <text:p>400</text:p>
          </table:table-cell>
          <table:table-cell office:value-type="float" office:value="0.101778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00">
            <text:p>400</text:p>
          </table:table-cell>
          <table:table-cell office:value-type="float" office:value="0.152494">
            <text:p>0.1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00">
            <text:p>400</text:p>
          </table:table-cell>
          <table:table-cell office:value-type="float" office:value="0.150057">
            <text:p>0.1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00">
            <text:p>400</text:p>
          </table:table-cell>
          <table:table-cell office:value-type="float" office:value="0.154316">
            <text:p>0.1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00">
            <text:p>400</text:p>
          </table:table-cell>
          <table:table-cell office:value-type="float" office:value="0.153435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10">
            <text:p>410</text:p>
          </table:table-cell>
          <table:table-cell office:value-type="float" office:value="0.100107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10">
            <text:p>410</text:p>
          </table:table-cell>
          <table:table-cell office:value-type="float" office:value="0.101279">
            <text:p>0.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10">
            <text:p>410</text:p>
          </table:table-cell>
          <table:table-cell office:value-type="float" office:value="0.100452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10">
            <text:p>410</text:p>
          </table:table-cell>
          <table:table-cell office:value-type="float" office:value="0.103212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10">
            <text:p>410</text:p>
          </table:table-cell>
          <table:table-cell office:value-type="float" office:value="0.167086">
            <text:p>0.1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10">
            <text:p>410</text:p>
          </table:table-cell>
          <table:table-cell office:value-type="float" office:value="0.160846">
            <text:p>0.1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10">
            <text:p>410</text:p>
          </table:table-cell>
          <table:table-cell office:value-type="float" office:value="0.154724">
            <text:p>0.1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10">
            <text:p>410</text:p>
          </table:table-cell>
          <table:table-cell office:value-type="float" office:value="0.153732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20">
            <text:p>420</text:p>
          </table:table-cell>
          <table:table-cell office:value-type="float" office:value="0.103556">
            <text:p>0.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20">
            <text:p>420</text:p>
          </table:table-cell>
          <table:table-cell office:value-type="float" office:value="0.11579">
            <text:p>0.1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20">
            <text:p>420</text:p>
          </table:table-cell>
          <table:table-cell office:value-type="float" office:value="0.102993">
            <text:p>0.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20">
            <text:p>420</text:p>
          </table:table-cell>
          <table:table-cell office:value-type="float" office:value="0.103335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20">
            <text:p>420</text:p>
          </table:table-cell>
          <table:table-cell office:value-type="float" office:value="0.180384">
            <text:p>0.1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20">
            <text:p>420</text:p>
          </table:table-cell>
          <table:table-cell office:value-type="float" office:value="0.172393">
            <text:p>0.1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20">
            <text:p>420</text:p>
          </table:table-cell>
          <table:table-cell office:value-type="float" office:value="0.154757">
            <text:p>0.1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20">
            <text:p>420</text:p>
          </table:table-cell>
          <table:table-cell office:value-type="float" office:value="0.153748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30">
            <text:p>430</text:p>
          </table:table-cell>
          <table:table-cell office:value-type="float" office:value="0.118074">
            <text:p>0.1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30">
            <text:p>430</text:p>
          </table:table-cell>
          <table:table-cell office:value-type="float" office:value="0.127834">
            <text:p>0.1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30">
            <text:p>430</text:p>
          </table:table-cell>
          <table:table-cell office:value-type="float" office:value="0.114459">
            <text:p>0.1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30">
            <text:p>430</text:p>
          </table:table-cell>
          <table:table-cell office:value-type="float" office:value="0.104983">
            <text:p>0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30">
            <text:p>430</text:p>
          </table:table-cell>
          <table:table-cell office:value-type="float" office:value="0.188722">
            <text:p>0.1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30">
            <text:p>430</text:p>
          </table:table-cell>
          <table:table-cell office:value-type="float" office:value="0.181999">
            <text:p>0.1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30">
            <text:p>430</text:p>
          </table:table-cell>
          <table:table-cell office:value-type="float" office:value="0.15492">
            <text:p>0.1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30">
            <text:p>430</text:p>
          </table:table-cell>
          <table:table-cell office:value-type="float" office:value="0.153981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40">
            <text:p>440</text:p>
          </table:table-cell>
          <table:table-cell office:value-type="float" office:value="0.143219">
            <text:p>0.1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40">
            <text:p>440</text:p>
          </table:table-cell>
          <table:table-cell office:value-type="float" office:value="0.146608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40">
            <text:p>440</text:p>
          </table:table-cell>
          <table:table-cell office:value-type="float" office:value="0.126867">
            <text:p>0.1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40">
            <text:p>440</text:p>
          </table:table-cell>
          <table:table-cell office:value-type="float" office:value="0.115262">
            <text:p>0.1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40">
            <text:p>440</text:p>
          </table:table-cell>
          <table:table-cell office:value-type="float" office:value="0.195368">
            <text:p>0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40">
            <text:p>440</text:p>
          </table:table-cell>
          <table:table-cell office:value-type="float" office:value="0.188404">
            <text:p>0.1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40">
            <text:p>440</text:p>
          </table:table-cell>
          <table:table-cell office:value-type="float" office:value="0.155524">
            <text:p>0.1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40">
            <text:p>440</text:p>
          </table:table-cell>
          <table:table-cell office:value-type="float" office:value="0.154819">
            <text:p>0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50">
            <text:p>450</text:p>
          </table:table-cell>
          <table:table-cell office:value-type="float" office:value="0.156759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50">
            <text:p>450</text:p>
          </table:table-cell>
          <table:table-cell office:value-type="float" office:value="0.150074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50">
            <text:p>450</text:p>
          </table:table-cell>
          <table:table-cell office:value-type="float" office:value="0.15117">
            <text:p>0.1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50">
            <text:p>450</text:p>
          </table:table-cell>
          <table:table-cell office:value-type="float" office:value="0.129195">
            <text:p>0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50">
            <text:p>450</text:p>
          </table:table-cell>
          <table:table-cell office:value-type="float" office:value="0.198672">
            <text:p>0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50">
            <text:p>450</text:p>
          </table:table-cell>
          <table:table-cell office:value-type="float" office:value="0.193572">
            <text:p>0.1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50">
            <text:p>450</text:p>
          </table:table-cell>
          <table:table-cell office:value-type="float" office:value="0.158778">
            <text:p>0.1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50">
            <text:p>450</text:p>
          </table:table-cell>
          <table:table-cell office:value-type="float" office:value="0.159227">
            <text:p>0.1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60">
            <text:p>460</text:p>
          </table:table-cell>
          <table:table-cell office:value-type="float" office:value="0.15978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60">
            <text:p>460</text:p>
          </table:table-cell>
          <table:table-cell office:value-type="float" office:value="0.152516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60">
            <text:p>460</text:p>
          </table:table-cell>
          <table:table-cell office:value-type="float" office:value="0.162667">
            <text:p>0.1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60">
            <text:p>460</text:p>
          </table:table-cell>
          <table:table-cell office:value-type="float" office:value="0.157576">
            <text:p>0.1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60">
            <text:p>460</text:p>
          </table:table-cell>
          <table:table-cell office:value-type="float" office:value="0.200127">
            <text:p>0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60">
            <text:p>460</text:p>
          </table:table-cell>
          <table:table-cell office:value-type="float" office:value="0.19783">
            <text:p>0.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60">
            <text:p>460</text:p>
          </table:table-cell>
          <table:table-cell office:value-type="float" office:value="0.169516">
            <text:p>0.1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60">
            <text:p>460</text:p>
          </table:table-cell>
          <table:table-cell office:value-type="float" office:value="0.171399">
            <text:p>0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70">
            <text:p>470</text:p>
          </table:table-cell>
          <table:table-cell office:value-type="float" office:value="0.160819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70">
            <text:p>470</text:p>
          </table:table-cell>
          <table:table-cell office:value-type="float" office:value="0.153509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70">
            <text:p>470</text:p>
          </table:table-cell>
          <table:table-cell office:value-type="float" office:value="0.165974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70">
            <text:p>470</text:p>
          </table:table-cell>
          <table:table-cell office:value-type="float" office:value="0.16893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70">
            <text:p>470</text:p>
          </table:table-cell>
          <table:table-cell office:value-type="float" office:value="0.202856">
            <text:p>0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70">
            <text:p>470</text:p>
          </table:table-cell>
          <table:table-cell office:value-type="float" office:value="0.205233">
            <text:p>0.2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70">
            <text:p>470</text:p>
          </table:table-cell>
          <table:table-cell office:value-type="float" office:value="0.19333">
            <text:p>0.1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70">
            <text:p>470</text:p>
          </table:table-cell>
          <table:table-cell office:value-type="float" office:value="0.195352">
            <text:p>0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80">
            <text:p>480</text:p>
          </table:table-cell>
          <table:table-cell office:value-type="float" office:value="0.161596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80">
            <text:p>480</text:p>
          </table:table-cell>
          <table:table-cell office:value-type="float" office:value="0.153938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80">
            <text:p>480</text:p>
          </table:table-cell>
          <table:table-cell office:value-type="float" office:value="0.16646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80">
            <text:p>480</text:p>
          </table:table-cell>
          <table:table-cell office:value-type="float" office:value="0.172579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80">
            <text:p>480</text:p>
          </table:table-cell>
          <table:table-cell office:value-type="float" office:value="0.208367">
            <text:p>0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80">
            <text:p>480</text:p>
          </table:table-cell>
          <table:table-cell office:value-type="float" office:value="0.211454">
            <text:p>0.2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80">
            <text:p>480</text:p>
          </table:table-cell>
          <table:table-cell office:value-type="float" office:value="0.223724">
            <text:p>0.2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80">
            <text:p>480</text:p>
          </table:table-cell>
          <table:table-cell office:value-type="float" office:value="0.225613">
            <text:p>0.2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490">
            <text:p>490</text:p>
          </table:table-cell>
          <table:table-cell office:value-type="float" office:value="0.161631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490">
            <text:p>490</text:p>
          </table:table-cell>
          <table:table-cell office:value-type="float" office:value="0.154554">
            <text:p>0.1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490">
            <text:p>49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490">
            <text:p>490</text:p>
          </table:table-cell>
          <table:table-cell office:value-type="float" office:value="0.17327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490">
            <text:p>490</text:p>
          </table:table-cell>
          <table:table-cell office:value-type="float" office:value="0.217383">
            <text:p>0.2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490">
            <text:p>490</text:p>
          </table:table-cell>
          <table:table-cell office:value-type="float" office:value="0.218151">
            <text:p>0.2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490">
            <text:p>490</text:p>
          </table:table-cell>
          <table:table-cell office:value-type="float" office:value="0.247295">
            <text:p>0.2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490">
            <text:p>490</text:p>
          </table:table-cell>
          <table:table-cell office:value-type="float" office:value="0.247368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00">
            <text:p>500</text:p>
          </table:table-cell>
          <table:table-cell office:value-type="float" office:value="0.161678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00">
            <text:p>500</text:p>
          </table:table-cell>
          <table:table-cell office:value-type="float" office:value="0.155065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00">
            <text:p>50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00">
            <text:p>500</text:p>
          </table:table-cell>
          <table:table-cell office:value-type="float" office:value="0.173319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00">
            <text:p>500</text:p>
          </table:table-cell>
          <table:table-cell office:value-type="float" office:value="0.228196">
            <text:p>0.2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00">
            <text:p>500</text:p>
          </table:table-cell>
          <table:table-cell office:value-type="float" office:value="0.225452">
            <text:p>0.2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00">
            <text:p>500</text:p>
          </table:table-cell>
          <table:table-cell office:value-type="float" office:value="0.256977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00">
            <text:p>500</text:p>
          </table:table-cell>
          <table:table-cell office:value-type="float" office:value="0.254899">
            <text:p>0.2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10">
            <text:p>510</text:p>
          </table:table-cell>
          <table:table-cell office:value-type="float" office:value="0.161939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10">
            <text:p>510</text:p>
          </table:table-cell>
          <table:table-cell office:value-type="float" office:value="0.155097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10">
            <text:p>51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10">
            <text:p>510</text:p>
          </table:table-cell>
          <table:table-cell office:value-type="float" office:value="0.173464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10">
            <text:p>510</text:p>
          </table:table-cell>
          <table:table-cell office:value-type="float" office:value="0.251401">
            <text:p>0.2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10">
            <text:p>510</text:p>
          </table:table-cell>
          <table:table-cell office:value-type="float" office:value="0.232198">
            <text:p>0.2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10">
            <text:p>510</text:p>
          </table:table-cell>
          <table:table-cell office:value-type="float" office:value="0.258756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10">
            <text:p>510</text:p>
          </table:table-cell>
          <table:table-cell office:value-type="float" office:value="0.256241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20">
            <text:p>520</text:p>
          </table:table-cell>
          <table:table-cell office:value-type="float" office:value="0.162854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20">
            <text:p>520</text:p>
          </table:table-cell>
          <table:table-cell office:value-type="float" office:value="0.155097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20">
            <text:p>52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20">
            <text:p>520</text:p>
          </table:table-cell>
          <table:table-cell office:value-type="float" office:value="0.174234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20">
            <text:p>520</text:p>
          </table:table-cell>
          <table:table-cell office:value-type="float" office:value="0.267215">
            <text:p>0.2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20">
            <text:p>520</text:p>
          </table:table-cell>
          <table:table-cell office:value-type="float" office:value="0.238759">
            <text:p>0.2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20">
            <text:p>520</text:p>
          </table:table-cell>
          <table:table-cell office:value-type="float" office:value="0.259086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20">
            <text:p>520</text:p>
          </table:table-cell>
          <table:table-cell office:value-type="float" office:value="0.256708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30">
            <text:p>530</text:p>
          </table:table-cell>
          <table:table-cell office:value-type="float" office:value="0.164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30">
            <text:p>530</text:p>
          </table:table-cell>
          <table:table-cell office:value-type="float" office:value="0.155097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30">
            <text:p>53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30">
            <text:p>530</text:p>
          </table:table-cell>
          <table:table-cell office:value-type="float" office:value="0.174748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30">
            <text:p>530</text:p>
          </table:table-cell>
          <table:table-cell office:value-type="float" office:value="0.273498">
            <text:p>0.2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30">
            <text:p>530</text:p>
          </table:table-cell>
          <table:table-cell office:value-type="float" office:value="0.249713">
            <text:p>0.2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30">
            <text:p>530</text:p>
          </table:table-cell>
          <table:table-cell office:value-type="float" office:value="0.259197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30">
            <text:p>530</text:p>
          </table:table-cell>
          <table:table-cell office:value-type="float" office:value="0.257088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40">
            <text:p>540</text:p>
          </table:table-cell>
          <table:table-cell office:value-type="float" office:value="0.16458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40">
            <text:p>540</text:p>
          </table:table-cell>
          <table:table-cell office:value-type="float" office:value="0.155458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40">
            <text:p>540</text:p>
          </table:table-cell>
          <table:table-cell office:value-type="float" office:value="0.16647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40">
            <text:p>540</text:p>
          </table:table-cell>
          <table:table-cell office:value-type="float" office:value="0.17484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40">
            <text:p>540</text:p>
          </table:table-cell>
          <table:table-cell office:value-type="float" office:value="0.275479">
            <text:p>0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40">
            <text:p>540</text:p>
          </table:table-cell>
          <table:table-cell office:value-type="float" office:value="0.264268">
            <text:p>0.2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40">
            <text:p>540</text:p>
          </table:table-cell>
          <table:table-cell office:value-type="float" office:value="0.259491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40">
            <text:p>540</text:p>
          </table:table-cell>
          <table:table-cell office:value-type="float" office:value="0.257602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50">
            <text:p>550</text:p>
          </table:table-cell>
          <table:table-cell office:value-type="float" office:value="0.164736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50">
            <text:p>550</text:p>
          </table:table-cell>
          <table:table-cell office:value-type="float" office:value="0.156067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50">
            <text:p>550</text:p>
          </table:table-cell>
          <table:table-cell office:value-type="float" office:value="0.166568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50">
            <text:p>550</text:p>
          </table:table-cell>
          <table:table-cell office:value-type="float" office:value="0.17484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50">
            <text:p>550</text:p>
          </table:table-cell>
          <table:table-cell office:value-type="float" office:value="0.276191">
            <text:p>0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50">
            <text:p>550</text:p>
          </table:table-cell>
          <table:table-cell office:value-type="float" office:value="0.274781">
            <text:p>0.2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50">
            <text:p>550</text:p>
          </table:table-cell>
          <table:table-cell office:value-type="float" office:value="0.260546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50">
            <text:p>550</text:p>
          </table:table-cell>
          <table:table-cell office:value-type="float" office:value="0.258904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60">
            <text:p>560</text:p>
          </table:table-cell>
          <table:table-cell office:value-type="float" office:value="0.164799">
            <text:p>0.1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60">
            <text:p>560</text:p>
          </table:table-cell>
          <table:table-cell office:value-type="float" office:value="0.158664">
            <text:p>0.1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60">
            <text:p>560</text:p>
          </table:table-cell>
          <table:table-cell office:value-type="float" office:value="0.167255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60">
            <text:p>560</text:p>
          </table:table-cell>
          <table:table-cell office:value-type="float" office:value="0.17484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60">
            <text:p>560</text:p>
          </table:table-cell>
          <table:table-cell office:value-type="float" office:value="0.276437">
            <text:p>0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60">
            <text:p>560</text:p>
          </table:table-cell>
          <table:table-cell office:value-type="float" office:value="0.281295">
            <text:p>0.2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60">
            <text:p>560</text:p>
          </table:table-cell>
          <table:table-cell office:value-type="float" office:value="0.263158">
            <text:p>0.2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60">
            <text:p>560</text:p>
          </table:table-cell>
          <table:table-cell office:value-type="float" office:value="0.261955">
            <text:p>0.2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70">
            <text:p>570</text:p>
          </table:table-cell>
          <table:table-cell office:value-type="float" office:value="0.166413">
            <text:p>0.1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70">
            <text:p>570</text:p>
          </table:table-cell>
          <table:table-cell office:value-type="float" office:value="0.254056">
            <text:p>0.2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70">
            <text:p>570</text:p>
          </table:table-cell>
          <table:table-cell office:value-type="float" office:value="0.172331">
            <text:p>0.1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70">
            <text:p>570</text:p>
          </table:table-cell>
          <table:table-cell office:value-type="float" office:value="0.174843">
            <text:p>0.1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70">
            <text:p>570</text:p>
          </table:table-cell>
          <table:table-cell office:value-type="float" office:value="0.277252">
            <text:p>0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70">
            <text:p>570</text:p>
          </table:table-cell>
          <table:table-cell office:value-type="float" office:value="0.285974">
            <text:p>0.2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70">
            <text:p>570</text:p>
          </table:table-cell>
          <table:table-cell office:value-type="float" office:value="0.269217">
            <text:p>0.2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70">
            <text:p>570</text:p>
          </table:table-cell>
          <table:table-cell office:value-type="float" office:value="0.268668">
            <text:p>0.2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80">
            <text:p>580</text:p>
          </table:table-cell>
          <table:table-cell office:value-type="float" office:value="0.167687">
            <text:p>0.1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80">
            <text:p>580</text:p>
          </table:table-cell>
          <table:table-cell office:value-type="float" office:value="0.259331">
            <text:p>0.26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80">
            <text:p>580</text:p>
          </table:table-cell>
          <table:table-cell office:value-type="float" office:value="0.192759">
            <text:p>0.1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80">
            <text:p>580</text:p>
          </table:table-cell>
          <table:table-cell office:value-type="float" office:value="0.268549">
            <text:p>0.2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80">
            <text:p>580</text:p>
          </table:table-cell>
          <table:table-cell office:value-type="float" office:value="0.279794">
            <text:p>0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80">
            <text:p>580</text:p>
          </table:table-cell>
          <table:table-cell office:value-type="float" office:value="0.290565">
            <text:p>0.2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80">
            <text:p>580</text:p>
          </table:table-cell>
          <table:table-cell office:value-type="float" office:value="0.281321">
            <text:p>0.2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80">
            <text:p>580</text:p>
          </table:table-cell>
          <table:table-cell office:value-type="float" office:value="0.28097">
            <text:p>0.2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590">
            <text:p>590</text:p>
          </table:table-cell>
          <table:table-cell office:value-type="float" office:value="0.173805">
            <text:p>0.1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590">
            <text:p>590</text:p>
          </table:table-cell>
          <table:table-cell office:value-type="float" office:value="0.290941">
            <text:p>0.2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590">
            <text:p>590</text:p>
          </table:table-cell>
          <table:table-cell office:value-type="float" office:value="0.19934">
            <text:p>0.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590">
            <text:p>590</text:p>
          </table:table-cell>
          <table:table-cell office:value-type="float" office:value="0.274764">
            <text:p>0.2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590">
            <text:p>590</text:p>
          </table:table-cell>
          <table:table-cell office:value-type="float" office:value="0.286335">
            <text:p>0.2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590">
            <text:p>590</text:p>
          </table:table-cell>
          <table:table-cell office:value-type="float" office:value="0.295256">
            <text:p>0.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590">
            <text:p>590</text:p>
          </table:table-cell>
          <table:table-cell office:value-type="float" office:value="0.335572">
            <text:p>0.3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590">
            <text:p>590</text:p>
          </table:table-cell>
          <table:table-cell office:value-type="float" office:value="0.337386">
            <text:p>0.3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00">
            <text:p>600</text:p>
          </table:table-cell>
          <table:table-cell office:value-type="float" office:value="0.195646">
            <text:p>0.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00">
            <text:p>600</text:p>
          </table:table-cell>
          <table:table-cell office:value-type="float" office:value="0.33369">
            <text:p>0.3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00">
            <text:p>600</text:p>
          </table:table-cell>
          <table:table-cell office:value-type="float" office:value="0.199937">
            <text:p>0.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00">
            <text:p>600</text:p>
          </table:table-cell>
          <table:table-cell office:value-type="float" office:value="0.288074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00">
            <text:p>600</text:p>
          </table:table-cell>
          <table:table-cell office:value-type="float" office:value="0.300856">
            <text:p>0.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00">
            <text:p>600</text:p>
          </table:table-cell>
          <table:table-cell office:value-type="float" office:value="0.300949">
            <text:p>0.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00">
            <text:p>600</text:p>
          </table:table-cell>
          <table:table-cell office:value-type="float" office:value="0.365456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00">
            <text:p>600</text:p>
          </table:table-cell>
          <table:table-cell office:value-type="float" office:value="0.364057">
            <text:p>0.3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10">
            <text:p>610</text:p>
          </table:table-cell>
          <table:table-cell office:value-type="float" office:value="0.261565">
            <text:p>0.2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10">
            <text:p>610</text:p>
          </table:table-cell>
          <table:table-cell office:value-type="float" office:value="0.35376">
            <text:p>0.3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10">
            <text:p>610</text:p>
          </table:table-cell>
          <table:table-cell office:value-type="float" office:value="0.199965">
            <text:p>0.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10">
            <text:p>610</text:p>
          </table:table-cell>
          <table:table-cell office:value-type="float" office:value="0.290884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10">
            <text:p>610</text:p>
          </table:table-cell>
          <table:table-cell office:value-type="float" office:value="0.323688">
            <text:p>0.3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10">
            <text:p>610</text:p>
          </table:table-cell>
          <table:table-cell office:value-type="float" office:value="0.311754">
            <text:p>0.3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10">
            <text:p>610</text:p>
          </table:table-cell>
          <table:table-cell office:value-type="float" office:value="0.37288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10">
            <text:p>610</text:p>
          </table:table-cell>
          <table:table-cell office:value-type="float" office:value="0.370326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20">
            <text:p>620</text:p>
          </table:table-cell>
          <table:table-cell office:value-type="float" office:value="0.278485">
            <text:p>0.28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20">
            <text:p>620</text:p>
          </table:table-cell>
          <table:table-cell office:value-type="float" office:value="0.366037">
            <text:p>0.3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20">
            <text:p>620</text:p>
          </table:table-cell>
          <table:table-cell office:value-type="float" office:value="0.200161">
            <text:p>0.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20">
            <text:p>620</text:p>
          </table:table-cell>
          <table:table-cell office:value-type="float" office:value="0.290993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20">
            <text:p>620</text:p>
          </table:table-cell>
          <table:table-cell office:value-type="float" office:value="0.354069">
            <text:p>0.3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20">
            <text:p>620</text:p>
          </table:table-cell>
          <table:table-cell office:value-type="float" office:value="0.324963">
            <text:p>0.3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20">
            <text:p>620</text:p>
          </table:table-cell>
          <table:table-cell office:value-type="float" office:value="0.373742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20">
            <text:p>620</text:p>
          </table:table-cell>
          <table:table-cell office:value-type="float" office:value="0.37114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30">
            <text:p>630</text:p>
          </table:table-cell>
          <table:table-cell office:value-type="float" office:value="0.285602">
            <text:p>0.2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30">
            <text:p>630</text:p>
          </table:table-cell>
          <table:table-cell office:value-type="float" office:value="0.373335">
            <text:p>0.3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30">
            <text:p>630</text:p>
          </table:table-cell>
          <table:table-cell office:value-type="float" office:value="0.201978">
            <text:p>0.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30">
            <text:p>630</text:p>
          </table:table-cell>
          <table:table-cell office:value-type="float" office:value="0.291006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30">
            <text:p>630</text:p>
          </table:table-cell>
          <table:table-cell office:value-type="float" office:value="0.381636">
            <text:p>0.3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30">
            <text:p>630</text:p>
          </table:table-cell>
          <table:table-cell office:value-type="float" office:value="0.340907">
            <text:p>0.3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30">
            <text:p>630</text:p>
          </table:table-cell>
          <table:table-cell office:value-type="float" office:value="0.373763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30">
            <text:p>630</text:p>
          </table:table-cell>
          <table:table-cell office:value-type="float" office:value="0.371186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40">
            <text:p>640</text:p>
          </table:table-cell>
          <table:table-cell office:value-type="float" office:value="0.290204">
            <text:p>0.2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40">
            <text:p>640</text:p>
          </table:table-cell>
          <table:table-cell office:value-type="float" office:value="0.378694">
            <text:p>0.3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40">
            <text:p>640</text:p>
          </table:table-cell>
          <table:table-cell office:value-type="float" office:value="0.207694">
            <text:p>0.2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40">
            <text:p>640</text:p>
          </table:table-cell>
          <table:table-cell office:value-type="float" office:value="0.291284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40">
            <text:p>640</text:p>
          </table:table-cell>
          <table:table-cell office:value-type="float" office:value="0.398916">
            <text:p>0.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40">
            <text:p>640</text:p>
          </table:table-cell>
          <table:table-cell office:value-type="float" office:value="0.361256">
            <text:p>0.3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40">
            <text:p>640</text:p>
          </table:table-cell>
          <table:table-cell office:value-type="float" office:value="0.373763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40">
            <text:p>640</text:p>
          </table:table-cell>
          <table:table-cell office:value-type="float" office:value="0.371186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50">
            <text:p>650</text:p>
          </table:table-cell>
          <table:table-cell office:value-type="float" office:value="0.292534">
            <text:p>0.2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50">
            <text:p>650</text:p>
          </table:table-cell>
          <table:table-cell office:value-type="float" office:value="0.382734">
            <text:p>0.3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50">
            <text:p>650</text:p>
          </table:table-cell>
          <table:table-cell office:value-type="float" office:value="0.218585">
            <text:p>0.2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50">
            <text:p>650</text:p>
          </table:table-cell>
          <table:table-cell office:value-type="float" office:value="0.293218">
            <text:p>0.2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50">
            <text:p>650</text:p>
          </table:table-cell>
          <table:table-cell office:value-type="float" office:value="0.411224">
            <text:p>0.4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50">
            <text:p>650</text:p>
          </table:table-cell>
          <table:table-cell office:value-type="float" office:value="0.379757">
            <text:p>0.3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50">
            <text:p>650</text:p>
          </table:table-cell>
          <table:table-cell office:value-type="float" office:value="0.373763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50">
            <text:p>650</text:p>
          </table:table-cell>
          <table:table-cell office:value-type="float" office:value="0.371219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60">
            <text:p>660</text:p>
          </table:table-cell>
          <table:table-cell office:value-type="float" office:value="0.293625">
            <text:p>0.2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60">
            <text:p>660</text:p>
          </table:table-cell>
          <table:table-cell office:value-type="float" office:value="0.385106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60">
            <text:p>660</text:p>
          </table:table-cell>
          <table:table-cell office:value-type="float" office:value="0.230326">
            <text:p>0.2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60">
            <text:p>660</text:p>
          </table:table-cell>
          <table:table-cell office:value-type="float" office:value="0.299192">
            <text:p>0.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60">
            <text:p>660</text:p>
          </table:table-cell>
          <table:table-cell office:value-type="float" office:value="0.41907">
            <text:p>0.4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60">
            <text:p>660</text:p>
          </table:table-cell>
          <table:table-cell office:value-type="float" office:value="0.398303">
            <text:p>0.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60">
            <text:p>660</text:p>
          </table:table-cell>
          <table:table-cell office:value-type="float" office:value="0.373931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60">
            <text:p>660</text:p>
          </table:table-cell>
          <table:table-cell office:value-type="float" office:value="0.371342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70">
            <text:p>670</text:p>
          </table:table-cell>
          <table:table-cell office:value-type="float" office:value="0.294802">
            <text:p>0.2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70">
            <text:p>670</text:p>
          </table:table-cell>
          <table:table-cell office:value-type="float" office:value="0.386465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70">
            <text:p>670</text:p>
          </table:table-cell>
          <table:table-cell office:value-type="float" office:value="0.29652">
            <text:p>0.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70">
            <text:p>670</text:p>
          </table:table-cell>
          <table:table-cell office:value-type="float" office:value="0.3103">
            <text:p>0.3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70">
            <text:p>670</text:p>
          </table:table-cell>
          <table:table-cell office:value-type="float" office:value="0.42409">
            <text:p>0.4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70">
            <text:p>670</text:p>
          </table:table-cell>
          <table:table-cell office:value-type="float" office:value="0.413952">
            <text:p>0.4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70">
            <text:p>670</text:p>
          </table:table-cell>
          <table:table-cell office:value-type="float" office:value="0.374544">
            <text:p>0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70">
            <text:p>670</text:p>
          </table:table-cell>
          <table:table-cell office:value-type="float" office:value="0.372233">
            <text:p>0.3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80">
            <text:p>680</text:p>
          </table:table-cell>
          <table:table-cell office:value-type="float" office:value="0.29595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80">
            <text:p>680</text:p>
          </table:table-cell>
          <table:table-cell office:value-type="float" office:value="0.387061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80">
            <text:p>680</text:p>
          </table:table-cell>
          <table:table-cell office:value-type="float" office:value="0.31721">
            <text:p>0.3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80">
            <text:p>680</text:p>
          </table:table-cell>
          <table:table-cell office:value-type="float" office:value="0.322858">
            <text:p>0.3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80">
            <text:p>680</text:p>
          </table:table-cell>
          <table:table-cell office:value-type="float" office:value="0.427009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80">
            <text:p>680</text:p>
          </table:table-cell>
          <table:table-cell office:value-type="float" office:value="0.427947">
            <text:p>0.4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80">
            <text:p>680</text:p>
          </table:table-cell>
          <table:table-cell office:value-type="float" office:value="0.376666">
            <text:p>0.3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80">
            <text:p>680</text:p>
          </table:table-cell>
          <table:table-cell office:value-type="float" office:value="0.375102">
            <text:p>0.3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690">
            <text:p>690</text:p>
          </table:table-cell>
          <table:table-cell office:value-type="float" office:value="0.296403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690">
            <text:p>690</text:p>
          </table:table-cell>
          <table:table-cell office:value-type="float" office:value="0.387209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690">
            <text:p>690</text:p>
          </table:table-cell>
          <table:table-cell office:value-type="float" office:value="0.329618">
            <text:p>0.3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690">
            <text:p>690</text:p>
          </table:table-cell>
          <table:table-cell office:value-type="float" office:value="0.398567">
            <text:p>0.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690">
            <text:p>690</text:p>
          </table:table-cell>
          <table:table-cell office:value-type="float" office:value="0.4276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690">
            <text:p>690</text:p>
          </table:table-cell>
          <table:table-cell office:value-type="float" office:value="0.436464">
            <text:p>0.4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690">
            <text:p>690</text:p>
          </table:table-cell>
          <table:table-cell office:value-type="float" office:value="0.382742">
            <text:p>0.3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690">
            <text:p>690</text:p>
          </table:table-cell>
          <table:table-cell office:value-type="float" office:value="0.382052">
            <text:p>0.3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00">
            <text:p>700</text:p>
          </table:table-cell>
          <table:table-cell office:value-type="float" office:value="0.296529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00">
            <text:p>700</text:p>
          </table:table-cell>
          <table:table-cell office:value-type="float" office:value="0.387209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00">
            <text:p>700</text:p>
          </table:table-cell>
          <table:table-cell office:value-type="float" office:value="0.336906">
            <text:p>0.3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00">
            <text:p>700</text:p>
          </table:table-cell>
          <table:table-cell office:value-type="float" office:value="0.421219">
            <text:p>0.4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00">
            <text:p>700</text:p>
          </table:table-cell>
          <table:table-cell office:value-type="float" office:value="0.428316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00">
            <text:p>700</text:p>
          </table:table-cell>
          <table:table-cell office:value-type="float" office:value="0.442093">
            <text:p>0.4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00">
            <text:p>700</text:p>
          </table:table-cell>
          <table:table-cell office:value-type="float" office:value="0.397088">
            <text:p>0.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00">
            <text:p>700</text:p>
          </table:table-cell>
          <table:table-cell office:value-type="float" office:value="0.397408">
            <text:p>0.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10">
            <text:p>710</text:p>
          </table:table-cell>
          <table:table-cell office:value-type="float" office:value="0.296543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10">
            <text:p>710</text:p>
          </table:table-cell>
          <table:table-cell office:value-type="float" office:value="0.387224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10">
            <text:p>710</text:p>
          </table:table-cell>
          <table:table-cell office:value-type="float" office:value="0.342032">
            <text:p>0.3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10">
            <text:p>710</text:p>
          </table:table-cell>
          <table:table-cell office:value-type="float" office:value="0.434344">
            <text:p>0.4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10">
            <text:p>710</text:p>
          </table:table-cell>
          <table:table-cell office:value-type="float" office:value="0.429287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10">
            <text:p>710</text:p>
          </table:table-cell>
          <table:table-cell office:value-type="float" office:value="0.445438">
            <text:p>0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10">
            <text:p>710</text:p>
          </table:table-cell>
          <table:table-cell office:value-type="float" office:value="0.421914">
            <text:p>0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10">
            <text:p>710</text:p>
          </table:table-cell>
          <table:table-cell office:value-type="float" office:value="0.424469">
            <text:p>0.4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20">
            <text:p>72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20">
            <text:p>720</text:p>
          </table:table-cell>
          <table:table-cell office:value-type="float" office:value="0.387224">
            <text:p>0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20">
            <text:p>720</text:p>
          </table:table-cell>
          <table:table-cell office:value-type="float" office:value="0.345332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20">
            <text:p>720</text:p>
          </table:table-cell>
          <table:table-cell office:value-type="float" office:value="0.440749">
            <text:p>0.4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20">
            <text:p>720</text:p>
          </table:table-cell>
          <table:table-cell office:value-type="float" office:value="0.431209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20">
            <text:p>720</text:p>
          </table:table-cell>
          <table:table-cell office:value-type="float" office:value="0.447136">
            <text:p>0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20">
            <text:p>720</text:p>
          </table:table-cell>
          <table:table-cell office:value-type="float" office:value="0.456822">
            <text:p>0.4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20">
            <text:p>720</text:p>
          </table:table-cell>
          <table:table-cell office:value-type="float" office:value="0.459843">
            <text:p>0.4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30">
            <text:p>73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30">
            <text:p>730</text:p>
          </table:table-cell>
          <table:table-cell office:value-type="float" office:value="0.509086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30">
            <text:p>730</text:p>
          </table:table-cell>
          <table:table-cell office:value-type="float" office:value="0.34791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30">
            <text:p>730</text:p>
          </table:table-cell>
          <table:table-cell office:value-type="float" office:value="0.444293">
            <text:p>0.4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30">
            <text:p>730</text:p>
          </table:table-cell>
          <table:table-cell office:value-type="float" office:value="0.434445">
            <text:p>0.4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30">
            <text:p>730</text:p>
          </table:table-cell>
          <table:table-cell office:value-type="float" office:value="0.449131">
            <text:p>0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30">
            <text:p>730</text:p>
          </table:table-cell>
          <table:table-cell office:value-type="float" office:value="0.49257">
            <text:p>0.4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30">
            <text:p>730</text:p>
          </table:table-cell>
          <table:table-cell office:value-type="float" office:value="0.494674">
            <text:p>0.4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40">
            <text:p>74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40">
            <text:p>740</text:p>
          </table:table-cell>
          <table:table-cell office:value-type="float" office:value="0.509086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40">
            <text:p>740</text:p>
          </table:table-cell>
          <table:table-cell office:value-type="float" office:value="0.349509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40">
            <text:p>740</text:p>
          </table:table-cell>
          <table:table-cell office:value-type="float" office:value="0.445947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40">
            <text:p>740</text:p>
          </table:table-cell>
          <table:table-cell office:value-type="float" office:value="0.440483">
            <text:p>0.4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40">
            <text:p>740</text:p>
          </table:table-cell>
          <table:table-cell office:value-type="float" office:value="0.451985">
            <text:p>0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40">
            <text:p>740</text:p>
          </table:table-cell>
          <table:table-cell office:value-type="float" office:value="0.521364">
            <text:p>0.5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40">
            <text:p>740</text:p>
          </table:table-cell>
          <table:table-cell office:value-type="float" office:value="0.520166">
            <text:p>0.5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50">
            <text:p>750</text:p>
          </table:table-cell>
          <table:table-cell office:value-type="float" office:value="0.296604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50">
            <text:p>750</text:p>
          </table:table-cell>
          <table:table-cell office:value-type="float" office:value="0.509086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50">
            <text:p>750</text:p>
          </table:table-cell>
          <table:table-cell office:value-type="float" office:value="0.350393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50">
            <text:p>750</text:p>
          </table:table-cell>
          <table:table-cell office:value-type="float" office:value="0.447519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50">
            <text:p>750</text:p>
          </table:table-cell>
          <table:table-cell office:value-type="float" office:value="0.449798">
            <text:p>0.4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50">
            <text:p>750</text:p>
          </table:table-cell>
          <table:table-cell office:value-type="float" office:value="0.455802">
            <text:p>0.4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50">
            <text:p>750</text:p>
          </table:table-cell>
          <table:table-cell office:value-type="float" office:value="0.536062">
            <text:p>0.5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50">
            <text:p>750</text:p>
          </table:table-cell>
          <table:table-cell office:value-type="float" office:value="0.535162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60">
            <text:p>760</text:p>
          </table:table-cell>
          <table:table-cell office:value-type="float" office:value="0.296759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60">
            <text:p>760</text:p>
          </table:table-cell>
          <table:table-cell office:value-type="float" office:value="0.509086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60">
            <text:p>760</text:p>
          </table:table-cell>
          <table:table-cell office:value-type="float" office:value="0.350968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60">
            <text:p>760</text:p>
          </table:table-cell>
          <table:table-cell office:value-type="float" office:value="0.448467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60">
            <text:p>760</text:p>
          </table:table-cell>
          <table:table-cell office:value-type="float" office:value="0.462148">
            <text:p>0.4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60">
            <text:p>760</text:p>
          </table:table-cell>
          <table:table-cell office:value-type="float" office:value="0.461537">
            <text:p>0.4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60">
            <text:p>760</text:p>
          </table:table-cell>
          <table:table-cell office:value-type="float" office:value="0.542135">
            <text:p>0.5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60">
            <text:p>760</text:p>
          </table:table-cell>
          <table:table-cell office:value-type="float" office:value="0.54068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70">
            <text:p>770</text:p>
          </table:table-cell>
          <table:table-cell office:value-type="float" office:value="0.297209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70">
            <text:p>770</text:p>
          </table:table-cell>
          <table:table-cell office:value-type="float" office:value="0.50919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70">
            <text:p>770</text:p>
          </table:table-cell>
          <table:table-cell office:value-type="float" office:value="0.351011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70">
            <text:p>770</text:p>
          </table:table-cell>
          <table:table-cell office:value-type="float" office:value="0.448601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70">
            <text:p>770</text:p>
          </table:table-cell>
          <table:table-cell office:value-type="float" office:value="0.509512">
            <text:p>0.5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70">
            <text:p>770</text:p>
          </table:table-cell>
          <table:table-cell office:value-type="float" office:value="0.469694">
            <text:p>0.4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70">
            <text:p>770</text:p>
          </table:table-cell>
          <table:table-cell office:value-type="float" office:value="0.544204">
            <text:p>0.5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70">
            <text:p>770</text:p>
          </table:table-cell>
          <table:table-cell office:value-type="float" office:value="0.542939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80">
            <text:p>780</text:p>
          </table:table-cell>
          <table:table-cell office:value-type="float" office:value="0.297943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80">
            <text:p>780</text:p>
          </table:table-cell>
          <table:table-cell office:value-type="float" office:value="0.510972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80">
            <text:p>780</text:p>
          </table:table-cell>
          <table:table-cell office:value-type="float" office:value="0.35102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80">
            <text:p>780</text:p>
          </table:table-cell>
          <table:table-cell office:value-type="float" office:value="0.448617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80">
            <text:p>780</text:p>
          </table:table-cell>
          <table:table-cell office:value-type="float" office:value="0.556628">
            <text:p>0.5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80">
            <text:p>780</text:p>
          </table:table-cell>
          <table:table-cell office:value-type="float" office:value="0.498549">
            <text:p>0.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80">
            <text:p>780</text:p>
          </table:table-cell>
          <table:table-cell office:value-type="float" office:value="0.545507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80">
            <text:p>780</text:p>
          </table:table-cell>
          <table:table-cell office:value-type="float" office:value="0.543779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790">
            <text:p>790</text:p>
          </table:table-cell>
          <table:table-cell office:value-type="float" office:value="0.299168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790">
            <text:p>790</text:p>
          </table:table-cell>
          <table:table-cell office:value-type="float" office:value="0.51265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790">
            <text:p>790</text:p>
          </table:table-cell>
          <table:table-cell office:value-type="float" office:value="0.35102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790">
            <text:p>790</text:p>
          </table:table-cell>
          <table:table-cell office:value-type="float" office:value="0.448617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790">
            <text:p>790</text:p>
          </table:table-cell>
          <table:table-cell office:value-type="float" office:value="0.585009">
            <text:p>0.5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790">
            <text:p>790</text:p>
          </table:table-cell>
          <table:table-cell office:value-type="float" office:value="0.561631">
            <text:p>0.5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790">
            <text:p>790</text:p>
          </table:table-cell>
          <table:table-cell office:value-type="float" office:value="0.54691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790">
            <text:p>790</text:p>
          </table:table-cell>
          <table:table-cell office:value-type="float" office:value="0.544271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00">
            <text:p>800</text:p>
          </table:table-cell>
          <table:table-cell office:value-type="float" office:value="0.301972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00">
            <text:p>800</text:p>
          </table:table-cell>
          <table:table-cell office:value-type="float" office:value="0.513347">
            <text:p>0.5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00">
            <text:p>800</text:p>
          </table:table-cell>
          <table:table-cell office:value-type="float" office:value="0.35102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00">
            <text:p>800</text:p>
          </table:table-cell>
          <table:table-cell office:value-type="float" office:value="0.448617">
            <text:p>0.4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00">
            <text:p>800</text:p>
          </table:table-cell>
          <table:table-cell office:value-type="float" office:value="0.600438">
            <text:p>0.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00">
            <text:p>800</text:p>
          </table:table-cell>
          <table:table-cell office:value-type="float" office:value="0.592137">
            <text:p>0.5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00">
            <text:p>800</text:p>
          </table:table-cell>
          <table:table-cell office:value-type="float" office:value="0.547309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00">
            <text:p>800</text:p>
          </table:table-cell>
          <table:table-cell office:value-type="float" office:value="0.544746">
            <text:p>0.5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10">
            <text:p>810</text:p>
          </table:table-cell>
          <table:table-cell office:value-type="float" office:value="0.303115">
            <text:p>0.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10">
            <text:p>810</text:p>
          </table:table-cell>
          <table:table-cell office:value-type="float" office:value="0.525913">
            <text:p>0.5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10">
            <text:p>810</text:p>
          </table:table-cell>
          <table:table-cell office:value-type="float" office:value="0.35102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10">
            <text:p>810</text:p>
          </table:table-cell>
          <table:table-cell office:value-type="float" office:value="0.587967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10">
            <text:p>810</text:p>
          </table:table-cell>
          <table:table-cell office:value-type="float" office:value="0.608845">
            <text:p>0.6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10">
            <text:p>810</text:p>
          </table:table-cell>
          <table:table-cell office:value-type="float" office:value="0.611054">
            <text:p>0.61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10">
            <text:p>810</text:p>
          </table:table-cell>
          <table:table-cell office:value-type="float" office:value="0.547959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10">
            <text:p>810</text:p>
          </table:table-cell>
          <table:table-cell office:value-type="float" office:value="0.545614">
            <text:p>0.5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20">
            <text:p>820</text:p>
          </table:table-cell>
          <table:table-cell office:value-type="float" office:value="0.317855">
            <text:p>0.3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20">
            <text:p>820</text:p>
          </table:table-cell>
          <table:table-cell office:value-type="float" office:value="0.621636">
            <text:p>0.6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20">
            <text:p>820</text:p>
          </table:table-cell>
          <table:table-cell office:value-type="float" office:value="0.351025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20">
            <text:p>820</text:p>
          </table:table-cell>
          <table:table-cell office:value-type="float" office:value="0.587967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20">
            <text:p>820</text:p>
          </table:table-cell>
          <table:table-cell office:value-type="float" office:value="0.613942">
            <text:p>0.6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20">
            <text:p>820</text:p>
          </table:table-cell>
          <table:table-cell office:value-type="float" office:value="0.620879">
            <text:p>0.6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20">
            <text:p>820</text:p>
          </table:table-cell>
          <table:table-cell office:value-type="float" office:value="0.548525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20">
            <text:p>820</text:p>
          </table:table-cell>
          <table:table-cell office:value-type="float" office:value="0.546413">
            <text:p>0.5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30">
            <text:p>830</text:p>
          </table:table-cell>
          <table:table-cell office:value-type="float" office:value="0.412337">
            <text:p>0.4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30">
            <text:p>830</text:p>
          </table:table-cell>
          <table:table-cell office:value-type="float" office:value="0.672354">
            <text:p>0.6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30">
            <text:p>830</text:p>
          </table:table-cell>
          <table:table-cell office:value-type="float" office:value="0.351184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30">
            <text:p>830</text:p>
          </table:table-cell>
          <table:table-cell office:value-type="float" office:value="0.587967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30">
            <text:p>830</text:p>
          </table:table-cell>
          <table:table-cell office:value-type="float" office:value="0.616806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30">
            <text:p>830</text:p>
          </table:table-cell>
          <table:table-cell office:value-type="float" office:value="0.625739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30">
            <text:p>830</text:p>
          </table:table-cell>
          <table:table-cell office:value-type="float" office:value="0.549435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30">
            <text:p>830</text:p>
          </table:table-cell>
          <table:table-cell office:value-type="float" office:value="0.547452">
            <text:p>0.5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40">
            <text:p>840</text:p>
          </table:table-cell>
          <table:table-cell office:value-type="float" office:value="0.460721">
            <text:p>0.4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40">
            <text:p>840</text:p>
          </table:table-cell>
          <table:table-cell office:value-type="float" office:value="0.693259">
            <text:p>0.6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40">
            <text:p>840</text:p>
          </table:table-cell>
          <table:table-cell office:value-type="float" office:value="0.352353">
            <text:p>0.3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40">
            <text:p>840</text:p>
          </table:table-cell>
          <table:table-cell office:value-type="float" office:value="0.587967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40">
            <text:p>840</text:p>
          </table:table-cell>
          <table:table-cell office:value-type="float" office:value="0.618589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40">
            <text:p>840</text:p>
          </table:table-cell>
          <table:table-cell office:value-type="float" office:value="0.62822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40">
            <text:p>840</text:p>
          </table:table-cell>
          <table:table-cell office:value-type="float" office:value="0.550997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40">
            <text:p>840</text:p>
          </table:table-cell>
          <table:table-cell office:value-type="float" office:value="0.549452">
            <text:p>0.5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50">
            <text:p>850</text:p>
          </table:table-cell>
          <table:table-cell office:value-type="float" office:value="0.483354">
            <text:p>0.48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50">
            <text:p>850</text:p>
          </table:table-cell>
          <table:table-cell office:value-type="float" office:value="0.703734">
            <text:p>0.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50">
            <text:p>850</text:p>
          </table:table-cell>
          <table:table-cell office:value-type="float" office:value="0.357569">
            <text:p>0.3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50">
            <text:p>850</text:p>
          </table:table-cell>
          <table:table-cell office:value-type="float" office:value="0.588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50">
            <text:p>850</text:p>
          </table:table-cell>
          <table:table-cell office:value-type="float" office:value="0.619854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50">
            <text:p>850</text:p>
          </table:table-cell>
          <table:table-cell office:value-type="float" office:value="0.629688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50">
            <text:p>850</text:p>
          </table:table-cell>
          <table:table-cell office:value-type="float" office:value="0.554205">
            <text:p>0.5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50">
            <text:p>850</text:p>
          </table:table-cell>
          <table:table-cell office:value-type="float" office:value="0.55286">
            <text:p>0.5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60">
            <text:p>860</text:p>
          </table:table-cell>
          <table:table-cell office:value-type="float" office:value="0.494121">
            <text:p>0.4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60">
            <text:p>860</text:p>
          </table:table-cell>
          <table:table-cell office:value-type="float" office:value="0.710271">
            <text:p>0.7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60">
            <text:p>860</text:p>
          </table:table-cell>
          <table:table-cell office:value-type="float" office:value="0.369952">
            <text:p>0.3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60">
            <text:p>860</text:p>
          </table:table-cell>
          <table:table-cell office:value-type="float" office:value="0.588307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60">
            <text:p>860</text:p>
          </table:table-cell>
          <table:table-cell office:value-type="float" office:value="0.620995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60">
            <text:p>860</text:p>
          </table:table-cell>
          <table:table-cell office:value-type="float" office:value="0.630687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60">
            <text:p>860</text:p>
          </table:table-cell>
          <table:table-cell office:value-type="float" office:value="0.559416">
            <text:p>0.5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60">
            <text:p>860</text:p>
          </table:table-cell>
          <table:table-cell office:value-type="float" office:value="0.558686">
            <text:p>0.5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70">
            <text:p>870</text:p>
          </table:table-cell>
          <table:table-cell office:value-type="float" office:value="0.501337">
            <text:p>0.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70">
            <text:p>870</text:p>
          </table:table-cell>
          <table:table-cell office:value-type="float" office:value="0.714285">
            <text:p>0.7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70">
            <text:p>870</text:p>
          </table:table-cell>
          <table:table-cell office:value-type="float" office:value="0.389256">
            <text:p>0.3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70">
            <text:p>870</text:p>
          </table:table-cell>
          <table:table-cell office:value-type="float" office:value="0.589559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70">
            <text:p>870</text:p>
          </table:table-cell>
          <table:table-cell office:value-type="float" office:value="0.621675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70">
            <text:p>870</text:p>
          </table:table-cell>
          <table:table-cell office:value-type="float" office:value="0.631527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70">
            <text:p>870</text:p>
          </table:table-cell>
          <table:table-cell office:value-type="float" office:value="0.568145">
            <text:p>0.5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70">
            <text:p>870</text:p>
          </table:table-cell>
          <table:table-cell office:value-type="float" office:value="0.568029">
            <text:p>0.5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80">
            <text:p>880</text:p>
          </table:table-cell>
          <table:table-cell office:value-type="float" office:value="0.505811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80">
            <text:p>880</text:p>
          </table:table-cell>
          <table:table-cell office:value-type="float" office:value="0.716755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80">
            <text:p>880</text:p>
          </table:table-cell>
          <table:table-cell office:value-type="float" office:value="0.396897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80">
            <text:p>880</text:p>
          </table:table-cell>
          <table:table-cell office:value-type="float" office:value="0.594444">
            <text:p>0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80">
            <text:p>880</text:p>
          </table:table-cell>
          <table:table-cell office:value-type="float" office:value="0.621996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80">
            <text:p>880</text:p>
          </table:table-cell>
          <table:table-cell office:value-type="float" office:value="0.632512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80">
            <text:p>880</text:p>
          </table:table-cell>
          <table:table-cell office:value-type="float" office:value="0.628624">
            <text:p>0.6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80">
            <text:p>880</text:p>
          </table:table-cell>
          <table:table-cell office:value-type="float" office:value="0.652246">
            <text:p>0.6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890">
            <text:p>890</text:p>
          </table:table-cell>
          <table:table-cell office:value-type="float" office:value="0.508514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890">
            <text:p>890</text:p>
          </table:table-cell>
          <table:table-cell office:value-type="float" office:value="0.718474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890">
            <text:p>890</text:p>
          </table:table-cell>
          <table:table-cell office:value-type="float" office:value="0.398849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890">
            <text:p>890</text:p>
          </table:table-cell>
          <table:table-cell office:value-type="float" office:value="0.606409">
            <text:p>0.6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890">
            <text:p>890</text:p>
          </table:table-cell>
          <table:table-cell office:value-type="float" office:value="0.62357">
            <text:p>0.6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890">
            <text:p>890</text:p>
          </table:table-cell>
          <table:table-cell office:value-type="float" office:value="0.634308">
            <text:p>0.6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890">
            <text:p>890</text:p>
          </table:table-cell>
          <table:table-cell office:value-type="float" office:value="0.701816">
            <text:p>0.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890">
            <text:p>890</text:p>
          </table:table-cell>
          <table:table-cell office:value-type="float" office:value="0.711371">
            <text:p>0.7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00">
            <text:p>900</text:p>
          </table:table-cell>
          <table:table-cell office:value-type="float" office:value="0.510185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00">
            <text:p>900</text:p>
          </table:table-cell>
          <table:table-cell office:value-type="float" office:value="0.719655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00">
            <text:p>900</text:p>
          </table:table-cell>
          <table:table-cell office:value-type="float" office:value="0.399054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00">
            <text:p>900</text:p>
          </table:table-cell>
          <table:table-cell office:value-type="float" office:value="0.618995">
            <text:p>0.6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00">
            <text:p>900</text:p>
          </table:table-cell>
          <table:table-cell office:value-type="float" office:value="0.626715">
            <text:p>0.6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00">
            <text:p>900</text:p>
          </table:table-cell>
          <table:table-cell office:value-type="float" office:value="0.637554">
            <text:p>0.6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00">
            <text:p>900</text:p>
          </table:table-cell>
          <table:table-cell office:value-type="float" office:value="0.739595">
            <text:p>0.7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00">
            <text:p>900</text:p>
          </table:table-cell>
          <table:table-cell office:value-type="float" office:value="0.746897">
            <text:p>0.7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10">
            <text:p>910</text:p>
          </table:table-cell>
          <table:table-cell office:value-type="float" office:value="0.511188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10">
            <text:p>910</text:p>
          </table:table-cell>
          <table:table-cell office:value-type="float" office:value="0.720383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10">
            <text:p>910</text:p>
          </table:table-cell>
          <table:table-cell office:value-type="float" office:value="0.399054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10">
            <text:p>910</text:p>
          </table:table-cell>
          <table:table-cell office:value-type="float" office:value="0.624369">
            <text:p>0.6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10">
            <text:p>910</text:p>
          </table:table-cell>
          <table:table-cell office:value-type="float" office:value="0.633697">
            <text:p>0.6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10">
            <text:p>910</text:p>
          </table:table-cell>
          <table:table-cell office:value-type="float" office:value="0.642561">
            <text:p>0.6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10">
            <text:p>910</text:p>
          </table:table-cell>
          <table:table-cell office:value-type="float" office:value="0.759883">
            <text:p>0.7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10">
            <text:p>910</text:p>
          </table:table-cell>
          <table:table-cell office:value-type="float" office:value="0.764215">
            <text:p>0.7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20">
            <text:p>920</text:p>
          </table:table-cell>
          <table:table-cell office:value-type="float" office:value="0.512151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20">
            <text:p>920</text:p>
          </table:table-cell>
          <table:table-cell office:value-type="float" office:value="0.720628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20">
            <text:p>920</text:p>
          </table:table-cell>
          <table:table-cell office:value-type="float" office:value="0.399077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20">
            <text:p>920</text:p>
          </table:table-cell>
          <table:table-cell office:value-type="float" office:value="0.625299">
            <text:p>0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20">
            <text:p>920</text:p>
          </table:table-cell>
          <table:table-cell office:value-type="float" office:value="0.645915">
            <text:p>0.6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20">
            <text:p>920</text:p>
          </table:table-cell>
          <table:table-cell office:value-type="float" office:value="0.651302">
            <text:p>0.6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20">
            <text:p>920</text:p>
          </table:table-cell>
          <table:table-cell office:value-type="float" office:value="0.766752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20">
            <text:p>920</text:p>
          </table:table-cell>
          <table:table-cell office:value-type="float" office:value="0.770144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30">
            <text:p>930</text:p>
          </table:table-cell>
          <table:table-cell office:value-type="float" office:value="0.512858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30">
            <text:p>930</text:p>
          </table:table-cell>
          <table:table-cell office:value-type="float" office:value="0.72079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30">
            <text:p>930</text:p>
          </table:table-cell>
          <table:table-cell office:value-type="float" office:value="0.399285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30">
            <text:p>930</text:p>
          </table:table-cell>
          <table:table-cell office:value-type="float" office:value="0.625441">
            <text:p>0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30">
            <text:p>930</text:p>
          </table:table-cell>
          <table:table-cell office:value-type="float" office:value="0.668173">
            <text:p>0.6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30">
            <text:p>930</text:p>
          </table:table-cell>
          <table:table-cell office:value-type="float" office:value="0.663487">
            <text:p>0.6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30">
            <text:p>930</text:p>
          </table:table-cell>
          <table:table-cell office:value-type="float" office:value="0.76849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30">
            <text:p>930</text:p>
          </table:table-cell>
          <table:table-cell office:value-type="float" office:value="0.771323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40">
            <text:p>940</text:p>
          </table:table-cell>
          <table:table-cell office:value-type="float" office:value="0.513647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40">
            <text:p>940</text:p>
          </table:table-cell>
          <table:table-cell office:value-type="float" office:value="0.720802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40">
            <text:p>940</text:p>
          </table:table-cell>
          <table:table-cell office:value-type="float" office:value="0.400074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40">
            <text:p>940</text:p>
          </table:table-cell>
          <table:table-cell office:value-type="float" office:value="0.625467">
            <text:p>0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40">
            <text:p>940</text:p>
          </table:table-cell>
          <table:table-cell office:value-type="float" office:value="0.696804">
            <text:p>0.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40">
            <text:p>940</text:p>
          </table:table-cell>
          <table:table-cell office:value-type="float" office:value="0.677604">
            <text:p>0.6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40">
            <text:p>940</text:p>
          </table:table-cell>
          <table:table-cell office:value-type="float" office:value="0.768878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40">
            <text:p>940</text:p>
          </table:table-cell>
          <table:table-cell office:value-type="float" office:value="0.771627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50">
            <text:p>950</text:p>
          </table:table-cell>
          <table:table-cell office:value-type="float" office:value="0.514251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50">
            <text:p>950</text:p>
          </table:table-cell>
          <table:table-cell office:value-type="float" office:value="0.720818">
            <text:p>0.7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50">
            <text:p>950</text:p>
          </table:table-cell>
          <table:table-cell office:value-type="float" office:value="0.402608">
            <text:p>0.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50">
            <text:p>950</text:p>
          </table:table-cell>
          <table:table-cell office:value-type="float" office:value="0.625536">
            <text:p>0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50">
            <text:p>950</text:p>
          </table:table-cell>
          <table:table-cell office:value-type="float" office:value="0.728567">
            <text:p>0.7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50">
            <text:p>950</text:p>
          </table:table-cell>
          <table:table-cell office:value-type="float" office:value="0.700604">
            <text:p>0.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50">
            <text:p>950</text:p>
          </table:table-cell>
          <table:table-cell office:value-type="float" office:value="0.769265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50">
            <text:p>950</text:p>
          </table:table-cell>
          <table:table-cell office:value-type="float" office:value="0.771727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60">
            <text:p>960</text:p>
          </table:table-cell>
          <table:table-cell office:value-type="float" office:value="0.514639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60">
            <text:p>960</text:p>
          </table:table-cell>
          <table:table-cell office:value-type="float" office:value="0.891108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60">
            <text:p>960</text:p>
          </table:table-cell>
          <table:table-cell office:value-type="float" office:value="0.4088">
            <text:p>0.4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60">
            <text:p>960</text:p>
          </table:table-cell>
          <table:table-cell office:value-type="float" office:value="0.625827">
            <text:p>0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60">
            <text:p>960</text:p>
          </table:table-cell>
          <table:table-cell office:value-type="float" office:value="0.761069">
            <text:p>0.7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60">
            <text:p>960</text:p>
          </table:table-cell>
          <table:table-cell office:value-type="float" office:value="0.728251">
            <text:p>0.7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60">
            <text:p>960</text:p>
          </table:table-cell>
          <table:table-cell office:value-type="float" office:value="0.769718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60">
            <text:p>960</text:p>
          </table:table-cell>
          <table:table-cell office:value-type="float" office:value="0.771873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70">
            <text:p>970</text:p>
          </table:table-cell>
          <table:table-cell office:value-type="float" office:value="0.514806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70">
            <text:p>970</text:p>
          </table:table-cell>
          <table:table-cell office:value-type="float" office:value="0.891143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70">
            <text:p>970</text:p>
          </table:table-cell>
          <table:table-cell office:value-type="float" office:value="0.419006">
            <text:p>0.42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70">
            <text:p>970</text:p>
          </table:table-cell>
          <table:table-cell office:value-type="float" office:value="0.882197">
            <text:p>0.8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70">
            <text:p>970</text:p>
          </table:table-cell>
          <table:table-cell office:value-type="float" office:value="0.790187">
            <text:p>0.7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70">
            <text:p>970</text:p>
          </table:table-cell>
          <table:table-cell office:value-type="float" office:value="0.75989">
            <text:p>0.7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70">
            <text:p>970</text:p>
          </table:table-cell>
          <table:table-cell office:value-type="float" office:value="0.770287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70">
            <text:p>970</text:p>
          </table:table-cell>
          <table:table-cell office:value-type="float" office:value="0.771981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80">
            <text:p>980</text:p>
          </table:table-cell>
          <table:table-cell office:value-type="float" office:value="0.514873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80">
            <text:p>980</text:p>
          </table:table-cell>
          <table:table-cell office:value-type="float" office:value="0.891296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80">
            <text:p>980</text:p>
          </table:table-cell>
          <table:table-cell office:value-type="float" office:value="0.514708">
            <text:p>0.5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80">
            <text:p>980</text:p>
          </table:table-cell>
          <table:table-cell office:value-type="float" office:value="0.889585">
            <text:p>0.8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80">
            <text:p>980</text:p>
          </table:table-cell>
          <table:table-cell office:value-type="float" office:value="0.814895">
            <text:p>0.8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80">
            <text:p>980</text:p>
          </table:table-cell>
          <table:table-cell office:value-type="float" office:value="0.791828">
            <text:p>0.7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80">
            <text:p>980</text:p>
          </table:table-cell>
          <table:table-cell office:value-type="float" office:value="0.771064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80">
            <text:p>980</text:p>
          </table:table-cell>
          <table:table-cell office:value-type="float" office:value="0.772169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990">
            <text:p>990</text:p>
          </table:table-cell>
          <table:table-cell office:value-type="float" office:value="0.51491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990">
            <text:p>990</text:p>
          </table:table-cell>
          <table:table-cell office:value-type="float" office:value="0.891539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990">
            <text:p>990</text:p>
          </table:table-cell>
          <table:table-cell office:value-type="float" office:value="0.551832">
            <text:p>0.5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990">
            <text:p>990</text:p>
          </table:table-cell>
          <table:table-cell office:value-type="float" office:value="0.906816">
            <text:p>0.9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990">
            <text:p>990</text:p>
          </table:table-cell>
          <table:table-cell office:value-type="float" office:value="0.830773">
            <text:p>0.8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990">
            <text:p>990</text:p>
          </table:table-cell>
          <table:table-cell office:value-type="float" office:value="0.81795">
            <text:p>0.8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990">
            <text:p>990</text:p>
          </table:table-cell>
          <table:table-cell office:value-type="float" office:value="0.771979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990">
            <text:p>990</text:p>
          </table:table-cell>
          <table:table-cell office:value-type="float" office:value="0.772402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00">
            <text:p>1000</text:p>
          </table:table-cell>
          <table:table-cell office:value-type="float" office:value="0.514997">
            <text:p>0.5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00">
            <text:p>1000</text:p>
          </table:table-cell>
          <table:table-cell office:value-type="float" office:value="0.892214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00">
            <text:p>1000</text:p>
          </table:table-cell>
          <table:table-cell office:value-type="float" office:value="0.583278">
            <text:p>0.58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00">
            <text:p>1000</text:p>
          </table:table-cell>
          <table:table-cell office:value-type="float" office:value="0.939373">
            <text:p>0.9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00">
            <text:p>1000</text:p>
          </table:table-cell>
          <table:table-cell office:value-type="float" office:value="0.841949">
            <text:p>0.8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00">
            <text:p>1000</text:p>
          </table:table-cell>
          <table:table-cell office:value-type="float" office:value="0.839841">
            <text:p>0.8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00">
            <text:p>1000</text:p>
          </table:table-cell>
          <table:table-cell office:value-type="float" office:value="0.773075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00">
            <text:p>1000</text:p>
          </table:table-cell>
          <table:table-cell office:value-type="float" office:value="0.772742">
            <text:p>0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10">
            <text:p>1010</text:p>
          </table:table-cell>
          <table:table-cell office:value-type="float" office:value="0.51533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10">
            <text:p>1010</text:p>
          </table:table-cell>
          <table:table-cell office:value-type="float" office:value="0.893012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10">
            <text:p>1010</text:p>
          </table:table-cell>
          <table:table-cell office:value-type="float" office:value="0.609469">
            <text:p>0.6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10">
            <text:p>1010</text:p>
          </table:table-cell>
          <table:table-cell office:value-type="float" office:value="0.982272">
            <text:p>0.9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10">
            <text:p>1010</text:p>
          </table:table-cell>
          <table:table-cell office:value-type="float" office:value="0.849392">
            <text:p>0.8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10">
            <text:p>1010</text:p>
          </table:table-cell>
          <table:table-cell office:value-type="float" office:value="0.856216">
            <text:p>0.8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10">
            <text:p>1010</text:p>
          </table:table-cell>
          <table:table-cell office:value-type="float" office:value="0.774519">
            <text:p>0.7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10">
            <text:p>1010</text:p>
          </table:table-cell>
          <table:table-cell office:value-type="float" office:value="0.953783">
            <text:p>0.9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20">
            <text:p>1020</text:p>
          </table:table-cell>
          <table:table-cell office:value-type="float" office:value="0.515613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20">
            <text:p>1020</text:p>
          </table:table-cell>
          <table:table-cell office:value-type="float" office:value="0.893808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20">
            <text:p>1020</text:p>
          </table:table-cell>
          <table:table-cell office:value-type="float" office:value="0.628594">
            <text:p>0.6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20">
            <text:p>1020</text:p>
          </table:table-cell>
          <table:table-cell office:value-type="float" office:value="1.023736">
            <text:p>1.0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20">
            <text:p>1020</text:p>
          </table:table-cell>
          <table:table-cell office:value-type="float" office:value="0.853552">
            <text:p>0.8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20">
            <text:p>1020</text:p>
          </table:table-cell>
          <table:table-cell office:value-type="float" office:value="0.868747">
            <text:p>0.8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20">
            <text:p>1020</text:p>
          </table:table-cell>
          <table:table-cell office:value-type="float" office:value="0.77662">
            <text:p>0.7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20">
            <text:p>1020</text:p>
          </table:table-cell>
          <table:table-cell office:value-type="float" office:value="0.955127">
            <text:p>0.9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30">
            <text:p>1030</text:p>
          </table:table-cell>
          <table:table-cell office:value-type="float" office:value="0.517067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30">
            <text:p>1030</text:p>
          </table:table-cell>
          <table:table-cell office:value-type="float" office:value="0.894452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30">
            <text:p>1030</text:p>
          </table:table-cell>
          <table:table-cell office:value-type="float" office:value="0.643546">
            <text:p>0.6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30">
            <text:p>1030</text:p>
          </table:table-cell>
          <table:table-cell office:value-type="float" office:value="1.058453">
            <text:p>1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30">
            <text:p>1030</text:p>
          </table:table-cell>
          <table:table-cell office:value-type="float" office:value="0.857287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30">
            <text:p>1030</text:p>
          </table:table-cell>
          <table:table-cell office:value-type="float" office:value="0.876036">
            <text:p>0.8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30">
            <text:p>1030</text:p>
          </table:table-cell>
          <table:table-cell office:value-type="float" office:value="0.78033">
            <text:p>0.7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30">
            <text:p>1030</text:p>
          </table:table-cell>
          <table:table-cell office:value-type="float" office:value="0.957688">
            <text:p>0.9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40">
            <text:p>1040</text:p>
          </table:table-cell>
          <table:table-cell office:value-type="float" office:value="0.517454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40">
            <text:p>1040</text:p>
          </table:table-cell>
          <table:table-cell office:value-type="float" office:value="0.894815">
            <text:p>0.8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40">
            <text:p>1040</text:p>
          </table:table-cell>
          <table:table-cell office:value-type="float" office:value="0.654805">
            <text:p>0.6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40">
            <text:p>1040</text:p>
          </table:table-cell>
          <table:table-cell office:value-type="float" office:value="1.083547">
            <text:p>1.0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40">
            <text:p>1040</text:p>
          </table:table-cell>
          <table:table-cell office:value-type="float" office:value="0.859635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40">
            <text:p>1040</text:p>
          </table:table-cell>
          <table:table-cell office:value-type="float" office:value="0.883438">
            <text:p>0.8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40">
            <text:p>1040</text:p>
          </table:table-cell>
          <table:table-cell office:value-type="float" office:value="0.787564">
            <text:p>0.7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40">
            <text:p>1040</text:p>
          </table:table-cell>
          <table:table-cell office:value-type="float" office:value="0.963372">
            <text:p>0.96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50">
            <text:p>1050</text:p>
          </table:table-cell>
          <table:table-cell office:value-type="float" office:value="0.517777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50">
            <text:p>1050</text:p>
          </table:table-cell>
          <table:table-cell office:value-type="float" office:value="0.895005">
            <text:p>0.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50">
            <text:p>1050</text:p>
          </table:table-cell>
          <table:table-cell office:value-type="float" office:value="0.662489">
            <text:p>0.6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50">
            <text:p>1050</text:p>
          </table:table-cell>
          <table:table-cell office:value-type="float" office:value="1.100163">
            <text:p>1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50">
            <text:p>1050</text:p>
          </table:table-cell>
          <table:table-cell office:value-type="float" office:value="0.861626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50">
            <text:p>1050</text:p>
          </table:table-cell>
          <table:table-cell office:value-type="float" office:value="0.887524">
            <text:p>0.8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50">
            <text:p>1050</text:p>
          </table:table-cell>
          <table:table-cell office:value-type="float" office:value="0.800033">
            <text:p>0.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50">
            <text:p>1050</text:p>
          </table:table-cell>
          <table:table-cell office:value-type="float" office:value="0.972911">
            <text:p>0.9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60">
            <text:p>1060</text:p>
          </table:table-cell>
          <table:table-cell office:value-type="float" office:value="0.51824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60">
            <text:p>1060</text:p>
          </table:table-cell>
          <table:table-cell office:value-type="float" office:value="0.89508">
            <text:p>0.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60">
            <text:p>1060</text:p>
          </table:table-cell>
          <table:table-cell office:value-type="float" office:value="0.666939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60">
            <text:p>1060</text:p>
          </table:table-cell>
          <table:table-cell office:value-type="float" office:value="1.111383">
            <text:p>1.1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60">
            <text:p>1060</text:p>
          </table:table-cell>
          <table:table-cell office:value-type="float" office:value="0.862887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60">
            <text:p>1060</text:p>
          </table:table-cell>
          <table:table-cell office:value-type="float" office:value="0.891917">
            <text:p>0.8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60">
            <text:p>1060</text:p>
          </table:table-cell>
          <table:table-cell office:value-type="float" office:value="0.818665">
            <text:p>0.8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60">
            <text:p>1060</text:p>
          </table:table-cell>
          <table:table-cell office:value-type="float" office:value="0.989118">
            <text:p>0.9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70">
            <text:p>1070</text:p>
          </table:table-cell>
          <table:table-cell office:value-type="float" office:value="0.519138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70">
            <text:p>1070</text:p>
          </table:table-cell>
          <table:table-cell office:value-type="float" office:value="0.895369">
            <text:p>0.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70">
            <text:p>1070</text:p>
          </table:table-cell>
          <table:table-cell office:value-type="float" office:value="0.66908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70">
            <text:p>1070</text:p>
          </table:table-cell>
          <table:table-cell office:value-type="float" office:value="1.119016">
            <text:p>1.1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70">
            <text:p>1070</text:p>
          </table:table-cell>
          <table:table-cell office:value-type="float" office:value="0.864059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70">
            <text:p>1070</text:p>
          </table:table-cell>
          <table:table-cell office:value-type="float" office:value="0.895174">
            <text:p>0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70">
            <text:p>1070</text:p>
          </table:table-cell>
          <table:table-cell office:value-type="float" office:value="0.846743">
            <text:p>0.8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70">
            <text:p>1070</text:p>
          </table:table-cell>
          <table:table-cell office:value-type="float" office:value="1.013842">
            <text:p>1.0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80">
            <text:p>1080</text:p>
          </table:table-cell>
          <table:table-cell office:value-type="float" office:value="0.520494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80">
            <text:p>1080</text:p>
          </table:table-cell>
          <table:table-cell office:value-type="float" office:value="0.897285">
            <text:p>0.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80">
            <text:p>1080</text:p>
          </table:table-cell>
          <table:table-cell office:value-type="float" office:value="0.67005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80">
            <text:p>1080</text:p>
          </table:table-cell>
          <table:table-cell office:value-type="float" office:value="1.123876">
            <text:p>1.1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80">
            <text:p>1080</text:p>
          </table:table-cell>
          <table:table-cell office:value-type="float" office:value="0.864876">
            <text:p>0.8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80">
            <text:p>1080</text:p>
          </table:table-cell>
          <table:table-cell office:value-type="float" office:value="0.897433">
            <text:p>0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80">
            <text:p>1080</text:p>
          </table:table-cell>
          <table:table-cell office:value-type="float" office:value="0.87839">
            <text:p>0.8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80">
            <text:p>1080</text:p>
          </table:table-cell>
          <table:table-cell office:value-type="float" office:value="1.048436">
            <text:p>1.0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090">
            <text:p>1090</text:p>
          </table:table-cell>
          <table:table-cell office:value-type="float" office:value="0.522371">
            <text:p>0.52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090">
            <text:p>1090</text:p>
          </table:table-cell>
          <table:table-cell office:value-type="float" office:value="1.165397">
            <text:p>1.1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090">
            <text:p>1090</text:p>
          </table:table-cell>
          <table:table-cell office:value-type="float" office:value="0.670789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090">
            <text:p>1090</text:p>
          </table:table-cell>
          <table:table-cell office:value-type="float" office:value="1.126339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090">
            <text:p>1090</text:p>
          </table:table-cell>
          <table:table-cell office:value-type="float" office:value="0.865618">
            <text:p>0.8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090">
            <text:p>1090</text:p>
          </table:table-cell>
          <table:table-cell office:value-type="float" office:value="0.899628">
            <text:p>0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090">
            <text:p>1090</text:p>
          </table:table-cell>
          <table:table-cell office:value-type="float" office:value="0.913952">
            <text:p>0.9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090">
            <text:p>1090</text:p>
          </table:table-cell>
          <table:table-cell office:value-type="float" office:value="1.085381">
            <text:p>1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00">
            <text:p>1100</text:p>
          </table:table-cell>
          <table:table-cell office:value-type="float" office:value="0.525582">
            <text:p>0.5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00">
            <text:p>1100</text:p>
          </table:table-cell>
          <table:table-cell office:value-type="float" office:value="1.167143">
            <text:p>1.1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00">
            <text:p>1100</text:p>
          </table:table-cell>
          <table:table-cell office:value-type="float" office:value="0.671322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00">
            <text:p>1100</text:p>
          </table:table-cell>
          <table:table-cell office:value-type="float" office:value="1.128099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00">
            <text:p>1100</text:p>
          </table:table-cell>
          <table:table-cell office:value-type="float" office:value="0.866842">
            <text:p>0.8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00">
            <text:p>1100</text:p>
          </table:table-cell>
          <table:table-cell office:value-type="float" office:value="0.902448">
            <text:p>0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00">
            <text:p>1100</text:p>
          </table:table-cell>
          <table:table-cell office:value-type="float" office:value="0.948691">
            <text:p>0.9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00">
            <text:p>1100</text:p>
          </table:table-cell>
          <table:table-cell office:value-type="float" office:value="1.119253">
            <text:p>1.1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10">
            <text:p>1110</text:p>
          </table:table-cell>
          <table:table-cell office:value-type="float" office:value="0.526235">
            <text:p>0.5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10">
            <text:p>1110</text:p>
          </table:table-cell>
          <table:table-cell office:value-type="float" office:value="1.197334">
            <text:p>1.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10">
            <text:p>1110</text:p>
          </table:table-cell>
          <table:table-cell office:value-type="float" office:value="0.67161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10">
            <text:p>1110</text:p>
          </table:table-cell>
          <table:table-cell office:value-type="float" office:value="1.129697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10">
            <text:p>1110</text:p>
          </table:table-cell>
          <table:table-cell office:value-type="float" office:value="0.868662">
            <text:p>0.8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10">
            <text:p>1110</text:p>
          </table:table-cell>
          <table:table-cell office:value-type="float" office:value="0.904329">
            <text:p>0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10">
            <text:p>1110</text:p>
          </table:table-cell>
          <table:table-cell office:value-type="float" office:value="0.978266">
            <text:p>0.98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10">
            <text:p>1110</text:p>
          </table:table-cell>
          <table:table-cell office:value-type="float" office:value="1.148731">
            <text:p>1.1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20">
            <text:p>1120</text:p>
          </table:table-cell>
          <table:table-cell office:value-type="float" office:value="0.529875">
            <text:p>0.5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20">
            <text:p>1120</text:p>
          </table:table-cell>
          <table:table-cell office:value-type="float" office:value="1.27229">
            <text:p>1.2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20">
            <text:p>1120</text:p>
          </table:table-cell>
          <table:table-cell office:value-type="float" office:value="0.671669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20">
            <text:p>1120</text:p>
          </table:table-cell>
          <table:table-cell office:value-type="float" office:value="1.130882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20">
            <text:p>1120</text:p>
          </table:table-cell>
          <table:table-cell office:value-type="float" office:value="0.871712">
            <text:p>0.8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20">
            <text:p>1120</text:p>
          </table:table-cell>
          <table:table-cell office:value-type="float" office:value="1.156873">
            <text:p>1.1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20">
            <text:p>1120</text:p>
          </table:table-cell>
          <table:table-cell office:value-type="float" office:value="0.999365">
            <text:p>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20">
            <text:p>1120</text:p>
          </table:table-cell>
          <table:table-cell office:value-type="float" office:value="1.169042">
            <text:p>1.1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30">
            <text:p>1130</text:p>
          </table:table-cell>
          <table:table-cell office:value-type="float" office:value="0.54492">
            <text:p>0.5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30">
            <text:p>1130</text:p>
          </table:table-cell>
          <table:table-cell office:value-type="float" office:value="1.329997">
            <text:p>1.3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30">
            <text:p>113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30">
            <text:p>1130</text:p>
          </table:table-cell>
          <table:table-cell office:value-type="float" office:value="1.132175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30">
            <text:p>1130</text:p>
          </table:table-cell>
          <table:table-cell office:value-type="float" office:value="0.876511">
            <text:p>0.8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30">
            <text:p>1130</text:p>
          </table:table-cell>
          <table:table-cell office:value-type="float" office:value="1.159887">
            <text:p>1.1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30">
            <text:p>1130</text:p>
          </table:table-cell>
          <table:table-cell office:value-type="float" office:value="1.013825">
            <text:p>1.0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30">
            <text:p>1130</text:p>
          </table:table-cell>
          <table:table-cell office:value-type="float" office:value="1.181444">
            <text:p>1.1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40">
            <text:p>1140</text:p>
          </table:table-cell>
          <table:table-cell office:value-type="float" office:value="0.687142">
            <text:p>0.6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40">
            <text:p>1140</text:p>
          </table:table-cell>
          <table:table-cell office:value-type="float" office:value="1.369146">
            <text:p>1.37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40">
            <text:p>114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40">
            <text:p>1140</text:p>
          </table:table-cell>
          <table:table-cell office:value-type="float" office:value="1.133174">
            <text:p>1.1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40">
            <text:p>1140</text:p>
          </table:table-cell>
          <table:table-cell office:value-type="float" office:value="0.883686">
            <text:p>0.8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40">
            <text:p>1140</text:p>
          </table:table-cell>
          <table:table-cell office:value-type="float" office:value="1.163914">
            <text:p>1.1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40">
            <text:p>1140</text:p>
          </table:table-cell>
          <table:table-cell office:value-type="float" office:value="1.021337">
            <text:p>1.0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40">
            <text:p>1140</text:p>
          </table:table-cell>
          <table:table-cell office:value-type="float" office:value="1.188188">
            <text:p>1.1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50">
            <text:p>1150</text:p>
          </table:table-cell>
          <table:table-cell office:value-type="float" office:value="0.746327">
            <text:p>0.7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50">
            <text:p>1150</text:p>
          </table:table-cell>
          <table:table-cell office:value-type="float" office:value="1.39358">
            <text:p>1.39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50">
            <text:p>115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50">
            <text:p>1150</text:p>
          </table:table-cell>
          <table:table-cell office:value-type="float" office:value="1.34375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50">
            <text:p>1150</text:p>
          </table:table-cell>
          <table:table-cell office:value-type="float" office:value="0.893308">
            <text:p>0.8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50">
            <text:p>1150</text:p>
          </table:table-cell>
          <table:table-cell office:value-type="float" office:value="1.170217">
            <text:p>1.1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50">
            <text:p>1150</text:p>
          </table:table-cell>
          <table:table-cell office:value-type="float" office:value="1.025478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50">
            <text:p>1150</text:p>
          </table:table-cell>
          <table:table-cell office:value-type="float" office:value="1.192328">
            <text:p>1.1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60">
            <text:p>1160</text:p>
          </table:table-cell>
          <table:table-cell office:value-type="float" office:value="0.78539">
            <text:p>0.79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60">
            <text:p>1160</text:p>
          </table:table-cell>
          <table:table-cell office:value-type="float" office:value="1.411371">
            <text:p>1.41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60">
            <text:p>116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60">
            <text:p>1160</text:p>
          </table:table-cell>
          <table:table-cell office:value-type="float" office:value="1.344028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60">
            <text:p>1160</text:p>
          </table:table-cell>
          <table:table-cell office:value-type="float" office:value="1.000864">
            <text:p>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60">
            <text:p>1160</text:p>
          </table:table-cell>
          <table:table-cell office:value-type="float" office:value="1.183343">
            <text:p>1.1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60">
            <text:p>1160</text:p>
          </table:table-cell>
          <table:table-cell office:value-type="float" office:value="1.027563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60">
            <text:p>1160</text:p>
          </table:table-cell>
          <table:table-cell office:value-type="float" office:value="1.194359">
            <text:p>1.1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70">
            <text:p>1170</text:p>
          </table:table-cell>
          <table:table-cell office:value-type="float" office:value="0.810686">
            <text:p>0.8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70">
            <text:p>1170</text:p>
          </table:table-cell>
          <table:table-cell office:value-type="float" office:value="1.423114">
            <text:p>1.42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70">
            <text:p>117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70">
            <text:p>1170</text:p>
          </table:table-cell>
          <table:table-cell office:value-type="float" office:value="1.344146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70">
            <text:p>1170</text:p>
          </table:table-cell>
          <table:table-cell office:value-type="float" office:value="1.068294">
            <text:p>1.0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70">
            <text:p>1170</text:p>
          </table:table-cell>
          <table:table-cell office:value-type="float" office:value="1.204941">
            <text:p>1.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70">
            <text:p>1170</text:p>
          </table:table-cell>
          <table:table-cell office:value-type="float" office:value="1.028298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70">
            <text:p>1170</text:p>
          </table:table-cell>
          <table:table-cell office:value-type="float" office:value="1.195401">
            <text:p>1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80">
            <text:p>1180</text:p>
          </table:table-cell>
          <table:table-cell office:value-type="float" office:value="0.825632">
            <text:p>0.8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80">
            <text:p>1180</text:p>
          </table:table-cell>
          <table:table-cell office:value-type="float" office:value="1.43113">
            <text:p>1.4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80">
            <text:p>118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80">
            <text:p>118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80">
            <text:p>1180</text:p>
          </table:table-cell>
          <table:table-cell office:value-type="float" office:value="1.116951">
            <text:p>1.1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80">
            <text:p>1180</text:p>
          </table:table-cell>
          <table:table-cell office:value-type="float" office:value="1.241726">
            <text:p>1.2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80">
            <text:p>1180</text:p>
          </table:table-cell>
          <table:table-cell office:value-type="float" office:value="1.028736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80">
            <text:p>1180</text:p>
          </table:table-cell>
          <table:table-cell office:value-type="float" office:value="1.195922">
            <text:p>1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190">
            <text:p>1190</text:p>
          </table:table-cell>
          <table:table-cell office:value-type="float" office:value="0.834313">
            <text:p>0.83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190">
            <text:p>1190</text:p>
          </table:table-cell>
          <table:table-cell office:value-type="float" office:value="1.436218">
            <text:p>1.4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190">
            <text:p>119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190">
            <text:p>119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190">
            <text:p>1190</text:p>
          </table:table-cell>
          <table:table-cell office:value-type="float" office:value="1.153139">
            <text:p>1.15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190">
            <text:p>1190</text:p>
          </table:table-cell>
          <table:table-cell office:value-type="float" office:value="1.289354">
            <text:p>1.2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190">
            <text:p>1190</text:p>
          </table:table-cell>
          <table:table-cell office:value-type="float" office:value="1.02917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190">
            <text:p>1190</text:p>
          </table:table-cell>
          <table:table-cell office:value-type="float" office:value="1.196327">
            <text:p>1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00">
            <text:p>1200</text:p>
          </table:table-cell>
          <table:table-cell office:value-type="float" office:value="0.840042">
            <text:p>0.8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00">
            <text:p>1200</text:p>
          </table:table-cell>
          <table:table-cell office:value-type="float" office:value="1.43998">
            <text:p>1.4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00">
            <text:p>120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00">
            <text:p>120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00">
            <text:p>1200</text:p>
          </table:table-cell>
          <table:table-cell office:value-type="float" office:value="1.174554">
            <text:p>1.17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00">
            <text:p>1200</text:p>
          </table:table-cell>
          <table:table-cell office:value-type="float" office:value="1.32829">
            <text:p>1.3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00">
            <text:p>1200</text:p>
          </table:table-cell>
          <table:table-cell office:value-type="float" office:value="1.029535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00">
            <text:p>1200</text:p>
          </table:table-cell>
          <table:table-cell office:value-type="float" office:value="1.196728">
            <text:p>1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10">
            <text:p>1210</text:p>
          </table:table-cell>
          <table:table-cell office:value-type="float" office:value="0.844776">
            <text:p>0.84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10">
            <text:p>1210</text:p>
          </table:table-cell>
          <table:table-cell office:value-type="float" office:value="1.443149">
            <text:p>1.4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10">
            <text:p>121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10">
            <text:p>121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10">
            <text:p>1210</text:p>
          </table:table-cell>
          <table:table-cell office:value-type="float" office:value="1.187584">
            <text:p>1.1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10">
            <text:p>1210</text:p>
          </table:table-cell>
          <table:table-cell office:value-type="float" office:value="1.361449">
            <text:p>1.3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10">
            <text:p>1210</text:p>
          </table:table-cell>
          <table:table-cell office:value-type="float" office:value="1.029965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10">
            <text:p>1210</text:p>
          </table:table-cell>
          <table:table-cell office:value-type="float" office:value="1.19718">
            <text:p>1.2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20">
            <text:p>1220</text:p>
          </table:table-cell>
          <table:table-cell office:value-type="float" office:value="0.848196">
            <text:p>0.8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20">
            <text:p>1220</text:p>
          </table:table-cell>
          <table:table-cell office:value-type="float" office:value="1.445275">
            <text:p>1.4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20">
            <text:p>1220</text:p>
          </table:table-cell>
          <table:table-cell office:value-type="float" office:value="0.671715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20">
            <text:p>122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20">
            <text:p>1220</text:p>
          </table:table-cell>
          <table:table-cell office:value-type="float" office:value="1.194501">
            <text:p>1.19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20">
            <text:p>1220</text:p>
          </table:table-cell>
          <table:table-cell office:value-type="float" office:value="1.383963">
            <text:p>1.3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20">
            <text:p>1220</text:p>
          </table:table-cell>
          <table:table-cell office:value-type="float" office:value="1.030455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20">
            <text:p>1220</text:p>
          </table:table-cell>
          <table:table-cell office:value-type="float" office:value="1.425969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30">
            <text:p>1230</text:p>
          </table:table-cell>
          <table:table-cell office:value-type="float" office:value="0.849931">
            <text:p>0.8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30">
            <text:p>1230</text:p>
          </table:table-cell>
          <table:table-cell office:value-type="float" office:value="1.446896">
            <text:p>1.4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30">
            <text:p>1230</text:p>
          </table:table-cell>
          <table:table-cell office:value-type="float" office:value="0.671782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30">
            <text:p>123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30">
            <text:p>1230</text:p>
          </table:table-cell>
          <table:table-cell office:value-type="float" office:value="1.198032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30">
            <text:p>1230</text:p>
          </table:table-cell>
          <table:table-cell office:value-type="float" office:value="1.402663">
            <text:p>1.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30">
            <text:p>1230</text:p>
          </table:table-cell>
          <table:table-cell office:value-type="float" office:value="1.031027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30">
            <text:p>1230</text:p>
          </table:table-cell>
          <table:table-cell office:value-type="float" office:value="1.426542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40">
            <text:p>1240</text:p>
          </table:table-cell>
          <table:table-cell office:value-type="float" office:value="0.851322">
            <text:p>0.8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40">
            <text:p>1240</text:p>
          </table:table-cell>
          <table:table-cell office:value-type="float" office:value="1.448051">
            <text:p>1.4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40">
            <text:p>1240</text:p>
          </table:table-cell>
          <table:table-cell office:value-type="float" office:value="0.671979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40">
            <text:p>124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40">
            <text:p>1240</text:p>
          </table:table-cell>
          <table:table-cell office:value-type="float" office:value="1.200103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40">
            <text:p>1240</text:p>
          </table:table-cell>
          <table:table-cell office:value-type="float" office:value="1.417021">
            <text:p>1.4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40">
            <text:p>1240</text:p>
          </table:table-cell>
          <table:table-cell office:value-type="float" office:value="1.032001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40">
            <text:p>1240</text:p>
          </table:table-cell>
          <table:table-cell office:value-type="float" office:value="1.427403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50">
            <text:p>1250</text:p>
          </table:table-cell>
          <table:table-cell office:value-type="float" office:value="0.853598">
            <text:p>0.8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50">
            <text:p>1250</text:p>
          </table:table-cell>
          <table:table-cell office:value-type="float" office:value="1.448902">
            <text:p>1.45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50">
            <text:p>1250</text:p>
          </table:table-cell>
          <table:table-cell office:value-type="float" office:value="0.672864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50">
            <text:p>1250</text:p>
          </table:table-cell>
          <table:table-cell office:value-type="float" office:value="1.344159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50">
            <text:p>1250</text:p>
          </table:table-cell>
          <table:table-cell office:value-type="float" office:value="1.201007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50">
            <text:p>1250</text:p>
          </table:table-cell>
          <table:table-cell office:value-type="float" office:value="1.429572">
            <text:p>1.4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50">
            <text:p>1250</text:p>
          </table:table-cell>
          <table:table-cell office:value-type="float" office:value="1.033375">
            <text:p>1.03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50">
            <text:p>1250</text:p>
          </table:table-cell>
          <table:table-cell office:value-type="float" office:value="1.428505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60">
            <text:p>1260</text:p>
          </table:table-cell>
          <table:table-cell office:value-type="float" office:value="0.85455">
            <text:p>0.85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60">
            <text:p>1260</text:p>
          </table:table-cell>
          <table:table-cell office:value-type="float" office:value="1.682253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60">
            <text:p>1260</text:p>
          </table:table-cell>
          <table:table-cell office:value-type="float" office:value="0.674354">
            <text:p>0.6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60">
            <text:p>1260</text:p>
          </table:table-cell>
          <table:table-cell office:value-type="float" office:value="1.344211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60">
            <text:p>1260</text:p>
          </table:table-cell>
          <table:table-cell office:value-type="float" office:value="1.201949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60">
            <text:p>1260</text:p>
          </table:table-cell>
          <table:table-cell office:value-type="float" office:value="1.439717">
            <text:p>1.4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60">
            <text:p>1260</text:p>
          </table:table-cell>
          <table:table-cell office:value-type="float" office:value="1.035403">
            <text:p>1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60">
            <text:p>1260</text:p>
          </table:table-cell>
          <table:table-cell office:value-type="float" office:value="1.430321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70">
            <text:p>1270</text:p>
          </table:table-cell>
          <table:table-cell office:value-type="float" office:value="0.855487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70">
            <text:p>1270</text:p>
          </table:table-cell>
          <table:table-cell office:value-type="float" office:value="1.682458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70">
            <text:p>1270</text:p>
          </table:table-cell>
          <table:table-cell office:value-type="float" office:value="0.679047">
            <text:p>0.68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70">
            <text:p>1270</text:p>
          </table:table-cell>
          <table:table-cell office:value-type="float" office:value="1.344345">
            <text:p>1.3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70">
            <text:p>1270</text:p>
          </table:table-cell>
          <table:table-cell office:value-type="float" office:value="1.202582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70">
            <text:p>1270</text:p>
          </table:table-cell>
          <table:table-cell office:value-type="float" office:value="1.447725">
            <text:p>1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70">
            <text:p>1270</text:p>
          </table:table-cell>
          <table:table-cell office:value-type="float" office:value="1.038258">
            <text:p>1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70">
            <text:p>1270</text:p>
          </table:table-cell>
          <table:table-cell office:value-type="float" office:value="1.433072">
            <text:p>1.4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80">
            <text:p>1280</text:p>
          </table:table-cell>
          <table:table-cell office:value-type="float" office:value="0.856055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80">
            <text:p>1280</text:p>
          </table:table-cell>
          <table:table-cell office:value-type="float" office:value="1.682538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80">
            <text:p>1280</text:p>
          </table:table-cell>
          <table:table-cell office:value-type="float" office:value="0.688935">
            <text:p>0.69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80">
            <text:p>1280</text:p>
          </table:table-cell>
          <table:table-cell office:value-type="float" office:value="1.572996">
            <text:p>1.5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80">
            <text:p>1280</text:p>
          </table:table-cell>
          <table:table-cell office:value-type="float" office:value="1.203027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80">
            <text:p>1280</text:p>
          </table:table-cell>
          <table:table-cell office:value-type="float" office:value="1.454124">
            <text:p>1.4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80">
            <text:p>1280</text:p>
          </table:table-cell>
          <table:table-cell office:value-type="float" office:value="1.042337">
            <text:p>1.0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80">
            <text:p>1280</text:p>
          </table:table-cell>
          <table:table-cell office:value-type="float" office:value="1.43704">
            <text:p>1.4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290">
            <text:p>1290</text:p>
          </table:table-cell>
          <table:table-cell office:value-type="float" office:value="0.856524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290">
            <text:p>1290</text:p>
          </table:table-cell>
          <table:table-cell office:value-type="float" office:value="1.68258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290">
            <text:p>1290</text:p>
          </table:table-cell>
          <table:table-cell office:value-type="float" office:value="0.707815">
            <text:p>0.7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290">
            <text:p>1290</text:p>
          </table:table-cell>
          <table:table-cell office:value-type="float" office:value="1.573396">
            <text:p>1.5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290">
            <text:p>1290</text:p>
          </table:table-cell>
          <table:table-cell office:value-type="float" office:value="1.203572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290">
            <text:p>1290</text:p>
          </table:table-cell>
          <table:table-cell office:value-type="float" office:value="1.459908">
            <text:p>1.4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290">
            <text:p>1290</text:p>
          </table:table-cell>
          <table:table-cell office:value-type="float" office:value="1.048118">
            <text:p>1.0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290">
            <text:p>1290</text:p>
          </table:table-cell>
          <table:table-cell office:value-type="float" office:value="1.442794">
            <text:p>1.44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00">
            <text:p>1300</text:p>
          </table:table-cell>
          <table:table-cell office:value-type="float" office:value="0.857114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00">
            <text:p>1300</text:p>
          </table:table-cell>
          <table:table-cell office:value-type="float" office:value="1.68258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00">
            <text:p>1300</text:p>
          </table:table-cell>
          <table:table-cell office:value-type="float" office:value="0.731744">
            <text:p>0.73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00">
            <text:p>1300</text:p>
          </table:table-cell>
          <table:table-cell office:value-type="float" office:value="1.575097">
            <text:p>1.5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00">
            <text:p>1300</text:p>
          </table:table-cell>
          <table:table-cell office:value-type="float" office:value="1.204128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00">
            <text:p>1300</text:p>
          </table:table-cell>
          <table:table-cell office:value-type="float" office:value="1.464681">
            <text:p>1.4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00">
            <text:p>1300</text:p>
          </table:table-cell>
          <table:table-cell office:value-type="float" office:value="1.05617">
            <text:p>1.06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00">
            <text:p>1300</text:p>
          </table:table-cell>
          <table:table-cell office:value-type="float" office:value="1.45093">
            <text:p>1.45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10">
            <text:p>1310</text:p>
          </table:table-cell>
          <table:table-cell office:value-type="float" office:value="0.857721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10">
            <text:p>1310</text:p>
          </table:table-cell>
          <table:table-cell office:value-type="float" office:value="1.682599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10">
            <text:p>1310</text:p>
          </table:table-cell>
          <table:table-cell office:value-type="float" office:value="0.744787">
            <text:p>0.7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10">
            <text:p>1310</text:p>
          </table:table-cell>
          <table:table-cell office:value-type="float" office:value="1.579251">
            <text:p>1.5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10">
            <text:p>1310</text:p>
          </table:table-cell>
          <table:table-cell office:value-type="float" office:value="1.204732">
            <text:p>1.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10">
            <text:p>1310</text:p>
          </table:table-cell>
          <table:table-cell office:value-type="float" office:value="1.469421">
            <text:p>1.4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10">
            <text:p>1310</text:p>
          </table:table-cell>
          <table:table-cell office:value-type="float" office:value="1.147868">
            <text:p>1.15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10">
            <text:p>1310</text:p>
          </table:table-cell>
          <table:table-cell office:value-type="float" office:value="1.531715">
            <text:p>1.5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20">
            <text:p>1320</text:p>
          </table:table-cell>
          <table:table-cell office:value-type="float" office:value="0.858439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20">
            <text:p>1320</text:p>
          </table:table-cell>
          <table:table-cell office:value-type="float" office:value="1.6826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20">
            <text:p>1320</text:p>
          </table:table-cell>
          <table:table-cell office:value-type="float" office:value="0.750321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20">
            <text:p>1320</text:p>
          </table:table-cell>
          <table:table-cell office:value-type="float" office:value="1.587664">
            <text:p>1.59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20">
            <text:p>1320</text:p>
          </table:table-cell>
          <table:table-cell office:value-type="float" office:value="1.205357">
            <text:p>1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20">
            <text:p>1320</text:p>
          </table:table-cell>
          <table:table-cell office:value-type="float" office:value="1.472919">
            <text:p>1.4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20">
            <text:p>1320</text:p>
          </table:table-cell>
          <table:table-cell office:value-type="float" office:value="1.240945">
            <text:p>1.2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20">
            <text:p>1320</text:p>
          </table:table-cell>
          <table:table-cell office:value-type="float" office:value="1.628846">
            <text:p>1.6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30">
            <text:p>1330</text:p>
          </table:table-cell>
          <table:table-cell office:value-type="float" office:value="0.859223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30">
            <text:p>1330</text:p>
          </table:table-cell>
          <table:table-cell office:value-type="float" office:value="1.6826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30">
            <text:p>1330</text:p>
          </table:table-cell>
          <table:table-cell office:value-type="float" office:value="0.751963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30">
            <text:p>1330</text:p>
          </table:table-cell>
          <table:table-cell office:value-type="float" office:value="1.606529">
            <text:p>1.6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30">
            <text:p>1330</text:p>
          </table:table-cell>
          <table:table-cell office:value-type="float" office:value="1.206236">
            <text:p>1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30">
            <text:p>1330</text:p>
          </table:table-cell>
          <table:table-cell office:value-type="float" office:value="1.724315">
            <text:p>1.72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30">
            <text:p>1330</text:p>
          </table:table-cell>
          <table:table-cell office:value-type="float" office:value="1.293073">
            <text:p>1.2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30">
            <text:p>1330</text:p>
          </table:table-cell>
          <table:table-cell office:value-type="float" office:value="1.685648">
            <text:p>1.6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40">
            <text:p>1340</text:p>
          </table:table-cell>
          <table:table-cell office:value-type="float" office:value="0.860088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40">
            <text:p>1340</text:p>
          </table:table-cell>
          <table:table-cell office:value-type="float" office:value="1.6826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40">
            <text:p>1340</text:p>
          </table:table-cell>
          <table:table-cell office:value-type="float" office:value="0.752457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40">
            <text:p>1340</text:p>
          </table:table-cell>
          <table:table-cell office:value-type="float" office:value="1.628836">
            <text:p>1.63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40">
            <text:p>1340</text:p>
          </table:table-cell>
          <table:table-cell office:value-type="float" office:value="1.207601">
            <text:p>1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40">
            <text:p>1340</text:p>
          </table:table-cell>
          <table:table-cell office:value-type="float" office:value="1.726529">
            <text:p>1.7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40">
            <text:p>1340</text:p>
          </table:table-cell>
          <table:table-cell office:value-type="float" office:value="1.337146">
            <text:p>1.34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40">
            <text:p>1340</text:p>
          </table:table-cell>
          <table:table-cell office:value-type="float" office:value="1.732416">
            <text:p>1.73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50">
            <text:p>1350</text:p>
          </table:table-cell>
          <table:table-cell office:value-type="float" office:value="0.860806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50">
            <text:p>1350</text:p>
          </table:table-cell>
          <table:table-cell office:value-type="float" office:value="1.68262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50">
            <text:p>1350</text:p>
          </table:table-cell>
          <table:table-cell office:value-type="float" office:value="0.752481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50">
            <text:p>1350</text:p>
          </table:table-cell>
          <table:table-cell office:value-type="float" office:value="1.638327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50">
            <text:p>1350</text:p>
          </table:table-cell>
          <table:table-cell office:value-type="float" office:value="1.209982">
            <text:p>1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50">
            <text:p>1350</text:p>
          </table:table-cell>
          <table:table-cell office:value-type="float" office:value="1.728461">
            <text:p>1.7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50">
            <text:p>1350</text:p>
          </table:table-cell>
          <table:table-cell office:value-type="float" office:value="1.372215">
            <text:p>1.37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50">
            <text:p>1350</text:p>
          </table:table-cell>
          <table:table-cell office:value-type="float" office:value="1.76753">
            <text:p>1.77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60">
            <text:p>1360</text:p>
          </table:table-cell>
          <table:table-cell office:value-type="float" office:value="0.86154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60">
            <text:p>1360</text:p>
          </table:table-cell>
          <table:table-cell office:value-type="float" office:value="1.682659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60">
            <text:p>1360</text:p>
          </table:table-cell>
          <table:table-cell office:value-type="float" office:value="0.752481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60">
            <text:p>1360</text:p>
          </table:table-cell>
          <table:table-cell office:value-type="float" office:value="1.642318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60">
            <text:p>1360</text:p>
          </table:table-cell>
          <table:table-cell office:value-type="float" office:value="1.213424">
            <text:p>1.2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60">
            <text:p>1360</text:p>
          </table:table-cell>
          <table:table-cell office:value-type="float" office:value="1.731228">
            <text:p>1.7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60">
            <text:p>1360</text:p>
          </table:table-cell>
          <table:table-cell office:value-type="float" office:value="1.394666">
            <text:p>1.3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60">
            <text:p>1360</text:p>
          </table:table-cell>
          <table:table-cell office:value-type="float" office:value="1.790547">
            <text:p>1.7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70">
            <text:p>1370</text:p>
          </table:table-cell>
          <table:table-cell office:value-type="float" office:value="0.862054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70">
            <text:p>1370</text:p>
          </table:table-cell>
          <table:table-cell office:value-type="float" office:value="1.682918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70">
            <text:p>1370</text:p>
          </table:table-cell>
          <table:table-cell office:value-type="float" office:value="0.752492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70">
            <text:p>1370</text:p>
          </table:table-cell>
          <table:table-cell office:value-type="float" office:value="1.642985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70">
            <text:p>1370</text:p>
          </table:table-cell>
          <table:table-cell office:value-type="float" office:value="1.220212">
            <text:p>1.2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70">
            <text:p>1370</text:p>
          </table:table-cell>
          <table:table-cell office:value-type="float" office:value="1.732961">
            <text:p>1.7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70">
            <text:p>1370</text:p>
          </table:table-cell>
          <table:table-cell office:value-type="float" office:value="1.4082">
            <text:p>1.41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70">
            <text:p>1370</text:p>
          </table:table-cell>
          <table:table-cell office:value-type="float" office:value="1.804438">
            <text:p>1.8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80">
            <text:p>1380</text:p>
          </table:table-cell>
          <table:table-cell office:value-type="float" office:value="0.862785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80">
            <text:p>1380</text:p>
          </table:table-cell>
          <table:table-cell office:value-type="float" office:value="1.683583">
            <text:p>1.68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80">
            <text:p>1380</text:p>
          </table:table-cell>
          <table:table-cell office:value-type="float" office:value="0.752532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80">
            <text:p>1380</text:p>
          </table:table-cell>
          <table:table-cell office:value-type="float" office:value="1.643088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80">
            <text:p>1380</text:p>
          </table:table-cell>
          <table:table-cell office:value-type="float" office:value="1.229037">
            <text:p>1.23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80">
            <text:p>1380</text:p>
          </table:table-cell>
          <table:table-cell office:value-type="float" office:value="1.735635">
            <text:p>1.7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80">
            <text:p>1380</text:p>
          </table:table-cell>
          <table:table-cell office:value-type="float" office:value="1.415413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80">
            <text:p>1380</text:p>
          </table:table-cell>
          <table:table-cell office:value-type="float" office:value="1.810896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390">
            <text:p>1390</text:p>
          </table:table-cell>
          <table:table-cell office:value-type="float" office:value="0.86347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390">
            <text:p>1390</text:p>
          </table:table-cell>
          <table:table-cell office:value-type="float" office:value="1.928261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390">
            <text:p>1390</text:p>
          </table:table-cell>
          <table:table-cell office:value-type="float" office:value="0.752711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390">
            <text:p>1390</text:p>
          </table:table-cell>
          <table:table-cell office:value-type="float" office:value="1.643117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390">
            <text:p>1390</text:p>
          </table:table-cell>
          <table:table-cell office:value-type="float" office:value="1.242968">
            <text:p>1.2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390">
            <text:p>1390</text:p>
          </table:table-cell>
          <table:table-cell office:value-type="float" office:value="1.740185">
            <text:p>1.74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390">
            <text:p>1390</text:p>
          </table:table-cell>
          <table:table-cell office:value-type="float" office:value="1.418205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390">
            <text:p>1390</text:p>
          </table:table-cell>
          <table:table-cell office:value-type="float" office:value="1.813345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00">
            <text:p>1400</text:p>
          </table:table-cell>
          <table:table-cell office:value-type="float" office:value="0.863888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00">
            <text:p>1400</text:p>
          </table:table-cell>
          <table:table-cell office:value-type="float" office:value="1.928307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00">
            <text:p>1400</text:p>
          </table:table-cell>
          <table:table-cell office:value-type="float" office:value="0.753165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00">
            <text:p>1400</text:p>
          </table:table-cell>
          <table:table-cell office:value-type="float" office:value="1.643134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00">
            <text:p>1400</text:p>
          </table:table-cell>
          <table:table-cell office:value-type="float" office:value="1.26039">
            <text:p>1.2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00">
            <text:p>1400</text:p>
          </table:table-cell>
          <table:table-cell office:value-type="float" office:value="1.746722">
            <text:p>1.75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00">
            <text:p>1400</text:p>
          </table:table-cell>
          <table:table-cell office:value-type="float" office:value="1.419351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00">
            <text:p>1400</text:p>
          </table:table-cell>
          <table:table-cell office:value-type="float" office:value="1.814185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10">
            <text:p>1410</text:p>
          </table:table-cell>
          <table:table-cell office:value-type="float" office:value="0.864298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10">
            <text:p>1410</text:p>
          </table:table-cell>
          <table:table-cell office:value-type="float" office:value="1.928356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10">
            <text:p>1410</text:p>
          </table:table-cell>
          <table:table-cell office:value-type="float" office:value="0.754273">
            <text:p>0.75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10">
            <text:p>1410</text:p>
          </table:table-cell>
          <table:table-cell office:value-type="float" office:value="1.643155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10">
            <text:p>1410</text:p>
          </table:table-cell>
          <table:table-cell office:value-type="float" office:value="1.284476">
            <text:p>1.2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10">
            <text:p>1410</text:p>
          </table:table-cell>
          <table:table-cell office:value-type="float" office:value="1.755648">
            <text:p>1.7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10">
            <text:p>1410</text:p>
          </table:table-cell>
          <table:table-cell office:value-type="float" office:value="1.419549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10">
            <text:p>1410</text:p>
          </table:table-cell>
          <table:table-cell office:value-type="float" office:value="1.81447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20">
            <text:p>1420</text:p>
          </table:table-cell>
          <table:table-cell office:value-type="float" office:value="0.864836">
            <text:p>0.86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20">
            <text:p>1420</text:p>
          </table:table-cell>
          <table:table-cell office:value-type="float" office:value="1.928393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20">
            <text:p>1420</text:p>
          </table:table-cell>
          <table:table-cell office:value-type="float" office:value="0.756837">
            <text:p>0.7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20">
            <text:p>1420</text:p>
          </table:table-cell>
          <table:table-cell office:value-type="float" office:value="1.643386">
            <text:p>1.6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20">
            <text:p>1420</text:p>
          </table:table-cell>
          <table:table-cell office:value-type="float" office:value="1.316852">
            <text:p>1.32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20">
            <text:p>1420</text:p>
          </table:table-cell>
          <table:table-cell office:value-type="float" office:value="1.768588">
            <text:p>1.77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20">
            <text:p>1420</text:p>
          </table:table-cell>
          <table:table-cell office:value-type="float" office:value="1.419646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20">
            <text:p>1420</text:p>
          </table:table-cell>
          <table:table-cell office:value-type="float" office:value="1.814695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30">
            <text:p>1430</text:p>
          </table:table-cell>
          <table:table-cell office:value-type="float" office:value="0.86524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30">
            <text:p>1430</text:p>
          </table:table-cell>
          <table:table-cell office:value-type="float" office:value="1.928593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30">
            <text:p>1430</text:p>
          </table:table-cell>
          <table:table-cell office:value-type="float" office:value="0.761158">
            <text:p>0.76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30">
            <text:p>1430</text:p>
          </table:table-cell>
          <table:table-cell office:value-type="float" office:value="2.063956">
            <text:p>2.06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30">
            <text:p>1430</text:p>
          </table:table-cell>
          <table:table-cell office:value-type="float" office:value="1.361179">
            <text:p>1.3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30">
            <text:p>1430</text:p>
          </table:table-cell>
          <table:table-cell office:value-type="float" office:value="1.784284">
            <text:p>1.7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30">
            <text:p>1430</text:p>
          </table:table-cell>
          <table:table-cell office:value-type="float" office:value="1.41975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30">
            <text:p>1430</text:p>
          </table:table-cell>
          <table:table-cell office:value-type="float" office:value="1.814762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40">
            <text:p>1440</text:p>
          </table:table-cell>
          <table:table-cell office:value-type="float" office:value="0.865458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40">
            <text:p>1440</text:p>
          </table:table-cell>
          <table:table-cell office:value-type="float" office:value="1.928844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40">
            <text:p>1440</text:p>
          </table:table-cell>
          <table:table-cell office:value-type="float" office:value="0.768297">
            <text:p>0.7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40">
            <text:p>1440</text:p>
          </table:table-cell>
          <table:table-cell office:value-type="float" office:value="2.06617">
            <text:p>2.0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40">
            <text:p>1440</text:p>
          </table:table-cell>
          <table:table-cell office:value-type="float" office:value="1.400054">
            <text:p>1.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40">
            <text:p>1440</text:p>
          </table:table-cell>
          <table:table-cell office:value-type="float" office:value="1.801302">
            <text:p>1.8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40">
            <text:p>1440</text:p>
          </table:table-cell>
          <table:table-cell office:value-type="float" office:value="1.419797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40">
            <text:p>1440</text:p>
          </table:table-cell>
          <table:table-cell office:value-type="float" office:value="1.814835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50">
            <text:p>1450</text:p>
          </table:table-cell>
          <table:table-cell office:value-type="float" office:value="0.865686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50">
            <text:p>1450</text:p>
          </table:table-cell>
          <table:table-cell office:value-type="float" office:value="1.929211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50">
            <text:p>1450</text:p>
          </table:table-cell>
          <table:table-cell office:value-type="float" office:value="0.777616">
            <text:p>0.78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50">
            <text:p>1450</text:p>
          </table:table-cell>
          <table:table-cell office:value-type="float" office:value="2.070814">
            <text:p>2.07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50">
            <text:p>1450</text:p>
          </table:table-cell>
          <table:table-cell office:value-type="float" office:value="1.438027">
            <text:p>1.4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50">
            <text:p>1450</text:p>
          </table:table-cell>
          <table:table-cell office:value-type="float" office:value="1.82922">
            <text:p>1.8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50">
            <text:p>1450</text:p>
          </table:table-cell>
          <table:table-cell office:value-type="float" office:value="1.420013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50">
            <text:p>1450</text:p>
          </table:table-cell>
          <table:table-cell office:value-type="float" office:value="1.814902">
            <text:p>1.81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60">
            <text:p>1460</text:p>
          </table:table-cell>
          <table:table-cell office:value-type="float" office:value="0.866002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60">
            <text:p>1460</text:p>
          </table:table-cell>
          <table:table-cell office:value-type="float" office:value="1.929508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60">
            <text:p>1460</text:p>
          </table:table-cell>
          <table:table-cell office:value-type="float" office:value="0.938255">
            <text:p>0.9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60">
            <text:p>1460</text:p>
          </table:table-cell>
          <table:table-cell office:value-type="float" office:value="2.080146">
            <text:p>2.08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60">
            <text:p>1460</text:p>
          </table:table-cell>
          <table:table-cell office:value-type="float" office:value="1.477034">
            <text:p>1.48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60">
            <text:p>1460</text:p>
          </table:table-cell>
          <table:table-cell office:value-type="float" office:value="1.862931">
            <text:p>1.8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60">
            <text:p>1460</text:p>
          </table:table-cell>
          <table:table-cell office:value-type="float" office:value="1.420192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60">
            <text:p>1460</text:p>
          </table:table-cell>
          <table:table-cell office:value-type="float" office:value="2.085474">
            <text:p>2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70">
            <text:p>1470</text:p>
          </table:table-cell>
          <table:table-cell office:value-type="float" office:value="0.86639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70">
            <text:p>1470</text:p>
          </table:table-cell>
          <table:table-cell office:value-type="float" office:value="1.930609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70">
            <text:p>1470</text:p>
          </table:table-cell>
          <table:table-cell office:value-type="float" office:value="0.972894">
            <text:p>0.97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70">
            <text:p>1470</text:p>
          </table:table-cell>
          <table:table-cell office:value-type="float" office:value="2.095287">
            <text:p>2.1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70">
            <text:p>1470</text:p>
          </table:table-cell>
          <table:table-cell office:value-type="float" office:value="1.513273">
            <text:p>1.51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70">
            <text:p>1470</text:p>
          </table:table-cell>
          <table:table-cell office:value-type="float" office:value="1.89699">
            <text:p>1.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70">
            <text:p>1470</text:p>
          </table:table-cell>
          <table:table-cell office:value-type="float" office:value="1.42049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70">
            <text:p>1470</text:p>
          </table:table-cell>
          <table:table-cell office:value-type="float" office:value="2.085641">
            <text:p>2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80">
            <text:p>1480</text:p>
          </table:table-cell>
          <table:table-cell office:value-type="float" office:value="0.866805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80">
            <text:p>1480</text:p>
          </table:table-cell>
          <table:table-cell office:value-type="float" office:value="1.933721">
            <text:p>1.93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80">
            <text:p>1480</text:p>
          </table:table-cell>
          <table:table-cell office:value-type="float" office:value="1.009745">
            <text:p>1.01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80">
            <text:p>1480</text:p>
          </table:table-cell>
          <table:table-cell office:value-type="float" office:value="2.119101">
            <text:p>2.12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80">
            <text:p>1480</text:p>
          </table:table-cell>
          <table:table-cell office:value-type="float" office:value="1.543031">
            <text:p>1.54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80">
            <text:p>1480</text:p>
          </table:table-cell>
          <table:table-cell office:value-type="float" office:value="1.927479">
            <text:p>1.93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80">
            <text:p>1480</text:p>
          </table:table-cell>
          <table:table-cell office:value-type="float" office:value="1.420756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80">
            <text:p>1480</text:p>
          </table:table-cell>
          <table:table-cell office:value-type="float" office:value="2.085758">
            <text:p>2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490">
            <text:p>1490</text:p>
          </table:table-cell>
          <table:table-cell office:value-type="float" office:value="0.86788">
            <text:p>0.87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490">
            <text:p>1490</text:p>
          </table:table-cell>
          <table:table-cell office:value-type="float" office:value="1.935516">
            <text:p>1.9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490">
            <text:p>1490</text:p>
          </table:table-cell>
          <table:table-cell office:value-type="float" office:value="1.044054">
            <text:p>1.0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490">
            <text:p>1490</text:p>
          </table:table-cell>
          <table:table-cell office:value-type="float" office:value="2.146793">
            <text:p>2.15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490">
            <text:p>1490</text:p>
          </table:table-cell>
          <table:table-cell office:value-type="float" office:value="1.564931">
            <text:p>1.5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490">
            <text:p>1490</text:p>
          </table:table-cell>
          <table:table-cell office:value-type="float" office:value="1.958375">
            <text:p>1.96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490">
            <text:p>1490</text:p>
          </table:table-cell>
          <table:table-cell office:value-type="float" office:value="1.421257">
            <text:p>1.42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490">
            <text:p>1490</text:p>
          </table:table-cell>
          <table:table-cell office:value-type="float" office:value="2.086081">
            <text:p>2.09</text:p>
          </table:table-cell>
          <table:table-cell/>
          <table:table-cell office:value-type="string">
            <text:p>IntelMEM_ECP_ClusterAvg_LeadAbs_Read</text:p>
          </table:table-cell>
          <table:table-cell office:value-type="float" office:value="1500">
            <text:p>1500</text:p>
          </table:table-cell>
          <table:table-cell office:value-type="float" office:value="1.008543">
            <text:p>1.01</text:p>
          </table:table-cell>
          <table:table-cell/>
          <table:table-cell office:value-type="string">
            <text:p>IntelMEM_ECP_ClusterAvg_LeadAbs_Scan</text:p>
          </table:table-cell>
          <table:table-cell office:value-type="float" office:value="1500">
            <text:p>1500</text:p>
          </table:table-cell>
          <table:table-cell office:value-type="float" office:value="2.13699">
            <text:p>2.14</text:p>
          </table:table-cell>
          <table:table-cell/>
          <table:table-cell office:value-type="string">
            <text:p>IntelMEM_ECP_ClusterAvg_LeadAvg_Read</text:p>
          </table:table-cell>
          <table:table-cell office:value-type="float" office:value="1500">
            <text:p>1500</text:p>
          </table:table-cell>
          <table:table-cell office:value-type="float" office:value="1.139355">
            <text:p>1.14</text:p>
          </table:table-cell>
          <table:table-cell/>
          <table:table-cell office:value-type="string">
            <text:p>IntelMEM_ECP_ClusterAvg_LeadAvg_Scan</text:p>
          </table:table-cell>
          <table:table-cell office:value-type="float" office:value="1500">
            <text:p>1500</text:p>
          </table:table-cell>
          <table:table-cell office:value-type="float" office:value="2.241547">
            <text:p>2.24</text:p>
          </table:table-cell>
        </table:table-row>
        <table:table-row table:style-name="ro1">
          <table:table-cell office:value-type="string">
            <text:p>IntelMEM_ECP_ClusterAbs_LeadAbs_Read</text:p>
          </table:table-cell>
          <table:table-cell office:value-type="float" office:value="1500">
            <text:p>1500</text:p>
          </table:table-cell>
          <table:table-cell office:value-type="float" office:value="1.658312">
            <text:p>1.66</text:p>
          </table:table-cell>
          <table:table-cell/>
          <table:table-cell office:value-type="string">
            <text:p>IntelMEM_ECP_ClusterAbs_LeadAbs_Scan</text:p>
          </table:table-cell>
          <table:table-cell office:value-type="float" office:value="1500">
            <text:p>1500</text:p>
          </table:table-cell>
          <table:table-cell office:value-type="float" office:value="2.08535">
            <text:p>2.09</text:p>
          </table:table-cell>
          <table:table-cell/>
          <table:table-cell office:value-type="string">
            <text:p>IntelMEM_ECP_ClusterAbs_LeadAvg_Read</text:p>
          </table:table-cell>
          <table:table-cell office:value-type="float" office:value="1500">
            <text:p>1500</text:p>
          </table:table-cell>
          <table:table-cell office:value-type="float" office:value="1.485607">
            <text:p>1.49</text:p>
          </table:table-cell>
          <table:table-cell/>
          <table:table-cell office:value-type="string">
            <text:p>IntelMEM_ECP_ClusterAbs_LeadAvg_Scan</text:p>
          </table:table-cell>
          <table:table-cell office:value-type="float" office:value="1500">
            <text:p>1500</text:p>
          </table:table-cell>
          <table:table-cell office:value-type="float" office:value="2.144695">
            <text:p>2.14</text:p>
          </table:table-cell>
          <table:table-cell table:number-columns-repeated="16"/>
        </table:table-row>
        <table:table-row table:style-name="ro1" table:number-rows-repeated="7">
          <table:table-cell table:number-columns-repeated="31"/>
        </table:table-row>
        <table:table-row table:style-name="ro1">
          <table:table-cell>
            <draw:frame table:end-cell-address="ECP.F186" table:end-x="0.8831in" table:end-y="0.0453in" draw:z-index="0" draw:style-name="gr1" draw:text-style-name="P1" svg:width="9.5374in" svg:height="4.8929in" svg:x="0.3823in" svg:y="0.1307in">
              <draw:object draw:notify-on-update-of-ranges="ECP.B2:ECP.B150 ECP.A2:ECP.A2 ECP.C2:ECP.C150 ECP.E2:ECP.E2 ECP.G2:ECP.G150 ECP.I2:ECP.I2 ECP.K2:ECP.K150 ECP.M2:ECP.M2 ECP.O2:ECP.O150 ECP.Q2:ECP.Q2 ECP.S2:ECP.S150 ECP.U2:ECP.U2 ECP.W2:ECP.W149 ECP.Y2:ECP.Y2 ECP.AA2:ECP.AA150 ECP.AC2:ECP.AC2 ECP.AE2:ECP.AE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0"/>
        </table:table-row>
      </table:table>
      <table:table table:name="II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0">
            <text:p>3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II_Scan</text:p>
          </table:table-cell>
          <table:table-cell office:value-type="float" office:value="30">
            <text:p>30</text:p>
          </table:table-cell>
          <table:table-cell office:value-type="float" office:value="1.21447">
            <text:p>1.21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0">
            <text:p>4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II_Scan</text:p>
          </table:table-cell>
          <table:table-cell office:value-type="float" office:value="40">
            <text:p>40</text:p>
          </table:table-cell>
          <table:table-cell office:value-type="float" office:value="1.21447">
            <text:p>1.21</text:p>
          </table:table-cell>
          <table:table-cell>
            <draw:frame table:end-cell-address="II.P23" table:end-x="0.0252in" table:end-y="0.0217in" draw:z-index="0" draw:style-name="gr1" draw:text-style-name="P1" svg:width="6.2988in" svg:height="3.5374in" svg:x="0.8386in" svg:y="0.0402in">
              <draw:object draw:notify-on-update-of-ranges="II.B2:II.B149 II.A2:II.A2 II.C2:II.C149 II.E2:II.E2 II.G2:II.G1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telMEM_II_Read</text:p>
          </table:table-cell>
          <table:table-cell office:value-type="float" office:value="50">
            <text:p>5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II_Scan</text:p>
          </table:table-cell>
          <table:table-cell office:value-type="float" office:value="50">
            <text:p>50</text:p>
          </table:table-cell>
          <table:table-cell office:value-type="float" office:value="1.21447">
            <text:p>1.21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0">
            <text:p>6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II_Scan</text:p>
          </table:table-cell>
          <table:table-cell office:value-type="float" office:value="60">
            <text:p>60</text:p>
          </table:table-cell>
          <table:table-cell office:value-type="float" office:value="2.949614">
            <text:p>2.95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0">
            <text:p>7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II_Scan</text:p>
          </table:table-cell>
          <table:table-cell office:value-type="float" office:value="70">
            <text:p>70</text:p>
          </table:table-cell>
          <table:table-cell office:value-type="float" office:value="2.949614">
            <text:p>2.95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0">
            <text:p>8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II_Scan</text:p>
          </table:table-cell>
          <table:table-cell office:value-type="float" office:value="80">
            <text:p>80</text:p>
          </table:table-cell>
          <table:table-cell office:value-type="float" office:value="2.949614">
            <text:p>2.95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0">
            <text:p>9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II_Scan</text:p>
          </table:table-cell>
          <table:table-cell office:value-type="float" office:value="90">
            <text:p>90</text:p>
          </table:table-cell>
          <table:table-cell office:value-type="float" office:value="2.949614">
            <text:p>2.95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0">
            <text:p>10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00">
            <text:p>10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0">
            <text:p>11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10">
            <text:p>11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0">
            <text:p>12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20">
            <text:p>12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0">
            <text:p>13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30">
            <text:p>13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0">
            <text:p>14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40">
            <text:p>14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50">
            <text:p>15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II_Scan</text:p>
          </table:table-cell>
          <table:table-cell office:value-type="float" office:value="150">
            <text:p>150</text:p>
          </table:table-cell>
          <table:table-cell office:value-type="float" office:value="5.428495">
            <text:p>5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60">
            <text:p>16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160">
            <text:p>16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70">
            <text:p>17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170">
            <text:p>17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80">
            <text:p>18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180">
            <text:p>18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90">
            <text:p>19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190">
            <text:p>19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00">
            <text:p>20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200">
            <text:p>20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10">
            <text:p>21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210">
            <text:p>21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20">
            <text:p>22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220">
            <text:p>22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30">
            <text:p>23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230">
            <text:p>23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40">
            <text:p>24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II_Scan</text:p>
          </table:table-cell>
          <table:table-cell office:value-type="float" office:value="240">
            <text:p>240</text:p>
          </table:table-cell>
          <table:table-cell office:value-type="float" office:value="8.969866">
            <text:p>8.9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50">
            <text:p>2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250">
            <text:p>25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60">
            <text:p>2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260">
            <text:p>26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70">
            <text:p>2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270">
            <text:p>27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80">
            <text:p>28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280">
            <text:p>28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290">
            <text:p>29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290">
            <text:p>29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00">
            <text:p>30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00">
            <text:p>30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10">
            <text:p>31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10">
            <text:p>31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20">
            <text:p>32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20">
            <text:p>32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30">
            <text:p>33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30">
            <text:p>33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40">
            <text:p>34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40">
            <text:p>34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50">
            <text:p>3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50">
            <text:p>35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60">
            <text:p>3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60">
            <text:p>36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70">
            <text:p>3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II_Scan</text:p>
          </table:table-cell>
          <table:table-cell office:value-type="float" office:value="370">
            <text:p>370</text:p>
          </table:table-cell>
          <table:table-cell office:value-type="float" office:value="14.029163">
            <text:p>14.0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80">
            <text:p>3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380">
            <text:p>38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390">
            <text:p>3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390">
            <text:p>39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00">
            <text:p>4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00">
            <text:p>40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10">
            <text:p>4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10">
            <text:p>41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20">
            <text:p>4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20">
            <text:p>42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30">
            <text:p>4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30">
            <text:p>43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40">
            <text:p>4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40">
            <text:p>44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50">
            <text:p>4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50">
            <text:p>45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60">
            <text:p>46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60">
            <text:p>46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70">
            <text:p>47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70">
            <text:p>47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80">
            <text:p>4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80">
            <text:p>48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490">
            <text:p>4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490">
            <text:p>49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00">
            <text:p>5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00">
            <text:p>50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10">
            <text:p>5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10">
            <text:p>51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20">
            <text:p>5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20">
            <text:p>52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30">
            <text:p>5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30">
            <text:p>53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40">
            <text:p>5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40">
            <text:p>54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50">
            <text:p>5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II_Scan</text:p>
          </table:table-cell>
          <table:table-cell office:value-type="float" office:value="550">
            <text:p>550</text:p>
          </table:table-cell>
          <table:table-cell office:value-type="float" office:value="21.256876">
            <text:p>21.2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60">
            <text:p>5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560">
            <text:p>56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70">
            <text:p>5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570">
            <text:p>57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80">
            <text:p>5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580">
            <text:p>58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590">
            <text:p>5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590">
            <text:p>59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00">
            <text:p>6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00">
            <text:p>60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10">
            <text:p>6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10">
            <text:p>61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20">
            <text:p>6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20">
            <text:p>62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30">
            <text:p>6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30">
            <text:p>63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40">
            <text:p>6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40">
            <text:p>64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50">
            <text:p>6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50">
            <text:p>65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60">
            <text:p>6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60">
            <text:p>66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70">
            <text:p>6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70">
            <text:p>67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80">
            <text:p>6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80">
            <text:p>68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690">
            <text:p>6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690">
            <text:p>69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00">
            <text:p>7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00">
            <text:p>70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10">
            <text:p>7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10">
            <text:p>71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20">
            <text:p>7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20">
            <text:p>72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30">
            <text:p>7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30">
            <text:p>73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40">
            <text:p>7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40">
            <text:p>74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50">
            <text:p>7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50">
            <text:p>75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60">
            <text:p>7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60">
            <text:p>76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70">
            <text:p>7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70">
            <text:p>77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80">
            <text:p>7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80">
            <text:p>78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790">
            <text:p>7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790">
            <text:p>79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00">
            <text:p>8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800">
            <text:p>80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10">
            <text:p>8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II_Scan</text:p>
          </table:table-cell>
          <table:table-cell office:value-type="float" office:value="810">
            <text:p>810</text:p>
          </table:table-cell>
          <table:table-cell office:value-type="float" office:value="31.582229">
            <text:p>31.58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20">
            <text:p>8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20">
            <text:p>82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30">
            <text:p>8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30">
            <text:p>83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40">
            <text:p>8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40">
            <text:p>84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50">
            <text:p>8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50">
            <text:p>85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60">
            <text:p>8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60">
            <text:p>86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70">
            <text:p>8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70">
            <text:p>87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80">
            <text:p>8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80">
            <text:p>88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890">
            <text:p>8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890">
            <text:p>89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00">
            <text:p>9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00">
            <text:p>90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10">
            <text:p>9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10">
            <text:p>91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20">
            <text:p>9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20">
            <text:p>92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30">
            <text:p>9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30">
            <text:p>93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40">
            <text:p>9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40">
            <text:p>94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50">
            <text:p>9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50">
            <text:p>95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60">
            <text:p>9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60">
            <text:p>96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70">
            <text:p>9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70">
            <text:p>97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80">
            <text:p>9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80">
            <text:p>98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990">
            <text:p>9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990">
            <text:p>99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00">
            <text:p>10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00">
            <text:p>100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10">
            <text:p>10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10">
            <text:p>101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20">
            <text:p>10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20">
            <text:p>102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30">
            <text:p>10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30">
            <text:p>103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40">
            <text:p>10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40">
            <text:p>104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50">
            <text:p>10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50">
            <text:p>105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60">
            <text:p>10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60">
            <text:p>106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70">
            <text:p>10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70">
            <text:p>1070</text:p>
          </table:table-cell>
          <table:table-cell office:value-type="float" office:value="46.342727">
            <text:p>46.34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80">
            <text:p>10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80">
            <text:p>108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090">
            <text:p>10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090">
            <text:p>109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00">
            <text:p>11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00">
            <text:p>110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10">
            <text:p>11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10">
            <text:p>111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20">
            <text:p>11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20">
            <text:p>112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30">
            <text:p>11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30">
            <text:p>113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40">
            <text:p>11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40">
            <text:p>114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50">
            <text:p>11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50">
            <text:p>115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60">
            <text:p>11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60">
            <text:p>116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70">
            <text:p>11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70">
            <text:p>117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80">
            <text:p>11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II_Scan</text:p>
          </table:table-cell>
          <table:table-cell office:value-type="float" office:value="1180">
            <text:p>1180</text:p>
          </table:table-cell>
          <table:table-cell office:value-type="float" office:value="46.358622">
            <text:p>46.36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190">
            <text:p>11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190">
            <text:p>119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00">
            <text:p>12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00">
            <text:p>120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10">
            <text:p>12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10">
            <text:p>121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20">
            <text:p>12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20">
            <text:p>122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30">
            <text:p>12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30">
            <text:p>123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40">
            <text:p>12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40">
            <text:p>124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50">
            <text:p>12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50">
            <text:p>125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60">
            <text:p>12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60">
            <text:p>126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70">
            <text:p>12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70">
            <text:p>127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80">
            <text:p>12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80">
            <text:p>128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290">
            <text:p>12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290">
            <text:p>129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00">
            <text:p>13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00">
            <text:p>130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10">
            <text:p>13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10">
            <text:p>131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20">
            <text:p>13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20">
            <text:p>132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30">
            <text:p>13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30">
            <text:p>133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40">
            <text:p>13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40">
            <text:p>134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50">
            <text:p>13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50">
            <text:p>135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60">
            <text:p>13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60">
            <text:p>136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70">
            <text:p>13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70">
            <text:p>137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80">
            <text:p>13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80">
            <text:p>138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390">
            <text:p>13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390">
            <text:p>139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00">
            <text:p>14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00">
            <text:p>140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10">
            <text:p>14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10">
            <text:p>141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20">
            <text:p>14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20">
            <text:p>142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30">
            <text:p>14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30">
            <text:p>143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40">
            <text:p>14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40">
            <text:p>1440</text:p>
          </table:table-cell>
          <table:table-cell office:value-type="float" office:value="67.431016">
            <text:p>67.43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50">
            <text:p>14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50">
            <text:p>1450</text:p>
          </table:table-cell>
          <table:table-cell office:value-type="float" office:value="67.466242">
            <text:p>67.4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60">
            <text:p>14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60">
            <text:p>1460</text:p>
          </table:table-cell>
          <table:table-cell office:value-type="float" office:value="67.466242">
            <text:p>67.4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70">
            <text:p>14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70">
            <text:p>1470</text:p>
          </table:table-cell>
          <table:table-cell office:value-type="float" office:value="67.466242">
            <text:p>67.4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80">
            <text:p>14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80">
            <text:p>1480</text:p>
          </table:table-cell>
          <table:table-cell office:value-type="float" office:value="67.466242">
            <text:p>67.4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490">
            <text:p>14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490">
            <text:p>1490</text:p>
          </table:table-cell>
          <table:table-cell office:value-type="float" office:value="67.466242">
            <text:p>67.47</text:p>
          </table:table-cell>
          <table:table-cell/>
        </table:table-row>
        <table:table-row table:style-name="ro1">
          <table:table-cell office:value-type="string">
            <text:p>IntelMEM_II_Read</text:p>
          </table:table-cell>
          <table:table-cell office:value-type="float" office:value="1500">
            <text:p>15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II_Scan</text:p>
          </table:table-cell>
          <table:table-cell office:value-type="float" office:value="1500">
            <text:p>1500</text:p>
          </table:table-cell>
          <table:table-cell office:value-type="float" office:value="67.50422">
            <text:p>67.5</text:p>
          </table:table-cell>
          <table:table-cell/>
        </table:table-row>
      </table:table>
      <table:table table:name="NVtree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0">
            <text:p>20</text:p>
          </table:table-cell>
          <table:table-cell office:value-type="float" office:value="0.0048">
            <text:p>0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0">
            <text:p>20</text:p>
          </table:table-cell>
          <table:table-cell office:value-type="float" office:value="0.005188">
            <text:p>0.0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0">
            <text:p>20</text:p>
          </table:table-cell>
          <table:table-cell office:value-type="float" office:value="0.001361">
            <text:p>0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">
            <text:p>20</text:p>
          </table:table-cell>
          <table:table-cell office:value-type="float" office:value="0.001379">
            <text:p>0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0">
            <text:p>20</text:p>
          </table:table-cell>
          <table:table-cell office:value-type="float" office:value="19.627813">
            <text:p>19.6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0">
            <text:p>20</text:p>
          </table:table-cell>
          <table:table-cell office:value-type="float" office:value="23.44547">
            <text:p>23.4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0">
            <text:p>30</text:p>
          </table:table-cell>
          <table:table-cell office:value-type="float" office:value="0.420329">
            <text:p>0.4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0">
            <text:p>30</text:p>
          </table:table-cell>
          <table:table-cell office:value-type="float" office:value="0.402134">
            <text:p>0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0">
            <text:p>30</text:p>
          </table:table-cell>
          <table:table-cell office:value-type="float" office:value="0.136709">
            <text:p>0.1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">
            <text:p>30</text:p>
          </table:table-cell>
          <table:table-cell office:value-type="float" office:value="0.118435">
            <text:p>0.1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0">
            <text:p>30</text:p>
          </table:table-cell>
          <table:table-cell office:value-type="float" office:value="1824.401874">
            <text:p>1824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0">
            <text:p>30</text:p>
          </table:table-cell>
          <table:table-cell office:value-type="float" office:value="1824.258856">
            <text:p>1824.2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0">
            <text:p>40</text:p>
          </table:table-cell>
          <table:table-cell office:value-type="float" office:value="0.420329">
            <text:p>0.4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0">
            <text:p>40</text:p>
          </table:table-cell>
          <table:table-cell office:value-type="float" office:value="0.402134">
            <text:p>0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0">
            <text:p>40</text:p>
          </table:table-cell>
          <table:table-cell office:value-type="float" office:value="0.136709">
            <text:p>0.1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">
            <text:p>40</text:p>
          </table:table-cell>
          <table:table-cell office:value-type="float" office:value="0.118435">
            <text:p>0.1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0">
            <text:p>40</text:p>
          </table:table-cell>
          <table:table-cell office:value-type="float" office:value="1824.401874">
            <text:p>1824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0">
            <text:p>40</text:p>
          </table:table-cell>
          <table:table-cell office:value-type="float" office:value="1824.258856">
            <text:p>1824.2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0">
            <text:p>50</text:p>
          </table:table-cell>
          <table:table-cell office:value-type="float" office:value="0.440772">
            <text:p>0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0">
            <text:p>50</text:p>
          </table:table-cell>
          <table:table-cell office:value-type="float" office:value="0.430456">
            <text:p>0.4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0">
            <text:p>50</text:p>
          </table:table-cell>
          <table:table-cell office:value-type="float" office:value="0.137074">
            <text:p>0.1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">
            <text:p>50</text:p>
          </table:table-cell>
          <table:table-cell office:value-type="float" office:value="0.118694">
            <text:p>0.1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0">
            <text:p>50</text:p>
          </table:table-cell>
          <table:table-cell office:value-type="float" office:value="1837.011029">
            <text:p>1837.0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0">
            <text:p>50</text:p>
          </table:table-cell>
          <table:table-cell office:value-type="float" office:value="1848.960599">
            <text:p>1848.9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0">
            <text:p>60</text:p>
          </table:table-cell>
          <table:table-cell office:value-type="float" office:value="4.027695">
            <text:p>4.0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0">
            <text:p>60</text:p>
          </table:table-cell>
          <table:table-cell office:value-type="float" office:value="3.980995">
            <text:p>3.9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0">
            <text:p>60</text:p>
          </table:table-cell>
          <table:table-cell office:value-type="float" office:value="0.336822">
            <text:p>0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">
            <text:p>60</text:p>
          </table:table-cell>
          <table:table-cell office:value-type="float" office:value="0.291125">
            <text:p>0.2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0">
            <text:p>60</text:p>
          </table:table-cell>
          <table:table-cell office:value-type="float" office:value="12431.75469">
            <text:p>12431.7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0">
            <text:p>60</text:p>
          </table:table-cell>
          <table:table-cell office:value-type="float" office:value="12417.33817">
            <text:p>12417.3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0">
            <text:p>70</text:p>
          </table:table-cell>
          <table:table-cell office:value-type="float" office:value="4.035636">
            <text:p>4.0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0">
            <text:p>70</text:p>
          </table:table-cell>
          <table:table-cell office:value-type="float" office:value="3.990198">
            <text:p>3.9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0">
            <text:p>70</text:p>
          </table:table-cell>
          <table:table-cell office:value-type="float" office:value="0.338685">
            <text:p>0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">
            <text:p>70</text:p>
          </table:table-cell>
          <table:table-cell office:value-type="float" office:value="0.292919">
            <text:p>0.2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0">
            <text:p>70</text:p>
          </table:table-cell>
          <table:table-cell office:value-type="float" office:value="12554.063538">
            <text:p>12554.0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0">
            <text:p>70</text:p>
          </table:table-cell>
          <table:table-cell office:value-type="float" office:value="12553.073065">
            <text:p>12553.0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0">
            <text:p>80</text:p>
          </table:table-cell>
          <table:table-cell office:value-type="float" office:value="4.035636">
            <text:p>4.0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0">
            <text:p>80</text:p>
          </table:table-cell>
          <table:table-cell office:value-type="float" office:value="3.990198">
            <text:p>3.9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0">
            <text:p>80</text:p>
          </table:table-cell>
          <table:table-cell office:value-type="float" office:value="0.338685">
            <text:p>0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">
            <text:p>80</text:p>
          </table:table-cell>
          <table:table-cell office:value-type="float" office:value="0.292919">
            <text:p>0.2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0">
            <text:p>80</text:p>
          </table:table-cell>
          <table:table-cell office:value-type="float" office:value="12554.063538">
            <text:p>12554.0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0">
            <text:p>80</text:p>
          </table:table-cell>
          <table:table-cell office:value-type="float" office:value="12553.073065">
            <text:p>12553.0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0">
            <text:p>90</text:p>
          </table:table-cell>
          <table:table-cell office:value-type="float" office:value="4.035636">
            <text:p>4.0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0">
            <text:p>90</text:p>
          </table:table-cell>
          <table:table-cell office:value-type="float" office:value="3.990198">
            <text:p>3.9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0">
            <text:p>90</text:p>
          </table:table-cell>
          <table:table-cell office:value-type="float" office:value="0.338685">
            <text:p>0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">
            <text:p>90</text:p>
          </table:table-cell>
          <table:table-cell office:value-type="float" office:value="0.292919">
            <text:p>0.2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0">
            <text:p>90</text:p>
          </table:table-cell>
          <table:table-cell office:value-type="float" office:value="12554.063538">
            <text:p>12554.0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0">
            <text:p>90</text:p>
          </table:table-cell>
          <table:table-cell office:value-type="float" office:value="12553.073065">
            <text:p>12553.0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0">
            <text:p>100</text:p>
          </table:table-cell>
          <table:table-cell office:value-type="float" office:value="4.068997">
            <text:p>4.0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0">
            <text:p>100</text:p>
          </table:table-cell>
          <table:table-cell office:value-type="float" office:value="4.021609">
            <text:p>4.0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0">
            <text:p>100</text:p>
          </table:table-cell>
          <table:table-cell office:value-type="float" office:value="0.349849">
            <text:p>0.3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">
            <text:p>100</text:p>
          </table:table-cell>
          <table:table-cell office:value-type="float" office:value="0.302171">
            <text:p>0.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0">
            <text:p>100</text:p>
          </table:table-cell>
          <table:table-cell office:value-type="float" office:value="13104.992441">
            <text:p>13104.9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0">
            <text:p>100</text:p>
          </table:table-cell>
          <table:table-cell office:value-type="float" office:value="13116.518656">
            <text:p>13116.5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0">
            <text:p>110</text:p>
          </table:table-cell>
          <table:table-cell office:value-type="float" office:value="4.462273">
            <text:p>4.4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0">
            <text:p>110</text:p>
          </table:table-cell>
          <table:table-cell office:value-type="float" office:value="4.398296">
            <text:p>4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0">
            <text:p>110</text:p>
          </table:table-cell>
          <table:table-cell office:value-type="float" office:value="0.478373">
            <text:p>0.4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">
            <text:p>110</text:p>
          </table:table-cell>
          <table:table-cell office:value-type="float" office:value="0.413176">
            <text:p>0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0">
            <text:p>110</text:p>
          </table:table-cell>
          <table:table-cell office:value-type="float" office:value="20116.833872">
            <text:p>20116.8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0">
            <text:p>110</text:p>
          </table:table-cell>
          <table:table-cell office:value-type="float" office:value="20119.79271">
            <text:p>20119.7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0">
            <text:p>120</text:p>
          </table:table-cell>
          <table:table-cell office:value-type="float" office:value="4.96184">
            <text:p>4.9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0">
            <text:p>120</text:p>
          </table:table-cell>
          <table:table-cell office:value-type="float" office:value="4.895491">
            <text:p>4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0">
            <text:p>120</text:p>
          </table:table-cell>
          <table:table-cell office:value-type="float" office:value="0.640415">
            <text:p>0.6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">
            <text:p>120</text:p>
          </table:table-cell>
          <table:table-cell office:value-type="float" office:value="0.553867">
            <text:p>0.5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0">
            <text:p>120</text:p>
          </table:table-cell>
          <table:table-cell office:value-type="float" office:value="28603.949512">
            <text:p>28603.9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0">
            <text:p>120</text:p>
          </table:table-cell>
          <table:table-cell office:value-type="float" office:value="28597.3602">
            <text:p>28597.3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0">
            <text:p>130</text:p>
          </table:table-cell>
          <table:table-cell office:value-type="float" office:value="4.969585">
            <text:p>4.9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0">
            <text:p>130</text:p>
          </table:table-cell>
          <table:table-cell office:value-type="float" office:value="4.904345">
            <text:p>4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0">
            <text:p>130</text:p>
          </table:table-cell>
          <table:table-cell office:value-type="float" office:value="0.642763">
            <text:p>0.6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">
            <text:p>130</text:p>
          </table:table-cell>
          <table:table-cell office:value-type="float" office:value="0.556021">
            <text:p>0.5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0">
            <text:p>130</text:p>
          </table:table-cell>
          <table:table-cell office:value-type="float" office:value="28729.608197">
            <text:p>28729.6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0">
            <text:p>130</text:p>
          </table:table-cell>
          <table:table-cell office:value-type="float" office:value="28726.863877">
            <text:p>28726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0">
            <text:p>140</text:p>
          </table:table-cell>
          <table:table-cell office:value-type="float" office:value="4.969585">
            <text:p>4.9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0">
            <text:p>140</text:p>
          </table:table-cell>
          <table:table-cell office:value-type="float" office:value="4.904345">
            <text:p>4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0">
            <text:p>140</text:p>
          </table:table-cell>
          <table:table-cell office:value-type="float" office:value="0.642763">
            <text:p>0.6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">
            <text:p>140</text:p>
          </table:table-cell>
          <table:table-cell office:value-type="float" office:value="0.556021">
            <text:p>0.5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0">
            <text:p>140</text:p>
          </table:table-cell>
          <table:table-cell office:value-type="float" office:value="28729.608197">
            <text:p>28729.6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0">
            <text:p>140</text:p>
          </table:table-cell>
          <table:table-cell office:value-type="float" office:value="28726.863877">
            <text:p>28726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50">
            <text:p>150</text:p>
          </table:table-cell>
          <table:table-cell office:value-type="float" office:value="4.969585">
            <text:p>4.9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50">
            <text:p>150</text:p>
          </table:table-cell>
          <table:table-cell office:value-type="float" office:value="4.904345">
            <text:p>4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50">
            <text:p>150</text:p>
          </table:table-cell>
          <table:table-cell office:value-type="float" office:value="0.642763">
            <text:p>0.6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50">
            <text:p>150</text:p>
          </table:table-cell>
          <table:table-cell office:value-type="float" office:value="0.556021">
            <text:p>0.5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50">
            <text:p>150</text:p>
          </table:table-cell>
          <table:table-cell office:value-type="float" office:value="28729.608197">
            <text:p>28729.6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50">
            <text:p>150</text:p>
          </table:table-cell>
          <table:table-cell office:value-type="float" office:value="28726.863877">
            <text:p>28726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60">
            <text:p>160</text:p>
          </table:table-cell>
          <table:table-cell office:value-type="float" office:value="4.970568">
            <text:p>4.9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60">
            <text:p>160</text:p>
          </table:table-cell>
          <table:table-cell office:value-type="float" office:value="4.904971">
            <text:p>4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60">
            <text:p>160</text:p>
          </table:table-cell>
          <table:table-cell office:value-type="float" office:value="0.642877">
            <text:p>0.6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60">
            <text:p>160</text:p>
          </table:table-cell>
          <table:table-cell office:value-type="float" office:value="0.556177">
            <text:p>0.5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60">
            <text:p>160</text:p>
          </table:table-cell>
          <table:table-cell office:value-type="float" office:value="28742.300215">
            <text:p>28742.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60">
            <text:p>160</text:p>
          </table:table-cell>
          <table:table-cell office:value-type="float" office:value="28736.095502">
            <text:p>28736.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70">
            <text:p>170</text:p>
          </table:table-cell>
          <table:table-cell office:value-type="float" office:value="5.046692">
            <text:p>5.0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70">
            <text:p>170</text:p>
          </table:table-cell>
          <table:table-cell office:value-type="float" office:value="4.977112">
            <text:p>4.9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70">
            <text:p>170</text:p>
          </table:table-cell>
          <table:table-cell office:value-type="float" office:value="0.667336">
            <text:p>0.6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70">
            <text:p>170</text:p>
          </table:table-cell>
          <table:table-cell office:value-type="float" office:value="0.576591">
            <text:p>0.5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70">
            <text:p>170</text:p>
          </table:table-cell>
          <table:table-cell office:value-type="float" office:value="30012.724795">
            <text:p>30012.7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70">
            <text:p>170</text:p>
          </table:table-cell>
          <table:table-cell office:value-type="float" office:value="29940.976753">
            <text:p>29940.9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80">
            <text:p>180</text:p>
          </table:table-cell>
          <table:table-cell office:value-type="float" office:value="5.297628">
            <text:p>5.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80">
            <text:p>180</text:p>
          </table:table-cell>
          <table:table-cell office:value-type="float" office:value="5.228901">
            <text:p>5.2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80">
            <text:p>180</text:p>
          </table:table-cell>
          <table:table-cell office:value-type="float" office:value="0.748902">
            <text:p>0.7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80">
            <text:p>180</text:p>
          </table:table-cell>
          <table:table-cell office:value-type="float" office:value="0.647449">
            <text:p>0.6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80">
            <text:p>180</text:p>
          </table:table-cell>
          <table:table-cell office:value-type="float" office:value="34319.84114">
            <text:p>34319.8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80">
            <text:p>180</text:p>
          </table:table-cell>
          <table:table-cell office:value-type="float" office:value="34346.403435">
            <text:p>34346.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90">
            <text:p>190</text:p>
          </table:table-cell>
          <table:table-cell office:value-type="float" office:value="5.76337">
            <text:p>5.7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90">
            <text:p>190</text:p>
          </table:table-cell>
          <table:table-cell office:value-type="float" office:value="5.699612">
            <text:p>5.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90">
            <text:p>190</text:p>
          </table:table-cell>
          <table:table-cell office:value-type="float" office:value="0.903481">
            <text:p>0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90">
            <text:p>190</text:p>
          </table:table-cell>
          <table:table-cell office:value-type="float" office:value="0.778692">
            <text:p>0.7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90">
            <text:p>190</text:p>
          </table:table-cell>
          <table:table-cell office:value-type="float" office:value="42666.859508">
            <text:p>42666.8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90">
            <text:p>190</text:p>
          </table:table-cell>
          <table:table-cell office:value-type="float" office:value="42709.471685">
            <text:p>42709.4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00">
            <text:p>200</text:p>
          </table:table-cell>
          <table:table-cell office:value-type="float" office:value="6.306971">
            <text:p>6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00">
            <text:p>200</text:p>
          </table:table-cell>
          <table:table-cell office:value-type="float" office:value="6.244839">
            <text:p>6.2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00">
            <text:p>200</text:p>
          </table:table-cell>
          <table:table-cell office:value-type="float" office:value="1.079624">
            <text:p>1.0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0">
            <text:p>200</text:p>
          </table:table-cell>
          <table:table-cell office:value-type="float" office:value="0.932701">
            <text:p>0.9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00">
            <text:p>200</text:p>
          </table:table-cell>
          <table:table-cell office:value-type="float" office:value="51944.398007">
            <text:p>51944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00">
            <text:p>200</text:p>
          </table:table-cell>
          <table:table-cell office:value-type="float" office:value="51923.272275">
            <text:p>51923.2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10">
            <text:p>210</text:p>
          </table:table-cell>
          <table:table-cell office:value-type="float" office:value="6.351416">
            <text:p>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10">
            <text:p>210</text:p>
          </table:table-cell>
          <table:table-cell office:value-type="float" office:value="6.29135">
            <text:p>6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10">
            <text:p>210</text:p>
          </table:table-cell>
          <table:table-cell office:value-type="float" office:value="1.092321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10">
            <text:p>210</text:p>
          </table:table-cell>
          <table:table-cell office:value-type="float" office:value="0.945429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10">
            <text:p>210</text:p>
          </table:table-cell>
          <table:table-cell office:value-type="float" office:value="52671.669934">
            <text:p>52671.6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10">
            <text:p>210</text:p>
          </table:table-cell>
          <table:table-cell office:value-type="float" office:value="52671.548641">
            <text:p>52671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20">
            <text:p>220</text:p>
          </table:table-cell>
          <table:table-cell office:value-type="float" office:value="6.351497">
            <text:p>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20">
            <text:p>220</text:p>
          </table:table-cell>
          <table:table-cell office:value-type="float" office:value="6.291432">
            <text:p>6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20">
            <text:p>220</text:p>
          </table:table-cell>
          <table:table-cell office:value-type="float" office:value="1.092321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20">
            <text:p>220</text:p>
          </table:table-cell>
          <table:table-cell office:value-type="float" office:value="0.945452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20">
            <text:p>220</text:p>
          </table:table-cell>
          <table:table-cell office:value-type="float" office:value="52671.669934">
            <text:p>52671.6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20">
            <text:p>220</text:p>
          </table:table-cell>
          <table:table-cell office:value-type="float" office:value="52671.548641">
            <text:p>52671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30">
            <text:p>230</text:p>
          </table:table-cell>
          <table:table-cell office:value-type="float" office:value="6.351497">
            <text:p>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30">
            <text:p>230</text:p>
          </table:table-cell>
          <table:table-cell office:value-type="float" office:value="6.291432">
            <text:p>6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30">
            <text:p>230</text:p>
          </table:table-cell>
          <table:table-cell office:value-type="float" office:value="1.092321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30">
            <text:p>230</text:p>
          </table:table-cell>
          <table:table-cell office:value-type="float" office:value="0.945452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30">
            <text:p>230</text:p>
          </table:table-cell>
          <table:table-cell office:value-type="float" office:value="52671.669934">
            <text:p>52671.6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30">
            <text:p>230</text:p>
          </table:table-cell>
          <table:table-cell office:value-type="float" office:value="52671.548641">
            <text:p>52671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40">
            <text:p>240</text:p>
          </table:table-cell>
          <table:table-cell office:value-type="float" office:value="6.351497">
            <text:p>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40">
            <text:p>240</text:p>
          </table:table-cell>
          <table:table-cell office:value-type="float" office:value="6.291432">
            <text:p>6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40">
            <text:p>240</text:p>
          </table:table-cell>
          <table:table-cell office:value-type="float" office:value="1.092321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40">
            <text:p>240</text:p>
          </table:table-cell>
          <table:table-cell office:value-type="float" office:value="0.945452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40">
            <text:p>240</text:p>
          </table:table-cell>
          <table:table-cell office:value-type="float" office:value="52671.669934">
            <text:p>52671.6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40">
            <text:p>240</text:p>
          </table:table-cell>
          <table:table-cell office:value-type="float" office:value="52671.548641">
            <text:p>52671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50">
            <text:p>250</text:p>
          </table:table-cell>
          <table:table-cell office:value-type="float" office:value="6.352627">
            <text:p>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50">
            <text:p>250</text:p>
          </table:table-cell>
          <table:table-cell office:value-type="float" office:value="6.292981">
            <text:p>6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50">
            <text:p>250</text:p>
          </table:table-cell>
          <table:table-cell office:value-type="float" office:value="1.092347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50">
            <text:p>250</text:p>
          </table:table-cell>
          <table:table-cell office:value-type="float" office:value="0.945491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50">
            <text:p>250</text:p>
          </table:table-cell>
          <table:table-cell office:value-type="float" office:value="52678.238192">
            <text:p>52678.2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50">
            <text:p>250</text:p>
          </table:table-cell>
          <table:table-cell office:value-type="float" office:value="52674.856179">
            <text:p>52674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60">
            <text:p>260</text:p>
          </table:table-cell>
          <table:table-cell office:value-type="float" office:value="6.398391">
            <text:p>6.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60">
            <text:p>260</text:p>
          </table:table-cell>
          <table:table-cell office:value-type="float" office:value="6.328378">
            <text:p>6.3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60">
            <text:p>260</text:p>
          </table:table-cell>
          <table:table-cell office:value-type="float" office:value="1.093295">
            <text:p>1.0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60">
            <text:p>260</text:p>
          </table:table-cell>
          <table:table-cell office:value-type="float" office:value="0.946208">
            <text:p>0.9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60">
            <text:p>260</text:p>
          </table:table-cell>
          <table:table-cell office:value-type="float" office:value="52858.204272">
            <text:p>52858.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60">
            <text:p>260</text:p>
          </table:table-cell>
          <table:table-cell office:value-type="float" office:value="52790.232858">
            <text:p>52790.2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70">
            <text:p>270</text:p>
          </table:table-cell>
          <table:table-cell office:value-type="float" office:value="6.803146">
            <text:p>6.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70">
            <text:p>270</text:p>
          </table:table-cell>
          <table:table-cell office:value-type="float" office:value="6.707776">
            <text:p>6.7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70">
            <text:p>270</text:p>
          </table:table-cell>
          <table:table-cell office:value-type="float" office:value="1.105609">
            <text:p>1.1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70">
            <text:p>270</text:p>
          </table:table-cell>
          <table:table-cell office:value-type="float" office:value="0.956194">
            <text:p>0.9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70">
            <text:p>270</text:p>
          </table:table-cell>
          <table:table-cell office:value-type="float" office:value="55384.191467">
            <text:p>55384.1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70">
            <text:p>270</text:p>
          </table:table-cell>
          <table:table-cell office:value-type="float" office:value="55241.569378">
            <text:p>55241.5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80">
            <text:p>280</text:p>
          </table:table-cell>
          <table:table-cell office:value-type="float" office:value="8.453002">
            <text:p>8.4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80">
            <text:p>280</text:p>
          </table:table-cell>
          <table:table-cell office:value-type="float" office:value="8.327066">
            <text:p>8.3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80">
            <text:p>280</text:p>
          </table:table-cell>
          <table:table-cell office:value-type="float" office:value="1.165172">
            <text:p>1.1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80">
            <text:p>280</text:p>
          </table:table-cell>
          <table:table-cell office:value-type="float" office:value="1.00706">
            <text:p>1.0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80">
            <text:p>280</text:p>
          </table:table-cell>
          <table:table-cell office:value-type="float" office:value="67707.305958">
            <text:p>67707.3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80">
            <text:p>280</text:p>
          </table:table-cell>
          <table:table-cell office:value-type="float" office:value="67614.244178">
            <text:p>67614.2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290">
            <text:p>290</text:p>
          </table:table-cell>
          <table:table-cell office:value-type="float" office:value="10.31836">
            <text:p>10.3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290">
            <text:p>290</text:p>
          </table:table-cell>
          <table:table-cell office:value-type="float" office:value="10.265744">
            <text:p>10.2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290">
            <text:p>290</text:p>
          </table:table-cell>
          <table:table-cell office:value-type="float" office:value="1.2667">
            <text:p>1.2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90">
            <text:p>290</text:p>
          </table:table-cell>
          <table:table-cell office:value-type="float" office:value="1.100543">
            <text:p>1.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290">
            <text:p>290</text:p>
          </table:table-cell>
          <table:table-cell office:value-type="float" office:value="89037.846862">
            <text:p>89037.8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290">
            <text:p>290</text:p>
          </table:table-cell>
          <table:table-cell office:value-type="float" office:value="89160.158688">
            <text:p>89160.1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00">
            <text:p>300</text:p>
          </table:table-cell>
          <table:table-cell office:value-type="float" office:value="12.827144">
            <text:p>12.8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00">
            <text:p>300</text:p>
          </table:table-cell>
          <table:table-cell office:value-type="float" office:value="12.731575">
            <text:p>12.7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00">
            <text:p>300</text:p>
          </table:table-cell>
          <table:table-cell office:value-type="float" office:value="1.398559">
            <text:p>1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0">
            <text:p>300</text:p>
          </table:table-cell>
          <table:table-cell office:value-type="float" office:value="1.228211">
            <text:p>1.2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00">
            <text:p>300</text:p>
          </table:table-cell>
          <table:table-cell office:value-type="float" office:value="117583.640349">
            <text:p>117583.6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00">
            <text:p>300</text:p>
          </table:table-cell>
          <table:table-cell office:value-type="float" office:value="117540.852892">
            <text:p>117540.8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10">
            <text:p>310</text:p>
          </table:table-cell>
          <table:table-cell office:value-type="float" office:value="15.862918">
            <text:p>15.8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10">
            <text:p>310</text:p>
          </table:table-cell>
          <table:table-cell office:value-type="float" office:value="15.793303">
            <text:p>15.7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10">
            <text:p>310</text:p>
          </table:table-cell>
          <table:table-cell office:value-type="float" office:value="1.547851">
            <text:p>1.5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10">
            <text:p>310</text:p>
          </table:table-cell>
          <table:table-cell office:value-type="float" office:value="1.377739">
            <text:p>1.3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10">
            <text:p>310</text:p>
          </table:table-cell>
          <table:table-cell office:value-type="float" office:value="149475.855035">
            <text:p>149475.8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10">
            <text:p>310</text:p>
          </table:table-cell>
          <table:table-cell office:value-type="float" office:value="149837.603628">
            <text:p>149837.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20">
            <text:p>320</text:p>
          </table:table-cell>
          <table:table-cell office:value-type="float" office:value="18.032905">
            <text:p>18.0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20">
            <text:p>320</text:p>
          </table:table-cell>
          <table:table-cell office:value-type="float" office:value="17.986649">
            <text:p>17.9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20">
            <text:p>320</text:p>
          </table:table-cell>
          <table:table-cell office:value-type="float" office:value="1.717054">
            <text:p>1.7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20">
            <text:p>320</text:p>
          </table:table-cell>
          <table:table-cell office:value-type="float" office:value="1.550315">
            <text:p>1.5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20">
            <text:p>320</text:p>
          </table:table-cell>
          <table:table-cell office:value-type="float" office:value="184956.215604">
            <text:p>184956.2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20">
            <text:p>320</text:p>
          </table:table-cell>
          <table:table-cell office:value-type="float" office:value="184960.950704">
            <text:p>184960.9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30">
            <text:p>330</text:p>
          </table:table-cell>
          <table:table-cell office:value-type="float" office:value="18.298127">
            <text:p>18.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30">
            <text:p>330</text:p>
          </table:table-cell>
          <table:table-cell office:value-type="float" office:value="18.249949">
            <text:p>18.2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30">
            <text:p>330</text:p>
          </table:table-cell>
          <table:table-cell office:value-type="float" office:value="1.759489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30">
            <text:p>330</text:p>
          </table:table-cell>
          <table:table-cell office:value-type="float" office:value="1.594442">
            <text:p>1.5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30">
            <text:p>330</text:p>
          </table:table-cell>
          <table:table-cell office:value-type="float" office:value="193908.626514">
            <text:p>193908.6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30">
            <text:p>330</text:p>
          </table:table-cell>
          <table:table-cell office:value-type="float" office:value="193804.148421">
            <text:p>193804.1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40">
            <text:p>340</text:p>
          </table:table-cell>
          <table:table-cell office:value-type="float" office:value="18.30992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40">
            <text:p>340</text:p>
          </table:table-cell>
          <table:table-cell office:value-type="float" office:value="18.261395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40">
            <text:p>340</text:p>
          </table:table-cell>
          <table:table-cell office:value-type="float" office:value="1.761618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40">
            <text:p>340</text:p>
          </table:table-cell>
          <table:table-cell office:value-type="float" office:value="1.5972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40">
            <text:p>340</text:p>
          </table:table-cell>
          <table:table-cell office:value-type="float" office:value="194477.212677">
            <text:p>194477.2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40">
            <text:p>340</text:p>
          </table:table-cell>
          <table:table-cell office:value-type="float" office:value="194461.21417">
            <text:p>194461.2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50">
            <text:p>350</text:p>
          </table:table-cell>
          <table:table-cell office:value-type="float" office:value="18.310038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50">
            <text:p>350</text:p>
          </table:table-cell>
          <table:table-cell office:value-type="float" office:value="18.261459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50">
            <text:p>350</text:p>
          </table:table-cell>
          <table:table-cell office:value-type="float" office:value="1.761637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50">
            <text:p>350</text:p>
          </table:table-cell>
          <table:table-cell office:value-type="float" office:value="1.597219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50">
            <text:p>350</text:p>
          </table:table-cell>
          <table:table-cell office:value-type="float" office:value="194485.872465">
            <text:p>194485.8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50">
            <text:p>350</text:p>
          </table:table-cell>
          <table:table-cell office:value-type="float" office:value="194472.027248">
            <text:p>194472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60">
            <text:p>360</text:p>
          </table:table-cell>
          <table:table-cell office:value-type="float" office:value="18.310038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60">
            <text:p>360</text:p>
          </table:table-cell>
          <table:table-cell office:value-type="float" office:value="18.261459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60">
            <text:p>360</text:p>
          </table:table-cell>
          <table:table-cell office:value-type="float" office:value="1.761637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60">
            <text:p>360</text:p>
          </table:table-cell>
          <table:table-cell office:value-type="float" office:value="1.597219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60">
            <text:p>360</text:p>
          </table:table-cell>
          <table:table-cell office:value-type="float" office:value="194485.872465">
            <text:p>194485.8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60">
            <text:p>360</text:p>
          </table:table-cell>
          <table:table-cell office:value-type="float" office:value="194472.027248">
            <text:p>194472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70">
            <text:p>370</text:p>
          </table:table-cell>
          <table:table-cell office:value-type="float" office:value="18.310038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70">
            <text:p>370</text:p>
          </table:table-cell>
          <table:table-cell office:value-type="float" office:value="18.261459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70">
            <text:p>370</text:p>
          </table:table-cell>
          <table:table-cell office:value-type="float" office:value="1.761637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70">
            <text:p>370</text:p>
          </table:table-cell>
          <table:table-cell office:value-type="float" office:value="1.597219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70">
            <text:p>370</text:p>
          </table:table-cell>
          <table:table-cell office:value-type="float" office:value="194485.872465">
            <text:p>194485.8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70">
            <text:p>370</text:p>
          </table:table-cell>
          <table:table-cell office:value-type="float" office:value="194472.027248">
            <text:p>194472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80">
            <text:p>380</text:p>
          </table:table-cell>
          <table:table-cell office:value-type="float" office:value="18.310765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80">
            <text:p>380</text:p>
          </table:table-cell>
          <table:table-cell office:value-type="float" office:value="18.261459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80">
            <text:p>380</text:p>
          </table:table-cell>
          <table:table-cell office:value-type="float" office:value="1.761637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80">
            <text:p>380</text:p>
          </table:table-cell>
          <table:table-cell office:value-type="float" office:value="1.597229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80">
            <text:p>380</text:p>
          </table:table-cell>
          <table:table-cell office:value-type="float" office:value="194485.872465">
            <text:p>194485.8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80">
            <text:p>380</text:p>
          </table:table-cell>
          <table:table-cell office:value-type="float" office:value="194472.027248">
            <text:p>194472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390">
            <text:p>390</text:p>
          </table:table-cell>
          <table:table-cell office:value-type="float" office:value="18.310868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390">
            <text:p>390</text:p>
          </table:table-cell>
          <table:table-cell office:value-type="float" office:value="18.261534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390">
            <text:p>390</text:p>
          </table:table-cell>
          <table:table-cell office:value-type="float" office:value="1.761674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90">
            <text:p>390</text:p>
          </table:table-cell>
          <table:table-cell office:value-type="float" office:value="1.597274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390">
            <text:p>390</text:p>
          </table:table-cell>
          <table:table-cell office:value-type="float" office:value="194495.492556">
            <text:p>194495.4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390">
            <text:p>390</text:p>
          </table:table-cell>
          <table:table-cell office:value-type="float" office:value="194476.872098">
            <text:p>194476.8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00">
            <text:p>400</text:p>
          </table:table-cell>
          <table:table-cell office:value-type="float" office:value="18.311807">
            <text:p>18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00">
            <text:p>400</text:p>
          </table:table-cell>
          <table:table-cell office:value-type="float" office:value="18.263832">
            <text:p>18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00">
            <text:p>400</text:p>
          </table:table-cell>
          <table:table-cell office:value-type="float" office:value="1.762038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0">
            <text:p>400</text:p>
          </table:table-cell>
          <table:table-cell office:value-type="float" office:value="1.597597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00">
            <text:p>400</text:p>
          </table:table-cell>
          <table:table-cell office:value-type="float" office:value="194554.725592">
            <text:p>194554.7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00">
            <text:p>400</text:p>
          </table:table-cell>
          <table:table-cell office:value-type="float" office:value="194540.862608">
            <text:p>194540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10">
            <text:p>410</text:p>
          </table:table-cell>
          <table:table-cell office:value-type="float" office:value="18.317174">
            <text:p>18.3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10">
            <text:p>410</text:p>
          </table:table-cell>
          <table:table-cell office:value-type="float" office:value="18.269739">
            <text:p>18.2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10">
            <text:p>410</text:p>
          </table:table-cell>
          <table:table-cell office:value-type="float" office:value="1.763431">
            <text:p>1.7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10">
            <text:p>410</text:p>
          </table:table-cell>
          <table:table-cell office:value-type="float" office:value="1.598846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10">
            <text:p>410</text:p>
          </table:table-cell>
          <table:table-cell office:value-type="float" office:value="194859.565531">
            <text:p>194859.5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10">
            <text:p>410</text:p>
          </table:table-cell>
          <table:table-cell office:value-type="float" office:value="194805.48635">
            <text:p>194805.4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20">
            <text:p>420</text:p>
          </table:table-cell>
          <table:table-cell office:value-type="float" office:value="18.332817">
            <text:p>18.3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20">
            <text:p>420</text:p>
          </table:table-cell>
          <table:table-cell office:value-type="float" office:value="18.286247">
            <text:p>18.2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20">
            <text:p>420</text:p>
          </table:table-cell>
          <table:table-cell office:value-type="float" office:value="1.768448">
            <text:p>1.7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20">
            <text:p>420</text:p>
          </table:table-cell>
          <table:table-cell office:value-type="float" office:value="1.603884">
            <text:p>1.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20">
            <text:p>420</text:p>
          </table:table-cell>
          <table:table-cell office:value-type="float" office:value="195934.365429">
            <text:p>195934.3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20">
            <text:p>420</text:p>
          </table:table-cell>
          <table:table-cell office:value-type="float" office:value="195917.173412">
            <text:p>195917.1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30">
            <text:p>430</text:p>
          </table:table-cell>
          <table:table-cell office:value-type="float" office:value="18.357458">
            <text:p>18.3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30">
            <text:p>430</text:p>
          </table:table-cell>
          <table:table-cell office:value-type="float" office:value="18.311035">
            <text:p>18.3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30">
            <text:p>430</text:p>
          </table:table-cell>
          <table:table-cell office:value-type="float" office:value="1.776454">
            <text:p>1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30">
            <text:p>430</text:p>
          </table:table-cell>
          <table:table-cell office:value-type="float" office:value="1.612458">
            <text:p>1.6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30">
            <text:p>430</text:p>
          </table:table-cell>
          <table:table-cell office:value-type="float" office:value="197673.833148">
            <text:p>197673.8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30">
            <text:p>430</text:p>
          </table:table-cell>
          <table:table-cell office:value-type="float" office:value="197650.911461">
            <text:p>197650.9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40">
            <text:p>440</text:p>
          </table:table-cell>
          <table:table-cell office:value-type="float" office:value="18.393333">
            <text:p>18.3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40">
            <text:p>440</text:p>
          </table:table-cell>
          <table:table-cell office:value-type="float" office:value="18.346588">
            <text:p>18.3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40">
            <text:p>440</text:p>
          </table:table-cell>
          <table:table-cell office:value-type="float" office:value="1.788337">
            <text:p>1.7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40">
            <text:p>440</text:p>
          </table:table-cell>
          <table:table-cell office:value-type="float" office:value="1.625068">
            <text:p>1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40">
            <text:p>440</text:p>
          </table:table-cell>
          <table:table-cell office:value-type="float" office:value="200202.872913">
            <text:p>200202.8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40">
            <text:p>440</text:p>
          </table:table-cell>
          <table:table-cell office:value-type="float" office:value="200069.333189">
            <text:p>200069.3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50">
            <text:p>450</text:p>
          </table:table-cell>
          <table:table-cell office:value-type="float" office:value="18.487917">
            <text:p>18.4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50">
            <text:p>450</text:p>
          </table:table-cell>
          <table:table-cell office:value-type="float" office:value="18.434539">
            <text:p>18.4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50">
            <text:p>450</text:p>
          </table:table-cell>
          <table:table-cell office:value-type="float" office:value="1.818539">
            <text:p>1.8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50">
            <text:p>450</text:p>
          </table:table-cell>
          <table:table-cell office:value-type="float" office:value="1.654469">
            <text:p>1.6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50">
            <text:p>450</text:p>
          </table:table-cell>
          <table:table-cell office:value-type="float" office:value="206598.82677">
            <text:p>206598.8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50">
            <text:p>450</text:p>
          </table:table-cell>
          <table:table-cell office:value-type="float" office:value="206617.831805">
            <text:p>206617.8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60">
            <text:p>460</text:p>
          </table:table-cell>
          <table:table-cell office:value-type="float" office:value="18.719833">
            <text:p>18.7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60">
            <text:p>460</text:p>
          </table:table-cell>
          <table:table-cell office:value-type="float" office:value="18.656468">
            <text:p>18.6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60">
            <text:p>460</text:p>
          </table:table-cell>
          <table:table-cell office:value-type="float" office:value="1.893067">
            <text:p>1.8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60">
            <text:p>460</text:p>
          </table:table-cell>
          <table:table-cell office:value-type="float" office:value="1.728982">
            <text:p>1.7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60">
            <text:p>460</text:p>
          </table:table-cell>
          <table:table-cell office:value-type="float" office:value="222591.163962">
            <text:p>222591.1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60">
            <text:p>460</text:p>
          </table:table-cell>
          <table:table-cell office:value-type="float" office:value="222333.583834">
            <text:p>222333.5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70">
            <text:p>470</text:p>
          </table:table-cell>
          <table:table-cell office:value-type="float" office:value="19.14331">
            <text:p>19.1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70">
            <text:p>470</text:p>
          </table:table-cell>
          <table:table-cell office:value-type="float" office:value="19.090081">
            <text:p>19.0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70">
            <text:p>470</text:p>
          </table:table-cell>
          <table:table-cell office:value-type="float" office:value="2.032624">
            <text:p>2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70">
            <text:p>470</text:p>
          </table:table-cell>
          <table:table-cell office:value-type="float" office:value="1.869589">
            <text:p>1.8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70">
            <text:p>470</text:p>
          </table:table-cell>
          <table:table-cell office:value-type="float" office:value="252128.085387">
            <text:p>252128.0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70">
            <text:p>470</text:p>
          </table:table-cell>
          <table:table-cell office:value-type="float" office:value="251780.098076">
            <text:p>251780.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80">
            <text:p>480</text:p>
          </table:table-cell>
          <table:table-cell office:value-type="float" office:value="19.578355">
            <text:p>19.5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80">
            <text:p>480</text:p>
          </table:table-cell>
          <table:table-cell office:value-type="float" office:value="19.526928">
            <text:p>19.5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80">
            <text:p>480</text:p>
          </table:table-cell>
          <table:table-cell office:value-type="float" office:value="2.175189">
            <text:p>2.1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80">
            <text:p>480</text:p>
          </table:table-cell>
          <table:table-cell office:value-type="float" office:value="2.012516">
            <text:p>2.0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80">
            <text:p>480</text:p>
          </table:table-cell>
          <table:table-cell office:value-type="float" office:value="281997.093919">
            <text:p>281997.0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80">
            <text:p>480</text:p>
          </table:table-cell>
          <table:table-cell office:value-type="float" office:value="282360.031211">
            <text:p>282360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490">
            <text:p>490</text:p>
          </table:table-cell>
          <table:table-cell office:value-type="float" office:value="20.091468">
            <text:p>20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490">
            <text:p>490</text:p>
          </table:table-cell>
          <table:table-cell office:value-type="float" office:value="20.041161">
            <text:p>20.0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490">
            <text:p>490</text:p>
          </table:table-cell>
          <table:table-cell office:value-type="float" office:value="2.341843">
            <text:p>2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90">
            <text:p>490</text:p>
          </table:table-cell>
          <table:table-cell office:value-type="float" office:value="2.182815">
            <text:p>2.1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490">
            <text:p>490</text:p>
          </table:table-cell>
          <table:table-cell office:value-type="float" office:value="316819.21435">
            <text:p>316819.2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490">
            <text:p>490</text:p>
          </table:table-cell>
          <table:table-cell office:value-type="float" office:value="317576.206376">
            <text:p>317576.2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00">
            <text:p>500</text:p>
          </table:table-cell>
          <table:table-cell office:value-type="float" office:value="20.691242">
            <text:p>20.6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00">
            <text:p>500</text:p>
          </table:table-cell>
          <table:table-cell office:value-type="float" office:value="20.648802">
            <text:p>20.6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00">
            <text:p>500</text:p>
          </table:table-cell>
          <table:table-cell office:value-type="float" office:value="2.537685">
            <text:p>2.5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0">
            <text:p>500</text:p>
          </table:table-cell>
          <table:table-cell office:value-type="float" office:value="2.380435">
            <text:p>2.3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00">
            <text:p>500</text:p>
          </table:table-cell>
          <table:table-cell office:value-type="float" office:value="357813.583479">
            <text:p>357813.5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00">
            <text:p>500</text:p>
          </table:table-cell>
          <table:table-cell office:value-type="float" office:value="357827.889456">
            <text:p>357827.8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10">
            <text:p>510</text:p>
          </table:table-cell>
          <table:table-cell office:value-type="float" office:value="21.079989">
            <text:p>21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10">
            <text:p>510</text:p>
          </table:table-cell>
          <table:table-cell office:value-type="float" office:value="21.0431">
            <text:p>21.0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10">
            <text:p>510</text:p>
          </table:table-cell>
          <table:table-cell office:value-type="float" office:value="2.664882">
            <text:p>2.6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10">
            <text:p>510</text:p>
          </table:table-cell>
          <table:table-cell office:value-type="float" office:value="2.507648">
            <text:p>2.5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10">
            <text:p>510</text:p>
          </table:table-cell>
          <table:table-cell office:value-type="float" office:value="384487.053019">
            <text:p>384487.0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10">
            <text:p>510</text:p>
          </table:table-cell>
          <table:table-cell office:value-type="float" office:value="384802.502211">
            <text:p>384802.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20">
            <text:p>520</text:p>
          </table:table-cell>
          <table:table-cell office:value-type="float" office:value="21.288117">
            <text:p>21.2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20">
            <text:p>520</text:p>
          </table:table-cell>
          <table:table-cell office:value-type="float" office:value="21.254415">
            <text:p>21.2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20">
            <text:p>520</text:p>
          </table:table-cell>
          <table:table-cell office:value-type="float" office:value="2.731756">
            <text:p>2.7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20">
            <text:p>520</text:p>
          </table:table-cell>
          <table:table-cell office:value-type="float" office:value="2.577875">
            <text:p>2.5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20">
            <text:p>520</text:p>
          </table:table-cell>
          <table:table-cell office:value-type="float" office:value="399686.471587">
            <text:p>399686.4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20">
            <text:p>520</text:p>
          </table:table-cell>
          <table:table-cell office:value-type="float" office:value="399946.914064">
            <text:p>399946.9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30">
            <text:p>530</text:p>
          </table:table-cell>
          <table:table-cell office:value-type="float" office:value="21.401915">
            <text:p>21.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30">
            <text:p>530</text:p>
          </table:table-cell>
          <table:table-cell office:value-type="float" office:value="21.364559">
            <text:p>21.3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30">
            <text:p>530</text:p>
          </table:table-cell>
          <table:table-cell office:value-type="float" office:value="2.768282">
            <text:p>2.7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30">
            <text:p>530</text:p>
          </table:table-cell>
          <table:table-cell office:value-type="float" office:value="2.614331">
            <text:p>2.6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30">
            <text:p>530</text:p>
          </table:table-cell>
          <table:table-cell office:value-type="float" office:value="408187.975495">
            <text:p>408187.9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30">
            <text:p>530</text:p>
          </table:table-cell>
          <table:table-cell office:value-type="float" office:value="408119.013074">
            <text:p>408119.0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40">
            <text:p>540</text:p>
          </table:table-cell>
          <table:table-cell office:value-type="float" office:value="21.430635">
            <text:p>21.4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40">
            <text:p>540</text:p>
          </table:table-cell>
          <table:table-cell office:value-type="float" office:value="21.395448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40">
            <text:p>540</text:p>
          </table:table-cell>
          <table:table-cell office:value-type="float" office:value="2.777255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40">
            <text:p>540</text:p>
          </table:table-cell>
          <table:table-cell office:value-type="float" office:value="2.624298">
            <text:p>2.6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40">
            <text:p>540</text:p>
          </table:table-cell>
          <table:table-cell office:value-type="float" office:value="410472.878146">
            <text:p>410472.8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40">
            <text:p>540</text:p>
          </table:table-cell>
          <table:table-cell office:value-type="float" office:value="410388.374846">
            <text:p>410388.3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50">
            <text:p>550</text:p>
          </table:table-cell>
          <table:table-cell office:value-type="float" office:value="21.436651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50">
            <text:p>550</text:p>
          </table:table-cell>
          <table:table-cell office:value-type="float" office:value="21.401432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50">
            <text:p>550</text:p>
          </table:table-cell>
          <table:table-cell office:value-type="float" office:value="2.778978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50">
            <text:p>550</text:p>
          </table:table-cell>
          <table:table-cell office:value-type="float" office:value="2.625899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50">
            <text:p>550</text:p>
          </table:table-cell>
          <table:table-cell office:value-type="float" office:value="410843.582415">
            <text:p>410843.5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50">
            <text:p>550</text:p>
          </table:table-cell>
          <table:table-cell office:value-type="float" office:value="410811.194035">
            <text:p>410811.1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60">
            <text:p>560</text:p>
          </table:table-cell>
          <table:table-cell office:value-type="float" office:value="21.437421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60">
            <text:p>560</text:p>
          </table:table-cell>
          <table:table-cell office:value-type="float" office:value="21.402247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60">
            <text:p>560</text:p>
          </table:table-cell>
          <table:table-cell office:value-type="float" office:value="2.779103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60">
            <text:p>560</text:p>
          </table:table-cell>
          <table:table-cell office:value-type="float" office:value="2.626126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60">
            <text:p>560</text:p>
          </table:table-cell>
          <table:table-cell office:value-type="float" office:value="410890.166994">
            <text:p>410890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60">
            <text:p>560</text:p>
          </table:table-cell>
          <table:table-cell office:value-type="float" office:value="410851.101118">
            <text:p>410851.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70">
            <text:p>570</text:p>
          </table:table-cell>
          <table:table-cell office:value-type="float" office:value="21.437507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70">
            <text:p>570</text:p>
          </table:table-cell>
          <table:table-cell office:value-type="float" office:value="21.40229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70">
            <text:p>570</text:p>
          </table:table-cell>
          <table:table-cell office:value-type="float" office:value="2.779103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70">
            <text:p>570</text:p>
          </table:table-cell>
          <table:table-cell office:value-type="float" office:value="2.62614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70">
            <text:p>570</text:p>
          </table:table-cell>
          <table:table-cell office:value-type="float" office:value="410890.166994">
            <text:p>410890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70">
            <text:p>570</text:p>
          </table:table-cell>
          <table:table-cell office:value-type="float" office:value="410854.492434">
            <text:p>410854.4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80">
            <text:p>580</text:p>
          </table:table-cell>
          <table:table-cell office:value-type="float" office:value="21.43761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80">
            <text:p>580</text:p>
          </table:table-cell>
          <table:table-cell office:value-type="float" office:value="21.40229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80">
            <text:p>580</text:p>
          </table:table-cell>
          <table:table-cell office:value-type="float" office:value="2.779103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80">
            <text:p>580</text:p>
          </table:table-cell>
          <table:table-cell office:value-type="float" office:value="2.62614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80">
            <text:p>580</text:p>
          </table:table-cell>
          <table:table-cell office:value-type="float" office:value="410890.166994">
            <text:p>410890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80">
            <text:p>580</text:p>
          </table:table-cell>
          <table:table-cell office:value-type="float" office:value="410854.492434">
            <text:p>410854.4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590">
            <text:p>590</text:p>
          </table:table-cell>
          <table:table-cell office:value-type="float" office:value="21.43761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590">
            <text:p>590</text:p>
          </table:table-cell>
          <table:table-cell office:value-type="float" office:value="21.402343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590">
            <text:p>590</text:p>
          </table:table-cell>
          <table:table-cell office:value-type="float" office:value="2.779103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90">
            <text:p>590</text:p>
          </table:table-cell>
          <table:table-cell office:value-type="float" office:value="2.62614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590">
            <text:p>590</text:p>
          </table:table-cell>
          <table:table-cell office:value-type="float" office:value="410897.203282">
            <text:p>410897.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590">
            <text:p>590</text:p>
          </table:table-cell>
          <table:table-cell office:value-type="float" office:value="410854.492434">
            <text:p>410854.4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00">
            <text:p>600</text:p>
          </table:table-cell>
          <table:table-cell office:value-type="float" office:value="21.437809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00">
            <text:p>600</text:p>
          </table:table-cell>
          <table:table-cell office:value-type="float" office:value="21.402501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00">
            <text:p>600</text:p>
          </table:table-cell>
          <table:table-cell office:value-type="float" office:value="2.779137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0">
            <text:p>600</text:p>
          </table:table-cell>
          <table:table-cell office:value-type="float" office:value="2.626174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00">
            <text:p>600</text:p>
          </table:table-cell>
          <table:table-cell office:value-type="float" office:value="410904.324043">
            <text:p>410904.3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00">
            <text:p>600</text:p>
          </table:table-cell>
          <table:table-cell office:value-type="float" office:value="410861.616456">
            <text:p>410861.6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10">
            <text:p>610</text:p>
          </table:table-cell>
          <table:table-cell office:value-type="float" office:value="21.438289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10">
            <text:p>610</text:p>
          </table:table-cell>
          <table:table-cell office:value-type="float" office:value="21.402704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10">
            <text:p>610</text:p>
          </table:table-cell>
          <table:table-cell office:value-type="float" office:value="2.779258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10">
            <text:p>610</text:p>
          </table:table-cell>
          <table:table-cell office:value-type="float" office:value="2.626358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10">
            <text:p>610</text:p>
          </table:table-cell>
          <table:table-cell office:value-type="float" office:value="410933.291434">
            <text:p>410933.2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10">
            <text:p>610</text:p>
          </table:table-cell>
          <table:table-cell office:value-type="float" office:value="410886.932205">
            <text:p>410886.9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20">
            <text:p>620</text:p>
          </table:table-cell>
          <table:table-cell office:value-type="float" office:value="21.439889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20">
            <text:p>620</text:p>
          </table:table-cell>
          <table:table-cell office:value-type="float" office:value="21.404172">
            <text:p>21.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20">
            <text:p>620</text:p>
          </table:table-cell>
          <table:table-cell office:value-type="float" office:value="2.779939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20">
            <text:p>620</text:p>
          </table:table-cell>
          <table:table-cell office:value-type="float" office:value="2.62671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20">
            <text:p>620</text:p>
          </table:table-cell>
          <table:table-cell office:value-type="float" office:value="411069.224979">
            <text:p>411069.2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20">
            <text:p>620</text:p>
          </table:table-cell>
          <table:table-cell office:value-type="float" office:value="411011.69081">
            <text:p>411011.6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30">
            <text:p>630</text:p>
          </table:table-cell>
          <table:table-cell office:value-type="float" office:value="21.444177">
            <text:p>21.4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30">
            <text:p>630</text:p>
          </table:table-cell>
          <table:table-cell office:value-type="float" office:value="21.407674">
            <text:p>21.4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30">
            <text:p>630</text:p>
          </table:table-cell>
          <table:table-cell office:value-type="float" office:value="2.781446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30">
            <text:p>630</text:p>
          </table:table-cell>
          <table:table-cell office:value-type="float" office:value="2.627965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30">
            <text:p>630</text:p>
          </table:table-cell>
          <table:table-cell office:value-type="float" office:value="411382.929442">
            <text:p>411382.9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30">
            <text:p>630</text:p>
          </table:table-cell>
          <table:table-cell office:value-type="float" office:value="411268.885794">
            <text:p>411268.8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40">
            <text:p>640</text:p>
          </table:table-cell>
          <table:table-cell office:value-type="float" office:value="21.452667">
            <text:p>21.4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40">
            <text:p>640</text:p>
          </table:table-cell>
          <table:table-cell office:value-type="float" office:value="21.418405">
            <text:p>21.4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40">
            <text:p>640</text:p>
          </table:table-cell>
          <table:table-cell office:value-type="float" office:value="2.784356">
            <text:p>2.7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40">
            <text:p>640</text:p>
          </table:table-cell>
          <table:table-cell office:value-type="float" office:value="2.631097">
            <text:p>2.6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40">
            <text:p>640</text:p>
          </table:table-cell>
          <table:table-cell office:value-type="float" office:value="411996.260825">
            <text:p>411996.2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40">
            <text:p>640</text:p>
          </table:table-cell>
          <table:table-cell office:value-type="float" office:value="411829.440545">
            <text:p>411829.4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50">
            <text:p>650</text:p>
          </table:table-cell>
          <table:table-cell office:value-type="float" office:value="21.470627">
            <text:p>21.4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50">
            <text:p>650</text:p>
          </table:table-cell>
          <table:table-cell office:value-type="float" office:value="21.436702">
            <text:p>21.4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50">
            <text:p>650</text:p>
          </table:table-cell>
          <table:table-cell office:value-type="float" office:value="2.790327">
            <text:p>2.7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50">
            <text:p>650</text:p>
          </table:table-cell>
          <table:table-cell office:value-type="float" office:value="2.637203">
            <text:p>2.64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50">
            <text:p>650</text:p>
          </table:table-cell>
          <table:table-cell office:value-type="float" office:value="413267.341546">
            <text:p>413267.3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50">
            <text:p>650</text:p>
          </table:table-cell>
          <table:table-cell office:value-type="float" office:value="413161.931736">
            <text:p>413161.9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60">
            <text:p>660</text:p>
          </table:table-cell>
          <table:table-cell office:value-type="float" office:value="21.500112">
            <text:p>21.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60">
            <text:p>660</text:p>
          </table:table-cell>
          <table:table-cell office:value-type="float" office:value="21.466086">
            <text:p>21.4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60">
            <text:p>660</text:p>
          </table:table-cell>
          <table:table-cell office:value-type="float" office:value="2.80008">
            <text:p>2.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60">
            <text:p>660</text:p>
          </table:table-cell>
          <table:table-cell office:value-type="float" office:value="2.647186">
            <text:p>2.6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60">
            <text:p>660</text:p>
          </table:table-cell>
          <table:table-cell office:value-type="float" office:value="415358.540973">
            <text:p>415358.5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60">
            <text:p>660</text:p>
          </table:table-cell>
          <table:table-cell office:value-type="float" office:value="415097.868046">
            <text:p>415097.8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70">
            <text:p>670</text:p>
          </table:table-cell>
          <table:table-cell office:value-type="float" office:value="21.54636">
            <text:p>21.5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70">
            <text:p>670</text:p>
          </table:table-cell>
          <table:table-cell office:value-type="float" office:value="21.511003">
            <text:p>21.5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70">
            <text:p>670</text:p>
          </table:table-cell>
          <table:table-cell office:value-type="float" office:value="2.81462">
            <text:p>2.8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70">
            <text:p>670</text:p>
          </table:table-cell>
          <table:table-cell office:value-type="float" office:value="2.662581">
            <text:p>2.6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70">
            <text:p>670</text:p>
          </table:table-cell>
          <table:table-cell office:value-type="float" office:value="418614.440337">
            <text:p>418614.4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70">
            <text:p>670</text:p>
          </table:table-cell>
          <table:table-cell office:value-type="float" office:value="418234.633782">
            <text:p>418234.6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80">
            <text:p>680</text:p>
          </table:table-cell>
          <table:table-cell office:value-type="float" office:value="21.630046">
            <text:p>21.6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80">
            <text:p>680</text:p>
          </table:table-cell>
          <table:table-cell office:value-type="float" office:value="21.587146">
            <text:p>21.5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80">
            <text:p>680</text:p>
          </table:table-cell>
          <table:table-cell office:value-type="float" office:value="2.84095">
            <text:p>2.8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80">
            <text:p>680</text:p>
          </table:table-cell>
          <table:table-cell office:value-type="float" office:value="2.688173">
            <text:p>2.6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80">
            <text:p>680</text:p>
          </table:table-cell>
          <table:table-cell office:value-type="float" office:value="423810.759261">
            <text:p>423810.7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80">
            <text:p>680</text:p>
          </table:table-cell>
          <table:table-cell office:value-type="float" office:value="423726.673377">
            <text:p>423726.6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690">
            <text:p>690</text:p>
          </table:table-cell>
          <table:table-cell office:value-type="float" office:value="21.775058">
            <text:p>21.7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690">
            <text:p>690</text:p>
          </table:table-cell>
          <table:table-cell office:value-type="float" office:value="21.733923">
            <text:p>21.7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690">
            <text:p>690</text:p>
          </table:table-cell>
          <table:table-cell office:value-type="float" office:value="2.88835">
            <text:p>2.8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90">
            <text:p>690</text:p>
          </table:table-cell>
          <table:table-cell office:value-type="float" office:value="2.736288">
            <text:p>2.74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690">
            <text:p>690</text:p>
          </table:table-cell>
          <table:table-cell office:value-type="float" office:value="434014.566076">
            <text:p>434014.5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690">
            <text:p>690</text:p>
          </table:table-cell>
          <table:table-cell office:value-type="float" office:value="434177.252422">
            <text:p>434177.2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00">
            <text:p>700</text:p>
          </table:table-cell>
          <table:table-cell office:value-type="float" office:value="22.028036">
            <text:p>22.0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00">
            <text:p>700</text:p>
          </table:table-cell>
          <table:table-cell office:value-type="float" office:value="21.987192">
            <text:p>21.9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00">
            <text:p>700</text:p>
          </table:table-cell>
          <table:table-cell office:value-type="float" office:value="2.971009">
            <text:p>2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0">
            <text:p>700</text:p>
          </table:table-cell>
          <table:table-cell office:value-type="float" office:value="2.819537">
            <text:p>2.8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00">
            <text:p>700</text:p>
          </table:table-cell>
          <table:table-cell office:value-type="float" office:value="451967.170699">
            <text:p>451967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00">
            <text:p>700</text:p>
          </table:table-cell>
          <table:table-cell office:value-type="float" office:value="451689.695772">
            <text:p>451689.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10">
            <text:p>710</text:p>
          </table:table-cell>
          <table:table-cell office:value-type="float" office:value="22.311561">
            <text:p>22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10">
            <text:p>710</text:p>
          </table:table-cell>
          <table:table-cell office:value-type="float" office:value="22.264419">
            <text:p>22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10">
            <text:p>710</text:p>
          </table:table-cell>
          <table:table-cell office:value-type="float" office:value="3.063245">
            <text:p>3.0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10">
            <text:p>710</text:p>
          </table:table-cell>
          <table:table-cell office:value-type="float" office:value="2.912298">
            <text:p>2.9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10">
            <text:p>710</text:p>
          </table:table-cell>
          <table:table-cell office:value-type="float" office:value="471429.699348">
            <text:p>471429.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10">
            <text:p>710</text:p>
          </table:table-cell>
          <table:table-cell office:value-type="float" office:value="471287.108901">
            <text:p>471287.1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20">
            <text:p>720</text:p>
          </table:table-cell>
          <table:table-cell office:value-type="float" office:value="22.58323">
            <text:p>22.5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20">
            <text:p>720</text:p>
          </table:table-cell>
          <table:table-cell office:value-type="float" office:value="22.531635">
            <text:p>22.5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20">
            <text:p>720</text:p>
          </table:table-cell>
          <table:table-cell office:value-type="float" office:value="3.151051">
            <text:p>3.1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20">
            <text:p>720</text:p>
          </table:table-cell>
          <table:table-cell office:value-type="float" office:value="3.000183">
            <text:p>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20">
            <text:p>720</text:p>
          </table:table-cell>
          <table:table-cell office:value-type="float" office:value="489810.284734">
            <text:p>489810.2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20">
            <text:p>720</text:p>
          </table:table-cell>
          <table:table-cell office:value-type="float" office:value="489578.020892">
            <text:p>489578.0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30">
            <text:p>730</text:p>
          </table:table-cell>
          <table:table-cell office:value-type="float" office:value="22.919219">
            <text:p>22.9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30">
            <text:p>730</text:p>
          </table:table-cell>
          <table:table-cell office:value-type="float" office:value="22.872045">
            <text:p>22.8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30">
            <text:p>730</text:p>
          </table:table-cell>
          <table:table-cell office:value-type="float" office:value="3.263949">
            <text:p>3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30">
            <text:p>730</text:p>
          </table:table-cell>
          <table:table-cell office:value-type="float" office:value="3.112751">
            <text:p>3.1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30">
            <text:p>730</text:p>
          </table:table-cell>
          <table:table-cell office:value-type="float" office:value="513152.275957">
            <text:p>513152.2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30">
            <text:p>730</text:p>
          </table:table-cell>
          <table:table-cell office:value-type="float" office:value="512954.255251">
            <text:p>512954.2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40">
            <text:p>740</text:p>
          </table:table-cell>
          <table:table-cell office:value-type="float" office:value="23.356217">
            <text:p>23.3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40">
            <text:p>740</text:p>
          </table:table-cell>
          <table:table-cell office:value-type="float" office:value="23.312069">
            <text:p>23.3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40">
            <text:p>740</text:p>
          </table:table-cell>
          <table:table-cell office:value-type="float" office:value="3.402895">
            <text:p>3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40">
            <text:p>740</text:p>
          </table:table-cell>
          <table:table-cell office:value-type="float" office:value="3.255738">
            <text:p>3.2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40">
            <text:p>740</text:p>
          </table:table-cell>
          <table:table-cell office:value-type="float" office:value="542338.485647">
            <text:p>542338.4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40">
            <text:p>740</text:p>
          </table:table-cell>
          <table:table-cell office:value-type="float" office:value="542597.678047">
            <text:p>542597.6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50">
            <text:p>750</text:p>
          </table:table-cell>
          <table:table-cell office:value-type="float" office:value="23.846861">
            <text:p>23.8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50">
            <text:p>750</text:p>
          </table:table-cell>
          <table:table-cell office:value-type="float" office:value="23.803003">
            <text:p>23.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50">
            <text:p>750</text:p>
          </table:table-cell>
          <table:table-cell office:value-type="float" office:value="3.56406">
            <text:p>3.5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50">
            <text:p>750</text:p>
          </table:table-cell>
          <table:table-cell office:value-type="float" office:value="3.418094">
            <text:p>3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50">
            <text:p>750</text:p>
          </table:table-cell>
          <table:table-cell office:value-type="float" office:value="576326.662611">
            <text:p>576326.6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50">
            <text:p>750</text:p>
          </table:table-cell>
          <table:table-cell office:value-type="float" office:value="576792.587333">
            <text:p>576792.5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60">
            <text:p>760</text:p>
          </table:table-cell>
          <table:table-cell office:value-type="float" office:value="24.431046">
            <text:p>24.4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60">
            <text:p>760</text:p>
          </table:table-cell>
          <table:table-cell office:value-type="float" office:value="24.379337">
            <text:p>24.3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60">
            <text:p>760</text:p>
          </table:table-cell>
          <table:table-cell office:value-type="float" office:value="3.751666">
            <text:p>3.7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60">
            <text:p>760</text:p>
          </table:table-cell>
          <table:table-cell office:value-type="float" office:value="3.605327">
            <text:p>3.6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60">
            <text:p>760</text:p>
          </table:table-cell>
          <table:table-cell office:value-type="float" office:value="615961.090414">
            <text:p>615961.0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60">
            <text:p>760</text:p>
          </table:table-cell>
          <table:table-cell office:value-type="float" office:value="617114.897417">
            <text:p>617114.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70">
            <text:p>770</text:p>
          </table:table-cell>
          <table:table-cell office:value-type="float" office:value="25.035928">
            <text:p>25.0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70">
            <text:p>770</text:p>
          </table:table-cell>
          <table:table-cell office:value-type="float" office:value="25.008708">
            <text:p>25.0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70">
            <text:p>770</text:p>
          </table:table-cell>
          <table:table-cell office:value-type="float" office:value="3.951802">
            <text:p>3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70">
            <text:p>770</text:p>
          </table:table-cell>
          <table:table-cell office:value-type="float" office:value="3.806474">
            <text:p>3.8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70">
            <text:p>770</text:p>
          </table:table-cell>
          <table:table-cell office:value-type="float" office:value="658251.981732">
            <text:p>658251.9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70">
            <text:p>770</text:p>
          </table:table-cell>
          <table:table-cell office:value-type="float" office:value="659077.387911">
            <text:p>659077.3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80">
            <text:p>780</text:p>
          </table:table-cell>
          <table:table-cell office:value-type="float" office:value="25.479174">
            <text:p>25.4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80">
            <text:p>780</text:p>
          </table:table-cell>
          <table:table-cell office:value-type="float" office:value="25.457172">
            <text:p>25.4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80">
            <text:p>780</text:p>
          </table:table-cell>
          <table:table-cell office:value-type="float" office:value="4.097232">
            <text:p>4.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80">
            <text:p>780</text:p>
          </table:table-cell>
          <table:table-cell office:value-type="float" office:value="3.955471">
            <text:p>3.9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80">
            <text:p>780</text:p>
          </table:table-cell>
          <table:table-cell office:value-type="float" office:value="689489.337229">
            <text:p>689489.3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80">
            <text:p>780</text:p>
          </table:table-cell>
          <table:table-cell office:value-type="float" office:value="689109.536084">
            <text:p>689109.5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790">
            <text:p>790</text:p>
          </table:table-cell>
          <table:table-cell office:value-type="float" office:value="25.711497">
            <text:p>25.7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790">
            <text:p>790</text:p>
          </table:table-cell>
          <table:table-cell office:value-type="float" office:value="25.689701">
            <text:p>25.6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790">
            <text:p>790</text:p>
          </table:table-cell>
          <table:table-cell office:value-type="float" office:value="4.173107">
            <text:p>4.1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90">
            <text:p>790</text:p>
          </table:table-cell>
          <table:table-cell office:value-type="float" office:value="4.032094">
            <text:p>4.0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790">
            <text:p>790</text:p>
          </table:table-cell>
          <table:table-cell office:value-type="float" office:value="706038.76249">
            <text:p>706038.7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790">
            <text:p>790</text:p>
          </table:table-cell>
          <table:table-cell office:value-type="float" office:value="705759.565371">
            <text:p>705759.5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00">
            <text:p>800</text:p>
          </table:table-cell>
          <table:table-cell office:value-type="float" office:value="25.829736">
            <text:p>25.8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00">
            <text:p>800</text:p>
          </table:table-cell>
          <table:table-cell office:value-type="float" office:value="25.815102">
            <text:p>25.8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00">
            <text:p>800</text:p>
          </table:table-cell>
          <table:table-cell office:value-type="float" office:value="4.20977">
            <text:p>4.2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0">
            <text:p>800</text:p>
          </table:table-cell>
          <table:table-cell office:value-type="float" office:value="4.071313">
            <text:p>4.0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00">
            <text:p>800</text:p>
          </table:table-cell>
          <table:table-cell office:value-type="float" office:value="714493.998033">
            <text:p>71449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00">
            <text:p>800</text:p>
          </table:table-cell>
          <table:table-cell office:value-type="float" office:value="714527.904144">
            <text:p>714527.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10">
            <text:p>810</text:p>
          </table:table-cell>
          <table:table-cell office:value-type="float" office:value="25.91112">
            <text:p>25.9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10">
            <text:p>810</text:p>
          </table:table-cell>
          <table:table-cell office:value-type="float" office:value="25.899554">
            <text:p>25.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10">
            <text:p>810</text:p>
          </table:table-cell>
          <table:table-cell office:value-type="float" office:value="4.236372">
            <text:p>4.2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10">
            <text:p>810</text:p>
          </table:table-cell>
          <table:table-cell office:value-type="float" office:value="4.098552">
            <text:p>4.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10">
            <text:p>810</text:p>
          </table:table-cell>
          <table:table-cell office:value-type="float" office:value="720386.272023">
            <text:p>720386.2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10">
            <text:p>810</text:p>
          </table:table-cell>
          <table:table-cell office:value-type="float" office:value="720367.696314">
            <text:p>720367.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20">
            <text:p>820</text:p>
          </table:table-cell>
          <table:table-cell office:value-type="float" office:value="25.975372">
            <text:p>25.9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20">
            <text:p>820</text:p>
          </table:table-cell>
          <table:table-cell office:value-type="float" office:value="25.961073">
            <text:p>25.9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20">
            <text:p>820</text:p>
          </table:table-cell>
          <table:table-cell office:value-type="float" office:value="4.256058">
            <text:p>4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20">
            <text:p>820</text:p>
          </table:table-cell>
          <table:table-cell office:value-type="float" office:value="4.120013">
            <text:p>4.1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20">
            <text:p>820</text:p>
          </table:table-cell>
          <table:table-cell office:value-type="float" office:value="724961.662184">
            <text:p>724961.6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20">
            <text:p>820</text:p>
          </table:table-cell>
          <table:table-cell office:value-type="float" office:value="724770.711781">
            <text:p>724770.7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30">
            <text:p>830</text:p>
          </table:table-cell>
          <table:table-cell office:value-type="float" office:value="26.023044">
            <text:p>26.0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30">
            <text:p>830</text:p>
          </table:table-cell>
          <table:table-cell office:value-type="float" office:value="26.008026">
            <text:p>26.0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30">
            <text:p>830</text:p>
          </table:table-cell>
          <table:table-cell office:value-type="float" office:value="4.2725">
            <text:p>4.2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30">
            <text:p>830</text:p>
          </table:table-cell>
          <table:table-cell office:value-type="float" office:value="4.136652">
            <text:p>4.14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30">
            <text:p>830</text:p>
          </table:table-cell>
          <table:table-cell office:value-type="float" office:value="728628.21695">
            <text:p>728628.2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30">
            <text:p>830</text:p>
          </table:table-cell>
          <table:table-cell office:value-type="float" office:value="728389.500885">
            <text:p>728389.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40">
            <text:p>840</text:p>
          </table:table-cell>
          <table:table-cell office:value-type="float" office:value="26.057686">
            <text:p>26.0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40">
            <text:p>840</text:p>
          </table:table-cell>
          <table:table-cell office:value-type="float" office:value="26.037943">
            <text:p>26.0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40">
            <text:p>840</text:p>
          </table:table-cell>
          <table:table-cell office:value-type="float" office:value="4.283194">
            <text:p>4.2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40">
            <text:p>840</text:p>
          </table:table-cell>
          <table:table-cell office:value-type="float" office:value="4.147009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40">
            <text:p>840</text:p>
          </table:table-cell>
          <table:table-cell office:value-type="float" office:value="731109.386314">
            <text:p>731109.3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40">
            <text:p>840</text:p>
          </table:table-cell>
          <table:table-cell office:value-type="float" office:value="730894.724558">
            <text:p>730894.7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50">
            <text:p>850</text:p>
          </table:table-cell>
          <table:table-cell office:value-type="float" office:value="26.071716">
            <text:p>26.0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50">
            <text:p>850</text:p>
          </table:table-cell>
          <table:table-cell office:value-type="float" office:value="26.054581">
            <text:p>26.0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50">
            <text:p>850</text:p>
          </table:table-cell>
          <table:table-cell office:value-type="float" office:value="4.287672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50">
            <text:p>850</text:p>
          </table:table-cell>
          <table:table-cell office:value-type="float" office:value="4.151492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50">
            <text:p>850</text:p>
          </table:table-cell>
          <table:table-cell office:value-type="float" office:value="732047.562528">
            <text:p>732047.5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50">
            <text:p>850</text:p>
          </table:table-cell>
          <table:table-cell office:value-type="float" office:value="731981.115852">
            <text:p>731981.1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60">
            <text:p>860</text:p>
          </table:table-cell>
          <table:table-cell office:value-type="float" office:value="26.075583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60">
            <text:p>860</text:p>
          </table:table-cell>
          <table:table-cell office:value-type="float" office:value="26.058662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60">
            <text:p>860</text:p>
          </table:table-cell>
          <table:table-cell office:value-type="float" office:value="4.289035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60">
            <text:p>860</text:p>
          </table:table-cell>
          <table:table-cell office:value-type="float" office:value="4.15265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60">
            <text:p>860</text:p>
          </table:table-cell>
          <table:table-cell office:value-type="float" office:value="732347.017518">
            <text:p>732347.0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60">
            <text:p>860</text:p>
          </table:table-cell>
          <table:table-cell office:value-type="float" office:value="732265.815563">
            <text:p>732265.8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70">
            <text:p>870</text:p>
          </table:table-cell>
          <table:table-cell office:value-type="float" office:value="26.077691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70">
            <text:p>870</text:p>
          </table:table-cell>
          <table:table-cell office:value-type="float" office:value="26.060439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70">
            <text:p>870</text:p>
          </table:table-cell>
          <table:table-cell office:value-type="float" office:value="4.289398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70">
            <text:p>870</text:p>
          </table:table-cell>
          <table:table-cell office:value-type="float" office:value="4.153236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70">
            <text:p>870</text:p>
          </table:table-cell>
          <table:table-cell office:value-type="float" office:value="732458.134698">
            <text:p>732458.1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70">
            <text:p>870</text:p>
          </table:table-cell>
          <table:table-cell office:value-type="float" office:value="732397.088106">
            <text:p>732397.0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80">
            <text:p>880</text:p>
          </table:table-cell>
          <table:table-cell office:value-type="float" office:value="26.078218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80">
            <text:p>880</text:p>
          </table:table-cell>
          <table:table-cell office:value-type="float" office:value="26.060768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80">
            <text:p>880</text:p>
          </table:table-cell>
          <table:table-cell office:value-type="float" office:value="4.289444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80">
            <text:p>880</text:p>
          </table:table-cell>
          <table:table-cell office:value-type="float" office:value="4.15334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80">
            <text:p>880</text:p>
          </table:table-cell>
          <table:table-cell office:value-type="float" office:value="732483.696316">
            <text:p>732483.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80">
            <text:p>880</text:p>
          </table:table-cell>
          <table:table-cell office:value-type="float" office:value="732443.02828">
            <text:p>732443.0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890">
            <text:p>890</text:p>
          </table:table-cell>
          <table:table-cell office:value-type="float" office:value="26.078376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890">
            <text:p>890</text:p>
          </table:table-cell>
          <table:table-cell office:value-type="float" office:value="26.061046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890">
            <text:p>890</text:p>
          </table:table-cell>
          <table:table-cell office:value-type="float" office:value="4.289466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90">
            <text:p>890</text:p>
          </table:table-cell>
          <table:table-cell office:value-type="float" office:value="4.15341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890">
            <text:p>890</text:p>
          </table:table-cell>
          <table:table-cell office:value-type="float" office:value="732488.878521">
            <text:p>732488.8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890">
            <text:p>890</text:p>
          </table:table-cell>
          <table:table-cell office:value-type="float" office:value="732448.214128">
            <text:p>732448.2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00">
            <text:p>900</text:p>
          </table:table-cell>
          <table:table-cell office:value-type="float" office:value="26.078376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00">
            <text:p>900</text:p>
          </table:table-cell>
          <table:table-cell office:value-type="float" office:value="26.061277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00">
            <text:p>900</text:p>
          </table:table-cell>
          <table:table-cell office:value-type="float" office:value="4.28952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0">
            <text:p>900</text:p>
          </table:table-cell>
          <table:table-cell office:value-type="float" office:value="4.15341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00">
            <text:p>900</text:p>
          </table:table-cell>
          <table:table-cell office:value-type="float" office:value="732509.774982">
            <text:p>732509.7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00">
            <text:p>900</text:p>
          </table:table-cell>
          <table:table-cell office:value-type="float" office:value="732453.439095">
            <text:p>732453.4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10">
            <text:p>910</text:p>
          </table:table-cell>
          <table:table-cell office:value-type="float" office:value="26.078615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10">
            <text:p>910</text:p>
          </table:table-cell>
          <table:table-cell office:value-type="float" office:value="26.06151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10">
            <text:p>910</text:p>
          </table:table-cell>
          <table:table-cell office:value-type="float" office:value="4.289638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10">
            <text:p>910</text:p>
          </table:table-cell>
          <table:table-cell office:value-type="float" office:value="4.1534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10">
            <text:p>910</text:p>
          </table:table-cell>
          <table:table-cell office:value-type="float" office:value="732520.336619">
            <text:p>732520.3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10">
            <text:p>910</text:p>
          </table:table-cell>
          <table:table-cell office:value-type="float" office:value="732463.987434">
            <text:p>732463.9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20">
            <text:p>920</text:p>
          </table:table-cell>
          <table:table-cell office:value-type="float" office:value="26.079359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20">
            <text:p>920</text:p>
          </table:table-cell>
          <table:table-cell office:value-type="float" office:value="26.062387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20">
            <text:p>920</text:p>
          </table:table-cell>
          <table:table-cell office:value-type="float" office:value="4.289931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20">
            <text:p>920</text:p>
          </table:table-cell>
          <table:table-cell office:value-type="float" office:value="4.153664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20">
            <text:p>920</text:p>
          </table:table-cell>
          <table:table-cell office:value-type="float" office:value="732605.602393">
            <text:p>732605.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20">
            <text:p>920</text:p>
          </table:table-cell>
          <table:table-cell office:value-type="float" office:value="732527.911203">
            <text:p>732527.9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30">
            <text:p>930</text:p>
          </table:table-cell>
          <table:table-cell office:value-type="float" office:value="26.081463">
            <text:p>26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30">
            <text:p>930</text:p>
          </table:table-cell>
          <table:table-cell office:value-type="float" office:value="26.064545">
            <text:p>26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30">
            <text:p>930</text:p>
          </table:table-cell>
          <table:table-cell office:value-type="float" office:value="4.290619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30">
            <text:p>930</text:p>
          </table:table-cell>
          <table:table-cell office:value-type="float" office:value="4.154156">
            <text:p>4.1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30">
            <text:p>930</text:p>
          </table:table-cell>
          <table:table-cell office:value-type="float" office:value="732778.015942">
            <text:p>732778.0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30">
            <text:p>930</text:p>
          </table:table-cell>
          <table:table-cell office:value-type="float" office:value="732635.662935">
            <text:p>732635.6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40">
            <text:p>940</text:p>
          </table:table-cell>
          <table:table-cell office:value-type="float" office:value="26.085558">
            <text:p>26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40">
            <text:p>940</text:p>
          </table:table-cell>
          <table:table-cell office:value-type="float" office:value="26.069256">
            <text:p>26.0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40">
            <text:p>940</text:p>
          </table:table-cell>
          <table:table-cell office:value-type="float" office:value="4.291823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40">
            <text:p>940</text:p>
          </table:table-cell>
          <table:table-cell office:value-type="float" office:value="4.155643">
            <text:p>4.1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40">
            <text:p>940</text:p>
          </table:table-cell>
          <table:table-cell office:value-type="float" office:value="733000.886155">
            <text:p>733000.8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40">
            <text:p>940</text:p>
          </table:table-cell>
          <table:table-cell office:value-type="float" office:value="732946.12749">
            <text:p>732946.1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50">
            <text:p>950</text:p>
          </table:table-cell>
          <table:table-cell office:value-type="float" office:value="26.091019">
            <text:p>26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50">
            <text:p>950</text:p>
          </table:table-cell>
          <table:table-cell office:value-type="float" office:value="26.07566">
            <text:p>26.0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50">
            <text:p>950</text:p>
          </table:table-cell>
          <table:table-cell office:value-type="float" office:value="4.294581">
            <text:p>4.2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50">
            <text:p>950</text:p>
          </table:table-cell>
          <table:table-cell office:value-type="float" office:value="4.157879">
            <text:p>4.1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50">
            <text:p>950</text:p>
          </table:table-cell>
          <table:table-cell office:value-type="float" office:value="733500.928486">
            <text:p>733500.9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50">
            <text:p>950</text:p>
          </table:table-cell>
          <table:table-cell office:value-type="float" office:value="733325.352334">
            <text:p>733325.3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60">
            <text:p>960</text:p>
          </table:table-cell>
          <table:table-cell office:value-type="float" office:value="26.100705">
            <text:p>26.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60">
            <text:p>960</text:p>
          </table:table-cell>
          <table:table-cell office:value-type="float" office:value="26.086077">
            <text:p>26.0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60">
            <text:p>960</text:p>
          </table:table-cell>
          <table:table-cell office:value-type="float" office:value="4.297679">
            <text:p>4.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60">
            <text:p>960</text:p>
          </table:table-cell>
          <table:table-cell office:value-type="float" office:value="4.161255">
            <text:p>4.1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60">
            <text:p>960</text:p>
          </table:table-cell>
          <table:table-cell office:value-type="float" office:value="734256.159896">
            <text:p>734256.1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60">
            <text:p>960</text:p>
          </table:table-cell>
          <table:table-cell office:value-type="float" office:value="734086.238305">
            <text:p>734086.2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70">
            <text:p>970</text:p>
          </table:table-cell>
          <table:table-cell office:value-type="float" office:value="26.121338">
            <text:p>26.1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70">
            <text:p>970</text:p>
          </table:table-cell>
          <table:table-cell office:value-type="float" office:value="26.105422">
            <text:p>26.1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70">
            <text:p>970</text:p>
          </table:table-cell>
          <table:table-cell office:value-type="float" office:value="4.303564">
            <text:p>4.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70">
            <text:p>970</text:p>
          </table:table-cell>
          <table:table-cell office:value-type="float" office:value="4.167129">
            <text:p>4.1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70">
            <text:p>970</text:p>
          </table:table-cell>
          <table:table-cell office:value-type="float" office:value="735483.886302">
            <text:p>735483.8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70">
            <text:p>970</text:p>
          </table:table-cell>
          <table:table-cell office:value-type="float" office:value="735420.755644">
            <text:p>735420.7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80">
            <text:p>980</text:p>
          </table:table-cell>
          <table:table-cell office:value-type="float" office:value="26.152034">
            <text:p>26.1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80">
            <text:p>980</text:p>
          </table:table-cell>
          <table:table-cell office:value-type="float" office:value="26.136381">
            <text:p>26.1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80">
            <text:p>980</text:p>
          </table:table-cell>
          <table:table-cell office:value-type="float" office:value="4.312618">
            <text:p>4.3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80">
            <text:p>980</text:p>
          </table:table-cell>
          <table:table-cell office:value-type="float" office:value="4.177022">
            <text:p>4.1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80">
            <text:p>980</text:p>
          </table:table-cell>
          <table:table-cell office:value-type="float" office:value="737669.621987">
            <text:p>737669.6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80">
            <text:p>980</text:p>
          </table:table-cell>
          <table:table-cell office:value-type="float" office:value="737464.601587">
            <text:p>737464.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990">
            <text:p>990</text:p>
          </table:table-cell>
          <table:table-cell office:value-type="float" office:value="26.197611">
            <text:p>26.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990">
            <text:p>990</text:p>
          </table:table-cell>
          <table:table-cell office:value-type="float" office:value="26.178657">
            <text:p>26.1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990">
            <text:p>990</text:p>
          </table:table-cell>
          <table:table-cell office:value-type="float" office:value="4.3246">
            <text:p>4.3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90">
            <text:p>990</text:p>
          </table:table-cell>
          <table:table-cell office:value-type="float" office:value="4.189648">
            <text:p>4.1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990">
            <text:p>990</text:p>
          </table:table-cell>
          <table:table-cell office:value-type="float" office:value="740230.983467">
            <text:p>740230.9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990">
            <text:p>990</text:p>
          </table:table-cell>
          <table:table-cell office:value-type="float" office:value="740139.578637">
            <text:p>740139.5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00">
            <text:p>1000</text:p>
          </table:table-cell>
          <table:table-cell office:value-type="float" office:value="26.261048">
            <text:p>26.2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00">
            <text:p>1000</text:p>
          </table:table-cell>
          <table:table-cell office:value-type="float" office:value="26.233161">
            <text:p>26.2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00">
            <text:p>1000</text:p>
          </table:table-cell>
          <table:table-cell office:value-type="float" office:value="4.338872">
            <text:p>4.3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0">
            <text:p>1000</text:p>
          </table:table-cell>
          <table:table-cell office:value-type="float" office:value="4.204103">
            <text:p>4.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00">
            <text:p>1000</text:p>
          </table:table-cell>
          <table:table-cell office:value-type="float" office:value="743319.199249">
            <text:p>743319.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00">
            <text:p>1000</text:p>
          </table:table-cell>
          <table:table-cell office:value-type="float" office:value="743216.423429">
            <text:p>743216.4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10">
            <text:p>1010</text:p>
          </table:table-cell>
          <table:table-cell office:value-type="float" office:value="26.348338">
            <text:p>26.3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10">
            <text:p>1010</text:p>
          </table:table-cell>
          <table:table-cell office:value-type="float" office:value="26.320335">
            <text:p>26.3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10">
            <text:p>1010</text:p>
          </table:table-cell>
          <table:table-cell office:value-type="float" office:value="4.360833">
            <text:p>4.3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10">
            <text:p>1010</text:p>
          </table:table-cell>
          <table:table-cell office:value-type="float" office:value="4.225565">
            <text:p>4.2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10">
            <text:p>1010</text:p>
          </table:table-cell>
          <table:table-cell office:value-type="float" office:value="748175.228187">
            <text:p>748175.2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10">
            <text:p>1010</text:p>
          </table:table-cell>
          <table:table-cell office:value-type="float" office:value="748264.227447">
            <text:p>748264.2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20">
            <text:p>1020</text:p>
          </table:table-cell>
          <table:table-cell office:value-type="float" office:value="26.491834">
            <text:p>26.4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20">
            <text:p>1020</text:p>
          </table:table-cell>
          <table:table-cell office:value-type="float" office:value="26.462996">
            <text:p>26.4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20">
            <text:p>1020</text:p>
          </table:table-cell>
          <table:table-cell office:value-type="float" office:value="4.395425">
            <text:p>4.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20">
            <text:p>1020</text:p>
          </table:table-cell>
          <table:table-cell office:value-type="float" office:value="4.259462">
            <text:p>4.2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20">
            <text:p>1020</text:p>
          </table:table-cell>
          <table:table-cell office:value-type="float" office:value="756631.165784">
            <text:p>756631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20">
            <text:p>1020</text:p>
          </table:table-cell>
          <table:table-cell office:value-type="float" office:value="756319.288638">
            <text:p>756319.2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30">
            <text:p>1030</text:p>
          </table:table-cell>
          <table:table-cell office:value-type="float" office:value="26.698928">
            <text:p>26.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30">
            <text:p>1030</text:p>
          </table:table-cell>
          <table:table-cell office:value-type="float" office:value="26.683842">
            <text:p>26.6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30">
            <text:p>1030</text:p>
          </table:table-cell>
          <table:table-cell office:value-type="float" office:value="4.441997">
            <text:p>4.4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30">
            <text:p>1030</text:p>
          </table:table-cell>
          <table:table-cell office:value-type="float" office:value="4.3049">
            <text:p>4.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30">
            <text:p>1030</text:p>
          </table:table-cell>
          <table:table-cell office:value-type="float" office:value="767628.17517">
            <text:p>767628.1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30">
            <text:p>1030</text:p>
          </table:table-cell>
          <table:table-cell office:value-type="float" office:value="768059.075519">
            <text:p>768059.0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40">
            <text:p>1040</text:p>
          </table:table-cell>
          <table:table-cell office:value-type="float" office:value="26.977255">
            <text:p>26.9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40">
            <text:p>1040</text:p>
          </table:table-cell>
          <table:table-cell office:value-type="float" office:value="26.962441">
            <text:p>26.9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40">
            <text:p>1040</text:p>
          </table:table-cell>
          <table:table-cell office:value-type="float" office:value="4.490639">
            <text:p>4.4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40">
            <text:p>1040</text:p>
          </table:table-cell>
          <table:table-cell office:value-type="float" office:value="4.35476">
            <text:p>4.3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40">
            <text:p>1040</text:p>
          </table:table-cell>
          <table:table-cell office:value-type="float" office:value="780464.353439">
            <text:p>780464.3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40">
            <text:p>1040</text:p>
          </table:table-cell>
          <table:table-cell office:value-type="float" office:value="780828.215717">
            <text:p>780828.2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50">
            <text:p>1050</text:p>
          </table:table-cell>
          <table:table-cell office:value-type="float" office:value="27.334818">
            <text:p>27.3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50">
            <text:p>1050</text:p>
          </table:table-cell>
          <table:table-cell office:value-type="float" office:value="27.338096">
            <text:p>27.3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50">
            <text:p>1050</text:p>
          </table:table-cell>
          <table:table-cell office:value-type="float" office:value="4.540842">
            <text:p>4.5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50">
            <text:p>1050</text:p>
          </table:table-cell>
          <table:table-cell office:value-type="float" office:value="4.405987">
            <text:p>4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50">
            <text:p>1050</text:p>
          </table:table-cell>
          <table:table-cell office:value-type="float" office:value="795695.902338">
            <text:p>795695.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50">
            <text:p>1050</text:p>
          </table:table-cell>
          <table:table-cell office:value-type="float" office:value="795570.112526">
            <text:p>795570.1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60">
            <text:p>1060</text:p>
          </table:table-cell>
          <table:table-cell office:value-type="float" office:value="27.849412">
            <text:p>27.8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60">
            <text:p>1060</text:p>
          </table:table-cell>
          <table:table-cell office:value-type="float" office:value="27.823701">
            <text:p>27.8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60">
            <text:p>1060</text:p>
          </table:table-cell>
          <table:table-cell office:value-type="float" office:value="4.61055">
            <text:p>4.6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60">
            <text:p>1060</text:p>
          </table:table-cell>
          <table:table-cell office:value-type="float" office:value="4.478128">
            <text:p>4.4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60">
            <text:p>1060</text:p>
          </table:table-cell>
          <table:table-cell office:value-type="float" office:value="816865.592332">
            <text:p>816865.5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60">
            <text:p>1060</text:p>
          </table:table-cell>
          <table:table-cell office:value-type="float" office:value="816689.608818">
            <text:p>816689.6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70">
            <text:p>1070</text:p>
          </table:table-cell>
          <table:table-cell office:value-type="float" office:value="28.529271">
            <text:p>28.5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70">
            <text:p>1070</text:p>
          </table:table-cell>
          <table:table-cell office:value-type="float" office:value="28.488199">
            <text:p>28.4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70">
            <text:p>1070</text:p>
          </table:table-cell>
          <table:table-cell office:value-type="float" office:value="4.704687">
            <text:p>4.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70">
            <text:p>1070</text:p>
          </table:table-cell>
          <table:table-cell office:value-type="float" office:value="4.574525">
            <text:p>4.5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70">
            <text:p>1070</text:p>
          </table:table-cell>
          <table:table-cell office:value-type="float" office:value="845922.138701">
            <text:p>845922.1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70">
            <text:p>1070</text:p>
          </table:table-cell>
          <table:table-cell office:value-type="float" office:value="846238.355296">
            <text:p>846238.3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80">
            <text:p>1080</text:p>
          </table:table-cell>
          <table:table-cell office:value-type="float" office:value="29.432547">
            <text:p>29.4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80">
            <text:p>1080</text:p>
          </table:table-cell>
          <table:table-cell office:value-type="float" office:value="29.381191">
            <text:p>29.3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80">
            <text:p>1080</text:p>
          </table:table-cell>
          <table:table-cell office:value-type="float" office:value="4.800048">
            <text:p>4.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80">
            <text:p>1080</text:p>
          </table:table-cell>
          <table:table-cell office:value-type="float" office:value="4.671482">
            <text:p>4.6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80">
            <text:p>1080</text:p>
          </table:table-cell>
          <table:table-cell office:value-type="float" office:value="878907.432388">
            <text:p>878907.4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80">
            <text:p>1080</text:p>
          </table:table-cell>
          <table:table-cell office:value-type="float" office:value="879654.230425">
            <text:p>879654.2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090">
            <text:p>1090</text:p>
          </table:table-cell>
          <table:table-cell office:value-type="float" office:value="30.503617">
            <text:p>30.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090">
            <text:p>1090</text:p>
          </table:table-cell>
          <table:table-cell office:value-type="float" office:value="30.465646">
            <text:p>30.4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090">
            <text:p>1090</text:p>
          </table:table-cell>
          <table:table-cell office:value-type="float" office:value="4.892724">
            <text:p>4.8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90">
            <text:p>1090</text:p>
          </table:table-cell>
          <table:table-cell office:value-type="float" office:value="4.76386">
            <text:p>4.7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090">
            <text:p>1090</text:p>
          </table:table-cell>
          <table:table-cell office:value-type="float" office:value="917246.368916">
            <text:p>917246.3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090">
            <text:p>1090</text:p>
          </table:table-cell>
          <table:table-cell office:value-type="float" office:value="917067.332345">
            <text:p>917067.3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00">
            <text:p>1100</text:p>
          </table:table-cell>
          <table:table-cell office:value-type="float" office:value="31.75608">
            <text:p>31.7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00">
            <text:p>1100</text:p>
          </table:table-cell>
          <table:table-cell office:value-type="float" office:value="31.670771">
            <text:p>31.6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00">
            <text:p>1100</text:p>
          </table:table-cell>
          <table:table-cell office:value-type="float" office:value="4.995009">
            <text:p>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0">
            <text:p>1100</text:p>
          </table:table-cell>
          <table:table-cell office:value-type="float" office:value="4.867003">
            <text:p>4.8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00">
            <text:p>1100</text:p>
          </table:table-cell>
          <table:table-cell office:value-type="float" office:value="963946.243516">
            <text:p>963946.2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00">
            <text:p>1100</text:p>
          </table:table-cell>
          <table:table-cell office:value-type="float" office:value="964665.556217">
            <text:p>964665.5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10">
            <text:p>1110</text:p>
          </table:table-cell>
          <table:table-cell office:value-type="float" office:value="33.301767">
            <text:p>33.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10">
            <text:p>1110</text:p>
          </table:table-cell>
          <table:table-cell office:value-type="float" office:value="33.265665">
            <text:p>33.2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10">
            <text:p>1110</text:p>
          </table:table-cell>
          <table:table-cell office:value-type="float" office:value="5.11491">
            <text:p>5.1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10">
            <text:p>1110</text:p>
          </table:table-cell>
          <table:table-cell office:value-type="float" office:value="4.988851">
            <text:p>4.9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10">
            <text:p>1110</text:p>
          </table:table-cell>
          <table:table-cell office:value-type="float" office:value="1023031.701243">
            <text:p>1023031.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10">
            <text:p>1110</text:p>
          </table:table-cell>
          <table:table-cell office:value-type="float" office:value="1024268.860678">
            <text:p>1024268.8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20">
            <text:p>1120</text:p>
          </table:table-cell>
          <table:table-cell office:value-type="float" office:value="35.432119">
            <text:p>35.4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20">
            <text:p>1120</text:p>
          </table:table-cell>
          <table:table-cell office:value-type="float" office:value="35.406283">
            <text:p>35.4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20">
            <text:p>1120</text:p>
          </table:table-cell>
          <table:table-cell office:value-type="float" office:value="5.255373">
            <text:p>5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20">
            <text:p>1120</text:p>
          </table:table-cell>
          <table:table-cell office:value-type="float" office:value="5.126927">
            <text:p>5.1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20">
            <text:p>1120</text:p>
          </table:table-cell>
          <table:table-cell office:value-type="float" office:value="1094371.639929">
            <text:p>1094371.6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20">
            <text:p>1120</text:p>
          </table:table-cell>
          <table:table-cell office:value-type="float" office:value="1096372.170053">
            <text:p>1096372.1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30">
            <text:p>1130</text:p>
          </table:table-cell>
          <table:table-cell office:value-type="float" office:value="37.891379">
            <text:p>37.8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30">
            <text:p>1130</text:p>
          </table:table-cell>
          <table:table-cell office:value-type="float" office:value="37.764079">
            <text:p>37.7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30">
            <text:p>1130</text:p>
          </table:table-cell>
          <table:table-cell office:value-type="float" office:value="5.408518">
            <text:p>5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30">
            <text:p>1130</text:p>
          </table:table-cell>
          <table:table-cell office:value-type="float" office:value="5.277875">
            <text:p>5.2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30">
            <text:p>1130</text:p>
          </table:table-cell>
          <table:table-cell office:value-type="float" office:value="1182144.109075">
            <text:p>1182144.1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30">
            <text:p>1130</text:p>
          </table:table-cell>
          <table:table-cell office:value-type="float" office:value="1183885.311497">
            <text:p>1183885.3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40">
            <text:p>1140</text:p>
          </table:table-cell>
          <table:table-cell office:value-type="float" office:value="39.897265">
            <text:p>39.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40">
            <text:p>1140</text:p>
          </table:table-cell>
          <table:table-cell office:value-type="float" office:value="39.819332">
            <text:p>39.8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40">
            <text:p>1140</text:p>
          </table:table-cell>
          <table:table-cell office:value-type="float" office:value="5.57814">
            <text:p>5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40">
            <text:p>1140</text:p>
          </table:table-cell>
          <table:table-cell office:value-type="float" office:value="5.445702">
            <text:p>5.4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40">
            <text:p>1140</text:p>
          </table:table-cell>
          <table:table-cell office:value-type="float" office:value="1283638.133807">
            <text:p>1283638.1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40">
            <text:p>1140</text:p>
          </table:table-cell>
          <table:table-cell office:value-type="float" office:value="1284362.81265">
            <text:p>1284362.8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50">
            <text:p>1150</text:p>
          </table:table-cell>
          <table:table-cell office:value-type="float" office:value="41.538916">
            <text:p>41.5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50">
            <text:p>1150</text:p>
          </table:table-cell>
          <table:table-cell office:value-type="float" office:value="41.491747">
            <text:p>41.4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50">
            <text:p>1150</text:p>
          </table:table-cell>
          <table:table-cell office:value-type="float" office:value="5.748454">
            <text:p>5.7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50">
            <text:p>1150</text:p>
          </table:table-cell>
          <table:table-cell office:value-type="float" office:value="5.616372">
            <text:p>5.6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50">
            <text:p>1150</text:p>
          </table:table-cell>
          <table:table-cell office:value-type="float" office:value="1386533.174954">
            <text:p>1386533.1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50">
            <text:p>1150</text:p>
          </table:table-cell>
          <table:table-cell office:value-type="float" office:value="1387850.207262">
            <text:p>1387850.2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60">
            <text:p>1160</text:p>
          </table:table-cell>
          <table:table-cell office:value-type="float" office:value="43.122433">
            <text:p>43.1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60">
            <text:p>1160</text:p>
          </table:table-cell>
          <table:table-cell office:value-type="float" office:value="43.094393">
            <text:p>43.0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60">
            <text:p>1160</text:p>
          </table:table-cell>
          <table:table-cell office:value-type="float" office:value="5.897611">
            <text:p>5.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60">
            <text:p>1160</text:p>
          </table:table-cell>
          <table:table-cell office:value-type="float" office:value="5.767434">
            <text:p>5.7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60">
            <text:p>1160</text:p>
          </table:table-cell>
          <table:table-cell office:value-type="float" office:value="1475447.721357">
            <text:p>1475447.7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60">
            <text:p>1160</text:p>
          </table:table-cell>
          <table:table-cell office:value-type="float" office:value="1477924.603955">
            <text:p>1477924.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70">
            <text:p>1170</text:p>
          </table:table-cell>
          <table:table-cell office:value-type="float" office:value="44.777767">
            <text:p>44.7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70">
            <text:p>1170</text:p>
          </table:table-cell>
          <table:table-cell office:value-type="float" office:value="44.792374">
            <text:p>44.7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70">
            <text:p>1170</text:p>
          </table:table-cell>
          <table:table-cell office:value-type="float" office:value="6.020353">
            <text:p>6.0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70">
            <text:p>1170</text:p>
          </table:table-cell>
          <table:table-cell office:value-type="float" office:value="5.895185">
            <text:p>5.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70">
            <text:p>1170</text:p>
          </table:table-cell>
          <table:table-cell office:value-type="float" office:value="1549526.39552">
            <text:p>1549526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70">
            <text:p>1170</text:p>
          </table:table-cell>
          <table:table-cell office:value-type="float" office:value="1552808.603817">
            <text:p>1552808.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80">
            <text:p>1180</text:p>
          </table:table-cell>
          <table:table-cell office:value-type="float" office:value="46.192639">
            <text:p>46.1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80">
            <text:p>1180</text:p>
          </table:table-cell>
          <table:table-cell office:value-type="float" office:value="46.260095">
            <text:p>46.2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80">
            <text:p>1180</text:p>
          </table:table-cell>
          <table:table-cell office:value-type="float" office:value="6.130699">
            <text:p>6.1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80">
            <text:p>1180</text:p>
          </table:table-cell>
          <table:table-cell office:value-type="float" office:value="6.009466">
            <text:p>6.0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80">
            <text:p>1180</text:p>
          </table:table-cell>
          <table:table-cell office:value-type="float" office:value="1619498.486983">
            <text:p>1619498.4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80">
            <text:p>1180</text:p>
          </table:table-cell>
          <table:table-cell office:value-type="float" office:value="1620807.899457">
            <text:p>1620807.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190">
            <text:p>1190</text:p>
          </table:table-cell>
          <table:table-cell office:value-type="float" office:value="47.172205">
            <text:p>47.1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190">
            <text:p>1190</text:p>
          </table:table-cell>
          <table:table-cell office:value-type="float" office:value="47.270069">
            <text:p>47.2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190">
            <text:p>1190</text:p>
          </table:table-cell>
          <table:table-cell office:value-type="float" office:value="6.234894">
            <text:p>6.2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90">
            <text:p>1190</text:p>
          </table:table-cell>
          <table:table-cell office:value-type="float" office:value="6.115188">
            <text:p>6.1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190">
            <text:p>1190</text:p>
          </table:table-cell>
          <table:table-cell office:value-type="float" office:value="1686497.189598">
            <text:p>1686497.1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190">
            <text:p>1190</text:p>
          </table:table-cell>
          <table:table-cell office:value-type="float" office:value="1688537.760291">
            <text:p>1688537.7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00">
            <text:p>1200</text:p>
          </table:table-cell>
          <table:table-cell office:value-type="float" office:value="47.87041">
            <text:p>47.8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00">
            <text:p>1200</text:p>
          </table:table-cell>
          <table:table-cell office:value-type="float" office:value="47.984918">
            <text:p>47.9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00">
            <text:p>1200</text:p>
          </table:table-cell>
          <table:table-cell office:value-type="float" office:value="6.322013">
            <text:p>6.3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0">
            <text:p>1200</text:p>
          </table:table-cell>
          <table:table-cell office:value-type="float" office:value="6.204043">
            <text:p>6.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00">
            <text:p>1200</text:p>
          </table:table-cell>
          <table:table-cell office:value-type="float" office:value="1744674.505199">
            <text:p>1744674.51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00">
            <text:p>1200</text:p>
          </table:table-cell>
          <table:table-cell office:value-type="float" office:value="1745318.693381">
            <text:p>1745318.6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10">
            <text:p>1210</text:p>
          </table:table-cell>
          <table:table-cell office:value-type="float" office:value="48.434131">
            <text:p>48.4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10">
            <text:p>1210</text:p>
          </table:table-cell>
          <table:table-cell office:value-type="float" office:value="48.548039">
            <text:p>48.5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10">
            <text:p>1210</text:p>
          </table:table-cell>
          <table:table-cell office:value-type="float" office:value="6.382003">
            <text:p>6.3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10">
            <text:p>1210</text:p>
          </table:table-cell>
          <table:table-cell office:value-type="float" office:value="6.264937">
            <text:p>6.2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10">
            <text:p>1210</text:p>
          </table:table-cell>
          <table:table-cell office:value-type="float" office:value="1786325.640645">
            <text:p>1786325.6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10">
            <text:p>1210</text:p>
          </table:table-cell>
          <table:table-cell office:value-type="float" office:value="1785963.982393">
            <text:p>1785963.98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20">
            <text:p>1220</text:p>
          </table:table-cell>
          <table:table-cell office:value-type="float" office:value="48.881624">
            <text:p>48.8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20">
            <text:p>1220</text:p>
          </table:table-cell>
          <table:table-cell office:value-type="float" office:value="48.995196">
            <text:p>4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20">
            <text:p>1220</text:p>
          </table:table-cell>
          <table:table-cell office:value-type="float" office:value="6.419611">
            <text:p>6.4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20">
            <text:p>1220</text:p>
          </table:table-cell>
          <table:table-cell office:value-type="float" office:value="6.302608">
            <text:p>6.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20">
            <text:p>1220</text:p>
          </table:table-cell>
          <table:table-cell office:value-type="float" office:value="1814731.284554">
            <text:p>1814731.2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20">
            <text:p>1220</text:p>
          </table:table-cell>
          <table:table-cell office:value-type="float" office:value="1814740.124292">
            <text:p>1814740.1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30">
            <text:p>1230</text:p>
          </table:table-cell>
          <table:table-cell office:value-type="float" office:value="49.22488">
            <text:p>49.2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30">
            <text:p>1230</text:p>
          </table:table-cell>
          <table:table-cell office:value-type="float" office:value="49.340514">
            <text:p>49.3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30">
            <text:p>1230</text:p>
          </table:table-cell>
          <table:table-cell office:value-type="float" office:value="6.446709">
            <text:p>6.4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30">
            <text:p>1230</text:p>
          </table:table-cell>
          <table:table-cell office:value-type="float" office:value="6.331472">
            <text:p>6.3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30">
            <text:p>1230</text:p>
          </table:table-cell>
          <table:table-cell office:value-type="float" office:value="1837382.019522">
            <text:p>1837382.0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30">
            <text:p>1230</text:p>
          </table:table-cell>
          <table:table-cell office:value-type="float" office:value="1837762.112582">
            <text:p>1837762.1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40">
            <text:p>1240</text:p>
          </table:table-cell>
          <table:table-cell office:value-type="float" office:value="49.508633">
            <text:p>49.5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40">
            <text:p>1240</text:p>
          </table:table-cell>
          <table:table-cell office:value-type="float" office:value="49.614693">
            <text:p>49.6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40">
            <text:p>1240</text:p>
          </table:table-cell>
          <table:table-cell office:value-type="float" office:value="6.468564">
            <text:p>6.4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40">
            <text:p>1240</text:p>
          </table:table-cell>
          <table:table-cell office:value-type="float" office:value="6.355255">
            <text:p>6.3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40">
            <text:p>1240</text:p>
          </table:table-cell>
          <table:table-cell office:value-type="float" office:value="1856215.469588">
            <text:p>1856215.4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40">
            <text:p>1240</text:p>
          </table:table-cell>
          <table:table-cell office:value-type="float" office:value="1856942.574868">
            <text:p>1856942.5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50">
            <text:p>1250</text:p>
          </table:table-cell>
          <table:table-cell office:value-type="float" office:value="49.759957">
            <text:p>49.7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50">
            <text:p>1250</text:p>
          </table:table-cell>
          <table:table-cell office:value-type="float" office:value="49.859075">
            <text:p>49.8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50">
            <text:p>1250</text:p>
          </table:table-cell>
          <table:table-cell office:value-type="float" office:value="6.486619">
            <text:p>6.49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50">
            <text:p>1250</text:p>
          </table:table-cell>
          <table:table-cell office:value-type="float" office:value="6.373294">
            <text:p>6.3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50">
            <text:p>1250</text:p>
          </table:table-cell>
          <table:table-cell office:value-type="float" office:value="1872954.53214">
            <text:p>1872954.5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50">
            <text:p>1250</text:p>
          </table:table-cell>
          <table:table-cell office:value-type="float" office:value="1873260.495094">
            <text:p>1873260.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60">
            <text:p>1260</text:p>
          </table:table-cell>
          <table:table-cell office:value-type="float" office:value="49.923215">
            <text:p>49.9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60">
            <text:p>1260</text:p>
          </table:table-cell>
          <table:table-cell office:value-type="float" office:value="50.025348">
            <text:p>50.0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60">
            <text:p>1260</text:p>
          </table:table-cell>
          <table:table-cell office:value-type="float" office:value="6.501081">
            <text:p>6.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60">
            <text:p>1260</text:p>
          </table:table-cell>
          <table:table-cell office:value-type="float" office:value="6.388151">
            <text:p>6.39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60">
            <text:p>1260</text:p>
          </table:table-cell>
          <table:table-cell office:value-type="float" office:value="1886372.121991">
            <text:p>1886372.1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60">
            <text:p>1260</text:p>
          </table:table-cell>
          <table:table-cell office:value-type="float" office:value="1886151.131889">
            <text:p>1886151.1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70">
            <text:p>1270</text:p>
          </table:table-cell>
          <table:table-cell office:value-type="float" office:value="49.996588">
            <text:p>50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70">
            <text:p>1270</text:p>
          </table:table-cell>
          <table:table-cell office:value-type="float" office:value="50.107986">
            <text:p>50.1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70">
            <text:p>1270</text:p>
          </table:table-cell>
          <table:table-cell office:value-type="float" office:value="6.511745">
            <text:p>6.5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70">
            <text:p>1270</text:p>
          </table:table-cell>
          <table:table-cell office:value-type="float" office:value="6.399569">
            <text:p>6.4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70">
            <text:p>1270</text:p>
          </table:table-cell>
          <table:table-cell office:value-type="float" office:value="1896487.036552">
            <text:p>1896487.0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70">
            <text:p>1270</text:p>
          </table:table-cell>
          <table:table-cell office:value-type="float" office:value="1895714.336466">
            <text:p>1895714.34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80">
            <text:p>1280</text:p>
          </table:table-cell>
          <table:table-cell office:value-type="float" office:value="50.037008">
            <text:p>50.0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80">
            <text:p>1280</text:p>
          </table:table-cell>
          <table:table-cell office:value-type="float" office:value="50.147258">
            <text:p>50.1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80">
            <text:p>1280</text:p>
          </table:table-cell>
          <table:table-cell office:value-type="float" office:value="6.519542">
            <text:p>6.5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80">
            <text:p>1280</text:p>
          </table:table-cell>
          <table:table-cell office:value-type="float" office:value="6.407001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80">
            <text:p>1280</text:p>
          </table:table-cell>
          <table:table-cell office:value-type="float" office:value="1903348.882358">
            <text:p>1903348.8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80">
            <text:p>1280</text:p>
          </table:table-cell>
          <table:table-cell office:value-type="float" office:value="1902706.925964">
            <text:p>1902706.93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290">
            <text:p>1290</text:p>
          </table:table-cell>
          <table:table-cell office:value-type="float" office:value="50.065372">
            <text:p>50.0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290">
            <text:p>1290</text:p>
          </table:table-cell>
          <table:table-cell office:value-type="float" office:value="50.175138">
            <text:p>50.18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290">
            <text:p>1290</text:p>
          </table:table-cell>
          <table:table-cell office:value-type="float" office:value="6.523533">
            <text:p>6.52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90">
            <text:p>1290</text:p>
          </table:table-cell>
          <table:table-cell office:value-type="float" office:value="6.411053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290">
            <text:p>1290</text:p>
          </table:table-cell>
          <table:table-cell office:value-type="float" office:value="1907187.96992">
            <text:p>1907187.9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290">
            <text:p>1290</text:p>
          </table:table-cell>
          <table:table-cell office:value-type="float" office:value="1906649.772586">
            <text:p>1906649.7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00">
            <text:p>1300</text:p>
          </table:table-cell>
          <table:table-cell office:value-type="float" office:value="50.079162">
            <text:p>50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00">
            <text:p>1300</text:p>
          </table:table-cell>
          <table:table-cell office:value-type="float" office:value="50.189343">
            <text:p>50.19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00">
            <text:p>1300</text:p>
          </table:table-cell>
          <table:table-cell office:value-type="float" office:value="6.525392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0">
            <text:p>1300</text:p>
          </table:table-cell>
          <table:table-cell office:value-type="float" office:value="6.412802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00">
            <text:p>1300</text:p>
          </table:table-cell>
          <table:table-cell office:value-type="float" office:value="1908709.550646">
            <text:p>1908709.5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00">
            <text:p>1300</text:p>
          </table:table-cell>
          <table:table-cell office:value-type="float" office:value="1908557.810404">
            <text:p>1908557.8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10">
            <text:p>1310</text:p>
          </table:table-cell>
          <table:table-cell office:value-type="float" office:value="50.083442">
            <text:p>50.0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10">
            <text:p>1310</text:p>
          </table:table-cell>
          <table:table-cell office:value-type="float" office:value="50.197538">
            <text:p>50.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10">
            <text:p>1310</text:p>
          </table:table-cell>
          <table:table-cell office:value-type="float" office:value="6.526257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10">
            <text:p>1310</text:p>
          </table:table-cell>
          <table:table-cell office:value-type="float" office:value="6.413783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10">
            <text:p>1310</text:p>
          </table:table-cell>
          <table:table-cell office:value-type="float" office:value="1909584.757606">
            <text:p>1909584.7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10">
            <text:p>1310</text:p>
          </table:table-cell>
          <table:table-cell office:value-type="float" office:value="1909575.203207">
            <text:p>1909575.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20">
            <text:p>1320</text:p>
          </table:table-cell>
          <table:table-cell office:value-type="float" office:value="50.086245">
            <text:p>50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20">
            <text:p>1320</text:p>
          </table:table-cell>
          <table:table-cell office:value-type="float" office:value="50.200995">
            <text:p>50.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20">
            <text:p>1320</text:p>
          </table:table-cell>
          <table:table-cell office:value-type="float" office:value="6.526836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20">
            <text:p>1320</text:p>
          </table:table-cell>
          <table:table-cell office:value-type="float" office:value="6.414437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20">
            <text:p>1320</text:p>
          </table:table-cell>
          <table:table-cell office:value-type="float" office:value="1909991.923134">
            <text:p>1909991.9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20">
            <text:p>1320</text:p>
          </table:table-cell>
          <table:table-cell office:value-type="float" office:value="1910125.148578">
            <text:p>1910125.1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30">
            <text:p>1330</text:p>
          </table:table-cell>
          <table:table-cell office:value-type="float" office:value="50.08843">
            <text:p>50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30">
            <text:p>1330</text:p>
          </table:table-cell>
          <table:table-cell office:value-type="float" office:value="50.204263">
            <text:p>50.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30">
            <text:p>1330</text:p>
          </table:table-cell>
          <table:table-cell office:value-type="float" office:value="6.527004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30">
            <text:p>1330</text:p>
          </table:table-cell>
          <table:table-cell office:value-type="float" office:value="6.414672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30">
            <text:p>1330</text:p>
          </table:table-cell>
          <table:table-cell office:value-type="float" office:value="1910242.401401">
            <text:p>1910242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30">
            <text:p>1330</text:p>
          </table:table-cell>
          <table:table-cell office:value-type="float" office:value="1910330.053502">
            <text:p>1910330.0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40">
            <text:p>1340</text:p>
          </table:table-cell>
          <table:table-cell office:value-type="float" office:value="50.089829">
            <text:p>50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40">
            <text:p>1340</text:p>
          </table:table-cell>
          <table:table-cell office:value-type="float" office:value="50.208327">
            <text:p>50.2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40">
            <text:p>1340</text:p>
          </table:table-cell>
          <table:table-cell office:value-type="float" office:value="6.527105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40">
            <text:p>1340</text:p>
          </table:table-cell>
          <table:table-cell office:value-type="float" office:value="6.414776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40">
            <text:p>1340</text:p>
          </table:table-cell>
          <table:table-cell office:value-type="float" office:value="1910402.920192">
            <text:p>1910402.9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40">
            <text:p>1340</text:p>
          </table:table-cell>
          <table:table-cell office:value-type="float" office:value="1910406.554027">
            <text:p>1910406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50">
            <text:p>1350</text:p>
          </table:table-cell>
          <table:table-cell office:value-type="float" office:value="50.094062">
            <text:p>50.09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50">
            <text:p>1350</text:p>
          </table:table-cell>
          <table:table-cell office:value-type="float" office:value="50.211487">
            <text:p>50.2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50">
            <text:p>1350</text:p>
          </table:table-cell>
          <table:table-cell office:value-type="float" office:value="6.527241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50">
            <text:p>1350</text:p>
          </table:table-cell>
          <table:table-cell office:value-type="float" office:value="6.414947">
            <text:p>6.41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50">
            <text:p>1350</text:p>
          </table:table-cell>
          <table:table-cell office:value-type="float" office:value="1910510.74501">
            <text:p>1910510.7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50">
            <text:p>1350</text:p>
          </table:table-cell>
          <table:table-cell office:value-type="float" office:value="1910514.355929">
            <text:p>1910514.3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60">
            <text:p>1360</text:p>
          </table:table-cell>
          <table:table-cell office:value-type="float" office:value="50.098264">
            <text:p>50.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60">
            <text:p>1360</text:p>
          </table:table-cell>
          <table:table-cell office:value-type="float" office:value="50.216956">
            <text:p>50.22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60">
            <text:p>1360</text:p>
          </table:table-cell>
          <table:table-cell office:value-type="float" office:value="6.527427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60">
            <text:p>1360</text:p>
          </table:table-cell>
          <table:table-cell office:value-type="float" office:value="6.415066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60">
            <text:p>1360</text:p>
          </table:table-cell>
          <table:table-cell office:value-type="float" office:value="1910673.725108">
            <text:p>1910673.7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60">
            <text:p>1360</text:p>
          </table:table-cell>
          <table:table-cell office:value-type="float" office:value="1910638.450738">
            <text:p>1910638.4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70">
            <text:p>1370</text:p>
          </table:table-cell>
          <table:table-cell office:value-type="float" office:value="50.106652">
            <text:p>50.1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70">
            <text:p>1370</text:p>
          </table:table-cell>
          <table:table-cell office:value-type="float" office:value="50.230722">
            <text:p>50.2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70">
            <text:p>1370</text:p>
          </table:table-cell>
          <table:table-cell office:value-type="float" office:value="6.527848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70">
            <text:p>1370</text:p>
          </table:table-cell>
          <table:table-cell office:value-type="float" office:value="6.415272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70">
            <text:p>1370</text:p>
          </table:table-cell>
          <table:table-cell office:value-type="float" office:value="1911001.890388">
            <text:p>1911001.8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70">
            <text:p>1370</text:p>
          </table:table-cell>
          <table:table-cell office:value-type="float" office:value="1910833.806967">
            <text:p>1910833.8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80">
            <text:p>1380</text:p>
          </table:table-cell>
          <table:table-cell office:value-type="float" office:value="50.122287">
            <text:p>50.1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80">
            <text:p>1380</text:p>
          </table:table-cell>
          <table:table-cell office:value-type="float" office:value="50.247908">
            <text:p>50.25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80">
            <text:p>1380</text:p>
          </table:table-cell>
          <table:table-cell office:value-type="float" office:value="6.52837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80">
            <text:p>1380</text:p>
          </table:table-cell>
          <table:table-cell office:value-type="float" office:value="6.41577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80">
            <text:p>1380</text:p>
          </table:table-cell>
          <table:table-cell office:value-type="float" office:value="1911387.649761">
            <text:p>1911387.6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80">
            <text:p>1380</text:p>
          </table:table-cell>
          <table:table-cell office:value-type="float" office:value="1911069.972545">
            <text:p>1911069.97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390">
            <text:p>1390</text:p>
          </table:table-cell>
          <table:table-cell office:value-type="float" office:value="50.143543">
            <text:p>50.1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390">
            <text:p>1390</text:p>
          </table:table-cell>
          <table:table-cell office:value-type="float" office:value="50.268242">
            <text:p>50.2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390">
            <text:p>1390</text:p>
          </table:table-cell>
          <table:table-cell office:value-type="float" office:value="6.529166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90">
            <text:p>1390</text:p>
          </table:table-cell>
          <table:table-cell office:value-type="float" office:value="6.416473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390">
            <text:p>1390</text:p>
          </table:table-cell>
          <table:table-cell office:value-type="float" office:value="1911997.97936">
            <text:p>1911997.9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390">
            <text:p>1390</text:p>
          </table:table-cell>
          <table:table-cell office:value-type="float" office:value="1911696.223258">
            <text:p>1911696.2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00">
            <text:p>1400</text:p>
          </table:table-cell>
          <table:table-cell office:value-type="float" office:value="50.179464">
            <text:p>50.18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00">
            <text:p>1400</text:p>
          </table:table-cell>
          <table:table-cell office:value-type="float" office:value="50.307362">
            <text:p>50.3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00">
            <text:p>1400</text:p>
          </table:table-cell>
          <table:table-cell office:value-type="float" office:value="6.53037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0">
            <text:p>1400</text:p>
          </table:table-cell>
          <table:table-cell office:value-type="float" office:value="6.417631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00">
            <text:p>1400</text:p>
          </table:table-cell>
          <table:table-cell office:value-type="float" office:value="1912923.759019">
            <text:p>1912923.7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00">
            <text:p>1400</text:p>
          </table:table-cell>
          <table:table-cell office:value-type="float" office:value="1912629.964785">
            <text:p>1912629.9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10">
            <text:p>1410</text:p>
          </table:table-cell>
          <table:table-cell office:value-type="float" office:value="50.232368">
            <text:p>50.23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10">
            <text:p>1410</text:p>
          </table:table-cell>
          <table:table-cell office:value-type="float" office:value="50.357635">
            <text:p>50.3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10">
            <text:p>1410</text:p>
          </table:table-cell>
          <table:table-cell office:value-type="float" office:value="6.532188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10">
            <text:p>1410</text:p>
          </table:table-cell>
          <table:table-cell office:value-type="float" office:value="6.419265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10">
            <text:p>1410</text:p>
          </table:table-cell>
          <table:table-cell office:value-type="float" office:value="1914362.955458">
            <text:p>1914362.96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10">
            <text:p>1410</text:p>
          </table:table-cell>
          <table:table-cell office:value-type="float" office:value="1914036.406131">
            <text:p>1914036.4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20">
            <text:p>1420</text:p>
          </table:table-cell>
          <table:table-cell office:value-type="float" office:value="50.309468">
            <text:p>50.31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20">
            <text:p>1420</text:p>
          </table:table-cell>
          <table:table-cell office:value-type="float" office:value="50.441914">
            <text:p>50.44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20">
            <text:p>1420</text:p>
          </table:table-cell>
          <table:table-cell office:value-type="float" office:value="6.534332">
            <text:p>6.5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20">
            <text:p>1420</text:p>
          </table:table-cell>
          <table:table-cell office:value-type="float" office:value="6.421569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20">
            <text:p>1420</text:p>
          </table:table-cell>
          <table:table-cell office:value-type="float" office:value="1916467.074315">
            <text:p>1916467.07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20">
            <text:p>1420</text:p>
          </table:table-cell>
          <table:table-cell office:value-type="float" office:value="1916302.099369">
            <text:p>1916302.1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30">
            <text:p>1430</text:p>
          </table:table-cell>
          <table:table-cell office:value-type="float" office:value="50.416644">
            <text:p>50.4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30">
            <text:p>1430</text:p>
          </table:table-cell>
          <table:table-cell office:value-type="float" office:value="50.564884">
            <text:p>50.5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30">
            <text:p>1430</text:p>
          </table:table-cell>
          <table:table-cell office:value-type="float" office:value="6.537596">
            <text:p>6.5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30">
            <text:p>1430</text:p>
          </table:table-cell>
          <table:table-cell office:value-type="float" office:value="6.424921">
            <text:p>6.42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30">
            <text:p>1430</text:p>
          </table:table-cell>
          <table:table-cell office:value-type="float" office:value="1919563.301678">
            <text:p>1919563.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30">
            <text:p>1430</text:p>
          </table:table-cell>
          <table:table-cell office:value-type="float" office:value="1919128.886045">
            <text:p>1919128.8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40">
            <text:p>1440</text:p>
          </table:table-cell>
          <table:table-cell office:value-type="float" office:value="50.568859">
            <text:p>50.57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40">
            <text:p>1440</text:p>
          </table:table-cell>
          <table:table-cell office:value-type="float" office:value="50.70104">
            <text:p>50.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40">
            <text:p>1440</text:p>
          </table:table-cell>
          <table:table-cell office:value-type="float" office:value="6.542098">
            <text:p>6.54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40">
            <text:p>1440</text:p>
          </table:table-cell>
          <table:table-cell office:value-type="float" office:value="6.429764">
            <text:p>6.43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40">
            <text:p>1440</text:p>
          </table:table-cell>
          <table:table-cell office:value-type="float" office:value="1923697.396849">
            <text:p>1923697.4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40">
            <text:p>1440</text:p>
          </table:table-cell>
          <table:table-cell office:value-type="float" office:value="1923279.200231">
            <text:p>1923279.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50">
            <text:p>1450</text:p>
          </table:table-cell>
          <table:table-cell office:value-type="float" office:value="50.762834">
            <text:p>50.76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50">
            <text:p>1450</text:p>
          </table:table-cell>
          <table:table-cell office:value-type="float" office:value="50.869533">
            <text:p>50.87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50">
            <text:p>1450</text:p>
          </table:table-cell>
          <table:table-cell office:value-type="float" office:value="6.54884">
            <text:p>6.5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50">
            <text:p>1450</text:p>
          </table:table-cell>
          <table:table-cell office:value-type="float" office:value="6.437008">
            <text:p>6.44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50">
            <text:p>1450</text:p>
          </table:table-cell>
          <table:table-cell office:value-type="float" office:value="1929344.817737">
            <text:p>1929344.82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50">
            <text:p>1450</text:p>
          </table:table-cell>
          <table:table-cell office:value-type="float" office:value="1928860.551414">
            <text:p>1928860.55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60">
            <text:p>1460</text:p>
          </table:table-cell>
          <table:table-cell office:value-type="float" office:value="50.954042">
            <text:p>50.95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60">
            <text:p>1460</text:p>
          </table:table-cell>
          <table:table-cell office:value-type="float" office:value="51.060919">
            <text:p>51.06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60">
            <text:p>1460</text:p>
          </table:table-cell>
          <table:table-cell office:value-type="float" office:value="6.557114">
            <text:p>6.5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60">
            <text:p>1460</text:p>
          </table:table-cell>
          <table:table-cell office:value-type="float" office:value="6.445872">
            <text:p>6.45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60">
            <text:p>1460</text:p>
          </table:table-cell>
          <table:table-cell office:value-type="float" office:value="1936460.92741">
            <text:p>1936460.9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60">
            <text:p>1460</text:p>
          </table:table-cell>
          <table:table-cell office:value-type="float" office:value="1936192.115289">
            <text:p>1936192.1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70">
            <text:p>1470</text:p>
          </table:table-cell>
          <table:table-cell office:value-type="float" office:value="51.203925">
            <text:p>51.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70">
            <text:p>1470</text:p>
          </table:table-cell>
          <table:table-cell office:value-type="float" office:value="51.31208">
            <text:p>51.3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70">
            <text:p>1470</text:p>
          </table:table-cell>
          <table:table-cell office:value-type="float" office:value="6.567726">
            <text:p>6.5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70">
            <text:p>1470</text:p>
          </table:table-cell>
          <table:table-cell office:value-type="float" office:value="6.456214">
            <text:p>6.46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70">
            <text:p>1470</text:p>
          </table:table-cell>
          <table:table-cell office:value-type="float" office:value="1945129.128686">
            <text:p>1945129.13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70">
            <text:p>1470</text:p>
          </table:table-cell>
          <table:table-cell office:value-type="float" office:value="1944986.915662">
            <text:p>1944986.92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80">
            <text:p>1480</text:p>
          </table:table-cell>
          <table:table-cell office:value-type="float" office:value="51.51959">
            <text:p>51.5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80">
            <text:p>1480</text:p>
          </table:table-cell>
          <table:table-cell office:value-type="float" office:value="51.625826">
            <text:p>51.6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80">
            <text:p>1480</text:p>
          </table:table-cell>
          <table:table-cell office:value-type="float" office:value="6.580446">
            <text:p>6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80">
            <text:p>1480</text:p>
          </table:table-cell>
          <table:table-cell office:value-type="float" office:value="6.468308">
            <text:p>6.4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80">
            <text:p>1480</text:p>
          </table:table-cell>
          <table:table-cell office:value-type="float" office:value="1955505.782311">
            <text:p>1955505.78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80">
            <text:p>1480</text:p>
          </table:table-cell>
          <table:table-cell office:value-type="float" office:value="1955017.892806">
            <text:p>1955017.89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490">
            <text:p>1490</text:p>
          </table:table-cell>
          <table:table-cell office:value-type="float" office:value="51.91699">
            <text:p>51.92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490">
            <text:p>1490</text:p>
          </table:table-cell>
          <table:table-cell office:value-type="float" office:value="52.033547">
            <text:p>52.03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490">
            <text:p>1490</text:p>
          </table:table-cell>
          <table:table-cell office:value-type="float" office:value="6.595211">
            <text:p>6.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90">
            <text:p>1490</text:p>
          </table:table-cell>
          <table:table-cell office:value-type="float" office:value="6.48347">
            <text:p>6.48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490">
            <text:p>1490</text:p>
          </table:table-cell>
          <table:table-cell office:value-type="float" office:value="1967875.788476">
            <text:p>1967875.79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490">
            <text:p>1490</text:p>
          </table:table-cell>
          <table:table-cell office:value-type="float" office:value="1967658.760729">
            <text:p>1967658.76</text:p>
          </table:table-cell>
        </table:table-row>
        <table:table-row table:style-name="ro2">
          <table:table-cell office:value-type="string">
            <text:p>IntelMEM_ReproPfiles_FlushRead</text:p>
          </table:table-cell>
          <table:table-cell office:value-type="float" office:value="1500">
            <text:p>1500</text:p>
          </table:table-cell>
          <table:table-cell office:value-type="float" office:value="52.400764">
            <text:p>52.4</text:p>
          </table:table-cell>
          <table:table-cell/>
          <table:table-cell office:value-type="string">
            <text:p>IntelMEM_ReproPfiles_FlushScan</text:p>
          </table:table-cell>
          <table:table-cell office:value-type="float" office:value="1500">
            <text:p>1500</text:p>
          </table:table-cell>
          <table:table-cell office:value-type="float" office:value="52.509896">
            <text:p>52.51</text:p>
          </table:table-cell>
          <table:table-cell/>
          <table:table-cell office:value-type="string">
            <text:p>IntelMEM_ReproRead_FlushRead</text:p>
          </table:table-cell>
          <table:table-cell office:value-type="float" office:value="1500">
            <text:p>1500</text:p>
          </table:table-cell>
          <table:table-cell office:value-type="float" office:value="6.614155">
            <text:p>6.6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500">
            <text:p>1500</text:p>
          </table:table-cell>
          <table:table-cell office:value-type="float" office:value="6.57312">
            <text:p>6.57</text:p>
          </table:table-cell>
          <table:table-cell/>
          <table:table-cell office:value-type="string">
            <text:p>IntelMEM_ReproScan_FlushRead</text:p>
          </table:table-cell>
          <table:table-cell office:value-type="float" office:value="1500">
            <text:p>1500</text:p>
          </table:table-cell>
          <table:table-cell office:value-type="float" office:value="1983755.453407">
            <text:p>1983755.45</text:p>
          </table:table-cell>
          <table:table-cell/>
          <table:table-cell office:value-type="string">
            <text:p>IntelMEM_ReproScan_FlushScan</text:p>
          </table:table-cell>
          <table:table-cell office:value-type="float" office:value="1500">
            <text:p>1500</text:p>
          </table:table-cell>
          <table:table-cell office:value-type="float" office:value="1982779.30233">
            <text:p>1982779.3</text:p>
          </table:table-cell>
        </table:table-row>
        <table:table-row table:style-name="ro2" table:number-rows-repeated="5">
          <table:table-cell table:number-columns-repeated="23"/>
        </table:table-row>
        <table:table-row table:style-name="ro2">
          <table:table-cell>
            <draw:frame table:end-cell-address="NVtree.E176" table:end-x="1.0843in" table:end-y="0.115in" draw:z-index="0" draw:style-name="gr1" draw:text-style-name="P1" svg:width="6.2988in" svg:height="3.5429in" svg:x="0.2945in" svg:y="0.128in">
              <draw:object draw:notify-on-update-of-ranges="NVtree.B2:NVtree.B150 NVtree.A2:NVtree.A2 NVtree.C2:NVtree.C150 NVtree.E2:NVtree.E2 NVtree.G2:NVtree.G150 NVtree.I2:NVtree.I2 NVtree.K2:NVtree.K150 NVtree.M2:NVtree.M2 NVtree.O2:NVtree.O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2"/>
        </table:table-row>
      </table:table>
      <table:table table:name="Comp" table:style-name="ta1" table:print="false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0">
            <text:p>3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30">
            <text:p>3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">
            <text:p>20</text:p>
          </table:table-cell>
          <table:table-cell office:value-type="float" office:value="0.001379">
            <text:p>0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0">
            <text:p>40</text:p>
          </table:table-cell>
          <table:table-cell office:value-type="float" office:value="0.00604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40">
            <text:p>4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">
            <text:p>30</text:p>
          </table:table-cell>
          <table:table-cell office:value-type="float" office:value="0.118435">
            <text:p>0.12</text:p>
          </table:table-cell>
          <table:table-cell>
            <draw:frame table:end-cell-address="Comp.T25" table:end-x="0.8602in" table:end-y="0.1315in" draw:z-index="0" draw:style-name="gr1" draw:text-style-name="P1" svg:width="7.2937in" svg:height="4.0362in" svg:x="0.6787in" svg:y="0.0071in">
              <draw:object draw:notify-on-update-of-ranges="Comp.B2:Comp.B150 Comp.A2:Comp.A2 Comp.C2:Comp.C150 Comp.E3:Comp.E3 Comp.G3:Comp.G150 Comp.I2:Comp.I2 Comp.K2:Comp.K15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0">
            <text:p>50</text:p>
          </table:table-cell>
          <table:table-cell office:value-type="float" office:value="0.006045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50">
            <text:p>50</text:p>
          </table:table-cell>
          <table:table-cell office:value-type="float" office:value="1.21447">
            <text:p>1.2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">
            <text:p>40</text:p>
          </table:table-cell>
          <table:table-cell office:value-type="float" office:value="0.118435">
            <text:p>0.1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0">
            <text:p>6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60">
            <text:p>6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">
            <text:p>50</text:p>
          </table:table-cell>
          <table:table-cell office:value-type="float" office:value="0.118694">
            <text:p>0.1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0">
            <text:p>7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70">
            <text:p>7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">
            <text:p>60</text:p>
          </table:table-cell>
          <table:table-cell office:value-type="float" office:value="0.291125">
            <text:p>0.2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0">
            <text:p>80</text:p>
          </table:table-cell>
          <table:table-cell office:value-type="float" office:value="0.014166">
            <text:p>0.01</text:p>
          </table:table-cell>
          <table:table-cell/>
          <table:table-cell office:value-type="string">
            <text:p>IntelMEM_II_Read</text:p>
          </table:table-cell>
          <table:table-cell office:value-type="float" office:value="80">
            <text:p>8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">
            <text:p>70</text:p>
          </table:table-cell>
          <table:table-cell office:value-type="float" office:value="0.292919">
            <text:p>0.2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0">
            <text:p>90</text:p>
          </table:table-cell>
          <table:table-cell office:value-type="float" office:value="0.024806">
            <text:p>0.02</text:p>
          </table:table-cell>
          <table:table-cell/>
          <table:table-cell office:value-type="string">
            <text:p>IntelMEM_II_Read</text:p>
          </table:table-cell>
          <table:table-cell office:value-type="float" office:value="90">
            <text:p>90</text:p>
          </table:table-cell>
          <table:table-cell office:value-type="float" office:value="2.949614">
            <text:p>2.95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">
            <text:p>80</text:p>
          </table:table-cell>
          <table:table-cell office:value-type="float" office:value="0.292919">
            <text:p>0.2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0">
            <text:p>10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II_Read</text:p>
          </table:table-cell>
          <table:table-cell office:value-type="float" office:value="100">
            <text:p>10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">
            <text:p>90</text:p>
          </table:table-cell>
          <table:table-cell office:value-type="float" office:value="0.292919">
            <text:p>0.2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0">
            <text:p>11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II_Read</text:p>
          </table:table-cell>
          <table:table-cell office:value-type="float" office:value="110">
            <text:p>11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">
            <text:p>100</text:p>
          </table:table-cell>
          <table:table-cell office:value-type="float" office:value="0.302171">
            <text:p>0.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0">
            <text:p>120</text:p>
          </table:table-cell>
          <table:table-cell office:value-type="float" office:value="0.024964">
            <text:p>0.02</text:p>
          </table:table-cell>
          <table:table-cell/>
          <table:table-cell office:value-type="string">
            <text:p>IntelMEM_II_Read</text:p>
          </table:table-cell>
          <table:table-cell office:value-type="float" office:value="120">
            <text:p>12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">
            <text:p>110</text:p>
          </table:table-cell>
          <table:table-cell office:value-type="float" office:value="0.413176">
            <text:p>0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0">
            <text:p>130</text:p>
          </table:table-cell>
          <table:table-cell office:value-type="float" office:value="0.02817">
            <text:p>0.03</text:p>
          </table:table-cell>
          <table:table-cell/>
          <table:table-cell office:value-type="string">
            <text:p>IntelMEM_II_Read</text:p>
          </table:table-cell>
          <table:table-cell office:value-type="float" office:value="130">
            <text:p>13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">
            <text:p>120</text:p>
          </table:table-cell>
          <table:table-cell office:value-type="float" office:value="0.553867">
            <text:p>0.5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0">
            <text:p>140</text:p>
          </table:table-cell>
          <table:table-cell office:value-type="float" office:value="0.033944">
            <text:p>0.03</text:p>
          </table:table-cell>
          <table:table-cell/>
          <table:table-cell office:value-type="string">
            <text:p>IntelMEM_II_Read</text:p>
          </table:table-cell>
          <table:table-cell office:value-type="float" office:value="140">
            <text:p>14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">
            <text:p>130</text:p>
          </table:table-cell>
          <table:table-cell office:value-type="float" office:value="0.556021">
            <text:p>0.5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50">
            <text:p>150</text:p>
          </table:table-cell>
          <table:table-cell office:value-type="float" office:value="0.037731">
            <text:p>0.04</text:p>
          </table:table-cell>
          <table:table-cell/>
          <table:table-cell office:value-type="string">
            <text:p>IntelMEM_II_Read</text:p>
          </table:table-cell>
          <table:table-cell office:value-type="float" office:value="150">
            <text:p>150</text:p>
          </table:table-cell>
          <table:table-cell office:value-type="float" office:value="5.428495">
            <text:p>5.4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">
            <text:p>140</text:p>
          </table:table-cell>
          <table:table-cell office:value-type="float" office:value="0.556021">
            <text:p>0.5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60">
            <text:p>160</text:p>
          </table:table-cell>
          <table:table-cell office:value-type="float" office:value="0.041343">
            <text:p>0.04</text:p>
          </table:table-cell>
          <table:table-cell/>
          <table:table-cell office:value-type="string">
            <text:p>IntelMEM_II_Read</text:p>
          </table:table-cell>
          <table:table-cell office:value-type="float" office:value="160">
            <text:p>16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50">
            <text:p>150</text:p>
          </table:table-cell>
          <table:table-cell office:value-type="float" office:value="0.556021">
            <text:p>0.5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70">
            <text:p>170</text:p>
          </table:table-cell>
          <table:table-cell office:value-type="float" office:value="0.043488">
            <text:p>0.04</text:p>
          </table:table-cell>
          <table:table-cell/>
          <table:table-cell office:value-type="string">
            <text:p>IntelMEM_II_Read</text:p>
          </table:table-cell>
          <table:table-cell office:value-type="float" office:value="170">
            <text:p>17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60">
            <text:p>160</text:p>
          </table:table-cell>
          <table:table-cell office:value-type="float" office:value="0.556177">
            <text:p>0.5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80">
            <text:p>180</text:p>
          </table:table-cell>
          <table:table-cell office:value-type="float" office:value="0.04435">
            <text:p>0.04</text:p>
          </table:table-cell>
          <table:table-cell/>
          <table:table-cell office:value-type="string">
            <text:p>IntelMEM_II_Read</text:p>
          </table:table-cell>
          <table:table-cell office:value-type="float" office:value="180">
            <text:p>18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70">
            <text:p>170</text:p>
          </table:table-cell>
          <table:table-cell office:value-type="float" office:value="0.576591">
            <text:p>0.5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90">
            <text:p>190</text:p>
          </table:table-cell>
          <table:table-cell office:value-type="float" office:value="0.045536">
            <text:p>0.05</text:p>
          </table:table-cell>
          <table:table-cell/>
          <table:table-cell office:value-type="string">
            <text:p>IntelMEM_II_Read</text:p>
          </table:table-cell>
          <table:table-cell office:value-type="float" office:value="190">
            <text:p>19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80">
            <text:p>180</text:p>
          </table:table-cell>
          <table:table-cell office:value-type="float" office:value="0.647449">
            <text:p>0.6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00">
            <text:p>200</text:p>
          </table:table-cell>
          <table:table-cell office:value-type="float" office:value="0.049679">
            <text:p>0.05</text:p>
          </table:table-cell>
          <table:table-cell/>
          <table:table-cell office:value-type="string">
            <text:p>IntelMEM_II_Read</text:p>
          </table:table-cell>
          <table:table-cell office:value-type="float" office:value="200">
            <text:p>20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90">
            <text:p>190</text:p>
          </table:table-cell>
          <table:table-cell office:value-type="float" office:value="0.778692">
            <text:p>0.7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10">
            <text:p>210</text:p>
          </table:table-cell>
          <table:table-cell office:value-type="float" office:value="0.053038">
            <text:p>0.05</text:p>
          </table:table-cell>
          <table:table-cell/>
          <table:table-cell office:value-type="string">
            <text:p>IntelMEM_II_Read</text:p>
          </table:table-cell>
          <table:table-cell office:value-type="float" office:value="210">
            <text:p>21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00">
            <text:p>200</text:p>
          </table:table-cell>
          <table:table-cell office:value-type="float" office:value="0.932701">
            <text:p>0.9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20">
            <text:p>220</text:p>
          </table:table-cell>
          <table:table-cell office:value-type="float" office:value="0.056211">
            <text:p>0.06</text:p>
          </table:table-cell>
          <table:table-cell/>
          <table:table-cell office:value-type="string">
            <text:p>IntelMEM_II_Read</text:p>
          </table:table-cell>
          <table:table-cell office:value-type="float" office:value="220">
            <text:p>22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10">
            <text:p>210</text:p>
          </table:table-cell>
          <table:table-cell office:value-type="float" office:value="0.945429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30">
            <text:p>230</text:p>
          </table:table-cell>
          <table:table-cell office:value-type="float" office:value="0.060653">
            <text:p>0.06</text:p>
          </table:table-cell>
          <table:table-cell/>
          <table:table-cell office:value-type="string">
            <text:p>IntelMEM_II_Read</text:p>
          </table:table-cell>
          <table:table-cell office:value-type="float" office:value="230">
            <text:p>23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20">
            <text:p>220</text:p>
          </table:table-cell>
          <table:table-cell office:value-type="float" office:value="0.945452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40">
            <text:p>240</text:p>
          </table:table-cell>
          <table:table-cell office:value-type="float" office:value="0.064711">
            <text:p>0.06</text:p>
          </table:table-cell>
          <table:table-cell/>
          <table:table-cell office:value-type="string">
            <text:p>IntelMEM_II_Read</text:p>
          </table:table-cell>
          <table:table-cell office:value-type="float" office:value="240">
            <text:p>240</text:p>
          </table:table-cell>
          <table:table-cell office:value-type="float" office:value="8.969866">
            <text:p>8.97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30">
            <text:p>230</text:p>
          </table:table-cell>
          <table:table-cell office:value-type="float" office:value="0.945452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50">
            <text:p>250</text:p>
          </table:table-cell>
          <table:table-cell office:value-type="float" office:value="0.066468">
            <text:p>0.07</text:p>
          </table:table-cell>
          <table:table-cell/>
          <table:table-cell office:value-type="string">
            <text:p>IntelMEM_II_Read</text:p>
          </table:table-cell>
          <table:table-cell office:value-type="float" office:value="250">
            <text:p>2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40">
            <text:p>240</text:p>
          </table:table-cell>
          <table:table-cell office:value-type="float" office:value="0.945452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60">
            <text:p>260</text:p>
          </table:table-cell>
          <table:table-cell office:value-type="float" office:value="0.067173">
            <text:p>0.07</text:p>
          </table:table-cell>
          <table:table-cell/>
          <table:table-cell office:value-type="string">
            <text:p>IntelMEM_II_Read</text:p>
          </table:table-cell>
          <table:table-cell office:value-type="float" office:value="260">
            <text:p>2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50">
            <text:p>250</text:p>
          </table:table-cell>
          <table:table-cell office:value-type="float" office:value="0.945491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70">
            <text:p>270</text:p>
          </table:table-cell>
          <table:table-cell office:value-type="float" office:value="0.068657">
            <text:p>0.07</text:p>
          </table:table-cell>
          <table:table-cell/>
          <table:table-cell office:value-type="string">
            <text:p>IntelMEM_II_Read</text:p>
          </table:table-cell>
          <table:table-cell office:value-type="float" office:value="270">
            <text:p>2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60">
            <text:p>260</text:p>
          </table:table-cell>
          <table:table-cell office:value-type="float" office:value="0.946208">
            <text:p>0.9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80">
            <text:p>280</text:p>
          </table:table-cell>
          <table:table-cell office:value-type="float" office:value="0.073514">
            <text:p>0.07</text:p>
          </table:table-cell>
          <table:table-cell/>
          <table:table-cell office:value-type="string">
            <text:p>IntelMEM_II_Read</text:p>
          </table:table-cell>
          <table:table-cell office:value-type="float" office:value="280">
            <text:p>28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70">
            <text:p>270</text:p>
          </table:table-cell>
          <table:table-cell office:value-type="float" office:value="0.956194">
            <text:p>0.9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290">
            <text:p>290</text:p>
          </table:table-cell>
          <table:table-cell office:value-type="float" office:value="0.076225">
            <text:p>0.08</text:p>
          </table:table-cell>
          <table:table-cell/>
          <table:table-cell office:value-type="string">
            <text:p>IntelMEM_II_Read</text:p>
          </table:table-cell>
          <table:table-cell office:value-type="float" office:value="290">
            <text:p>29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80">
            <text:p>280</text:p>
          </table:table-cell>
          <table:table-cell office:value-type="float" office:value="1.00706">
            <text:p>1.0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00">
            <text:p>300</text:p>
          </table:table-cell>
          <table:table-cell office:value-type="float" office:value="0.079332">
            <text:p>0.08</text:p>
          </table:table-cell>
          <table:table-cell/>
          <table:table-cell office:value-type="string">
            <text:p>IntelMEM_II_Read</text:p>
          </table:table-cell>
          <table:table-cell office:value-type="float" office:value="300">
            <text:p>30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290">
            <text:p>290</text:p>
          </table:table-cell>
          <table:table-cell office:value-type="float" office:value="1.100543">
            <text:p>1.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10">
            <text:p>310</text:p>
          </table:table-cell>
          <table:table-cell office:value-type="float" office:value="0.082004">
            <text:p>0.08</text:p>
          </table:table-cell>
          <table:table-cell/>
          <table:table-cell office:value-type="string">
            <text:p>IntelMEM_II_Read</text:p>
          </table:table-cell>
          <table:table-cell office:value-type="float" office:value="310">
            <text:p>31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00">
            <text:p>300</text:p>
          </table:table-cell>
          <table:table-cell office:value-type="float" office:value="1.228211">
            <text:p>1.2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20">
            <text:p>320</text:p>
          </table:table-cell>
          <table:table-cell office:value-type="float" office:value="0.085564">
            <text:p>0.09</text:p>
          </table:table-cell>
          <table:table-cell/>
          <table:table-cell office:value-type="string">
            <text:p>IntelMEM_II_Read</text:p>
          </table:table-cell>
          <table:table-cell office:value-type="float" office:value="320">
            <text:p>32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10">
            <text:p>310</text:p>
          </table:table-cell>
          <table:table-cell office:value-type="float" office:value="1.377739">
            <text:p>1.3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30">
            <text:p>330</text:p>
          </table:table-cell>
          <table:table-cell office:value-type="float" office:value="0.090677">
            <text:p>0.09</text:p>
          </table:table-cell>
          <table:table-cell/>
          <table:table-cell office:value-type="string">
            <text:p>IntelMEM_II_Read</text:p>
          </table:table-cell>
          <table:table-cell office:value-type="float" office:value="330">
            <text:p>33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20">
            <text:p>320</text:p>
          </table:table-cell>
          <table:table-cell office:value-type="float" office:value="1.550315">
            <text:p>1.5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40">
            <text:p>340</text:p>
          </table:table-cell>
          <table:table-cell office:value-type="float" office:value="0.093002">
            <text:p>0.09</text:p>
          </table:table-cell>
          <table:table-cell/>
          <table:table-cell office:value-type="string">
            <text:p>IntelMEM_II_Read</text:p>
          </table:table-cell>
          <table:table-cell office:value-type="float" office:value="340">
            <text:p>34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30">
            <text:p>330</text:p>
          </table:table-cell>
          <table:table-cell office:value-type="float" office:value="1.594442">
            <text:p>1.5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50">
            <text:p>350</text:p>
          </table:table-cell>
          <table:table-cell office:value-type="float" office:value="0.096265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350">
            <text:p>35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40">
            <text:p>340</text:p>
          </table:table-cell>
          <table:table-cell office:value-type="float" office:value="1.5972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60">
            <text:p>360</text:p>
          </table:table-cell>
          <table:table-cell office:value-type="float" office:value="0.097443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360">
            <text:p>36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50">
            <text:p>350</text:p>
          </table:table-cell>
          <table:table-cell office:value-type="float" office:value="1.597219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70">
            <text:p>370</text:p>
          </table:table-cell>
          <table:table-cell office:value-type="float" office:value="0.098353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370">
            <text:p>370</text:p>
          </table:table-cell>
          <table:table-cell office:value-type="float" office:value="14.029163">
            <text:p>14.0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60">
            <text:p>360</text:p>
          </table:table-cell>
          <table:table-cell office:value-type="float" office:value="1.597219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80">
            <text:p>380</text:p>
          </table:table-cell>
          <table:table-cell office:value-type="float" office:value="0.099865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380">
            <text:p>3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70">
            <text:p>370</text:p>
          </table:table-cell>
          <table:table-cell office:value-type="float" office:value="1.597219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390">
            <text:p>390</text:p>
          </table:table-cell>
          <table:table-cell office:value-type="float" office:value="0.100024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390">
            <text:p>3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80">
            <text:p>380</text:p>
          </table:table-cell>
          <table:table-cell office:value-type="float" office:value="1.597229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00">
            <text:p>400</text:p>
          </table:table-cell>
          <table:table-cell office:value-type="float" office:value="0.100046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400">
            <text:p>4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390">
            <text:p>390</text:p>
          </table:table-cell>
          <table:table-cell office:value-type="float" office:value="1.597274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10">
            <text:p>410</text:p>
          </table:table-cell>
          <table:table-cell office:value-type="float" office:value="0.100107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410">
            <text:p>4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00">
            <text:p>400</text:p>
          </table:table-cell>
          <table:table-cell office:value-type="float" office:value="1.597597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20">
            <text:p>420</text:p>
          </table:table-cell>
          <table:table-cell office:value-type="float" office:value="0.103556">
            <text:p>0.1</text:p>
          </table:table-cell>
          <table:table-cell/>
          <table:table-cell office:value-type="string">
            <text:p>IntelMEM_II_Read</text:p>
          </table:table-cell>
          <table:table-cell office:value-type="float" office:value="420">
            <text:p>4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10">
            <text:p>410</text:p>
          </table:table-cell>
          <table:table-cell office:value-type="float" office:value="1.598846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30">
            <text:p>430</text:p>
          </table:table-cell>
          <table:table-cell office:value-type="float" office:value="0.118074">
            <text:p>0.12</text:p>
          </table:table-cell>
          <table:table-cell/>
          <table:table-cell office:value-type="string">
            <text:p>IntelMEM_II_Read</text:p>
          </table:table-cell>
          <table:table-cell office:value-type="float" office:value="430">
            <text:p>4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20">
            <text:p>420</text:p>
          </table:table-cell>
          <table:table-cell office:value-type="float" office:value="1.603884">
            <text:p>1.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40">
            <text:p>440</text:p>
          </table:table-cell>
          <table:table-cell office:value-type="float" office:value="0.143219">
            <text:p>0.14</text:p>
          </table:table-cell>
          <table:table-cell/>
          <table:table-cell office:value-type="string">
            <text:p>IntelMEM_II_Read</text:p>
          </table:table-cell>
          <table:table-cell office:value-type="float" office:value="440">
            <text:p>4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30">
            <text:p>430</text:p>
          </table:table-cell>
          <table:table-cell office:value-type="float" office:value="1.612458">
            <text:p>1.6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50">
            <text:p>450</text:p>
          </table:table-cell>
          <table:table-cell office:value-type="float" office:value="0.156759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450">
            <text:p>4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40">
            <text:p>440</text:p>
          </table:table-cell>
          <table:table-cell office:value-type="float" office:value="1.625068">
            <text:p>1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60">
            <text:p>460</text:p>
          </table:table-cell>
          <table:table-cell office:value-type="float" office:value="0.15978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460">
            <text:p>46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50">
            <text:p>450</text:p>
          </table:table-cell>
          <table:table-cell office:value-type="float" office:value="1.654469">
            <text:p>1.6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70">
            <text:p>470</text:p>
          </table:table-cell>
          <table:table-cell office:value-type="float" office:value="0.160819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470">
            <text:p>47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60">
            <text:p>460</text:p>
          </table:table-cell>
          <table:table-cell office:value-type="float" office:value="1.728982">
            <text:p>1.7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80">
            <text:p>480</text:p>
          </table:table-cell>
          <table:table-cell office:value-type="float" office:value="0.161596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480">
            <text:p>48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70">
            <text:p>470</text:p>
          </table:table-cell>
          <table:table-cell office:value-type="float" office:value="1.869589">
            <text:p>1.8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490">
            <text:p>490</text:p>
          </table:table-cell>
          <table:table-cell office:value-type="float" office:value="0.161631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490">
            <text:p>49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80">
            <text:p>480</text:p>
          </table:table-cell>
          <table:table-cell office:value-type="float" office:value="2.012516">
            <text:p>2.0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00">
            <text:p>500</text:p>
          </table:table-cell>
          <table:table-cell office:value-type="float" office:value="0.161678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00">
            <text:p>50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490">
            <text:p>490</text:p>
          </table:table-cell>
          <table:table-cell office:value-type="float" office:value="2.182815">
            <text:p>2.1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10">
            <text:p>510</text:p>
          </table:table-cell>
          <table:table-cell office:value-type="float" office:value="0.161939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10">
            <text:p>51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00">
            <text:p>500</text:p>
          </table:table-cell>
          <table:table-cell office:value-type="float" office:value="2.380435">
            <text:p>2.3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20">
            <text:p>520</text:p>
          </table:table-cell>
          <table:table-cell office:value-type="float" office:value="0.162854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20">
            <text:p>52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10">
            <text:p>510</text:p>
          </table:table-cell>
          <table:table-cell office:value-type="float" office:value="2.507648">
            <text:p>2.5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30">
            <text:p>530</text:p>
          </table:table-cell>
          <table:table-cell office:value-type="float" office:value="0.164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30">
            <text:p>53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20">
            <text:p>520</text:p>
          </table:table-cell>
          <table:table-cell office:value-type="float" office:value="2.577875">
            <text:p>2.5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40">
            <text:p>540</text:p>
          </table:table-cell>
          <table:table-cell office:value-type="float" office:value="0.16458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40">
            <text:p>54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30">
            <text:p>530</text:p>
          </table:table-cell>
          <table:table-cell office:value-type="float" office:value="2.614331">
            <text:p>2.6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50">
            <text:p>550</text:p>
          </table:table-cell>
          <table:table-cell office:value-type="float" office:value="0.164736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50">
            <text:p>550</text:p>
          </table:table-cell>
          <table:table-cell office:value-type="float" office:value="21.256876">
            <text:p>21.26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40">
            <text:p>540</text:p>
          </table:table-cell>
          <table:table-cell office:value-type="float" office:value="2.624298">
            <text:p>2.6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60">
            <text:p>560</text:p>
          </table:table-cell>
          <table:table-cell office:value-type="float" office:value="0.164799">
            <text:p>0.16</text:p>
          </table:table-cell>
          <table:table-cell/>
          <table:table-cell office:value-type="string">
            <text:p>IntelMEM_II_Read</text:p>
          </table:table-cell>
          <table:table-cell office:value-type="float" office:value="560">
            <text:p>5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50">
            <text:p>550</text:p>
          </table:table-cell>
          <table:table-cell office:value-type="float" office:value="2.625899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70">
            <text:p>570</text:p>
          </table:table-cell>
          <table:table-cell office:value-type="float" office:value="0.166413">
            <text:p>0.17</text:p>
          </table:table-cell>
          <table:table-cell/>
          <table:table-cell office:value-type="string">
            <text:p>IntelMEM_II_Read</text:p>
          </table:table-cell>
          <table:table-cell office:value-type="float" office:value="570">
            <text:p>5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60">
            <text:p>560</text:p>
          </table:table-cell>
          <table:table-cell office:value-type="float" office:value="2.626126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80">
            <text:p>580</text:p>
          </table:table-cell>
          <table:table-cell office:value-type="float" office:value="0.167687">
            <text:p>0.17</text:p>
          </table:table-cell>
          <table:table-cell/>
          <table:table-cell office:value-type="string">
            <text:p>IntelMEM_II_Read</text:p>
          </table:table-cell>
          <table:table-cell office:value-type="float" office:value="580">
            <text:p>5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70">
            <text:p>570</text:p>
          </table:table-cell>
          <table:table-cell office:value-type="float" office:value="2.62614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590">
            <text:p>590</text:p>
          </table:table-cell>
          <table:table-cell office:value-type="float" office:value="0.173805">
            <text:p>0.17</text:p>
          </table:table-cell>
          <table:table-cell/>
          <table:table-cell office:value-type="string">
            <text:p>IntelMEM_II_Read</text:p>
          </table:table-cell>
          <table:table-cell office:value-type="float" office:value="590">
            <text:p>5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80">
            <text:p>580</text:p>
          </table:table-cell>
          <table:table-cell office:value-type="float" office:value="2.62614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00">
            <text:p>600</text:p>
          </table:table-cell>
          <table:table-cell office:value-type="float" office:value="0.195646">
            <text:p>0.2</text:p>
          </table:table-cell>
          <table:table-cell/>
          <table:table-cell office:value-type="string">
            <text:p>IntelMEM_II_Read</text:p>
          </table:table-cell>
          <table:table-cell office:value-type="float" office:value="600">
            <text:p>6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590">
            <text:p>590</text:p>
          </table:table-cell>
          <table:table-cell office:value-type="float" office:value="2.62614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10">
            <text:p>610</text:p>
          </table:table-cell>
          <table:table-cell office:value-type="float" office:value="0.261565">
            <text:p>0.26</text:p>
          </table:table-cell>
          <table:table-cell/>
          <table:table-cell office:value-type="string">
            <text:p>IntelMEM_II_Read</text:p>
          </table:table-cell>
          <table:table-cell office:value-type="float" office:value="610">
            <text:p>6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00">
            <text:p>600</text:p>
          </table:table-cell>
          <table:table-cell office:value-type="float" office:value="2.626174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20">
            <text:p>620</text:p>
          </table:table-cell>
          <table:table-cell office:value-type="float" office:value="0.278485">
            <text:p>0.28</text:p>
          </table:table-cell>
          <table:table-cell/>
          <table:table-cell office:value-type="string">
            <text:p>IntelMEM_II_Read</text:p>
          </table:table-cell>
          <table:table-cell office:value-type="float" office:value="620">
            <text:p>6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10">
            <text:p>610</text:p>
          </table:table-cell>
          <table:table-cell office:value-type="float" office:value="2.626358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30">
            <text:p>630</text:p>
          </table:table-cell>
          <table:table-cell office:value-type="float" office:value="0.285602">
            <text:p>0.29</text:p>
          </table:table-cell>
          <table:table-cell/>
          <table:table-cell office:value-type="string">
            <text:p>IntelMEM_II_Read</text:p>
          </table:table-cell>
          <table:table-cell office:value-type="float" office:value="630">
            <text:p>6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20">
            <text:p>620</text:p>
          </table:table-cell>
          <table:table-cell office:value-type="float" office:value="2.62671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40">
            <text:p>640</text:p>
          </table:table-cell>
          <table:table-cell office:value-type="float" office:value="0.290204">
            <text:p>0.29</text:p>
          </table:table-cell>
          <table:table-cell/>
          <table:table-cell office:value-type="string">
            <text:p>IntelMEM_II_Read</text:p>
          </table:table-cell>
          <table:table-cell office:value-type="float" office:value="640">
            <text:p>6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30">
            <text:p>630</text:p>
          </table:table-cell>
          <table:table-cell office:value-type="float" office:value="2.627965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50">
            <text:p>650</text:p>
          </table:table-cell>
          <table:table-cell office:value-type="float" office:value="0.292534">
            <text:p>0.29</text:p>
          </table:table-cell>
          <table:table-cell/>
          <table:table-cell office:value-type="string">
            <text:p>IntelMEM_II_Read</text:p>
          </table:table-cell>
          <table:table-cell office:value-type="float" office:value="650">
            <text:p>6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40">
            <text:p>640</text:p>
          </table:table-cell>
          <table:table-cell office:value-type="float" office:value="2.631097">
            <text:p>2.6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60">
            <text:p>660</text:p>
          </table:table-cell>
          <table:table-cell office:value-type="float" office:value="0.293625">
            <text:p>0.29</text:p>
          </table:table-cell>
          <table:table-cell/>
          <table:table-cell office:value-type="string">
            <text:p>IntelMEM_II_Read</text:p>
          </table:table-cell>
          <table:table-cell office:value-type="float" office:value="660">
            <text:p>6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50">
            <text:p>650</text:p>
          </table:table-cell>
          <table:table-cell office:value-type="float" office:value="2.637203">
            <text:p>2.64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70">
            <text:p>670</text:p>
          </table:table-cell>
          <table:table-cell office:value-type="float" office:value="0.294802">
            <text:p>0.29</text:p>
          </table:table-cell>
          <table:table-cell/>
          <table:table-cell office:value-type="string">
            <text:p>IntelMEM_II_Read</text:p>
          </table:table-cell>
          <table:table-cell office:value-type="float" office:value="670">
            <text:p>6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60">
            <text:p>660</text:p>
          </table:table-cell>
          <table:table-cell office:value-type="float" office:value="2.647186">
            <text:p>2.6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80">
            <text:p>680</text:p>
          </table:table-cell>
          <table:table-cell office:value-type="float" office:value="0.29595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680">
            <text:p>6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70">
            <text:p>670</text:p>
          </table:table-cell>
          <table:table-cell office:value-type="float" office:value="2.662581">
            <text:p>2.6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690">
            <text:p>690</text:p>
          </table:table-cell>
          <table:table-cell office:value-type="float" office:value="0.296403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690">
            <text:p>6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80">
            <text:p>680</text:p>
          </table:table-cell>
          <table:table-cell office:value-type="float" office:value="2.688173">
            <text:p>2.6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00">
            <text:p>700</text:p>
          </table:table-cell>
          <table:table-cell office:value-type="float" office:value="0.296529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00">
            <text:p>7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690">
            <text:p>690</text:p>
          </table:table-cell>
          <table:table-cell office:value-type="float" office:value="2.736288">
            <text:p>2.74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10">
            <text:p>710</text:p>
          </table:table-cell>
          <table:table-cell office:value-type="float" office:value="0.296543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10">
            <text:p>7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00">
            <text:p>700</text:p>
          </table:table-cell>
          <table:table-cell office:value-type="float" office:value="2.819537">
            <text:p>2.8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20">
            <text:p>72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20">
            <text:p>72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10">
            <text:p>710</text:p>
          </table:table-cell>
          <table:table-cell office:value-type="float" office:value="2.912298">
            <text:p>2.9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30">
            <text:p>73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30">
            <text:p>73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20">
            <text:p>720</text:p>
          </table:table-cell>
          <table:table-cell office:value-type="float" office:value="3.000183">
            <text:p>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40">
            <text:p>740</text:p>
          </table:table-cell>
          <table:table-cell office:value-type="float" office:value="0.296557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40">
            <text:p>74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30">
            <text:p>730</text:p>
          </table:table-cell>
          <table:table-cell office:value-type="float" office:value="3.112751">
            <text:p>3.1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50">
            <text:p>750</text:p>
          </table:table-cell>
          <table:table-cell office:value-type="float" office:value="0.296604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50">
            <text:p>75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40">
            <text:p>740</text:p>
          </table:table-cell>
          <table:table-cell office:value-type="float" office:value="3.255738">
            <text:p>3.2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60">
            <text:p>760</text:p>
          </table:table-cell>
          <table:table-cell office:value-type="float" office:value="0.296759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60">
            <text:p>76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50">
            <text:p>750</text:p>
          </table:table-cell>
          <table:table-cell office:value-type="float" office:value="3.418094">
            <text:p>3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70">
            <text:p>770</text:p>
          </table:table-cell>
          <table:table-cell office:value-type="float" office:value="0.297209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70">
            <text:p>77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60">
            <text:p>760</text:p>
          </table:table-cell>
          <table:table-cell office:value-type="float" office:value="3.605327">
            <text:p>3.6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80">
            <text:p>780</text:p>
          </table:table-cell>
          <table:table-cell office:value-type="float" office:value="0.297943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80">
            <text:p>78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70">
            <text:p>770</text:p>
          </table:table-cell>
          <table:table-cell office:value-type="float" office:value="3.806474">
            <text:p>3.8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790">
            <text:p>790</text:p>
          </table:table-cell>
          <table:table-cell office:value-type="float" office:value="0.299168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790">
            <text:p>79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80">
            <text:p>780</text:p>
          </table:table-cell>
          <table:table-cell office:value-type="float" office:value="3.955471">
            <text:p>3.9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00">
            <text:p>800</text:p>
          </table:table-cell>
          <table:table-cell office:value-type="float" office:value="0.301972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800">
            <text:p>80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790">
            <text:p>790</text:p>
          </table:table-cell>
          <table:table-cell office:value-type="float" office:value="4.032094">
            <text:p>4.0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10">
            <text:p>810</text:p>
          </table:table-cell>
          <table:table-cell office:value-type="float" office:value="0.303115">
            <text:p>0.3</text:p>
          </table:table-cell>
          <table:table-cell/>
          <table:table-cell office:value-type="string">
            <text:p>IntelMEM_II_Read</text:p>
          </table:table-cell>
          <table:table-cell office:value-type="float" office:value="810">
            <text:p>810</text:p>
          </table:table-cell>
          <table:table-cell office:value-type="float" office:value="31.582229">
            <text:p>31.58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00">
            <text:p>800</text:p>
          </table:table-cell>
          <table:table-cell office:value-type="float" office:value="4.071313">
            <text:p>4.0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20">
            <text:p>820</text:p>
          </table:table-cell>
          <table:table-cell office:value-type="float" office:value="0.317855">
            <text:p>0.32</text:p>
          </table:table-cell>
          <table:table-cell/>
          <table:table-cell office:value-type="string">
            <text:p>IntelMEM_II_Read</text:p>
          </table:table-cell>
          <table:table-cell office:value-type="float" office:value="820">
            <text:p>8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10">
            <text:p>810</text:p>
          </table:table-cell>
          <table:table-cell office:value-type="float" office:value="4.098552">
            <text:p>4.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30">
            <text:p>830</text:p>
          </table:table-cell>
          <table:table-cell office:value-type="float" office:value="0.412337">
            <text:p>0.41</text:p>
          </table:table-cell>
          <table:table-cell/>
          <table:table-cell office:value-type="string">
            <text:p>IntelMEM_II_Read</text:p>
          </table:table-cell>
          <table:table-cell office:value-type="float" office:value="830">
            <text:p>8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20">
            <text:p>820</text:p>
          </table:table-cell>
          <table:table-cell office:value-type="float" office:value="4.120013">
            <text:p>4.1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40">
            <text:p>840</text:p>
          </table:table-cell>
          <table:table-cell office:value-type="float" office:value="0.460721">
            <text:p>0.46</text:p>
          </table:table-cell>
          <table:table-cell/>
          <table:table-cell office:value-type="string">
            <text:p>IntelMEM_II_Read</text:p>
          </table:table-cell>
          <table:table-cell office:value-type="float" office:value="840">
            <text:p>8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30">
            <text:p>830</text:p>
          </table:table-cell>
          <table:table-cell office:value-type="float" office:value="4.136652">
            <text:p>4.14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50">
            <text:p>850</text:p>
          </table:table-cell>
          <table:table-cell office:value-type="float" office:value="0.483354">
            <text:p>0.48</text:p>
          </table:table-cell>
          <table:table-cell/>
          <table:table-cell office:value-type="string">
            <text:p>IntelMEM_II_Read</text:p>
          </table:table-cell>
          <table:table-cell office:value-type="float" office:value="850">
            <text:p>8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40">
            <text:p>840</text:p>
          </table:table-cell>
          <table:table-cell office:value-type="float" office:value="4.147009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60">
            <text:p>860</text:p>
          </table:table-cell>
          <table:table-cell office:value-type="float" office:value="0.494121">
            <text:p>0.49</text:p>
          </table:table-cell>
          <table:table-cell/>
          <table:table-cell office:value-type="string">
            <text:p>IntelMEM_II_Read</text:p>
          </table:table-cell>
          <table:table-cell office:value-type="float" office:value="860">
            <text:p>8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50">
            <text:p>850</text:p>
          </table:table-cell>
          <table:table-cell office:value-type="float" office:value="4.151492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70">
            <text:p>870</text:p>
          </table:table-cell>
          <table:table-cell office:value-type="float" office:value="0.501337">
            <text:p>0.5</text:p>
          </table:table-cell>
          <table:table-cell/>
          <table:table-cell office:value-type="string">
            <text:p>IntelMEM_II_Read</text:p>
          </table:table-cell>
          <table:table-cell office:value-type="float" office:value="870">
            <text:p>8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60">
            <text:p>860</text:p>
          </table:table-cell>
          <table:table-cell office:value-type="float" office:value="4.15265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80">
            <text:p>880</text:p>
          </table:table-cell>
          <table:table-cell office:value-type="float" office:value="0.505811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880">
            <text:p>8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70">
            <text:p>870</text:p>
          </table:table-cell>
          <table:table-cell office:value-type="float" office:value="4.153236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890">
            <text:p>890</text:p>
          </table:table-cell>
          <table:table-cell office:value-type="float" office:value="0.508514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890">
            <text:p>8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80">
            <text:p>880</text:p>
          </table:table-cell>
          <table:table-cell office:value-type="float" office:value="4.15334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00">
            <text:p>900</text:p>
          </table:table-cell>
          <table:table-cell office:value-type="float" office:value="0.510185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00">
            <text:p>9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890">
            <text:p>890</text:p>
          </table:table-cell>
          <table:table-cell office:value-type="float" office:value="4.15341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10">
            <text:p>910</text:p>
          </table:table-cell>
          <table:table-cell office:value-type="float" office:value="0.511188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10">
            <text:p>9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00">
            <text:p>900</text:p>
          </table:table-cell>
          <table:table-cell office:value-type="float" office:value="4.15341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20">
            <text:p>920</text:p>
          </table:table-cell>
          <table:table-cell office:value-type="float" office:value="0.512151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20">
            <text:p>9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10">
            <text:p>910</text:p>
          </table:table-cell>
          <table:table-cell office:value-type="float" office:value="4.1534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30">
            <text:p>930</text:p>
          </table:table-cell>
          <table:table-cell office:value-type="float" office:value="0.512858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30">
            <text:p>9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20">
            <text:p>920</text:p>
          </table:table-cell>
          <table:table-cell office:value-type="float" office:value="4.153664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40">
            <text:p>940</text:p>
          </table:table-cell>
          <table:table-cell office:value-type="float" office:value="0.513647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40">
            <text:p>9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30">
            <text:p>930</text:p>
          </table:table-cell>
          <table:table-cell office:value-type="float" office:value="4.154156">
            <text:p>4.1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50">
            <text:p>950</text:p>
          </table:table-cell>
          <table:table-cell office:value-type="float" office:value="0.514251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50">
            <text:p>9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40">
            <text:p>940</text:p>
          </table:table-cell>
          <table:table-cell office:value-type="float" office:value="4.155643">
            <text:p>4.1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60">
            <text:p>960</text:p>
          </table:table-cell>
          <table:table-cell office:value-type="float" office:value="0.514639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60">
            <text:p>9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50">
            <text:p>950</text:p>
          </table:table-cell>
          <table:table-cell office:value-type="float" office:value="4.157879">
            <text:p>4.1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70">
            <text:p>970</text:p>
          </table:table-cell>
          <table:table-cell office:value-type="float" office:value="0.514806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70">
            <text:p>9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60">
            <text:p>960</text:p>
          </table:table-cell>
          <table:table-cell office:value-type="float" office:value="4.161255">
            <text:p>4.1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80">
            <text:p>980</text:p>
          </table:table-cell>
          <table:table-cell office:value-type="float" office:value="0.514873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80">
            <text:p>9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70">
            <text:p>970</text:p>
          </table:table-cell>
          <table:table-cell office:value-type="float" office:value="4.167129">
            <text:p>4.1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990">
            <text:p>990</text:p>
          </table:table-cell>
          <table:table-cell office:value-type="float" office:value="0.51491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990">
            <text:p>9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80">
            <text:p>980</text:p>
          </table:table-cell>
          <table:table-cell office:value-type="float" office:value="4.177022">
            <text:p>4.1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00">
            <text:p>1000</text:p>
          </table:table-cell>
          <table:table-cell office:value-type="float" office:value="0.514997">
            <text:p>0.51</text:p>
          </table:table-cell>
          <table:table-cell/>
          <table:table-cell office:value-type="string">
            <text:p>IntelMEM_II_Read</text:p>
          </table:table-cell>
          <table:table-cell office:value-type="float" office:value="1000">
            <text:p>10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990">
            <text:p>990</text:p>
          </table:table-cell>
          <table:table-cell office:value-type="float" office:value="4.189648">
            <text:p>4.1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10">
            <text:p>1010</text:p>
          </table:table-cell>
          <table:table-cell office:value-type="float" office:value="0.51533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10">
            <text:p>10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00">
            <text:p>1000</text:p>
          </table:table-cell>
          <table:table-cell office:value-type="float" office:value="4.204103">
            <text:p>4.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20">
            <text:p>1020</text:p>
          </table:table-cell>
          <table:table-cell office:value-type="float" office:value="0.515613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20">
            <text:p>10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10">
            <text:p>1010</text:p>
          </table:table-cell>
          <table:table-cell office:value-type="float" office:value="4.225565">
            <text:p>4.2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30">
            <text:p>1030</text:p>
          </table:table-cell>
          <table:table-cell office:value-type="float" office:value="0.517067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30">
            <text:p>10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20">
            <text:p>1020</text:p>
          </table:table-cell>
          <table:table-cell office:value-type="float" office:value="4.259462">
            <text:p>4.2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40">
            <text:p>1040</text:p>
          </table:table-cell>
          <table:table-cell office:value-type="float" office:value="0.517454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40">
            <text:p>10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30">
            <text:p>1030</text:p>
          </table:table-cell>
          <table:table-cell office:value-type="float" office:value="4.3049">
            <text:p>4.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50">
            <text:p>1050</text:p>
          </table:table-cell>
          <table:table-cell office:value-type="float" office:value="0.517777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50">
            <text:p>10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40">
            <text:p>1040</text:p>
          </table:table-cell>
          <table:table-cell office:value-type="float" office:value="4.35476">
            <text:p>4.3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60">
            <text:p>1060</text:p>
          </table:table-cell>
          <table:table-cell office:value-type="float" office:value="0.51824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60">
            <text:p>10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50">
            <text:p>1050</text:p>
          </table:table-cell>
          <table:table-cell office:value-type="float" office:value="4.405987">
            <text:p>4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70">
            <text:p>1070</text:p>
          </table:table-cell>
          <table:table-cell office:value-type="float" office:value="0.519138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70">
            <text:p>10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60">
            <text:p>1060</text:p>
          </table:table-cell>
          <table:table-cell office:value-type="float" office:value="4.478128">
            <text:p>4.4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80">
            <text:p>1080</text:p>
          </table:table-cell>
          <table:table-cell office:value-type="float" office:value="0.520494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80">
            <text:p>10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70">
            <text:p>1070</text:p>
          </table:table-cell>
          <table:table-cell office:value-type="float" office:value="4.574525">
            <text:p>4.5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090">
            <text:p>1090</text:p>
          </table:table-cell>
          <table:table-cell office:value-type="float" office:value="0.522371">
            <text:p>0.52</text:p>
          </table:table-cell>
          <table:table-cell/>
          <table:table-cell office:value-type="string">
            <text:p>IntelMEM_II_Read</text:p>
          </table:table-cell>
          <table:table-cell office:value-type="float" office:value="1090">
            <text:p>109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80">
            <text:p>1080</text:p>
          </table:table-cell>
          <table:table-cell office:value-type="float" office:value="4.671482">
            <text:p>4.6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00">
            <text:p>1100</text:p>
          </table:table-cell>
          <table:table-cell office:value-type="float" office:value="0.525582">
            <text:p>0.53</text:p>
          </table:table-cell>
          <table:table-cell/>
          <table:table-cell office:value-type="string">
            <text:p>IntelMEM_II_Read</text:p>
          </table:table-cell>
          <table:table-cell office:value-type="float" office:value="1100">
            <text:p>110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090">
            <text:p>1090</text:p>
          </table:table-cell>
          <table:table-cell office:value-type="float" office:value="4.76386">
            <text:p>4.7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10">
            <text:p>1110</text:p>
          </table:table-cell>
          <table:table-cell office:value-type="float" office:value="0.526235">
            <text:p>0.53</text:p>
          </table:table-cell>
          <table:table-cell/>
          <table:table-cell office:value-type="string">
            <text:p>IntelMEM_II_Read</text:p>
          </table:table-cell>
          <table:table-cell office:value-type="float" office:value="1110">
            <text:p>111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00">
            <text:p>1100</text:p>
          </table:table-cell>
          <table:table-cell office:value-type="float" office:value="4.867003">
            <text:p>4.8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20">
            <text:p>1120</text:p>
          </table:table-cell>
          <table:table-cell office:value-type="float" office:value="0.529875">
            <text:p>0.53</text:p>
          </table:table-cell>
          <table:table-cell/>
          <table:table-cell office:value-type="string">
            <text:p>IntelMEM_II_Read</text:p>
          </table:table-cell>
          <table:table-cell office:value-type="float" office:value="1120">
            <text:p>112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10">
            <text:p>1110</text:p>
          </table:table-cell>
          <table:table-cell office:value-type="float" office:value="4.988851">
            <text:p>4.9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30">
            <text:p>1130</text:p>
          </table:table-cell>
          <table:table-cell office:value-type="float" office:value="0.54492">
            <text:p>0.54</text:p>
          </table:table-cell>
          <table:table-cell/>
          <table:table-cell office:value-type="string">
            <text:p>IntelMEM_II_Read</text:p>
          </table:table-cell>
          <table:table-cell office:value-type="float" office:value="1130">
            <text:p>113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20">
            <text:p>1120</text:p>
          </table:table-cell>
          <table:table-cell office:value-type="float" office:value="5.126927">
            <text:p>5.1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40">
            <text:p>1140</text:p>
          </table:table-cell>
          <table:table-cell office:value-type="float" office:value="0.687142">
            <text:p>0.69</text:p>
          </table:table-cell>
          <table:table-cell/>
          <table:table-cell office:value-type="string">
            <text:p>IntelMEM_II_Read</text:p>
          </table:table-cell>
          <table:table-cell office:value-type="float" office:value="1140">
            <text:p>114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30">
            <text:p>1130</text:p>
          </table:table-cell>
          <table:table-cell office:value-type="float" office:value="5.277875">
            <text:p>5.28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50">
            <text:p>1150</text:p>
          </table:table-cell>
          <table:table-cell office:value-type="float" office:value="0.746327">
            <text:p>0.75</text:p>
          </table:table-cell>
          <table:table-cell/>
          <table:table-cell office:value-type="string">
            <text:p>IntelMEM_II_Read</text:p>
          </table:table-cell>
          <table:table-cell office:value-type="float" office:value="1150">
            <text:p>115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40">
            <text:p>1140</text:p>
          </table:table-cell>
          <table:table-cell office:value-type="float" office:value="5.445702">
            <text:p>5.4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60">
            <text:p>1160</text:p>
          </table:table-cell>
          <table:table-cell office:value-type="float" office:value="0.78539">
            <text:p>0.79</text:p>
          </table:table-cell>
          <table:table-cell/>
          <table:table-cell office:value-type="string">
            <text:p>IntelMEM_II_Read</text:p>
          </table:table-cell>
          <table:table-cell office:value-type="float" office:value="1160">
            <text:p>116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50">
            <text:p>1150</text:p>
          </table:table-cell>
          <table:table-cell office:value-type="float" office:value="5.616372">
            <text:p>5.6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70">
            <text:p>1170</text:p>
          </table:table-cell>
          <table:table-cell office:value-type="float" office:value="0.810686">
            <text:p>0.81</text:p>
          </table:table-cell>
          <table:table-cell/>
          <table:table-cell office:value-type="string">
            <text:p>IntelMEM_II_Read</text:p>
          </table:table-cell>
          <table:table-cell office:value-type="float" office:value="1170">
            <text:p>117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60">
            <text:p>1160</text:p>
          </table:table-cell>
          <table:table-cell office:value-type="float" office:value="5.767434">
            <text:p>5.7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80">
            <text:p>1180</text:p>
          </table:table-cell>
          <table:table-cell office:value-type="float" office:value="0.825632">
            <text:p>0.83</text:p>
          </table:table-cell>
          <table:table-cell/>
          <table:table-cell office:value-type="string">
            <text:p>IntelMEM_II_Read</text:p>
          </table:table-cell>
          <table:table-cell office:value-type="float" office:value="1180">
            <text:p>1180</text:p>
          </table:table-cell>
          <table:table-cell office:value-type="float" office:value="46.332827">
            <text:p>46.33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70">
            <text:p>1170</text:p>
          </table:table-cell>
          <table:table-cell office:value-type="float" office:value="5.895185">
            <text:p>5.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190">
            <text:p>1190</text:p>
          </table:table-cell>
          <table:table-cell office:value-type="float" office:value="0.834313">
            <text:p>0.83</text:p>
          </table:table-cell>
          <table:table-cell/>
          <table:table-cell office:value-type="string">
            <text:p>IntelMEM_II_Read</text:p>
          </table:table-cell>
          <table:table-cell office:value-type="float" office:value="1190">
            <text:p>11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80">
            <text:p>1180</text:p>
          </table:table-cell>
          <table:table-cell office:value-type="float" office:value="6.009466">
            <text:p>6.0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00">
            <text:p>1200</text:p>
          </table:table-cell>
          <table:table-cell office:value-type="float" office:value="0.840042">
            <text:p>0.84</text:p>
          </table:table-cell>
          <table:table-cell/>
          <table:table-cell office:value-type="string">
            <text:p>IntelMEM_II_Read</text:p>
          </table:table-cell>
          <table:table-cell office:value-type="float" office:value="1200">
            <text:p>12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190">
            <text:p>1190</text:p>
          </table:table-cell>
          <table:table-cell office:value-type="float" office:value="6.115188">
            <text:p>6.1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10">
            <text:p>1210</text:p>
          </table:table-cell>
          <table:table-cell office:value-type="float" office:value="0.844776">
            <text:p>0.84</text:p>
          </table:table-cell>
          <table:table-cell/>
          <table:table-cell office:value-type="string">
            <text:p>IntelMEM_II_Read</text:p>
          </table:table-cell>
          <table:table-cell office:value-type="float" office:value="1210">
            <text:p>12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00">
            <text:p>1200</text:p>
          </table:table-cell>
          <table:table-cell office:value-type="float" office:value="6.204043">
            <text:p>6.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20">
            <text:p>1220</text:p>
          </table:table-cell>
          <table:table-cell office:value-type="float" office:value="0.848196">
            <text:p>0.85</text:p>
          </table:table-cell>
          <table:table-cell/>
          <table:table-cell office:value-type="string">
            <text:p>IntelMEM_II_Read</text:p>
          </table:table-cell>
          <table:table-cell office:value-type="float" office:value="1220">
            <text:p>12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10">
            <text:p>1210</text:p>
          </table:table-cell>
          <table:table-cell office:value-type="float" office:value="6.264937">
            <text:p>6.2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30">
            <text:p>1230</text:p>
          </table:table-cell>
          <table:table-cell office:value-type="float" office:value="0.849931">
            <text:p>0.85</text:p>
          </table:table-cell>
          <table:table-cell/>
          <table:table-cell office:value-type="string">
            <text:p>IntelMEM_II_Read</text:p>
          </table:table-cell>
          <table:table-cell office:value-type="float" office:value="1230">
            <text:p>12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20">
            <text:p>1220</text:p>
          </table:table-cell>
          <table:table-cell office:value-type="float" office:value="6.302608">
            <text:p>6.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40">
            <text:p>1240</text:p>
          </table:table-cell>
          <table:table-cell office:value-type="float" office:value="0.851322">
            <text:p>0.85</text:p>
          </table:table-cell>
          <table:table-cell/>
          <table:table-cell office:value-type="string">
            <text:p>IntelMEM_II_Read</text:p>
          </table:table-cell>
          <table:table-cell office:value-type="float" office:value="1240">
            <text:p>12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30">
            <text:p>1230</text:p>
          </table:table-cell>
          <table:table-cell office:value-type="float" office:value="6.331472">
            <text:p>6.3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50">
            <text:p>1250</text:p>
          </table:table-cell>
          <table:table-cell office:value-type="float" office:value="0.853598">
            <text:p>0.85</text:p>
          </table:table-cell>
          <table:table-cell/>
          <table:table-cell office:value-type="string">
            <text:p>IntelMEM_II_Read</text:p>
          </table:table-cell>
          <table:table-cell office:value-type="float" office:value="1250">
            <text:p>12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40">
            <text:p>1240</text:p>
          </table:table-cell>
          <table:table-cell office:value-type="float" office:value="6.355255">
            <text:p>6.3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60">
            <text:p>1260</text:p>
          </table:table-cell>
          <table:table-cell office:value-type="float" office:value="0.85455">
            <text:p>0.85</text:p>
          </table:table-cell>
          <table:table-cell/>
          <table:table-cell office:value-type="string">
            <text:p>IntelMEM_II_Read</text:p>
          </table:table-cell>
          <table:table-cell office:value-type="float" office:value="1260">
            <text:p>12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50">
            <text:p>1250</text:p>
          </table:table-cell>
          <table:table-cell office:value-type="float" office:value="6.373294">
            <text:p>6.3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70">
            <text:p>1270</text:p>
          </table:table-cell>
          <table:table-cell office:value-type="float" office:value="0.855487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270">
            <text:p>12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60">
            <text:p>1260</text:p>
          </table:table-cell>
          <table:table-cell office:value-type="float" office:value="6.388151">
            <text:p>6.39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80">
            <text:p>1280</text:p>
          </table:table-cell>
          <table:table-cell office:value-type="float" office:value="0.856055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280">
            <text:p>12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70">
            <text:p>1270</text:p>
          </table:table-cell>
          <table:table-cell office:value-type="float" office:value="6.399569">
            <text:p>6.4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290">
            <text:p>1290</text:p>
          </table:table-cell>
          <table:table-cell office:value-type="float" office:value="0.856524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290">
            <text:p>12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80">
            <text:p>1280</text:p>
          </table:table-cell>
          <table:table-cell office:value-type="float" office:value="6.407001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00">
            <text:p>1300</text:p>
          </table:table-cell>
          <table:table-cell office:value-type="float" office:value="0.857114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00">
            <text:p>13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290">
            <text:p>1290</text:p>
          </table:table-cell>
          <table:table-cell office:value-type="float" office:value="6.411053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10">
            <text:p>1310</text:p>
          </table:table-cell>
          <table:table-cell office:value-type="float" office:value="0.857721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10">
            <text:p>13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00">
            <text:p>1300</text:p>
          </table:table-cell>
          <table:table-cell office:value-type="float" office:value="6.412802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20">
            <text:p>1320</text:p>
          </table:table-cell>
          <table:table-cell office:value-type="float" office:value="0.858439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20">
            <text:p>13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10">
            <text:p>1310</text:p>
          </table:table-cell>
          <table:table-cell office:value-type="float" office:value="6.413783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30">
            <text:p>1330</text:p>
          </table:table-cell>
          <table:table-cell office:value-type="float" office:value="0.859223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30">
            <text:p>13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20">
            <text:p>1320</text:p>
          </table:table-cell>
          <table:table-cell office:value-type="float" office:value="6.414437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40">
            <text:p>1340</text:p>
          </table:table-cell>
          <table:table-cell office:value-type="float" office:value="0.860088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40">
            <text:p>13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30">
            <text:p>1330</text:p>
          </table:table-cell>
          <table:table-cell office:value-type="float" office:value="6.414672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50">
            <text:p>1350</text:p>
          </table:table-cell>
          <table:table-cell office:value-type="float" office:value="0.860806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50">
            <text:p>13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40">
            <text:p>1340</text:p>
          </table:table-cell>
          <table:table-cell office:value-type="float" office:value="6.414776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60">
            <text:p>1360</text:p>
          </table:table-cell>
          <table:table-cell office:value-type="float" office:value="0.86154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60">
            <text:p>13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50">
            <text:p>1350</text:p>
          </table:table-cell>
          <table:table-cell office:value-type="float" office:value="6.414947">
            <text:p>6.41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70">
            <text:p>1370</text:p>
          </table:table-cell>
          <table:table-cell office:value-type="float" office:value="0.862054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70">
            <text:p>13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60">
            <text:p>1360</text:p>
          </table:table-cell>
          <table:table-cell office:value-type="float" office:value="6.415066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80">
            <text:p>1380</text:p>
          </table:table-cell>
          <table:table-cell office:value-type="float" office:value="0.862785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80">
            <text:p>13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70">
            <text:p>1370</text:p>
          </table:table-cell>
          <table:table-cell office:value-type="float" office:value="6.415272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390">
            <text:p>1390</text:p>
          </table:table-cell>
          <table:table-cell office:value-type="float" office:value="0.86347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390">
            <text:p>13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80">
            <text:p>1380</text:p>
          </table:table-cell>
          <table:table-cell office:value-type="float" office:value="6.41577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00">
            <text:p>1400</text:p>
          </table:table-cell>
          <table:table-cell office:value-type="float" office:value="0.863888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400">
            <text:p>14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390">
            <text:p>1390</text:p>
          </table:table-cell>
          <table:table-cell office:value-type="float" office:value="6.416473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10">
            <text:p>1410</text:p>
          </table:table-cell>
          <table:table-cell office:value-type="float" office:value="0.864298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410">
            <text:p>141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00">
            <text:p>1400</text:p>
          </table:table-cell>
          <table:table-cell office:value-type="float" office:value="6.417631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20">
            <text:p>1420</text:p>
          </table:table-cell>
          <table:table-cell office:value-type="float" office:value="0.864836">
            <text:p>0.86</text:p>
          </table:table-cell>
          <table:table-cell/>
          <table:table-cell office:value-type="string">
            <text:p>IntelMEM_II_Read</text:p>
          </table:table-cell>
          <table:table-cell office:value-type="float" office:value="1420">
            <text:p>142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10">
            <text:p>1410</text:p>
          </table:table-cell>
          <table:table-cell office:value-type="float" office:value="6.419265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30">
            <text:p>1430</text:p>
          </table:table-cell>
          <table:table-cell office:value-type="float" office:value="0.86524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30">
            <text:p>143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20">
            <text:p>1420</text:p>
          </table:table-cell>
          <table:table-cell office:value-type="float" office:value="6.421569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40">
            <text:p>1440</text:p>
          </table:table-cell>
          <table:table-cell office:value-type="float" office:value="0.865458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40">
            <text:p>144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30">
            <text:p>1430</text:p>
          </table:table-cell>
          <table:table-cell office:value-type="float" office:value="6.424921">
            <text:p>6.42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50">
            <text:p>1450</text:p>
          </table:table-cell>
          <table:table-cell office:value-type="float" office:value="0.865686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50">
            <text:p>145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40">
            <text:p>1440</text:p>
          </table:table-cell>
          <table:table-cell office:value-type="float" office:value="6.429764">
            <text:p>6.43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60">
            <text:p>1460</text:p>
          </table:table-cell>
          <table:table-cell office:value-type="float" office:value="0.866002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60">
            <text:p>146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50">
            <text:p>1450</text:p>
          </table:table-cell>
          <table:table-cell office:value-type="float" office:value="6.437008">
            <text:p>6.44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70">
            <text:p>1470</text:p>
          </table:table-cell>
          <table:table-cell office:value-type="float" office:value="0.86639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70">
            <text:p>147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60">
            <text:p>1460</text:p>
          </table:table-cell>
          <table:table-cell office:value-type="float" office:value="6.445872">
            <text:p>6.45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80">
            <text:p>1480</text:p>
          </table:table-cell>
          <table:table-cell office:value-type="float" office:value="0.866805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80">
            <text:p>148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70">
            <text:p>1470</text:p>
          </table:table-cell>
          <table:table-cell office:value-type="float" office:value="6.456214">
            <text:p>6.46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490">
            <text:p>1490</text:p>
          </table:table-cell>
          <table:table-cell office:value-type="float" office:value="0.86788">
            <text:p>0.87</text:p>
          </table:table-cell>
          <table:table-cell/>
          <table:table-cell office:value-type="string">
            <text:p>IntelMEM_II_Read</text:p>
          </table:table-cell>
          <table:table-cell office:value-type="float" office:value="1490">
            <text:p>149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80">
            <text:p>1480</text:p>
          </table:table-cell>
          <table:table-cell office:value-type="float" office:value="6.468308">
            <text:p>6.47</text:p>
          </table:table-cell>
          <table:table-cell/>
        </table:table-row>
        <table:table-row table:style-name="ro1">
          <table:table-cell office:value-type="string">
            <text:p>IntelMEM_ECP_ClusterAvg_LeadAbs_Read</text:p>
          </table:table-cell>
          <table:table-cell office:value-type="float" office:value="1500">
            <text:p>1500</text:p>
          </table:table-cell>
          <table:table-cell office:value-type="float" office:value="1.008543">
            <text:p>1.01</text:p>
          </table:table-cell>
          <table:table-cell/>
          <table:table-cell office:value-type="string">
            <text:p>IntelMEM_II_Read</text:p>
          </table:table-cell>
          <table:table-cell office:value-type="float" office:value="1500">
            <text:p>1500</text:p>
          </table:table-cell>
          <table:table-cell office:value-type="float" office:value="67.405221">
            <text:p>67.41</text:p>
          </table:table-cell>
          <table:table-cell/>
          <table:table-cell office:value-type="string">
            <text:p>IntelMEM_ReproRead_FlushScan</text:p>
          </table:table-cell>
          <table:table-cell office:value-type="float" office:value="1490">
            <text:p>1490</text:p>
          </table:table-cell>
          <table:table-cell office:value-type="float" office:value="6.48347">
            <text:p>6.48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IntelMEM_ReproRead_FlushScan</text:p>
          </table:table-cell>
          <table:table-cell office:value-type="float" office:value="1500">
            <text:p>1500</text:p>
          </table:table-cell>
          <table:table-cell office:value-type="float" office:value="6.57312">
            <text:p>6.5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15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4S</meta:editing-duration>
    <meta:editing-cycles>12</meta:editing-cycles>
    <meta:generator>OpenOffice/4.1.6$Win32 OpenOffice.org_project/416m1$Build-9790</meta:generator>
    <dc:date>2019-08-24T15:24:36.08</dc:date>
    <dc:creator>Anders Munck</dc:creator>
    <meta:document-statistic meta:table-count="4" meta:cell-count="852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26cm" svg:height="12.43cm" xlink:href=".." xlink:type="simple" chart:class="chart:line" chart:style-name="ch1">
        <chart:title svg:x="10.363cm" svg:y="0.384cm" chart:style-name="ch2">
          <text:p>ECP policies h2h</text:p>
        </chart:title>
        <chart:legend chart:legend-position="end" svg:x="16.135cm" svg:y="4.069cm" style:legend-expansion="high" chart:style-name="ch3"/>
        <chart:plot-area chart:style-name="ch4" table:cell-range-address="ECP.B2:ECP.C150 ECP.A2:ECP.A2 ECP.E2:ECP.E2 ECP.G2:ECP.G150 ECP.I2:ECP.I2 ECP.K2:ECP.K150 ECP.M2:ECP.M2 ECP.O2:ECP.O150 ECP.Q2:ECP.Q2 ECP.S2:ECP.S150 ECP.U2:ECP.U2 ECP.W2:ECP.W149 ECP.Y2:ECP.Y2 ECP.AA2:ECP.AA150 ECP.AC2:ECP.AC2 ECP.AE2:ECP.AE150" chart:data-source-has-labels="both" svg:x="1.522cm" svg:y="1.907cm" svg:width="13.645cm" svg:height="9.267cm">
          <chartooo:coordinate-region svg:x="2.249cm" svg:y="2.119cm" svg:width="12.801cm" svg:height="7.958cm"/>
          <chart:axis chart:dimension="x" chart:name="primary-x" chart:style-name="ch5" chartooo:axis-type="auto">
            <chartooo:date-scale/>
            <chart:title svg:x="7.056cm" svg:y="11.423cm" chart:style-name="ch6">
              <text:p>Inserts (millions)</text:p>
            </chart:title>
            <chart:categories table:cell-range-address="ECP.B2:ECP.B150"/>
          </chart:axis>
          <chart:axis chart:dimension="y" chart:name="primary-y" chart:style-name="ch5">
            <chart:title svg:x="0.451cm" svg:y="7.51cm" chart:style-name="ch7">
              <text:p>Cost (hours)</text:p>
            </chart:title>
            <chart:grid chart:style-name="ch8" chart:class="major"/>
          </chart:axis>
          <chart:series chart:style-name="ch9" chart:values-cell-range-address="ECP.C2:ECP.C150" chart:label-cell-address="ECP.A2:ECP.A2" chart:class="chart:line">
            <chart:data-point chart:repeated="149"/>
          </chart:series>
          <chart:series chart:style-name="ch10" chart:values-cell-range-address="ECP.G2:ECP.G150" chart:label-cell-address="ECP.E2:ECP.E2" chart:class="chart:line">
            <chart:data-point chart:repeated="149"/>
          </chart:series>
          <chart:series chart:style-name="ch11" chart:values-cell-range-address="ECP.K2:ECP.K150" chart:label-cell-address="ECP.I2:ECP.I2" chart:class="chart:line">
            <chart:data-point chart:repeated="149"/>
          </chart:series>
          <chart:series chart:style-name="ch12" chart:values-cell-range-address="ECP.O2:ECP.O150" chart:label-cell-address="ECP.M2:ECP.M2" chart:class="chart:line">
            <chart:data-point chart:repeated="149"/>
          </chart:series>
          <chart:series chart:style-name="ch13" chart:values-cell-range-address="ECP.S2:ECP.S150" chart:label-cell-address="ECP.Q2:ECP.Q2" chart:class="chart:line">
            <chart:data-point chart:repeated="149"/>
          </chart:series>
          <chart:series chart:style-name="ch14" chart:values-cell-range-address="ECP.W2:ECP.W149" chart:label-cell-address="ECP.U2:ECP.U2" chart:class="chart:line">
            <chart:data-point chart:repeated="148"/>
          </chart:series>
          <chart:series chart:style-name="ch15" chart:values-cell-range-address="ECP.AA2:ECP.AA150" chart:label-cell-address="ECP.Y2:ECP.Y2" chart:class="chart:line">
            <chart:data-point chart:repeated="149"/>
          </chart:series>
          <chart:series chart:style-name="ch16" chart:values-cell-range-address="ECP.AE2:ECP.AE150" chart:label-cell-address="ECP.AC2:ECP.AC2" chart:class="chart:line">
            <chart:data-point chart:repeated="1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MEM_ECP_ClusterAbs_LeadAbs_Read</text:p>
                <draw:g>
                  <svg:desc>ECP.A2:ECP.A2</svg:desc>
                </draw:g>
              </table:table-cell>
              <table:table-cell office:value-type="string">
                <text:p>IntelMEM_ECP_ClusterAbs_LeadAbs_Scan</text:p>
                <draw:g>
                  <svg:desc>ECP.E2:ECP.E2</svg:desc>
                </draw:g>
              </table:table-cell>
              <table:table-cell office:value-type="string">
                <text:p>IntelMEM_ECP_ClusterAbs_LeadAvg_Read</text:p>
                <draw:g>
                  <svg:desc>ECP.I2:ECP.I2</svg:desc>
                </draw:g>
              </table:table-cell>
              <table:table-cell office:value-type="string">
                <text:p>IntelMEM_ECP_ClusterAbs_LeadAvg_Scan</text:p>
                <draw:g>
                  <svg:desc>ECP.M2:ECP.M2</svg:desc>
                </draw:g>
              </table:table-cell>
              <table:table-cell office:value-type="string">
                <text:p>IntelMEM_ECP_ClusterAvg_LeadAbs_Read</text:p>
                <draw:g>
                  <svg:desc>ECP.Q2:ECP.Q2</svg:desc>
                </draw:g>
              </table:table-cell>
              <table:table-cell office:value-type="string">
                <text:p>IntelMEM_ECP_ClusterAvg_LeadAbs_Scan</text:p>
                <draw:g>
                  <svg:desc>ECP.U2:ECP.U2</svg:desc>
                </draw:g>
              </table:table-cell>
              <table:table-cell office:value-type="string">
                <text:p>IntelMEM_ECP_ClusterAvg_LeadAvg_Read</text:p>
                <draw:g>
                  <svg:desc>ECP.Y2:ECP.Y2</svg:desc>
                </draw:g>
              </table:table-cell>
              <table:table-cell office:value-type="string">
                <text:p>IntelMEM_ECP_ClusterAvg_LeadAvg_Scan</text:p>
                <draw:g>
                  <svg:desc>ECP.AC2:ECP.A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CP.B2:ECP.B150</svg:desc>
                </draw:g>
              </table:table-cell>
              <table:table-cell office:value-type="float" office:value="0.000396">
                <text:p>0.000396</text:p>
                <draw:g>
                  <svg:desc>ECP.C2:ECP.C150</svg:desc>
                </draw:g>
              </table:table-cell>
              <table:table-cell office:value-type="float" office:value="0.000416">
                <text:p>0.000416</text:p>
                <draw:g>
                  <svg:desc>ECP.G2:ECP.G150</svg:desc>
                </draw:g>
              </table:table-cell>
              <table:table-cell office:value-type="float" office:value="0.000374">
                <text:p>0.000374</text:p>
                <draw:g>
                  <svg:desc>ECP.K2:ECP.K150</svg:desc>
                </draw:g>
              </table:table-cell>
              <table:table-cell office:value-type="float" office:value="0.000468">
                <text:p>0.000468</text:p>
                <draw:g>
                  <svg:desc>ECP.O2:ECP.O150</svg:desc>
                </draw:g>
              </table:table-cell>
              <table:table-cell office:value-type="float" office:value="0.00604">
                <text:p>0.00604</text:p>
                <draw:g>
                  <svg:desc>ECP.S2:ECP.S150</svg:desc>
                </draw:g>
              </table:table-cell>
              <table:table-cell office:value-type="float" office:value="0.006036">
                <text:p>0.006036</text:p>
                <draw:g>
                  <svg:desc>ECP.W2:ECP.W149</svg:desc>
                </draw:g>
              </table:table-cell>
              <table:table-cell office:value-type="float" office:value="0.006037">
                <text:p>0.006037</text:p>
                <draw:g>
                  <svg:desc>ECP.AA2:ECP.AA150</svg:desc>
                </draw:g>
              </table:table-cell>
              <table:table-cell office:value-type="float" office:value="0.006036">
                <text:p>0.006036</text:p>
                <draw:g>
                  <svg:desc>ECP.AE2:ECP.AE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09">
                <text:p>0.004809</text:p>
              </table:table-cell>
              <table:table-cell office:value-type="float" office:value="0.004809">
                <text:p>0.004809</text:p>
              </table:table-cell>
              <table:table-cell office:value-type="float" office:value="0.004809">
                <text:p>0.004809</text:p>
              </table:table-cell>
              <table:table-cell office:value-type="float" office:value="0.004806">
                <text:p>0.004806</text:p>
              </table:table-cell>
              <table:table-cell office:value-type="float" office:value="0.00604">
                <text:p>0.00604</text:p>
              </table:table-cell>
              <table:table-cell office:value-type="float" office:value="0.006036">
                <text:p>0.006036</text:p>
              </table:table-cell>
              <table:table-cell office:value-type="float" office:value="0.006037">
                <text:p>0.006037</text:p>
              </table:table-cell>
              <table:table-cell office:value-type="float" office:value="0.006036">
                <text:p>0.0060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881">
                <text:p>0.00881</text:p>
              </table:table-cell>
              <table:table-cell office:value-type="float" office:value="0.008665">
                <text:p>0.008665</text:p>
              </table:table-cell>
              <table:table-cell office:value-type="float" office:value="0.008737">
                <text:p>0.008737</text:p>
              </table:table-cell>
              <table:table-cell office:value-type="float" office:value="0.008834">
                <text:p>0.008834</text:p>
              </table:table-cell>
              <table:table-cell office:value-type="float" office:value="0.006045">
                <text:p>0.006045</text:p>
              </table:table-cell>
              <table:table-cell office:value-type="float" office:value="0.006036">
                <text:p>0.006036</text:p>
              </table:table-cell>
              <table:table-cell office:value-type="float" office:value="0.006037">
                <text:p>0.006037</text:p>
              </table:table-cell>
              <table:table-cell office:value-type="float" office:value="0.006036">
                <text:p>0.0060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0802">
                <text:p>0.010802</text:p>
              </table:table-cell>
              <table:table-cell office:value-type="float" office:value="0.010814">
                <text:p>0.010814</text:p>
              </table:table-cell>
              <table:table-cell office:value-type="float" office:value="0.010797">
                <text:p>0.010797</text:p>
              </table:table-cell>
              <table:table-cell office:value-type="float" office:value="0.010807">
                <text:p>0.010807</text:p>
              </table:table-cell>
              <table:table-cell office:value-type="float" office:value="0.014166">
                <text:p>0.01416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461">
                <text:p>0.01461</text:p>
              </table:table-cell>
              <table:table-cell office:value-type="float" office:value="0.014505">
                <text:p>0.014505</text:p>
              </table:table-cell>
              <table:table-cell office:value-type="float" office:value="0.014587">
                <text:p>0.014587</text:p>
              </table:table-cell>
              <table:table-cell office:value-type="float" office:value="0.014702">
                <text:p>0.014702</text:p>
              </table:table-cell>
              <table:table-cell office:value-type="float" office:value="0.014166">
                <text:p>0.01416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8124">
                <text:p>0.018124</text:p>
              </table:table-cell>
              <table:table-cell office:value-type="float" office:value="0.018145">
                <text:p>0.018145</text:p>
              </table:table-cell>
              <table:table-cell office:value-type="float" office:value="0.018141">
                <text:p>0.018141</text:p>
              </table:table-cell>
              <table:table-cell office:value-type="float" office:value="0.018131">
                <text:p>0.018131</text:p>
              </table:table-cell>
              <table:table-cell office:value-type="float" office:value="0.014166">
                <text:p>0.01416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  <table:table-cell office:value-type="float" office:value="0.01416">
                <text:p>0.014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9649">
                <text:p>0.019649</text:p>
              </table:table-cell>
              <table:table-cell office:value-type="float" office:value="0.019644">
                <text:p>0.019644</text:p>
              </table:table-cell>
              <table:table-cell office:value-type="float" office:value="0.019675">
                <text:p>0.019675</text:p>
              </table:table-cell>
              <table:table-cell office:value-type="float" office:value="0.01976">
                <text:p>0.01976</text:p>
              </table:table-cell>
              <table:table-cell office:value-type="float" office:value="0.024806">
                <text:p>0.024806</text:p>
              </table:table-cell>
              <table:table-cell office:value-type="float" office:value="0.024848">
                <text:p>0.024848</text:p>
              </table:table-cell>
              <table:table-cell office:value-type="float" office:value="0.024786">
                <text:p>0.024786</text:p>
              </table:table-cell>
              <table:table-cell office:value-type="float" office:value="0.024785">
                <text:p>0.0247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6161">
                <text:p>0.026161</text:p>
              </table:table-cell>
              <table:table-cell office:value-type="float" office:value="0.026062">
                <text:p>0.026062</text:p>
              </table:table-cell>
              <table:table-cell office:value-type="float" office:value="0.026099">
                <text:p>0.026099</text:p>
              </table:table-cell>
              <table:table-cell office:value-type="float" office:value="0.026149">
                <text:p>0.026149</text:p>
              </table:table-cell>
              <table:table-cell office:value-type="float" office:value="0.024964">
                <text:p>0.024964</text:p>
              </table:table-cell>
              <table:table-cell office:value-type="float" office:value="0.02495">
                <text:p>0.02495</text:p>
              </table:table-cell>
              <table:table-cell office:value-type="float" office:value="0.024955">
                <text:p>0.024955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7237">
                <text:p>0.027237</text:p>
              </table:table-cell>
              <table:table-cell office:value-type="float" office:value="0.027303">
                <text:p>0.027303</text:p>
              </table:table-cell>
              <table:table-cell office:value-type="float" office:value="0.027259">
                <text:p>0.027259</text:p>
              </table:table-cell>
              <table:table-cell office:value-type="float" office:value="0.027229">
                <text:p>0.027229</text:p>
              </table:table-cell>
              <table:table-cell office:value-type="float" office:value="0.024964">
                <text:p>0.024964</text:p>
              </table:table-cell>
              <table:table-cell office:value-type="float" office:value="0.02495">
                <text:p>0.02495</text:p>
              </table:table-cell>
              <table:table-cell office:value-type="float" office:value="0.024955">
                <text:p>0.024955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0202">
                <text:p>0.030202</text:p>
              </table:table-cell>
              <table:table-cell office:value-type="float" office:value="0.03014">
                <text:p>0.03014</text:p>
              </table:table-cell>
              <table:table-cell office:value-type="float" office:value="0.030024">
                <text:p>0.030024</text:p>
              </table:table-cell>
              <table:table-cell office:value-type="float" office:value="0.030285">
                <text:p>0.030285</text:p>
              </table:table-cell>
              <table:table-cell office:value-type="float" office:value="0.024964">
                <text:p>0.024964</text:p>
              </table:table-cell>
              <table:table-cell office:value-type="float" office:value="0.02495">
                <text:p>0.02495</text:p>
              </table:table-cell>
              <table:table-cell office:value-type="float" office:value="0.024955">
                <text:p>0.024955</text:p>
              </table:table-cell>
              <table:table-cell office:value-type="float" office:value="0.024948">
                <text:p>0.0249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6519">
                <text:p>0.036519</text:p>
              </table:table-cell>
              <table:table-cell office:value-type="float" office:value="0.036358">
                <text:p>0.036358</text:p>
              </table:table-cell>
              <table:table-cell office:value-type="float" office:value="0.036415">
                <text:p>0.036415</text:p>
              </table:table-cell>
              <table:table-cell office:value-type="float" office:value="0.036414">
                <text:p>0.036414</text:p>
              </table:table-cell>
              <table:table-cell office:value-type="float" office:value="0.02817">
                <text:p>0.02817</text:p>
              </table:table-cell>
              <table:table-cell office:value-type="float" office:value="0.028092">
                <text:p>0.028092</text:p>
              </table:table-cell>
              <table:table-cell office:value-type="float" office:value="0.028565">
                <text:p>0.028565</text:p>
              </table:table-cell>
              <table:table-cell office:value-type="float" office:value="0.028581">
                <text:p>0.0285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8152">
                <text:p>0.038152</text:p>
              </table:table-cell>
              <table:table-cell office:value-type="float" office:value="0.038228">
                <text:p>0.038228</text:p>
              </table:table-cell>
              <table:table-cell office:value-type="float" office:value="0.038116">
                <text:p>0.038116</text:p>
              </table:table-cell>
              <table:table-cell office:value-type="float" office:value="0.038147">
                <text:p>0.038147</text:p>
              </table:table-cell>
              <table:table-cell office:value-type="float" office:value="0.033944">
                <text:p>0.033944</text:p>
              </table:table-cell>
              <table:table-cell office:value-type="float" office:value="0.034919">
                <text:p>0.034919</text:p>
              </table:table-cell>
              <table:table-cell office:value-type="float" office:value="0.035795">
                <text:p>0.035795</text:p>
              </table:table-cell>
              <table:table-cell office:value-type="float" office:value="0.037109">
                <text:p>0.03710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40168">
                <text:p>0.040168</text:p>
              </table:table-cell>
              <table:table-cell office:value-type="float" office:value="0.040142">
                <text:p>0.040142</text:p>
              </table:table-cell>
              <table:table-cell office:value-type="float" office:value="0.040227">
                <text:p>0.040227</text:p>
              </table:table-cell>
              <table:table-cell office:value-type="float" office:value="0.040306">
                <text:p>0.040306</text:p>
              </table:table-cell>
              <table:table-cell office:value-type="float" office:value="0.037731">
                <text:p>0.037731</text:p>
              </table:table-cell>
              <table:table-cell office:value-type="float" office:value="0.037839">
                <text:p>0.037839</text:p>
              </table:table-cell>
              <table:table-cell office:value-type="float" office:value="0.035925">
                <text:p>0.035925</text:p>
              </table:table-cell>
              <table:table-cell office:value-type="float" office:value="0.037199">
                <text:p>0.03719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50353">
                <text:p>0.050353</text:p>
              </table:table-cell>
              <table:table-cell office:value-type="float" office:value="0.049705">
                <text:p>0.049705</text:p>
              </table:table-cell>
              <table:table-cell office:value-type="float" office:value="0.050039">
                <text:p>0.050039</text:p>
              </table:table-cell>
              <table:table-cell office:value-type="float" office:value="0.050136">
                <text:p>0.050136</text:p>
              </table:table-cell>
              <table:table-cell office:value-type="float" office:value="0.041343">
                <text:p>0.041343</text:p>
              </table:table-cell>
              <table:table-cell office:value-type="float" office:value="0.041104">
                <text:p>0.041104</text:p>
              </table:table-cell>
              <table:table-cell office:value-type="float" office:value="0.038802">
                <text:p>0.038802</text:p>
              </table:table-cell>
              <table:table-cell office:value-type="float" office:value="0.039055">
                <text:p>0.0390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52734">
                <text:p>0.052734</text:p>
              </table:table-cell>
              <table:table-cell office:value-type="float" office:value="0.053185">
                <text:p>0.053185</text:p>
              </table:table-cell>
              <table:table-cell office:value-type="float" office:value="0.053079">
                <text:p>0.053079</text:p>
              </table:table-cell>
              <table:table-cell office:value-type="float" office:value="0.05297">
                <text:p>0.05297</text:p>
              </table:table-cell>
              <table:table-cell office:value-type="float" office:value="0.043488">
                <text:p>0.043488</text:p>
              </table:table-cell>
              <table:table-cell office:value-type="float" office:value="0.042775">
                <text:p>0.042775</text:p>
              </table:table-cell>
              <table:table-cell office:value-type="float" office:value="0.042407">
                <text:p>0.042407</text:p>
              </table:table-cell>
              <table:table-cell office:value-type="float" office:value="0.040861">
                <text:p>0.0408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2754">
                <text:p>0.052754</text:p>
              </table:table-cell>
              <table:table-cell office:value-type="float" office:value="0.053255">
                <text:p>0.053255</text:p>
              </table:table-cell>
              <table:table-cell office:value-type="float" office:value="0.053092">
                <text:p>0.053092</text:p>
              </table:table-cell>
              <table:table-cell office:value-type="float" office:value="0.053005">
                <text:p>0.053005</text:p>
              </table:table-cell>
              <table:table-cell office:value-type="float" office:value="0.04435">
                <text:p>0.04435</text:p>
              </table:table-cell>
              <table:table-cell office:value-type="float" office:value="0.043173">
                <text:p>0.043173</text:p>
              </table:table-cell>
              <table:table-cell office:value-type="float" office:value="0.043655">
                <text:p>0.043655</text:p>
              </table:table-cell>
              <table:table-cell office:value-type="float" office:value="0.041849">
                <text:p>0.0418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3785">
                <text:p>0.053785</text:p>
              </table:table-cell>
              <table:table-cell office:value-type="float" office:value="0.054222">
                <text:p>0.054222</text:p>
              </table:table-cell>
              <table:table-cell office:value-type="float" office:value="0.053916">
                <text:p>0.053916</text:p>
              </table:table-cell>
              <table:table-cell office:value-type="float" office:value="0.054001">
                <text:p>0.054001</text:p>
              </table:table-cell>
              <table:table-cell office:value-type="float" office:value="0.045536">
                <text:p>0.045536</text:p>
              </table:table-cell>
              <table:table-cell office:value-type="float" office:value="0.045426">
                <text:p>0.045426</text:p>
              </table:table-cell>
              <table:table-cell office:value-type="float" office:value="0.046895">
                <text:p>0.046895</text:p>
              </table:table-cell>
              <table:table-cell office:value-type="float" office:value="0.046125">
                <text:p>0.046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6146">
                <text:p>0.06146</text:p>
              </table:table-cell>
              <table:table-cell office:value-type="float" office:value="0.060736">
                <text:p>0.060736</text:p>
              </table:table-cell>
              <table:table-cell office:value-type="float" office:value="0.060833">
                <text:p>0.060833</text:p>
              </table:table-cell>
              <table:table-cell office:value-type="float" office:value="0.061008">
                <text:p>0.061008</text:p>
              </table:table-cell>
              <table:table-cell office:value-type="float" office:value="0.049679">
                <text:p>0.049679</text:p>
              </table:table-cell>
              <table:table-cell office:value-type="float" office:value="0.051619">
                <text:p>0.051619</text:p>
              </table:table-cell>
              <table:table-cell office:value-type="float" office:value="0.05382">
                <text:p>0.05382</text:p>
              </table:table-cell>
              <table:table-cell office:value-type="float" office:value="0.055799">
                <text:p>0.0557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9861">
                <text:p>0.069861</text:p>
              </table:table-cell>
              <table:table-cell office:value-type="float" office:value="0.069297">
                <text:p>0.069297</text:p>
              </table:table-cell>
              <table:table-cell office:value-type="float" office:value="0.06822">
                <text:p>0.06822</text:p>
              </table:table-cell>
              <table:table-cell office:value-type="float" office:value="0.068021">
                <text:p>0.068021</text:p>
              </table:table-cell>
              <table:table-cell office:value-type="float" office:value="0.053038">
                <text:p>0.053038</text:p>
              </table:table-cell>
              <table:table-cell office:value-type="float" office:value="0.054233">
                <text:p>0.054233</text:p>
              </table:table-cell>
              <table:table-cell office:value-type="float" office:value="0.053843">
                <text:p>0.053843</text:p>
              </table:table-cell>
              <table:table-cell office:value-type="float" office:value="0.055807">
                <text:p>0.0558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1877">
                <text:p>0.071877</text:p>
              </table:table-cell>
              <table:table-cell office:value-type="float" office:value="0.071387">
                <text:p>0.071387</text:p>
              </table:table-cell>
              <table:table-cell office:value-type="float" office:value="0.069157">
                <text:p>0.069157</text:p>
              </table:table-cell>
              <table:table-cell office:value-type="float" office:value="0.06903">
                <text:p>0.06903</text:p>
              </table:table-cell>
              <table:table-cell office:value-type="float" office:value="0.056211">
                <text:p>0.056211</text:p>
              </table:table-cell>
              <table:table-cell office:value-type="float" office:value="0.057297">
                <text:p>0.057297</text:p>
              </table:table-cell>
              <table:table-cell office:value-type="float" office:value="0.054473">
                <text:p>0.054473</text:p>
              </table:table-cell>
              <table:table-cell office:value-type="float" office:value="0.056402">
                <text:p>0.0564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7216">
                <text:p>0.07216</text:p>
              </table:table-cell>
              <table:table-cell office:value-type="float" office:value="0.071677">
                <text:p>0.071677</text:p>
              </table:table-cell>
              <table:table-cell office:value-type="float" office:value="0.069298">
                <text:p>0.069298</text:p>
              </table:table-cell>
              <table:table-cell office:value-type="float" office:value="0.069309">
                <text:p>0.069309</text:p>
              </table:table-cell>
              <table:table-cell office:value-type="float" office:value="0.060653">
                <text:p>0.060653</text:p>
              </table:table-cell>
              <table:table-cell office:value-type="float" office:value="0.060906">
                <text:p>0.060906</text:p>
              </table:table-cell>
              <table:table-cell office:value-type="float" office:value="0.056231">
                <text:p>0.056231</text:p>
              </table:table-cell>
              <table:table-cell office:value-type="float" office:value="0.057158">
                <text:p>0.05715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73774">
                <text:p>0.073774</text:p>
              </table:table-cell>
              <table:table-cell office:value-type="float" office:value="0.073217">
                <text:p>0.073217</text:p>
              </table:table-cell>
              <table:table-cell office:value-type="float" office:value="0.070865">
                <text:p>0.070865</text:p>
              </table:table-cell>
              <table:table-cell office:value-type="float" office:value="0.071218">
                <text:p>0.071218</text:p>
              </table:table-cell>
              <table:table-cell office:value-type="float" office:value="0.064711">
                <text:p>0.064711</text:p>
              </table:table-cell>
              <table:table-cell office:value-type="float" office:value="0.06344">
                <text:p>0.06344</text:p>
              </table:table-cell>
              <table:table-cell office:value-type="float" office:value="0.056944">
                <text:p>0.056944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81054">
                <text:p>0.081054</text:p>
              </table:table-cell>
              <table:table-cell office:value-type="float" office:value="0.079807">
                <text:p>0.079807</text:p>
              </table:table-cell>
              <table:table-cell office:value-type="float" office:value="0.079618">
                <text:p>0.079618</text:p>
              </table:table-cell>
              <table:table-cell office:value-type="float" office:value="0.08018">
                <text:p>0.08018</text:p>
              </table:table-cell>
              <table:table-cell office:value-type="float" office:value="0.066468">
                <text:p>0.066468</text:p>
              </table:table-cell>
              <table:table-cell office:value-type="float" office:value="0.06449">
                <text:p>0.06449</text:p>
              </table:table-cell>
              <table:table-cell office:value-type="float" office:value="0.0586">
                <text:p>0.0586</text:p>
              </table:table-cell>
              <table:table-cell office:value-type="float" office:value="0.058783">
                <text:p>0.0587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794">
                <text:p>0.08794</text:p>
              </table:table-cell>
              <table:table-cell office:value-type="float" office:value="0.087711">
                <text:p>0.087711</text:p>
              </table:table-cell>
              <table:table-cell office:value-type="float" office:value="0.089144">
                <text:p>0.089144</text:p>
              </table:table-cell>
              <table:table-cell office:value-type="float" office:value="0.089138">
                <text:p>0.089138</text:p>
              </table:table-cell>
              <table:table-cell office:value-type="float" office:value="0.067173">
                <text:p>0.067173</text:p>
              </table:table-cell>
              <table:table-cell office:value-type="float" office:value="0.065172">
                <text:p>0.065172</text:p>
              </table:table-cell>
              <table:table-cell office:value-type="float" office:value="0.063686">
                <text:p>0.063686</text:p>
              </table:table-cell>
              <table:table-cell office:value-type="float" office:value="0.061638">
                <text:p>0.06163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91262">
                <text:p>0.091262</text:p>
              </table:table-cell>
              <table:table-cell office:value-type="float" office:value="0.091308">
                <text:p>0.091308</text:p>
              </table:table-cell>
              <table:table-cell office:value-type="float" office:value="0.090574">
                <text:p>0.090574</text:p>
              </table:table-cell>
              <table:table-cell office:value-type="float" office:value="0.090436">
                <text:p>0.090436</text:p>
              </table:table-cell>
              <table:table-cell office:value-type="float" office:value="0.068657">
                <text:p>0.068657</text:p>
              </table:table-cell>
              <table:table-cell office:value-type="float" office:value="0.068086">
                <text:p>0.068086</text:p>
              </table:table-cell>
              <table:table-cell office:value-type="float" office:value="0.071369">
                <text:p>0.071369</text:p>
              </table:table-cell>
              <table:table-cell office:value-type="float" office:value="0.069129">
                <text:p>0.06912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92671">
                <text:p>0.092671</text:p>
              </table:table-cell>
              <table:table-cell office:value-type="float" office:value="0.092327">
                <text:p>0.092327</text:p>
              </table:table-cell>
              <table:table-cell office:value-type="float" office:value="0.09061">
                <text:p>0.09061</text:p>
              </table:table-cell>
              <table:table-cell office:value-type="float" office:value="0.09045">
                <text:p>0.09045</text:p>
              </table:table-cell>
              <table:table-cell office:value-type="float" office:value="0.073514">
                <text:p>0.073514</text:p>
              </table:table-cell>
              <table:table-cell office:value-type="float" office:value="0.075483">
                <text:p>0.075483</text:p>
              </table:table-cell>
              <table:table-cell office:value-type="float" office:value="0.072961">
                <text:p>0.072961</text:p>
              </table:table-cell>
              <table:table-cell office:value-type="float" office:value="0.070326">
                <text:p>0.0703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93098">
                <text:p>0.093098</text:p>
              </table:table-cell>
              <table:table-cell office:value-type="float" office:value="0.092932">
                <text:p>0.092932</text:p>
              </table:table-cell>
              <table:table-cell office:value-type="float" office:value="0.090708">
                <text:p>0.090708</text:p>
              </table:table-cell>
              <table:table-cell office:value-type="float" office:value="0.090603">
                <text:p>0.090603</text:p>
              </table:table-cell>
              <table:table-cell office:value-type="float" office:value="0.076225">
                <text:p>0.076225</text:p>
              </table:table-cell>
              <table:table-cell office:value-type="float" office:value="0.077439">
                <text:p>0.077439</text:p>
              </table:table-cell>
              <table:table-cell office:value-type="float" office:value="0.074457">
                <text:p>0.074457</text:p>
              </table:table-cell>
              <table:table-cell office:value-type="float" office:value="0.072285">
                <text:p>0.0722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94655">
                <text:p>0.094655</text:p>
              </table:table-cell>
              <table:table-cell office:value-type="float" office:value="0.094339">
                <text:p>0.094339</text:p>
              </table:table-cell>
              <table:table-cell office:value-type="float" office:value="0.091901">
                <text:p>0.091901</text:p>
              </table:table-cell>
              <table:table-cell office:value-type="float" office:value="0.092101">
                <text:p>0.092101</text:p>
              </table:table-cell>
              <table:table-cell office:value-type="float" office:value="0.079332">
                <text:p>0.079332</text:p>
              </table:table-cell>
              <table:table-cell office:value-type="float" office:value="0.079152">
                <text:p>0.079152</text:p>
              </table:table-cell>
              <table:table-cell office:value-type="float" office:value="0.080986">
                <text:p>0.080986</text:p>
              </table:table-cell>
              <table:table-cell office:value-type="float" office:value="0.080656">
                <text:p>0.0806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0499">
                <text:p>0.100499</text:p>
              </table:table-cell>
              <table:table-cell office:value-type="float" office:value="0.099519">
                <text:p>0.099519</text:p>
              </table:table-cell>
              <table:table-cell office:value-type="float" office:value="0.097777">
                <text:p>0.097777</text:p>
              </table:table-cell>
              <table:table-cell office:value-type="float" office:value="0.098084">
                <text:p>0.098084</text:p>
              </table:table-cell>
              <table:table-cell office:value-type="float" office:value="0.082004">
                <text:p>0.082004</text:p>
              </table:table-cell>
              <table:table-cell office:value-type="float" office:value="0.082946">
                <text:p>0.082946</text:p>
              </table:table-cell>
              <table:table-cell office:value-type="float" office:value="0.08718">
                <text:p>0.08718</text:p>
              </table:table-cell>
              <table:table-cell office:value-type="float" office:value="0.088721">
                <text:p>0.08872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09807">
                <text:p>0.109807</text:p>
              </table:table-cell>
              <table:table-cell office:value-type="float" office:value="0.108551">
                <text:p>0.108551</text:p>
              </table:table-cell>
              <table:table-cell office:value-type="float" office:value="0.107531">
                <text:p>0.107531</text:p>
              </table:table-cell>
              <table:table-cell office:value-type="float" office:value="0.107497">
                <text:p>0.107497</text:p>
              </table:table-cell>
              <table:table-cell office:value-type="float" office:value="0.085564">
                <text:p>0.085564</text:p>
              </table:table-cell>
              <table:table-cell office:value-type="float" office:value="0.087012">
                <text:p>0.087012</text:p>
              </table:table-cell>
              <table:table-cell office:value-type="float" office:value="0.088207">
                <text:p>0.088207</text:p>
              </table:table-cell>
              <table:table-cell office:value-type="float" office:value="0.091027">
                <text:p>0.09102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19079">
                <text:p>0.119079</text:p>
              </table:table-cell>
              <table:table-cell office:value-type="float" office:value="0.115895">
                <text:p>0.115895</text:p>
              </table:table-cell>
              <table:table-cell office:value-type="float" office:value="0.113195">
                <text:p>0.113195</text:p>
              </table:table-cell>
              <table:table-cell office:value-type="float" office:value="0.112881">
                <text:p>0.112881</text:p>
              </table:table-cell>
              <table:table-cell office:value-type="float" office:value="0.090677">
                <text:p>0.090677</text:p>
              </table:table-cell>
              <table:table-cell office:value-type="float" office:value="0.08997">
                <text:p>0.08997</text:p>
              </table:table-cell>
              <table:table-cell office:value-type="float" office:value="0.088321">
                <text:p>0.088321</text:p>
              </table:table-cell>
              <table:table-cell office:value-type="float" office:value="0.091223">
                <text:p>0.09122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2492">
                <text:p>0.12492</text:p>
              </table:table-cell>
              <table:table-cell office:value-type="float" office:value="0.121046">
                <text:p>0.121046</text:p>
              </table:table-cell>
              <table:table-cell office:value-type="float" office:value="0.114296">
                <text:p>0.114296</text:p>
              </table:table-cell>
              <table:table-cell office:value-type="float" office:value="0.114119">
                <text:p>0.114119</text:p>
              </table:table-cell>
              <table:table-cell office:value-type="float" office:value="0.093002">
                <text:p>0.093002</text:p>
              </table:table-cell>
              <table:table-cell office:value-type="float" office:value="0.092408">
                <text:p>0.092408</text:p>
              </table:table-cell>
              <table:table-cell office:value-type="float" office:value="0.08868">
                <text:p>0.08868</text:p>
              </table:table-cell>
              <table:table-cell office:value-type="float" office:value="0.091537">
                <text:p>0.09153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28289">
                <text:p>0.128289</text:p>
              </table:table-cell>
              <table:table-cell office:value-type="float" office:value="0.124785">
                <text:p>0.124785</text:p>
              </table:table-cell>
              <table:table-cell office:value-type="float" office:value="0.114478">
                <text:p>0.114478</text:p>
              </table:table-cell>
              <table:table-cell office:value-type="float" office:value="0.114347">
                <text:p>0.114347</text:p>
              </table:table-cell>
              <table:table-cell office:value-type="float" office:value="0.096265">
                <text:p>0.096265</text:p>
              </table:table-cell>
              <table:table-cell office:value-type="float" office:value="0.093275">
                <text:p>0.093275</text:p>
              </table:table-cell>
              <table:table-cell office:value-type="float" office:value="0.090644">
                <text:p>0.090644</text:p>
              </table:table-cell>
              <table:table-cell office:value-type="float" office:value="0.092718">
                <text:p>0.0927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30496">
                <text:p>0.130496</text:p>
              </table:table-cell>
              <table:table-cell office:value-type="float" office:value="0.127032">
                <text:p>0.127032</text:p>
              </table:table-cell>
              <table:table-cell office:value-type="float" office:value="0.114841">
                <text:p>0.114841</text:p>
              </table:table-cell>
              <table:table-cell office:value-type="float" office:value="0.11486">
                <text:p>0.11486</text:p>
              </table:table-cell>
              <table:table-cell office:value-type="float" office:value="0.097443">
                <text:p>0.097443</text:p>
              </table:table-cell>
              <table:table-cell office:value-type="float" office:value="0.094096">
                <text:p>0.094096</text:p>
              </table:table-cell>
              <table:table-cell office:value-type="float" office:value="0.095451">
                <text:p>0.095451</text:p>
              </table:table-cell>
              <table:table-cell office:value-type="float" office:value="0.095019">
                <text:p>0.09501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31543">
                <text:p>0.131543</text:p>
              </table:table-cell>
              <table:table-cell office:value-type="float" office:value="0.128615">
                <text:p>0.128615</text:p>
              </table:table-cell>
              <table:table-cell office:value-type="float" office:value="0.116217">
                <text:p>0.116217</text:p>
              </table:table-cell>
              <table:table-cell office:value-type="float" office:value="0.116416">
                <text:p>0.116416</text:p>
              </table:table-cell>
              <table:table-cell office:value-type="float" office:value="0.098353">
                <text:p>0.098353</text:p>
              </table:table-cell>
              <table:table-cell office:value-type="float" office:value="0.095309">
                <text:p>0.095309</text:p>
              </table:table-cell>
              <table:table-cell office:value-type="float" office:value="0.098857">
                <text:p>0.098857</text:p>
              </table:table-cell>
              <table:table-cell office:value-type="float" office:value="0.097437">
                <text:p>0.0974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32484">
                <text:p>0.132484</text:p>
              </table:table-cell>
              <table:table-cell office:value-type="float" office:value="0.130697">
                <text:p>0.130697</text:p>
              </table:table-cell>
              <table:table-cell office:value-type="float" office:value="0.12127">
                <text:p>0.12127</text:p>
              </table:table-cell>
              <table:table-cell office:value-type="float" office:value="0.121984">
                <text:p>0.121984</text:p>
              </table:table-cell>
              <table:table-cell office:value-type="float" office:value="0.099865">
                <text:p>0.099865</text:p>
              </table:table-cell>
              <table:table-cell office:value-type="float" office:value="0.096964">
                <text:p>0.096964</text:p>
              </table:table-cell>
              <table:table-cell office:value-type="float" office:value="0.099645">
                <text:p>0.099645</text:p>
              </table:table-cell>
              <table:table-cell office:value-type="float" office:value="0.099073">
                <text:p>0.09907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134998">
                <text:p>0.134998</text:p>
              </table:table-cell>
              <table:table-cell office:value-type="float" office:value="0.135315">
                <text:p>0.135315</text:p>
              </table:table-cell>
              <table:table-cell office:value-type="float" office:value="0.133203">
                <text:p>0.133203</text:p>
              </table:table-cell>
              <table:table-cell office:value-type="float" office:value="0.134084">
                <text:p>0.134084</text:p>
              </table:table-cell>
              <table:table-cell office:value-type="float" office:value="0.100024">
                <text:p>0.100024</text:p>
              </table:table-cell>
              <table:table-cell office:value-type="float" office:value="0.096973">
                <text:p>0.096973</text:p>
              </table:table-cell>
              <table:table-cell office:value-type="float" office:value="0.099957">
                <text:p>0.099957</text:p>
              </table:table-cell>
              <table:table-cell office:value-type="float" office:value="0.100475">
                <text:p>0.10047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39929">
                <text:p>0.139929</text:p>
              </table:table-cell>
              <table:table-cell office:value-type="float" office:value="0.141875">
                <text:p>0.141875</text:p>
              </table:table-cell>
              <table:table-cell office:value-type="float" office:value="0.144593">
                <text:p>0.144593</text:p>
              </table:table-cell>
              <table:table-cell office:value-type="float" office:value="0.146359">
                <text:p>0.146359</text:p>
              </table:table-cell>
              <table:table-cell office:value-type="float" office:value="0.100046">
                <text:p>0.100046</text:p>
              </table:table-cell>
              <table:table-cell office:value-type="float" office:value="0.097139">
                <text:p>0.097139</text:p>
              </table:table-cell>
              <table:table-cell office:value-type="float" office:value="0.100101">
                <text:p>0.100101</text:p>
              </table:table-cell>
              <table:table-cell office:value-type="float" office:value="0.101778">
                <text:p>0.1017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52494">
                <text:p>0.152494</text:p>
              </table:table-cell>
              <table:table-cell office:value-type="float" office:value="0.150057">
                <text:p>0.150057</text:p>
              </table:table-cell>
              <table:table-cell office:value-type="float" office:value="0.154316">
                <text:p>0.154316</text:p>
              </table:table-cell>
              <table:table-cell office:value-type="float" office:value="0.153435">
                <text:p>0.153435</text:p>
              </table:table-cell>
              <table:table-cell office:value-type="float" office:value="0.100107">
                <text:p>0.100107</text:p>
              </table:table-cell>
              <table:table-cell office:value-type="float" office:value="0.101279">
                <text:p>0.101279</text:p>
              </table:table-cell>
              <table:table-cell office:value-type="float" office:value="0.100452">
                <text:p>0.100452</text:p>
              </table:table-cell>
              <table:table-cell office:value-type="float" office:value="0.103212">
                <text:p>0.10321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167086">
                <text:p>0.167086</text:p>
              </table:table-cell>
              <table:table-cell office:value-type="float" office:value="0.160846">
                <text:p>0.160846</text:p>
              </table:table-cell>
              <table:table-cell office:value-type="float" office:value="0.154724">
                <text:p>0.154724</text:p>
              </table:table-cell>
              <table:table-cell office:value-type="float" office:value="0.153732">
                <text:p>0.153732</text:p>
              </table:table-cell>
              <table:table-cell office:value-type="float" office:value="0.103556">
                <text:p>0.103556</text:p>
              </table:table-cell>
              <table:table-cell office:value-type="float" office:value="0.11579">
                <text:p>0.11579</text:p>
              </table:table-cell>
              <table:table-cell office:value-type="float" office:value="0.102993">
                <text:p>0.102993</text:p>
              </table:table-cell>
              <table:table-cell office:value-type="float" office:value="0.103335">
                <text:p>0.10333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80384">
                <text:p>0.180384</text:p>
              </table:table-cell>
              <table:table-cell office:value-type="float" office:value="0.172393">
                <text:p>0.172393</text:p>
              </table:table-cell>
              <table:table-cell office:value-type="float" office:value="0.154757">
                <text:p>0.154757</text:p>
              </table:table-cell>
              <table:table-cell office:value-type="float" office:value="0.153748">
                <text:p>0.153748</text:p>
              </table:table-cell>
              <table:table-cell office:value-type="float" office:value="0.118074">
                <text:p>0.118074</text:p>
              </table:table-cell>
              <table:table-cell office:value-type="float" office:value="0.127834">
                <text:p>0.127834</text:p>
              </table:table-cell>
              <table:table-cell office:value-type="float" office:value="0.114459">
                <text:p>0.114459</text:p>
              </table:table-cell>
              <table:table-cell office:value-type="float" office:value="0.104983">
                <text:p>0.10498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88722">
                <text:p>0.188722</text:p>
              </table:table-cell>
              <table:table-cell office:value-type="float" office:value="0.181999">
                <text:p>0.181999</text:p>
              </table:table-cell>
              <table:table-cell office:value-type="float" office:value="0.15492">
                <text:p>0.15492</text:p>
              </table:table-cell>
              <table:table-cell office:value-type="float" office:value="0.153981">
                <text:p>0.153981</text:p>
              </table:table-cell>
              <table:table-cell office:value-type="float" office:value="0.143219">
                <text:p>0.143219</text:p>
              </table:table-cell>
              <table:table-cell office:value-type="float" office:value="0.146608">
                <text:p>0.146608</text:p>
              </table:table-cell>
              <table:table-cell office:value-type="float" office:value="0.126867">
                <text:p>0.126867</text:p>
              </table:table-cell>
              <table:table-cell office:value-type="float" office:value="0.115262">
                <text:p>0.11526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95368">
                <text:p>0.195368</text:p>
              </table:table-cell>
              <table:table-cell office:value-type="float" office:value="0.188404">
                <text:p>0.188404</text:p>
              </table:table-cell>
              <table:table-cell office:value-type="float" office:value="0.155524">
                <text:p>0.155524</text:p>
              </table:table-cell>
              <table:table-cell office:value-type="float" office:value="0.154819">
                <text:p>0.154819</text:p>
              </table:table-cell>
              <table:table-cell office:value-type="float" office:value="0.156759">
                <text:p>0.156759</text:p>
              </table:table-cell>
              <table:table-cell office:value-type="float" office:value="0.150074">
                <text:p>0.150074</text:p>
              </table:table-cell>
              <table:table-cell office:value-type="float" office:value="0.15117">
                <text:p>0.15117</text:p>
              </table:table-cell>
              <table:table-cell office:value-type="float" office:value="0.129195">
                <text:p>0.1291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98672">
                <text:p>0.198672</text:p>
              </table:table-cell>
              <table:table-cell office:value-type="float" office:value="0.193572">
                <text:p>0.193572</text:p>
              </table:table-cell>
              <table:table-cell office:value-type="float" office:value="0.158778">
                <text:p>0.158778</text:p>
              </table:table-cell>
              <table:table-cell office:value-type="float" office:value="0.159227">
                <text:p>0.159227</text:p>
              </table:table-cell>
              <table:table-cell office:value-type="float" office:value="0.15978">
                <text:p>0.15978</text:p>
              </table:table-cell>
              <table:table-cell office:value-type="float" office:value="0.152516">
                <text:p>0.152516</text:p>
              </table:table-cell>
              <table:table-cell office:value-type="float" office:value="0.162667">
                <text:p>0.162667</text:p>
              </table:table-cell>
              <table:table-cell office:value-type="float" office:value="0.157576">
                <text:p>0.15757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00127">
                <text:p>0.200127</text:p>
              </table:table-cell>
              <table:table-cell office:value-type="float" office:value="0.19783">
                <text:p>0.19783</text:p>
              </table:table-cell>
              <table:table-cell office:value-type="float" office:value="0.169516">
                <text:p>0.169516</text:p>
              </table:table-cell>
              <table:table-cell office:value-type="float" office:value="0.171399">
                <text:p>0.171399</text:p>
              </table:table-cell>
              <table:table-cell office:value-type="float" office:value="0.160819">
                <text:p>0.160819</text:p>
              </table:table-cell>
              <table:table-cell office:value-type="float" office:value="0.153509">
                <text:p>0.153509</text:p>
              </table:table-cell>
              <table:table-cell office:value-type="float" office:value="0.165974">
                <text:p>0.165974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202856">
                <text:p>0.202856</text:p>
              </table:table-cell>
              <table:table-cell office:value-type="float" office:value="0.205233">
                <text:p>0.205233</text:p>
              </table:table-cell>
              <table:table-cell office:value-type="float" office:value="0.19333">
                <text:p>0.19333</text:p>
              </table:table-cell>
              <table:table-cell office:value-type="float" office:value="0.195352">
                <text:p>0.195352</text:p>
              </table:table-cell>
              <table:table-cell office:value-type="float" office:value="0.161596">
                <text:p>0.161596</text:p>
              </table:table-cell>
              <table:table-cell office:value-type="float" office:value="0.153938">
                <text:p>0.153938</text:p>
              </table:table-cell>
              <table:table-cell office:value-type="float" office:value="0.16646">
                <text:p>0.16646</text:p>
              </table:table-cell>
              <table:table-cell office:value-type="float" office:value="0.172579">
                <text:p>0.17257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208367">
                <text:p>0.208367</text:p>
              </table:table-cell>
              <table:table-cell office:value-type="float" office:value="0.211454">
                <text:p>0.211454</text:p>
              </table:table-cell>
              <table:table-cell office:value-type="float" office:value="0.223724">
                <text:p>0.223724</text:p>
              </table:table-cell>
              <table:table-cell office:value-type="float" office:value="0.225613">
                <text:p>0.225613</text:p>
              </table:table-cell>
              <table:table-cell office:value-type="float" office:value="0.161631">
                <text:p>0.161631</text:p>
              </table:table-cell>
              <table:table-cell office:value-type="float" office:value="0.154554">
                <text:p>0.154554</text:p>
              </table:table-cell>
              <table:table-cell office:value-type="float" office:value="0.166478">
                <text:p>0.166478</text:p>
              </table:table-cell>
              <table:table-cell office:value-type="float" office:value="0.173273">
                <text:p>0.17327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217383">
                <text:p>0.217383</text:p>
              </table:table-cell>
              <table:table-cell office:value-type="float" office:value="0.218151">
                <text:p>0.218151</text:p>
              </table:table-cell>
              <table:table-cell office:value-type="float" office:value="0.247295">
                <text:p>0.247295</text:p>
              </table:table-cell>
              <table:table-cell office:value-type="float" office:value="0.247368">
                <text:p>0.247368</text:p>
              </table:table-cell>
              <table:table-cell office:value-type="float" office:value="0.161678">
                <text:p>0.161678</text:p>
              </table:table-cell>
              <table:table-cell office:value-type="float" office:value="0.155065">
                <text:p>0.155065</text:p>
              </table:table-cell>
              <table:table-cell office:value-type="float" office:value="0.166478">
                <text:p>0.166478</text:p>
              </table:table-cell>
              <table:table-cell office:value-type="float" office:value="0.173319">
                <text:p>0.1733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28196">
                <text:p>0.228196</text:p>
              </table:table-cell>
              <table:table-cell office:value-type="float" office:value="0.225452">
                <text:p>0.225452</text:p>
              </table:table-cell>
              <table:table-cell office:value-type="float" office:value="0.256977">
                <text:p>0.256977</text:p>
              </table:table-cell>
              <table:table-cell office:value-type="float" office:value="0.254899">
                <text:p>0.254899</text:p>
              </table:table-cell>
              <table:table-cell office:value-type="float" office:value="0.161939">
                <text:p>0.161939</text:p>
              </table:table-cell>
              <table:table-cell office:value-type="float" office:value="0.155097">
                <text:p>0.155097</text:p>
              </table:table-cell>
              <table:table-cell office:value-type="float" office:value="0.166478">
                <text:p>0.166478</text:p>
              </table:table-cell>
              <table:table-cell office:value-type="float" office:value="0.173464">
                <text:p>0.17346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251401">
                <text:p>0.251401</text:p>
              </table:table-cell>
              <table:table-cell office:value-type="float" office:value="0.232198">
                <text:p>0.232198</text:p>
              </table:table-cell>
              <table:table-cell office:value-type="float" office:value="0.258756">
                <text:p>0.258756</text:p>
              </table:table-cell>
              <table:table-cell office:value-type="float" office:value="0.256241">
                <text:p>0.256241</text:p>
              </table:table-cell>
              <table:table-cell office:value-type="float" office:value="0.162854">
                <text:p>0.162854</text:p>
              </table:table-cell>
              <table:table-cell office:value-type="float" office:value="0.155097">
                <text:p>0.155097</text:p>
              </table:table-cell>
              <table:table-cell office:value-type="float" office:value="0.166478">
                <text:p>0.166478</text:p>
              </table:table-cell>
              <table:table-cell office:value-type="float" office:value="0.174234">
                <text:p>0.17423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67215">
                <text:p>0.267215</text:p>
              </table:table-cell>
              <table:table-cell office:value-type="float" office:value="0.238759">
                <text:p>0.238759</text:p>
              </table:table-cell>
              <table:table-cell office:value-type="float" office:value="0.259086">
                <text:p>0.259086</text:p>
              </table:table-cell>
              <table:table-cell office:value-type="float" office:value="0.256708">
                <text:p>0.256708</text:p>
              </table:table-cell>
              <table:table-cell office:value-type="float" office:value="0.164">
                <text:p>0.164</text:p>
              </table:table-cell>
              <table:table-cell office:value-type="float" office:value="0.155097">
                <text:p>0.155097</text:p>
              </table:table-cell>
              <table:table-cell office:value-type="float" office:value="0.166478">
                <text:p>0.166478</text:p>
              </table:table-cell>
              <table:table-cell office:value-type="float" office:value="0.174748">
                <text:p>0.17474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273498">
                <text:p>0.273498</text:p>
              </table:table-cell>
              <table:table-cell office:value-type="float" office:value="0.249713">
                <text:p>0.249713</text:p>
              </table:table-cell>
              <table:table-cell office:value-type="float" office:value="0.259197">
                <text:p>0.259197</text:p>
              </table:table-cell>
              <table:table-cell office:value-type="float" office:value="0.257088">
                <text:p>0.257088</text:p>
              </table:table-cell>
              <table:table-cell office:value-type="float" office:value="0.16458">
                <text:p>0.16458</text:p>
              </table:table-cell>
              <table:table-cell office:value-type="float" office:value="0.155458">
                <text:p>0.155458</text:p>
              </table:table-cell>
              <table:table-cell office:value-type="float" office:value="0.166478">
                <text:p>0.166478</text:p>
              </table:table-cell>
              <table:table-cell office:value-type="float" office:value="0.174843">
                <text:p>0.17484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275479">
                <text:p>0.275479</text:p>
              </table:table-cell>
              <table:table-cell office:value-type="float" office:value="0.264268">
                <text:p>0.264268</text:p>
              </table:table-cell>
              <table:table-cell office:value-type="float" office:value="0.259491">
                <text:p>0.259491</text:p>
              </table:table-cell>
              <table:table-cell office:value-type="float" office:value="0.257602">
                <text:p>0.257602</text:p>
              </table:table-cell>
              <table:table-cell office:value-type="float" office:value="0.164736">
                <text:p>0.164736</text:p>
              </table:table-cell>
              <table:table-cell office:value-type="float" office:value="0.156067">
                <text:p>0.156067</text:p>
              </table:table-cell>
              <table:table-cell office:value-type="float" office:value="0.166568">
                <text:p>0.166568</text:p>
              </table:table-cell>
              <table:table-cell office:value-type="float" office:value="0.174843">
                <text:p>0.17484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276191">
                <text:p>0.276191</text:p>
              </table:table-cell>
              <table:table-cell office:value-type="float" office:value="0.274781">
                <text:p>0.274781</text:p>
              </table:table-cell>
              <table:table-cell office:value-type="float" office:value="0.260546">
                <text:p>0.260546</text:p>
              </table:table-cell>
              <table:table-cell office:value-type="float" office:value="0.258904">
                <text:p>0.258904</text:p>
              </table:table-cell>
              <table:table-cell office:value-type="float" office:value="0.164799">
                <text:p>0.164799</text:p>
              </table:table-cell>
              <table:table-cell office:value-type="float" office:value="0.158664">
                <text:p>0.158664</text:p>
              </table:table-cell>
              <table:table-cell office:value-type="float" office:value="0.167255">
                <text:p>0.167255</text:p>
              </table:table-cell>
              <table:table-cell office:value-type="float" office:value="0.174843">
                <text:p>0.17484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276437">
                <text:p>0.276437</text:p>
              </table:table-cell>
              <table:table-cell office:value-type="float" office:value="0.281295">
                <text:p>0.281295</text:p>
              </table:table-cell>
              <table:table-cell office:value-type="float" office:value="0.263158">
                <text:p>0.263158</text:p>
              </table:table-cell>
              <table:table-cell office:value-type="float" office:value="0.261955">
                <text:p>0.261955</text:p>
              </table:table-cell>
              <table:table-cell office:value-type="float" office:value="0.166413">
                <text:p>0.166413</text:p>
              </table:table-cell>
              <table:table-cell office:value-type="float" office:value="0.254056">
                <text:p>0.254056</text:p>
              </table:table-cell>
              <table:table-cell office:value-type="float" office:value="0.172331">
                <text:p>0.172331</text:p>
              </table:table-cell>
              <table:table-cell office:value-type="float" office:value="0.174843">
                <text:p>0.17484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277252">
                <text:p>0.277252</text:p>
              </table:table-cell>
              <table:table-cell office:value-type="float" office:value="0.285974">
                <text:p>0.285974</text:p>
              </table:table-cell>
              <table:table-cell office:value-type="float" office:value="0.269217">
                <text:p>0.269217</text:p>
              </table:table-cell>
              <table:table-cell office:value-type="float" office:value="0.268668">
                <text:p>0.268668</text:p>
              </table:table-cell>
              <table:table-cell office:value-type="float" office:value="0.167687">
                <text:p>0.167687</text:p>
              </table:table-cell>
              <table:table-cell office:value-type="float" office:value="0.259331">
                <text:p>0.259331</text:p>
              </table:table-cell>
              <table:table-cell office:value-type="float" office:value="0.192759">
                <text:p>0.192759</text:p>
              </table:table-cell>
              <table:table-cell office:value-type="float" office:value="0.268549">
                <text:p>0.26854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279794">
                <text:p>0.279794</text:p>
              </table:table-cell>
              <table:table-cell office:value-type="float" office:value="0.290565">
                <text:p>0.290565</text:p>
              </table:table-cell>
              <table:table-cell office:value-type="float" office:value="0.281321">
                <text:p>0.281321</text:p>
              </table:table-cell>
              <table:table-cell office:value-type="float" office:value="0.28097">
                <text:p>0.28097</text:p>
              </table:table-cell>
              <table:table-cell office:value-type="float" office:value="0.173805">
                <text:p>0.173805</text:p>
              </table:table-cell>
              <table:table-cell office:value-type="float" office:value="0.290941">
                <text:p>0.290941</text:p>
              </table:table-cell>
              <table:table-cell office:value-type="float" office:value="0.19934">
                <text:p>0.19934</text:p>
              </table:table-cell>
              <table:table-cell office:value-type="float" office:value="0.274764">
                <text:p>0.27476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286335">
                <text:p>0.286335</text:p>
              </table:table-cell>
              <table:table-cell office:value-type="float" office:value="0.295256">
                <text:p>0.295256</text:p>
              </table:table-cell>
              <table:table-cell office:value-type="float" office:value="0.335572">
                <text:p>0.335572</text:p>
              </table:table-cell>
              <table:table-cell office:value-type="float" office:value="0.337386">
                <text:p>0.337386</text:p>
              </table:table-cell>
              <table:table-cell office:value-type="float" office:value="0.195646">
                <text:p>0.195646</text:p>
              </table:table-cell>
              <table:table-cell office:value-type="float" office:value="0.33369">
                <text:p>0.33369</text:p>
              </table:table-cell>
              <table:table-cell office:value-type="float" office:value="0.199937">
                <text:p>0.199937</text:p>
              </table:table-cell>
              <table:table-cell office:value-type="float" office:value="0.288074">
                <text:p>0.2880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00856">
                <text:p>0.300856</text:p>
              </table:table-cell>
              <table:table-cell office:value-type="float" office:value="0.300949">
                <text:p>0.300949</text:p>
              </table:table-cell>
              <table:table-cell office:value-type="float" office:value="0.365456">
                <text:p>0.365456</text:p>
              </table:table-cell>
              <table:table-cell office:value-type="float" office:value="0.364057">
                <text:p>0.364057</text:p>
              </table:table-cell>
              <table:table-cell office:value-type="float" office:value="0.261565">
                <text:p>0.261565</text:p>
              </table:table-cell>
              <table:table-cell office:value-type="float" office:value="0.35376">
                <text:p>0.35376</text:p>
              </table:table-cell>
              <table:table-cell office:value-type="float" office:value="0.199965">
                <text:p>0.199965</text:p>
              </table:table-cell>
              <table:table-cell office:value-type="float" office:value="0.290884">
                <text:p>0.29088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323688">
                <text:p>0.323688</text:p>
              </table:table-cell>
              <table:table-cell office:value-type="float" office:value="0.311754">
                <text:p>0.311754</text:p>
              </table:table-cell>
              <table:table-cell office:value-type="float" office:value="0.37288">
                <text:p>0.37288</text:p>
              </table:table-cell>
              <table:table-cell office:value-type="float" office:value="0.370326">
                <text:p>0.370326</text:p>
              </table:table-cell>
              <table:table-cell office:value-type="float" office:value="0.278485">
                <text:p>0.278485</text:p>
              </table:table-cell>
              <table:table-cell office:value-type="float" office:value="0.366037">
                <text:p>0.366037</text:p>
              </table:table-cell>
              <table:table-cell office:value-type="float" office:value="0.200161">
                <text:p>0.200161</text:p>
              </table:table-cell>
              <table:table-cell office:value-type="float" office:value="0.290993">
                <text:p>0.29099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354069">
                <text:p>0.354069</text:p>
              </table:table-cell>
              <table:table-cell office:value-type="float" office:value="0.324963">
                <text:p>0.324963</text:p>
              </table:table-cell>
              <table:table-cell office:value-type="float" office:value="0.373742">
                <text:p>0.373742</text:p>
              </table:table-cell>
              <table:table-cell office:value-type="float" office:value="0.37114">
                <text:p>0.37114</text:p>
              </table:table-cell>
              <table:table-cell office:value-type="float" office:value="0.285602">
                <text:p>0.285602</text:p>
              </table:table-cell>
              <table:table-cell office:value-type="float" office:value="0.373335">
                <text:p>0.373335</text:p>
              </table:table-cell>
              <table:table-cell office:value-type="float" office:value="0.201978">
                <text:p>0.201978</text:p>
              </table:table-cell>
              <table:table-cell office:value-type="float" office:value="0.291006">
                <text:p>0.29100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381636">
                <text:p>0.381636</text:p>
              </table:table-cell>
              <table:table-cell office:value-type="float" office:value="0.340907">
                <text:p>0.340907</text:p>
              </table:table-cell>
              <table:table-cell office:value-type="float" office:value="0.373763">
                <text:p>0.373763</text:p>
              </table:table-cell>
              <table:table-cell office:value-type="float" office:value="0.371186">
                <text:p>0.371186</text:p>
              </table:table-cell>
              <table:table-cell office:value-type="float" office:value="0.290204">
                <text:p>0.290204</text:p>
              </table:table-cell>
              <table:table-cell office:value-type="float" office:value="0.378694">
                <text:p>0.378694</text:p>
              </table:table-cell>
              <table:table-cell office:value-type="float" office:value="0.207694">
                <text:p>0.207694</text:p>
              </table:table-cell>
              <table:table-cell office:value-type="float" office:value="0.291284">
                <text:p>0.29128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398916">
                <text:p>0.398916</text:p>
              </table:table-cell>
              <table:table-cell office:value-type="float" office:value="0.361256">
                <text:p>0.361256</text:p>
              </table:table-cell>
              <table:table-cell office:value-type="float" office:value="0.373763">
                <text:p>0.373763</text:p>
              </table:table-cell>
              <table:table-cell office:value-type="float" office:value="0.371186">
                <text:p>0.371186</text:p>
              </table:table-cell>
              <table:table-cell office:value-type="float" office:value="0.292534">
                <text:p>0.292534</text:p>
              </table:table-cell>
              <table:table-cell office:value-type="float" office:value="0.382734">
                <text:p>0.382734</text:p>
              </table:table-cell>
              <table:table-cell office:value-type="float" office:value="0.218585">
                <text:p>0.218585</text:p>
              </table:table-cell>
              <table:table-cell office:value-type="float" office:value="0.293218">
                <text:p>0.29321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411224">
                <text:p>0.411224</text:p>
              </table:table-cell>
              <table:table-cell office:value-type="float" office:value="0.379757">
                <text:p>0.379757</text:p>
              </table:table-cell>
              <table:table-cell office:value-type="float" office:value="0.373763">
                <text:p>0.373763</text:p>
              </table:table-cell>
              <table:table-cell office:value-type="float" office:value="0.371219">
                <text:p>0.371219</text:p>
              </table:table-cell>
              <table:table-cell office:value-type="float" office:value="0.293625">
                <text:p>0.293625</text:p>
              </table:table-cell>
              <table:table-cell office:value-type="float" office:value="0.385106">
                <text:p>0.385106</text:p>
              </table:table-cell>
              <table:table-cell office:value-type="float" office:value="0.230326">
                <text:p>0.230326</text:p>
              </table:table-cell>
              <table:table-cell office:value-type="float" office:value="0.299192">
                <text:p>0.29919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41907">
                <text:p>0.41907</text:p>
              </table:table-cell>
              <table:table-cell office:value-type="float" office:value="0.398303">
                <text:p>0.398303</text:p>
              </table:table-cell>
              <table:table-cell office:value-type="float" office:value="0.373931">
                <text:p>0.373931</text:p>
              </table:table-cell>
              <table:table-cell office:value-type="float" office:value="0.371342">
                <text:p>0.371342</text:p>
              </table:table-cell>
              <table:table-cell office:value-type="float" office:value="0.294802">
                <text:p>0.294802</text:p>
              </table:table-cell>
              <table:table-cell office:value-type="float" office:value="0.386465">
                <text:p>0.386465</text:p>
              </table:table-cell>
              <table:table-cell office:value-type="float" office:value="0.29652">
                <text:p>0.29652</text:p>
              </table:table-cell>
              <table:table-cell office:value-type="float" office:value="0.3103">
                <text:p>0.310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42409">
                <text:p>0.42409</text:p>
              </table:table-cell>
              <table:table-cell office:value-type="float" office:value="0.413952">
                <text:p>0.413952</text:p>
              </table:table-cell>
              <table:table-cell office:value-type="float" office:value="0.374544">
                <text:p>0.374544</text:p>
              </table:table-cell>
              <table:table-cell office:value-type="float" office:value="0.372233">
                <text:p>0.372233</text:p>
              </table:table-cell>
              <table:table-cell office:value-type="float" office:value="0.29595">
                <text:p>0.29595</text:p>
              </table:table-cell>
              <table:table-cell office:value-type="float" office:value="0.387061">
                <text:p>0.387061</text:p>
              </table:table-cell>
              <table:table-cell office:value-type="float" office:value="0.31721">
                <text:p>0.31721</text:p>
              </table:table-cell>
              <table:table-cell office:value-type="float" office:value="0.322858">
                <text:p>0.32285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427009">
                <text:p>0.427009</text:p>
              </table:table-cell>
              <table:table-cell office:value-type="float" office:value="0.427947">
                <text:p>0.427947</text:p>
              </table:table-cell>
              <table:table-cell office:value-type="float" office:value="0.376666">
                <text:p>0.376666</text:p>
              </table:table-cell>
              <table:table-cell office:value-type="float" office:value="0.375102">
                <text:p>0.375102</text:p>
              </table:table-cell>
              <table:table-cell office:value-type="float" office:value="0.296403">
                <text:p>0.296403</text:p>
              </table:table-cell>
              <table:table-cell office:value-type="float" office:value="0.387209">
                <text:p>0.387209</text:p>
              </table:table-cell>
              <table:table-cell office:value-type="float" office:value="0.329618">
                <text:p>0.329618</text:p>
              </table:table-cell>
              <table:table-cell office:value-type="float" office:value="0.398567">
                <text:p>0.39856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4276">
                <text:p>0.4276</text:p>
              </table:table-cell>
              <table:table-cell office:value-type="float" office:value="0.436464">
                <text:p>0.436464</text:p>
              </table:table-cell>
              <table:table-cell office:value-type="float" office:value="0.382742">
                <text:p>0.382742</text:p>
              </table:table-cell>
              <table:table-cell office:value-type="float" office:value="0.382052">
                <text:p>0.382052</text:p>
              </table:table-cell>
              <table:table-cell office:value-type="float" office:value="0.296529">
                <text:p>0.296529</text:p>
              </table:table-cell>
              <table:table-cell office:value-type="float" office:value="0.387209">
                <text:p>0.387209</text:p>
              </table:table-cell>
              <table:table-cell office:value-type="float" office:value="0.336906">
                <text:p>0.336906</text:p>
              </table:table-cell>
              <table:table-cell office:value-type="float" office:value="0.421219">
                <text:p>0.42121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428316">
                <text:p>0.428316</text:p>
              </table:table-cell>
              <table:table-cell office:value-type="float" office:value="0.442093">
                <text:p>0.442093</text:p>
              </table:table-cell>
              <table:table-cell office:value-type="float" office:value="0.397088">
                <text:p>0.397088</text:p>
              </table:table-cell>
              <table:table-cell office:value-type="float" office:value="0.397408">
                <text:p>0.397408</text:p>
              </table:table-cell>
              <table:table-cell office:value-type="float" office:value="0.296543">
                <text:p>0.296543</text:p>
              </table:table-cell>
              <table:table-cell office:value-type="float" office:value="0.387224">
                <text:p>0.387224</text:p>
              </table:table-cell>
              <table:table-cell office:value-type="float" office:value="0.342032">
                <text:p>0.342032</text:p>
              </table:table-cell>
              <table:table-cell office:value-type="float" office:value="0.434344">
                <text:p>0.43434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429287">
                <text:p>0.429287</text:p>
              </table:table-cell>
              <table:table-cell office:value-type="float" office:value="0.445438">
                <text:p>0.445438</text:p>
              </table:table-cell>
              <table:table-cell office:value-type="float" office:value="0.421914">
                <text:p>0.421914</text:p>
              </table:table-cell>
              <table:table-cell office:value-type="float" office:value="0.424469">
                <text:p>0.424469</text:p>
              </table:table-cell>
              <table:table-cell office:value-type="float" office:value="0.296557">
                <text:p>0.296557</text:p>
              </table:table-cell>
              <table:table-cell office:value-type="float" office:value="0.387224">
                <text:p>0.387224</text:p>
              </table:table-cell>
              <table:table-cell office:value-type="float" office:value="0.345332">
                <text:p>0.345332</text:p>
              </table:table-cell>
              <table:table-cell office:value-type="float" office:value="0.440749">
                <text:p>0.44074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431209">
                <text:p>0.431209</text:p>
              </table:table-cell>
              <table:table-cell office:value-type="float" office:value="0.447136">
                <text:p>0.447136</text:p>
              </table:table-cell>
              <table:table-cell office:value-type="float" office:value="0.456822">
                <text:p>0.456822</text:p>
              </table:table-cell>
              <table:table-cell office:value-type="float" office:value="0.459843">
                <text:p>0.459843</text:p>
              </table:table-cell>
              <table:table-cell office:value-type="float" office:value="0.296557">
                <text:p>0.296557</text:p>
              </table:table-cell>
              <table:table-cell office:value-type="float" office:value="0.509086">
                <text:p>0.509086</text:p>
              </table:table-cell>
              <table:table-cell office:value-type="float" office:value="0.347915">
                <text:p>0.347915</text:p>
              </table:table-cell>
              <table:table-cell office:value-type="float" office:value="0.444293">
                <text:p>0.44429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434445">
                <text:p>0.434445</text:p>
              </table:table-cell>
              <table:table-cell office:value-type="float" office:value="0.449131">
                <text:p>0.449131</text:p>
              </table:table-cell>
              <table:table-cell office:value-type="float" office:value="0.49257">
                <text:p>0.49257</text:p>
              </table:table-cell>
              <table:table-cell office:value-type="float" office:value="0.494674">
                <text:p>0.494674</text:p>
              </table:table-cell>
              <table:table-cell office:value-type="float" office:value="0.296557">
                <text:p>0.296557</text:p>
              </table:table-cell>
              <table:table-cell office:value-type="float" office:value="0.509086">
                <text:p>0.509086</text:p>
              </table:table-cell>
              <table:table-cell office:value-type="float" office:value="0.349509">
                <text:p>0.349509</text:p>
              </table:table-cell>
              <table:table-cell office:value-type="float" office:value="0.445947">
                <text:p>0.44594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440483">
                <text:p>0.440483</text:p>
              </table:table-cell>
              <table:table-cell office:value-type="float" office:value="0.451985">
                <text:p>0.451985</text:p>
              </table:table-cell>
              <table:table-cell office:value-type="float" office:value="0.521364">
                <text:p>0.521364</text:p>
              </table:table-cell>
              <table:table-cell office:value-type="float" office:value="0.520166">
                <text:p>0.520166</text:p>
              </table:table-cell>
              <table:table-cell office:value-type="float" office:value="0.296604">
                <text:p>0.296604</text:p>
              </table:table-cell>
              <table:table-cell office:value-type="float" office:value="0.509086">
                <text:p>0.509086</text:p>
              </table:table-cell>
              <table:table-cell office:value-type="float" office:value="0.350393">
                <text:p>0.350393</text:p>
              </table:table-cell>
              <table:table-cell office:value-type="float" office:value="0.447519">
                <text:p>0.44751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449798">
                <text:p>0.449798</text:p>
              </table:table-cell>
              <table:table-cell office:value-type="float" office:value="0.455802">
                <text:p>0.455802</text:p>
              </table:table-cell>
              <table:table-cell office:value-type="float" office:value="0.536062">
                <text:p>0.536062</text:p>
              </table:table-cell>
              <table:table-cell office:value-type="float" office:value="0.535162">
                <text:p>0.535162</text:p>
              </table:table-cell>
              <table:table-cell office:value-type="float" office:value="0.296759">
                <text:p>0.296759</text:p>
              </table:table-cell>
              <table:table-cell office:value-type="float" office:value="0.509086">
                <text:p>0.509086</text:p>
              </table:table-cell>
              <table:table-cell office:value-type="float" office:value="0.350968">
                <text:p>0.350968</text:p>
              </table:table-cell>
              <table:table-cell office:value-type="float" office:value="0.448467">
                <text:p>0.44846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462148">
                <text:p>0.462148</text:p>
              </table:table-cell>
              <table:table-cell office:value-type="float" office:value="0.461537">
                <text:p>0.461537</text:p>
              </table:table-cell>
              <table:table-cell office:value-type="float" office:value="0.542135">
                <text:p>0.542135</text:p>
              </table:table-cell>
              <table:table-cell office:value-type="float" office:value="0.54068">
                <text:p>0.54068</text:p>
              </table:table-cell>
              <table:table-cell office:value-type="float" office:value="0.297209">
                <text:p>0.297209</text:p>
              </table:table-cell>
              <table:table-cell office:value-type="float" office:value="0.50919">
                <text:p>0.50919</text:p>
              </table:table-cell>
              <table:table-cell office:value-type="float" office:value="0.351011">
                <text:p>0.351011</text:p>
              </table:table-cell>
              <table:table-cell office:value-type="float" office:value="0.448601">
                <text:p>0.44860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509512">
                <text:p>0.509512</text:p>
              </table:table-cell>
              <table:table-cell office:value-type="float" office:value="0.469694">
                <text:p>0.469694</text:p>
              </table:table-cell>
              <table:table-cell office:value-type="float" office:value="0.544204">
                <text:p>0.544204</text:p>
              </table:table-cell>
              <table:table-cell office:value-type="float" office:value="0.542939">
                <text:p>0.542939</text:p>
              </table:table-cell>
              <table:table-cell office:value-type="float" office:value="0.297943">
                <text:p>0.297943</text:p>
              </table:table-cell>
              <table:table-cell office:value-type="float" office:value="0.510972">
                <text:p>0.510972</text:p>
              </table:table-cell>
              <table:table-cell office:value-type="float" office:value="0.351025">
                <text:p>0.351025</text:p>
              </table:table-cell>
              <table:table-cell office:value-type="float" office:value="0.448617">
                <text:p>0.44861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556628">
                <text:p>0.556628</text:p>
              </table:table-cell>
              <table:table-cell office:value-type="float" office:value="0.498549">
                <text:p>0.498549</text:p>
              </table:table-cell>
              <table:table-cell office:value-type="float" office:value="0.545507">
                <text:p>0.545507</text:p>
              </table:table-cell>
              <table:table-cell office:value-type="float" office:value="0.543779">
                <text:p>0.543779</text:p>
              </table:table-cell>
              <table:table-cell office:value-type="float" office:value="0.299168">
                <text:p>0.299168</text:p>
              </table:table-cell>
              <table:table-cell office:value-type="float" office:value="0.51265">
                <text:p>0.51265</text:p>
              </table:table-cell>
              <table:table-cell office:value-type="float" office:value="0.351025">
                <text:p>0.351025</text:p>
              </table:table-cell>
              <table:table-cell office:value-type="float" office:value="0.448617">
                <text:p>0.44861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585009">
                <text:p>0.585009</text:p>
              </table:table-cell>
              <table:table-cell office:value-type="float" office:value="0.561631">
                <text:p>0.561631</text:p>
              </table:table-cell>
              <table:table-cell office:value-type="float" office:value="0.54691">
                <text:p>0.54691</text:p>
              </table:table-cell>
              <table:table-cell office:value-type="float" office:value="0.544271">
                <text:p>0.544271</text:p>
              </table:table-cell>
              <table:table-cell office:value-type="float" office:value="0.301972">
                <text:p>0.301972</text:p>
              </table:table-cell>
              <table:table-cell office:value-type="float" office:value="0.513347">
                <text:p>0.513347</text:p>
              </table:table-cell>
              <table:table-cell office:value-type="float" office:value="0.351025">
                <text:p>0.351025</text:p>
              </table:table-cell>
              <table:table-cell office:value-type="float" office:value="0.448617">
                <text:p>0.4486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00438">
                <text:p>0.600438</text:p>
              </table:table-cell>
              <table:table-cell office:value-type="float" office:value="0.592137">
                <text:p>0.592137</text:p>
              </table:table-cell>
              <table:table-cell office:value-type="float" office:value="0.547309">
                <text:p>0.547309</text:p>
              </table:table-cell>
              <table:table-cell office:value-type="float" office:value="0.544746">
                <text:p>0.544746</text:p>
              </table:table-cell>
              <table:table-cell office:value-type="float" office:value="0.303115">
                <text:p>0.303115</text:p>
              </table:table-cell>
              <table:table-cell office:value-type="float" office:value="0.525913">
                <text:p>0.525913</text:p>
              </table:table-cell>
              <table:table-cell office:value-type="float" office:value="0.351025">
                <text:p>0.351025</text:p>
              </table:table-cell>
              <table:table-cell office:value-type="float" office:value="0.587967">
                <text:p>0.58796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08845">
                <text:p>0.608845</text:p>
              </table:table-cell>
              <table:table-cell office:value-type="float" office:value="0.611054">
                <text:p>0.611054</text:p>
              </table:table-cell>
              <table:table-cell office:value-type="float" office:value="0.547959">
                <text:p>0.547959</text:p>
              </table:table-cell>
              <table:table-cell office:value-type="float" office:value="0.545614">
                <text:p>0.545614</text:p>
              </table:table-cell>
              <table:table-cell office:value-type="float" office:value="0.317855">
                <text:p>0.317855</text:p>
              </table:table-cell>
              <table:table-cell office:value-type="float" office:value="0.621636">
                <text:p>0.621636</text:p>
              </table:table-cell>
              <table:table-cell office:value-type="float" office:value="0.351025">
                <text:p>0.351025</text:p>
              </table:table-cell>
              <table:table-cell office:value-type="float" office:value="0.587967">
                <text:p>0.58796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13942">
                <text:p>0.613942</text:p>
              </table:table-cell>
              <table:table-cell office:value-type="float" office:value="0.620879">
                <text:p>0.620879</text:p>
              </table:table-cell>
              <table:table-cell office:value-type="float" office:value="0.548525">
                <text:p>0.548525</text:p>
              </table:table-cell>
              <table:table-cell office:value-type="float" office:value="0.546413">
                <text:p>0.546413</text:p>
              </table:table-cell>
              <table:table-cell office:value-type="float" office:value="0.412337">
                <text:p>0.412337</text:p>
              </table:table-cell>
              <table:table-cell office:value-type="float" office:value="0.672354">
                <text:p>0.672354</text:p>
              </table:table-cell>
              <table:table-cell office:value-type="float" office:value="0.351184">
                <text:p>0.351184</text:p>
              </table:table-cell>
              <table:table-cell office:value-type="float" office:value="0.587967">
                <text:p>0.58796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16806">
                <text:p>0.616806</text:p>
              </table:table-cell>
              <table:table-cell office:value-type="float" office:value="0.625739">
                <text:p>0.625739</text:p>
              </table:table-cell>
              <table:table-cell office:value-type="float" office:value="0.549435">
                <text:p>0.549435</text:p>
              </table:table-cell>
              <table:table-cell office:value-type="float" office:value="0.547452">
                <text:p>0.547452</text:p>
              </table:table-cell>
              <table:table-cell office:value-type="float" office:value="0.460721">
                <text:p>0.460721</text:p>
              </table:table-cell>
              <table:table-cell office:value-type="float" office:value="0.693259">
                <text:p>0.693259</text:p>
              </table:table-cell>
              <table:table-cell office:value-type="float" office:value="0.352353">
                <text:p>0.352353</text:p>
              </table:table-cell>
              <table:table-cell office:value-type="float" office:value="0.587967">
                <text:p>0.58796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18589">
                <text:p>0.618589</text:p>
              </table:table-cell>
              <table:table-cell office:value-type="float" office:value="0.62822">
                <text:p>0.62822</text:p>
              </table:table-cell>
              <table:table-cell office:value-type="float" office:value="0.550997">
                <text:p>0.550997</text:p>
              </table:table-cell>
              <table:table-cell office:value-type="float" office:value="0.549452">
                <text:p>0.549452</text:p>
              </table:table-cell>
              <table:table-cell office:value-type="float" office:value="0.483354">
                <text:p>0.483354</text:p>
              </table:table-cell>
              <table:table-cell office:value-type="float" office:value="0.703734">
                <text:p>0.703734</text:p>
              </table:table-cell>
              <table:table-cell office:value-type="float" office:value="0.357569">
                <text:p>0.357569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19854">
                <text:p>0.619854</text:p>
              </table:table-cell>
              <table:table-cell office:value-type="float" office:value="0.629688">
                <text:p>0.629688</text:p>
              </table:table-cell>
              <table:table-cell office:value-type="float" office:value="0.554205">
                <text:p>0.554205</text:p>
              </table:table-cell>
              <table:table-cell office:value-type="float" office:value="0.55286">
                <text:p>0.55286</text:p>
              </table:table-cell>
              <table:table-cell office:value-type="float" office:value="0.494121">
                <text:p>0.494121</text:p>
              </table:table-cell>
              <table:table-cell office:value-type="float" office:value="0.710271">
                <text:p>0.710271</text:p>
              </table:table-cell>
              <table:table-cell office:value-type="float" office:value="0.369952">
                <text:p>0.369952</text:p>
              </table:table-cell>
              <table:table-cell office:value-type="float" office:value="0.588307">
                <text:p>0.58830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20995">
                <text:p>0.620995</text:p>
              </table:table-cell>
              <table:table-cell office:value-type="float" office:value="0.630687">
                <text:p>0.630687</text:p>
              </table:table-cell>
              <table:table-cell office:value-type="float" office:value="0.559416">
                <text:p>0.559416</text:p>
              </table:table-cell>
              <table:table-cell office:value-type="float" office:value="0.558686">
                <text:p>0.558686</text:p>
              </table:table-cell>
              <table:table-cell office:value-type="float" office:value="0.501337">
                <text:p>0.501337</text:p>
              </table:table-cell>
              <table:table-cell office:value-type="float" office:value="0.714285">
                <text:p>0.714285</text:p>
              </table:table-cell>
              <table:table-cell office:value-type="float" office:value="0.389256">
                <text:p>0.389256</text:p>
              </table:table-cell>
              <table:table-cell office:value-type="float" office:value="0.589559">
                <text:p>0.58955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21675">
                <text:p>0.621675</text:p>
              </table:table-cell>
              <table:table-cell office:value-type="float" office:value="0.631527">
                <text:p>0.631527</text:p>
              </table:table-cell>
              <table:table-cell office:value-type="float" office:value="0.568145">
                <text:p>0.568145</text:p>
              </table:table-cell>
              <table:table-cell office:value-type="float" office:value="0.568029">
                <text:p>0.568029</text:p>
              </table:table-cell>
              <table:table-cell office:value-type="float" office:value="0.505811">
                <text:p>0.505811</text:p>
              </table:table-cell>
              <table:table-cell office:value-type="float" office:value="0.716755">
                <text:p>0.716755</text:p>
              </table:table-cell>
              <table:table-cell office:value-type="float" office:value="0.396897">
                <text:p>0.396897</text:p>
              </table:table-cell>
              <table:table-cell office:value-type="float" office:value="0.594444">
                <text:p>0.59444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21996">
                <text:p>0.621996</text:p>
              </table:table-cell>
              <table:table-cell office:value-type="float" office:value="0.632512">
                <text:p>0.632512</text:p>
              </table:table-cell>
              <table:table-cell office:value-type="float" office:value="0.628624">
                <text:p>0.628624</text:p>
              </table:table-cell>
              <table:table-cell office:value-type="float" office:value="0.652246">
                <text:p>0.652246</text:p>
              </table:table-cell>
              <table:table-cell office:value-type="float" office:value="0.508514">
                <text:p>0.508514</text:p>
              </table:table-cell>
              <table:table-cell office:value-type="float" office:value="0.718474">
                <text:p>0.718474</text:p>
              </table:table-cell>
              <table:table-cell office:value-type="float" office:value="0.398849">
                <text:p>0.398849</text:p>
              </table:table-cell>
              <table:table-cell office:value-type="float" office:value="0.606409">
                <text:p>0.60640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2357">
                <text:p>0.62357</text:p>
              </table:table-cell>
              <table:table-cell office:value-type="float" office:value="0.634308">
                <text:p>0.634308</text:p>
              </table:table-cell>
              <table:table-cell office:value-type="float" office:value="0.701816">
                <text:p>0.701816</text:p>
              </table:table-cell>
              <table:table-cell office:value-type="float" office:value="0.711371">
                <text:p>0.711371</text:p>
              </table:table-cell>
              <table:table-cell office:value-type="float" office:value="0.510185">
                <text:p>0.510185</text:p>
              </table:table-cell>
              <table:table-cell office:value-type="float" office:value="0.719655">
                <text:p>0.719655</text:p>
              </table:table-cell>
              <table:table-cell office:value-type="float" office:value="0.399054">
                <text:p>0.399054</text:p>
              </table:table-cell>
              <table:table-cell office:value-type="float" office:value="0.618995">
                <text:p>0.61899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26715">
                <text:p>0.626715</text:p>
              </table:table-cell>
              <table:table-cell office:value-type="float" office:value="0.637554">
                <text:p>0.637554</text:p>
              </table:table-cell>
              <table:table-cell office:value-type="float" office:value="0.739595">
                <text:p>0.739595</text:p>
              </table:table-cell>
              <table:table-cell office:value-type="float" office:value="0.746897">
                <text:p>0.746897</text:p>
              </table:table-cell>
              <table:table-cell office:value-type="float" office:value="0.511188">
                <text:p>0.511188</text:p>
              </table:table-cell>
              <table:table-cell office:value-type="float" office:value="0.720383">
                <text:p>0.720383</text:p>
              </table:table-cell>
              <table:table-cell office:value-type="float" office:value="0.399054">
                <text:p>0.399054</text:p>
              </table:table-cell>
              <table:table-cell office:value-type="float" office:value="0.624369">
                <text:p>0.62436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33697">
                <text:p>0.633697</text:p>
              </table:table-cell>
              <table:table-cell office:value-type="float" office:value="0.642561">
                <text:p>0.642561</text:p>
              </table:table-cell>
              <table:table-cell office:value-type="float" office:value="0.759883">
                <text:p>0.759883</text:p>
              </table:table-cell>
              <table:table-cell office:value-type="float" office:value="0.764215">
                <text:p>0.764215</text:p>
              </table:table-cell>
              <table:table-cell office:value-type="float" office:value="0.512151">
                <text:p>0.512151</text:p>
              </table:table-cell>
              <table:table-cell office:value-type="float" office:value="0.720628">
                <text:p>0.720628</text:p>
              </table:table-cell>
              <table:table-cell office:value-type="float" office:value="0.399077">
                <text:p>0.399077</text:p>
              </table:table-cell>
              <table:table-cell office:value-type="float" office:value="0.625299">
                <text:p>0.62529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645915">
                <text:p>0.645915</text:p>
              </table:table-cell>
              <table:table-cell office:value-type="float" office:value="0.651302">
                <text:p>0.651302</text:p>
              </table:table-cell>
              <table:table-cell office:value-type="float" office:value="0.766752">
                <text:p>0.766752</text:p>
              </table:table-cell>
              <table:table-cell office:value-type="float" office:value="0.770144">
                <text:p>0.770144</text:p>
              </table:table-cell>
              <table:table-cell office:value-type="float" office:value="0.512858">
                <text:p>0.512858</text:p>
              </table:table-cell>
              <table:table-cell office:value-type="float" office:value="0.72079">
                <text:p>0.72079</text:p>
              </table:table-cell>
              <table:table-cell office:value-type="float" office:value="0.399285">
                <text:p>0.399285</text:p>
              </table:table-cell>
              <table:table-cell office:value-type="float" office:value="0.625441">
                <text:p>0.62544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668173">
                <text:p>0.668173</text:p>
              </table:table-cell>
              <table:table-cell office:value-type="float" office:value="0.663487">
                <text:p>0.663487</text:p>
              </table:table-cell>
              <table:table-cell office:value-type="float" office:value="0.76849">
                <text:p>0.76849</text:p>
              </table:table-cell>
              <table:table-cell office:value-type="float" office:value="0.771323">
                <text:p>0.771323</text:p>
              </table:table-cell>
              <table:table-cell office:value-type="float" office:value="0.513647">
                <text:p>0.513647</text:p>
              </table:table-cell>
              <table:table-cell office:value-type="float" office:value="0.720802">
                <text:p>0.720802</text:p>
              </table:table-cell>
              <table:table-cell office:value-type="float" office:value="0.400074">
                <text:p>0.400074</text:p>
              </table:table-cell>
              <table:table-cell office:value-type="float" office:value="0.625467">
                <text:p>0.62546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696804">
                <text:p>0.696804</text:p>
              </table:table-cell>
              <table:table-cell office:value-type="float" office:value="0.677604">
                <text:p>0.677604</text:p>
              </table:table-cell>
              <table:table-cell office:value-type="float" office:value="0.768878">
                <text:p>0.768878</text:p>
              </table:table-cell>
              <table:table-cell office:value-type="float" office:value="0.771627">
                <text:p>0.771627</text:p>
              </table:table-cell>
              <table:table-cell office:value-type="float" office:value="0.514251">
                <text:p>0.514251</text:p>
              </table:table-cell>
              <table:table-cell office:value-type="float" office:value="0.720818">
                <text:p>0.720818</text:p>
              </table:table-cell>
              <table:table-cell office:value-type="float" office:value="0.402608">
                <text:p>0.402608</text:p>
              </table:table-cell>
              <table:table-cell office:value-type="float" office:value="0.625536">
                <text:p>0.625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728567">
                <text:p>0.728567</text:p>
              </table:table-cell>
              <table:table-cell office:value-type="float" office:value="0.700604">
                <text:p>0.700604</text:p>
              </table:table-cell>
              <table:table-cell office:value-type="float" office:value="0.769265">
                <text:p>0.769265</text:p>
              </table:table-cell>
              <table:table-cell office:value-type="float" office:value="0.771727">
                <text:p>0.771727</text:p>
              </table:table-cell>
              <table:table-cell office:value-type="float" office:value="0.514639">
                <text:p>0.514639</text:p>
              </table:table-cell>
              <table:table-cell office:value-type="float" office:value="0.891108">
                <text:p>0.891108</text:p>
              </table:table-cell>
              <table:table-cell office:value-type="float" office:value="0.4088">
                <text:p>0.4088</text:p>
              </table:table-cell>
              <table:table-cell office:value-type="float" office:value="0.625827">
                <text:p>0.6258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761069">
                <text:p>0.761069</text:p>
              </table:table-cell>
              <table:table-cell office:value-type="float" office:value="0.728251">
                <text:p>0.728251</text:p>
              </table:table-cell>
              <table:table-cell office:value-type="float" office:value="0.769718">
                <text:p>0.769718</text:p>
              </table:table-cell>
              <table:table-cell office:value-type="float" office:value="0.771873">
                <text:p>0.771873</text:p>
              </table:table-cell>
              <table:table-cell office:value-type="float" office:value="0.514806">
                <text:p>0.514806</text:p>
              </table:table-cell>
              <table:table-cell office:value-type="float" office:value="0.891143">
                <text:p>0.891143</text:p>
              </table:table-cell>
              <table:table-cell office:value-type="float" office:value="0.419006">
                <text:p>0.419006</text:p>
              </table:table-cell>
              <table:table-cell office:value-type="float" office:value="0.882197">
                <text:p>0.88219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790187">
                <text:p>0.790187</text:p>
              </table:table-cell>
              <table:table-cell office:value-type="float" office:value="0.75989">
                <text:p>0.75989</text:p>
              </table:table-cell>
              <table:table-cell office:value-type="float" office:value="0.770287">
                <text:p>0.770287</text:p>
              </table:table-cell>
              <table:table-cell office:value-type="float" office:value="0.771981">
                <text:p>0.771981</text:p>
              </table:table-cell>
              <table:table-cell office:value-type="float" office:value="0.514873">
                <text:p>0.514873</text:p>
              </table:table-cell>
              <table:table-cell office:value-type="float" office:value="0.891296">
                <text:p>0.891296</text:p>
              </table:table-cell>
              <table:table-cell office:value-type="float" office:value="0.514708">
                <text:p>0.514708</text:p>
              </table:table-cell>
              <table:table-cell office:value-type="float" office:value="0.889585">
                <text:p>0.88958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814895">
                <text:p>0.814895</text:p>
              </table:table-cell>
              <table:table-cell office:value-type="float" office:value="0.791828">
                <text:p>0.791828</text:p>
              </table:table-cell>
              <table:table-cell office:value-type="float" office:value="0.771064">
                <text:p>0.771064</text:p>
              </table:table-cell>
              <table:table-cell office:value-type="float" office:value="0.772169">
                <text:p>0.772169</text:p>
              </table:table-cell>
              <table:table-cell office:value-type="float" office:value="0.51491">
                <text:p>0.51491</text:p>
              </table:table-cell>
              <table:table-cell office:value-type="float" office:value="0.891539">
                <text:p>0.891539</text:p>
              </table:table-cell>
              <table:table-cell office:value-type="float" office:value="0.551832">
                <text:p>0.551832</text:p>
              </table:table-cell>
              <table:table-cell office:value-type="float" office:value="0.906816">
                <text:p>0.90681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830773">
                <text:p>0.830773</text:p>
              </table:table-cell>
              <table:table-cell office:value-type="float" office:value="0.81795">
                <text:p>0.81795</text:p>
              </table:table-cell>
              <table:table-cell office:value-type="float" office:value="0.771979">
                <text:p>0.771979</text:p>
              </table:table-cell>
              <table:table-cell office:value-type="float" office:value="0.772402">
                <text:p>0.772402</text:p>
              </table:table-cell>
              <table:table-cell office:value-type="float" office:value="0.514997">
                <text:p>0.514997</text:p>
              </table:table-cell>
              <table:table-cell office:value-type="float" office:value="0.892214">
                <text:p>0.892214</text:p>
              </table:table-cell>
              <table:table-cell office:value-type="float" office:value="0.583278">
                <text:p>0.583278</text:p>
              </table:table-cell>
              <table:table-cell office:value-type="float" office:value="0.939373">
                <text:p>0.9393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41949">
                <text:p>0.841949</text:p>
              </table:table-cell>
              <table:table-cell office:value-type="float" office:value="0.839841">
                <text:p>0.839841</text:p>
              </table:table-cell>
              <table:table-cell office:value-type="float" office:value="0.773075">
                <text:p>0.773075</text:p>
              </table:table-cell>
              <table:table-cell office:value-type="float" office:value="0.772742">
                <text:p>0.772742</text:p>
              </table:table-cell>
              <table:table-cell office:value-type="float" office:value="0.51533">
                <text:p>0.51533</text:p>
              </table:table-cell>
              <table:table-cell office:value-type="float" office:value="0.893012">
                <text:p>0.893012</text:p>
              </table:table-cell>
              <table:table-cell office:value-type="float" office:value="0.609469">
                <text:p>0.609469</text:p>
              </table:table-cell>
              <table:table-cell office:value-type="float" office:value="0.982272">
                <text:p>0.98227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849392">
                <text:p>0.849392</text:p>
              </table:table-cell>
              <table:table-cell office:value-type="float" office:value="0.856216">
                <text:p>0.856216</text:p>
              </table:table-cell>
              <table:table-cell office:value-type="float" office:value="0.774519">
                <text:p>0.774519</text:p>
              </table:table-cell>
              <table:table-cell office:value-type="float" office:value="0.953783">
                <text:p>0.953783</text:p>
              </table:table-cell>
              <table:table-cell office:value-type="float" office:value="0.515613">
                <text:p>0.515613</text:p>
              </table:table-cell>
              <table:table-cell office:value-type="float" office:value="0.893808">
                <text:p>0.893808</text:p>
              </table:table-cell>
              <table:table-cell office:value-type="float" office:value="0.628594">
                <text:p>0.628594</text:p>
              </table:table-cell>
              <table:table-cell office:value-type="float" office:value="1.023736">
                <text:p>1.023736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853552">
                <text:p>0.853552</text:p>
              </table:table-cell>
              <table:table-cell office:value-type="float" office:value="0.868747">
                <text:p>0.868747</text:p>
              </table:table-cell>
              <table:table-cell office:value-type="float" office:value="0.77662">
                <text:p>0.77662</text:p>
              </table:table-cell>
              <table:table-cell office:value-type="float" office:value="0.955127">
                <text:p>0.955127</text:p>
              </table:table-cell>
              <table:table-cell office:value-type="float" office:value="0.517067">
                <text:p>0.517067</text:p>
              </table:table-cell>
              <table:table-cell office:value-type="float" office:value="0.894452">
                <text:p>0.894452</text:p>
              </table:table-cell>
              <table:table-cell office:value-type="float" office:value="0.643546">
                <text:p>0.643546</text:p>
              </table:table-cell>
              <table:table-cell office:value-type="float" office:value="1.058453">
                <text:p>1.058453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857287">
                <text:p>0.857287</text:p>
              </table:table-cell>
              <table:table-cell office:value-type="float" office:value="0.876036">
                <text:p>0.876036</text:p>
              </table:table-cell>
              <table:table-cell office:value-type="float" office:value="0.78033">
                <text:p>0.78033</text:p>
              </table:table-cell>
              <table:table-cell office:value-type="float" office:value="0.957688">
                <text:p>0.957688</text:p>
              </table:table-cell>
              <table:table-cell office:value-type="float" office:value="0.517454">
                <text:p>0.517454</text:p>
              </table:table-cell>
              <table:table-cell office:value-type="float" office:value="0.894815">
                <text:p>0.894815</text:p>
              </table:table-cell>
              <table:table-cell office:value-type="float" office:value="0.654805">
                <text:p>0.654805</text:p>
              </table:table-cell>
              <table:table-cell office:value-type="float" office:value="1.083547">
                <text:p>1.08354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859635">
                <text:p>0.859635</text:p>
              </table:table-cell>
              <table:table-cell office:value-type="float" office:value="0.883438">
                <text:p>0.883438</text:p>
              </table:table-cell>
              <table:table-cell office:value-type="float" office:value="0.787564">
                <text:p>0.787564</text:p>
              </table:table-cell>
              <table:table-cell office:value-type="float" office:value="0.963372">
                <text:p>0.963372</text:p>
              </table:table-cell>
              <table:table-cell office:value-type="float" office:value="0.517777">
                <text:p>0.517777</text:p>
              </table:table-cell>
              <table:table-cell office:value-type="float" office:value="0.895005">
                <text:p>0.895005</text:p>
              </table:table-cell>
              <table:table-cell office:value-type="float" office:value="0.662489">
                <text:p>0.662489</text:p>
              </table:table-cell>
              <table:table-cell office:value-type="float" office:value="1.100163">
                <text:p>1.10016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861626">
                <text:p>0.861626</text:p>
              </table:table-cell>
              <table:table-cell office:value-type="float" office:value="0.887524">
                <text:p>0.887524</text:p>
              </table:table-cell>
              <table:table-cell office:value-type="float" office:value="0.800033">
                <text:p>0.800033</text:p>
              </table:table-cell>
              <table:table-cell office:value-type="float" office:value="0.972911">
                <text:p>0.972911</text:p>
              </table:table-cell>
              <table:table-cell office:value-type="float" office:value="0.51824">
                <text:p>0.51824</text:p>
              </table:table-cell>
              <table:table-cell office:value-type="float" office:value="0.89508">
                <text:p>0.89508</text:p>
              </table:table-cell>
              <table:table-cell office:value-type="float" office:value="0.666939">
                <text:p>0.666939</text:p>
              </table:table-cell>
              <table:table-cell office:value-type="float" office:value="1.111383">
                <text:p>1.11138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862887">
                <text:p>0.862887</text:p>
              </table:table-cell>
              <table:table-cell office:value-type="float" office:value="0.891917">
                <text:p>0.891917</text:p>
              </table:table-cell>
              <table:table-cell office:value-type="float" office:value="0.818665">
                <text:p>0.818665</text:p>
              </table:table-cell>
              <table:table-cell office:value-type="float" office:value="0.989118">
                <text:p>0.989118</text:p>
              </table:table-cell>
              <table:table-cell office:value-type="float" office:value="0.519138">
                <text:p>0.519138</text:p>
              </table:table-cell>
              <table:table-cell office:value-type="float" office:value="0.895369">
                <text:p>0.895369</text:p>
              </table:table-cell>
              <table:table-cell office:value-type="float" office:value="0.66908">
                <text:p>0.66908</text:p>
              </table:table-cell>
              <table:table-cell office:value-type="float" office:value="1.119016">
                <text:p>1.119016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864059">
                <text:p>0.864059</text:p>
              </table:table-cell>
              <table:table-cell office:value-type="float" office:value="0.895174">
                <text:p>0.895174</text:p>
              </table:table-cell>
              <table:table-cell office:value-type="float" office:value="0.846743">
                <text:p>0.846743</text:p>
              </table:table-cell>
              <table:table-cell office:value-type="float" office:value="1.013842">
                <text:p>1.013842</text:p>
              </table:table-cell>
              <table:table-cell office:value-type="float" office:value="0.520494">
                <text:p>0.520494</text:p>
              </table:table-cell>
              <table:table-cell office:value-type="float" office:value="0.897285">
                <text:p>0.897285</text:p>
              </table:table-cell>
              <table:table-cell office:value-type="float" office:value="0.670055">
                <text:p>0.670055</text:p>
              </table:table-cell>
              <table:table-cell office:value-type="float" office:value="1.123876">
                <text:p>1.12387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864876">
                <text:p>0.864876</text:p>
              </table:table-cell>
              <table:table-cell office:value-type="float" office:value="0.897433">
                <text:p>0.897433</text:p>
              </table:table-cell>
              <table:table-cell office:value-type="float" office:value="0.87839">
                <text:p>0.87839</text:p>
              </table:table-cell>
              <table:table-cell office:value-type="float" office:value="1.048436">
                <text:p>1.048436</text:p>
              </table:table-cell>
              <table:table-cell office:value-type="float" office:value="0.522371">
                <text:p>0.522371</text:p>
              </table:table-cell>
              <table:table-cell office:value-type="float" office:value="1.165397">
                <text:p>1.165397</text:p>
              </table:table-cell>
              <table:table-cell office:value-type="float" office:value="0.670789">
                <text:p>0.670789</text:p>
              </table:table-cell>
              <table:table-cell office:value-type="float" office:value="1.126339">
                <text:p>1.126339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865618">
                <text:p>0.865618</text:p>
              </table:table-cell>
              <table:table-cell office:value-type="float" office:value="0.899628">
                <text:p>0.899628</text:p>
              </table:table-cell>
              <table:table-cell office:value-type="float" office:value="0.913952">
                <text:p>0.913952</text:p>
              </table:table-cell>
              <table:table-cell office:value-type="float" office:value="1.085381">
                <text:p>1.085381</text:p>
              </table:table-cell>
              <table:table-cell office:value-type="float" office:value="0.525582">
                <text:p>0.525582</text:p>
              </table:table-cell>
              <table:table-cell office:value-type="float" office:value="1.167143">
                <text:p>1.167143</text:p>
              </table:table-cell>
              <table:table-cell office:value-type="float" office:value="0.671322">
                <text:p>0.671322</text:p>
              </table:table-cell>
              <table:table-cell office:value-type="float" office:value="1.128099">
                <text:p>1.1280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866842">
                <text:p>0.866842</text:p>
              </table:table-cell>
              <table:table-cell office:value-type="float" office:value="0.902448">
                <text:p>0.902448</text:p>
              </table:table-cell>
              <table:table-cell office:value-type="float" office:value="0.948691">
                <text:p>0.948691</text:p>
              </table:table-cell>
              <table:table-cell office:value-type="float" office:value="1.119253">
                <text:p>1.119253</text:p>
              </table:table-cell>
              <table:table-cell office:value-type="float" office:value="0.526235">
                <text:p>0.526235</text:p>
              </table:table-cell>
              <table:table-cell office:value-type="float" office:value="1.197334">
                <text:p>1.197334</text:p>
              </table:table-cell>
              <table:table-cell office:value-type="float" office:value="0.67161">
                <text:p>0.67161</text:p>
              </table:table-cell>
              <table:table-cell office:value-type="float" office:value="1.129697">
                <text:p>1.129697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868662">
                <text:p>0.868662</text:p>
              </table:table-cell>
              <table:table-cell office:value-type="float" office:value="0.904329">
                <text:p>0.904329</text:p>
              </table:table-cell>
              <table:table-cell office:value-type="float" office:value="0.978266">
                <text:p>0.978266</text:p>
              </table:table-cell>
              <table:table-cell office:value-type="float" office:value="1.148731">
                <text:p>1.148731</text:p>
              </table:table-cell>
              <table:table-cell office:value-type="float" office:value="0.529875">
                <text:p>0.529875</text:p>
              </table:table-cell>
              <table:table-cell office:value-type="float" office:value="1.27229">
                <text:p>1.27229</text:p>
              </table:table-cell>
              <table:table-cell office:value-type="float" office:value="0.671669">
                <text:p>0.671669</text:p>
              </table:table-cell>
              <table:table-cell office:value-type="float" office:value="1.130882">
                <text:p>1.13088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871712">
                <text:p>0.871712</text:p>
              </table:table-cell>
              <table:table-cell office:value-type="float" office:value="1.156873">
                <text:p>1.156873</text:p>
              </table:table-cell>
              <table:table-cell office:value-type="float" office:value="0.999365">
                <text:p>0.999365</text:p>
              </table:table-cell>
              <table:table-cell office:value-type="float" office:value="1.169042">
                <text:p>1.169042</text:p>
              </table:table-cell>
              <table:table-cell office:value-type="float" office:value="0.54492">
                <text:p>0.54492</text:p>
              </table:table-cell>
              <table:table-cell office:value-type="float" office:value="1.329997">
                <text:p>1.329997</text:p>
              </table:table-cell>
              <table:table-cell office:value-type="float" office:value="0.671715">
                <text:p>0.671715</text:p>
              </table:table-cell>
              <table:table-cell office:value-type="float" office:value="1.132175">
                <text:p>1.132175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876511">
                <text:p>0.876511</text:p>
              </table:table-cell>
              <table:table-cell office:value-type="float" office:value="1.159887">
                <text:p>1.159887</text:p>
              </table:table-cell>
              <table:table-cell office:value-type="float" office:value="1.013825">
                <text:p>1.013825</text:p>
              </table:table-cell>
              <table:table-cell office:value-type="float" office:value="1.181444">
                <text:p>1.181444</text:p>
              </table:table-cell>
              <table:table-cell office:value-type="float" office:value="0.687142">
                <text:p>0.687142</text:p>
              </table:table-cell>
              <table:table-cell office:value-type="float" office:value="1.369146">
                <text:p>1.369146</text:p>
              </table:table-cell>
              <table:table-cell office:value-type="float" office:value="0.671715">
                <text:p>0.671715</text:p>
              </table:table-cell>
              <table:table-cell office:value-type="float" office:value="1.133174">
                <text:p>1.13317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883686">
                <text:p>0.883686</text:p>
              </table:table-cell>
              <table:table-cell office:value-type="float" office:value="1.163914">
                <text:p>1.163914</text:p>
              </table:table-cell>
              <table:table-cell office:value-type="float" office:value="1.021337">
                <text:p>1.021337</text:p>
              </table:table-cell>
              <table:table-cell office:value-type="float" office:value="1.188188">
                <text:p>1.188188</text:p>
              </table:table-cell>
              <table:table-cell office:value-type="float" office:value="0.746327">
                <text:p>0.746327</text:p>
              </table:table-cell>
              <table:table-cell office:value-type="float" office:value="1.39358">
                <text:p>1.39358</text:p>
              </table:table-cell>
              <table:table-cell office:value-type="float" office:value="0.671715">
                <text:p>0.6717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893308">
                <text:p>0.893308</text:p>
              </table:table-cell>
              <table:table-cell office:value-type="float" office:value="1.170217">
                <text:p>1.170217</text:p>
              </table:table-cell>
              <table:table-cell office:value-type="float" office:value="1.025478">
                <text:p>1.025478</text:p>
              </table:table-cell>
              <table:table-cell office:value-type="float" office:value="1.192328">
                <text:p>1.192328</text:p>
              </table:table-cell>
              <table:table-cell office:value-type="float" office:value="0.78539">
                <text:p>0.78539</text:p>
              </table:table-cell>
              <table:table-cell office:value-type="float" office:value="1.411371">
                <text:p>1.411371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028">
                <text:p>1.34402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.000864">
                <text:p>1.000864</text:p>
              </table:table-cell>
              <table:table-cell office:value-type="float" office:value="1.183343">
                <text:p>1.183343</text:p>
              </table:table-cell>
              <table:table-cell office:value-type="float" office:value="1.027563">
                <text:p>1.027563</text:p>
              </table:table-cell>
              <table:table-cell office:value-type="float" office:value="1.194359">
                <text:p>1.194359</text:p>
              </table:table-cell>
              <table:table-cell office:value-type="float" office:value="0.810686">
                <text:p>0.810686</text:p>
              </table:table-cell>
              <table:table-cell office:value-type="float" office:value="1.423114">
                <text:p>1.423114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46">
                <text:p>1.344146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.068294">
                <text:p>1.068294</text:p>
              </table:table-cell>
              <table:table-cell office:value-type="float" office:value="1.204941">
                <text:p>1.204941</text:p>
              </table:table-cell>
              <table:table-cell office:value-type="float" office:value="1.028298">
                <text:p>1.028298</text:p>
              </table:table-cell>
              <table:table-cell office:value-type="float" office:value="1.195401">
                <text:p>1.195401</text:p>
              </table:table-cell>
              <table:table-cell office:value-type="float" office:value="0.825632">
                <text:p>0.825632</text:p>
              </table:table-cell>
              <table:table-cell office:value-type="float" office:value="1.43113">
                <text:p>1.43113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.116951">
                <text:p>1.116951</text:p>
              </table:table-cell>
              <table:table-cell office:value-type="float" office:value="1.241726">
                <text:p>1.241726</text:p>
              </table:table-cell>
              <table:table-cell office:value-type="float" office:value="1.028736">
                <text:p>1.028736</text:p>
              </table:table-cell>
              <table:table-cell office:value-type="float" office:value="1.195922">
                <text:p>1.195922</text:p>
              </table:table-cell>
              <table:table-cell office:value-type="float" office:value="0.834313">
                <text:p>0.834313</text:p>
              </table:table-cell>
              <table:table-cell office:value-type="float" office:value="1.436218">
                <text:p>1.436218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.153139">
                <text:p>1.153139</text:p>
              </table:table-cell>
              <table:table-cell office:value-type="float" office:value="1.289354">
                <text:p>1.289354</text:p>
              </table:table-cell>
              <table:table-cell office:value-type="float" office:value="1.02917">
                <text:p>1.02917</text:p>
              </table:table-cell>
              <table:table-cell office:value-type="float" office:value="1.196327">
                <text:p>1.196327</text:p>
              </table:table-cell>
              <table:table-cell office:value-type="float" office:value="0.840042">
                <text:p>0.840042</text:p>
              </table:table-cell>
              <table:table-cell office:value-type="float" office:value="1.43998">
                <text:p>1.43998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174554">
                <text:p>1.174554</text:p>
              </table:table-cell>
              <table:table-cell office:value-type="float" office:value="1.32829">
                <text:p>1.32829</text:p>
              </table:table-cell>
              <table:table-cell office:value-type="float" office:value="1.029535">
                <text:p>1.029535</text:p>
              </table:table-cell>
              <table:table-cell office:value-type="float" office:value="1.196728">
                <text:p>1.196728</text:p>
              </table:table-cell>
              <table:table-cell office:value-type="float" office:value="0.844776">
                <text:p>0.844776</text:p>
              </table:table-cell>
              <table:table-cell office:value-type="float" office:value="1.443149">
                <text:p>1.443149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.187584">
                <text:p>1.187584</text:p>
              </table:table-cell>
              <table:table-cell office:value-type="float" office:value="1.361449">
                <text:p>1.361449</text:p>
              </table:table-cell>
              <table:table-cell office:value-type="float" office:value="1.029965">
                <text:p>1.029965</text:p>
              </table:table-cell>
              <table:table-cell office:value-type="float" office:value="1.19718">
                <text:p>1.19718</text:p>
              </table:table-cell>
              <table:table-cell office:value-type="float" office:value="0.848196">
                <text:p>0.848196</text:p>
              </table:table-cell>
              <table:table-cell office:value-type="float" office:value="1.445275">
                <text:p>1.445275</text:p>
              </table:table-cell>
              <table:table-cell office:value-type="float" office:value="0.671715">
                <text:p>0.671715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.194501">
                <text:p>1.194501</text:p>
              </table:table-cell>
              <table:table-cell office:value-type="float" office:value="1.383963">
                <text:p>1.383963</text:p>
              </table:table-cell>
              <table:table-cell office:value-type="float" office:value="1.030455">
                <text:p>1.030455</text:p>
              </table:table-cell>
              <table:table-cell office:value-type="float" office:value="1.425969">
                <text:p>1.425969</text:p>
              </table:table-cell>
              <table:table-cell office:value-type="float" office:value="0.849931">
                <text:p>0.849931</text:p>
              </table:table-cell>
              <table:table-cell office:value-type="float" office:value="1.446896">
                <text:p>1.446896</text:p>
              </table:table-cell>
              <table:table-cell office:value-type="float" office:value="0.671782">
                <text:p>0.671782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.198032">
                <text:p>1.198032</text:p>
              </table:table-cell>
              <table:table-cell office:value-type="float" office:value="1.402663">
                <text:p>1.402663</text:p>
              </table:table-cell>
              <table:table-cell office:value-type="float" office:value="1.031027">
                <text:p>1.031027</text:p>
              </table:table-cell>
              <table:table-cell office:value-type="float" office:value="1.426542">
                <text:p>1.426542</text:p>
              </table:table-cell>
              <table:table-cell office:value-type="float" office:value="0.851322">
                <text:p>0.851322</text:p>
              </table:table-cell>
              <table:table-cell office:value-type="float" office:value="1.448051">
                <text:p>1.448051</text:p>
              </table:table-cell>
              <table:table-cell office:value-type="float" office:value="0.671979">
                <text:p>0.671979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.200103">
                <text:p>1.200103</text:p>
              </table:table-cell>
              <table:table-cell office:value-type="float" office:value="1.417021">
                <text:p>1.417021</text:p>
              </table:table-cell>
              <table:table-cell office:value-type="float" office:value="1.032001">
                <text:p>1.032001</text:p>
              </table:table-cell>
              <table:table-cell office:value-type="float" office:value="1.427403">
                <text:p>1.427403</text:p>
              </table:table-cell>
              <table:table-cell office:value-type="float" office:value="0.853598">
                <text:p>0.853598</text:p>
              </table:table-cell>
              <table:table-cell office:value-type="float" office:value="1.448902">
                <text:p>1.448902</text:p>
              </table:table-cell>
              <table:table-cell office:value-type="float" office:value="0.672864">
                <text:p>0.672864</text:p>
              </table:table-cell>
              <table:table-cell office:value-type="float" office:value="1.344159">
                <text:p>1.344159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.201007">
                <text:p>1.201007</text:p>
              </table:table-cell>
              <table:table-cell office:value-type="float" office:value="1.429572">
                <text:p>1.429572</text:p>
              </table:table-cell>
              <table:table-cell office:value-type="float" office:value="1.033375">
                <text:p>1.033375</text:p>
              </table:table-cell>
              <table:table-cell office:value-type="float" office:value="1.428505">
                <text:p>1.428505</text:p>
              </table:table-cell>
              <table:table-cell office:value-type="float" office:value="0.85455">
                <text:p>0.85455</text:p>
              </table:table-cell>
              <table:table-cell office:value-type="float" office:value="1.682253">
                <text:p>1.682253</text:p>
              </table:table-cell>
              <table:table-cell office:value-type="float" office:value="0.674354">
                <text:p>0.674354</text:p>
              </table:table-cell>
              <table:table-cell office:value-type="float" office:value="1.344211">
                <text:p>1.34421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.201949">
                <text:p>1.201949</text:p>
              </table:table-cell>
              <table:table-cell office:value-type="float" office:value="1.439717">
                <text:p>1.439717</text:p>
              </table:table-cell>
              <table:table-cell office:value-type="float" office:value="1.035403">
                <text:p>1.035403</text:p>
              </table:table-cell>
              <table:table-cell office:value-type="float" office:value="1.430321">
                <text:p>1.430321</text:p>
              </table:table-cell>
              <table:table-cell office:value-type="float" office:value="0.855487">
                <text:p>0.855487</text:p>
              </table:table-cell>
              <table:table-cell office:value-type="float" office:value="1.682458">
                <text:p>1.682458</text:p>
              </table:table-cell>
              <table:table-cell office:value-type="float" office:value="0.679047">
                <text:p>0.679047</text:p>
              </table:table-cell>
              <table:table-cell office:value-type="float" office:value="1.344345">
                <text:p>1.34434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.202582">
                <text:p>1.202582</text:p>
              </table:table-cell>
              <table:table-cell office:value-type="float" office:value="1.447725">
                <text:p>1.447725</text:p>
              </table:table-cell>
              <table:table-cell office:value-type="float" office:value="1.038258">
                <text:p>1.038258</text:p>
              </table:table-cell>
              <table:table-cell office:value-type="float" office:value="1.433072">
                <text:p>1.433072</text:p>
              </table:table-cell>
              <table:table-cell office:value-type="float" office:value="0.856055">
                <text:p>0.856055</text:p>
              </table:table-cell>
              <table:table-cell office:value-type="float" office:value="1.682538">
                <text:p>1.682538</text:p>
              </table:table-cell>
              <table:table-cell office:value-type="float" office:value="0.688935">
                <text:p>0.688935</text:p>
              </table:table-cell>
              <table:table-cell office:value-type="float" office:value="1.572996">
                <text:p>1.57299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.203027">
                <text:p>1.203027</text:p>
              </table:table-cell>
              <table:table-cell office:value-type="float" office:value="1.454124">
                <text:p>1.454124</text:p>
              </table:table-cell>
              <table:table-cell office:value-type="float" office:value="1.042337">
                <text:p>1.042337</text:p>
              </table:table-cell>
              <table:table-cell office:value-type="float" office:value="1.43704">
                <text:p>1.43704</text:p>
              </table:table-cell>
              <table:table-cell office:value-type="float" office:value="0.856524">
                <text:p>0.856524</text:p>
              </table:table-cell>
              <table:table-cell office:value-type="float" office:value="1.682582">
                <text:p>1.682582</text:p>
              </table:table-cell>
              <table:table-cell office:value-type="float" office:value="0.707815">
                <text:p>0.707815</text:p>
              </table:table-cell>
              <table:table-cell office:value-type="float" office:value="1.573396">
                <text:p>1.57339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.203572">
                <text:p>1.203572</text:p>
              </table:table-cell>
              <table:table-cell office:value-type="float" office:value="1.459908">
                <text:p>1.459908</text:p>
              </table:table-cell>
              <table:table-cell office:value-type="float" office:value="1.048118">
                <text:p>1.048118</text:p>
              </table:table-cell>
              <table:table-cell office:value-type="float" office:value="1.442794">
                <text:p>1.442794</text:p>
              </table:table-cell>
              <table:table-cell office:value-type="float" office:value="0.857114">
                <text:p>0.857114</text:p>
              </table:table-cell>
              <table:table-cell office:value-type="float" office:value="1.682582">
                <text:p>1.682582</text:p>
              </table:table-cell>
              <table:table-cell office:value-type="float" office:value="0.731744">
                <text:p>0.731744</text:p>
              </table:table-cell>
              <table:table-cell office:value-type="float" office:value="1.575097">
                <text:p>1.57509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204128">
                <text:p>1.204128</text:p>
              </table:table-cell>
              <table:table-cell office:value-type="float" office:value="1.464681">
                <text:p>1.464681</text:p>
              </table:table-cell>
              <table:table-cell office:value-type="float" office:value="1.05617">
                <text:p>1.05617</text:p>
              </table:table-cell>
              <table:table-cell office:value-type="float" office:value="1.45093">
                <text:p>1.45093</text:p>
              </table:table-cell>
              <table:table-cell office:value-type="float" office:value="0.857721">
                <text:p>0.857721</text:p>
              </table:table-cell>
              <table:table-cell office:value-type="float" office:value="1.682599">
                <text:p>1.682599</text:p>
              </table:table-cell>
              <table:table-cell office:value-type="float" office:value="0.744787">
                <text:p>0.744787</text:p>
              </table:table-cell>
              <table:table-cell office:value-type="float" office:value="1.579251">
                <text:p>1.57925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.204732">
                <text:p>1.204732</text:p>
              </table:table-cell>
              <table:table-cell office:value-type="float" office:value="1.469421">
                <text:p>1.469421</text:p>
              </table:table-cell>
              <table:table-cell office:value-type="float" office:value="1.147868">
                <text:p>1.147868</text:p>
              </table:table-cell>
              <table:table-cell office:value-type="float" office:value="1.531715">
                <text:p>1.531715</text:p>
              </table:table-cell>
              <table:table-cell office:value-type="float" office:value="0.858439">
                <text:p>0.858439</text:p>
              </table:table-cell>
              <table:table-cell office:value-type="float" office:value="1.68262">
                <text:p>1.68262</text:p>
              </table:table-cell>
              <table:table-cell office:value-type="float" office:value="0.750321">
                <text:p>0.750321</text:p>
              </table:table-cell>
              <table:table-cell office:value-type="float" office:value="1.587664">
                <text:p>1.58766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.205357">
                <text:p>1.205357</text:p>
              </table:table-cell>
              <table:table-cell office:value-type="float" office:value="1.472919">
                <text:p>1.472919</text:p>
              </table:table-cell>
              <table:table-cell office:value-type="float" office:value="1.240945">
                <text:p>1.240945</text:p>
              </table:table-cell>
              <table:table-cell office:value-type="float" office:value="1.628846">
                <text:p>1.628846</text:p>
              </table:table-cell>
              <table:table-cell office:value-type="float" office:value="0.859223">
                <text:p>0.859223</text:p>
              </table:table-cell>
              <table:table-cell office:value-type="float" office:value="1.68262">
                <text:p>1.68262</text:p>
              </table:table-cell>
              <table:table-cell office:value-type="float" office:value="0.751963">
                <text:p>0.751963</text:p>
              </table:table-cell>
              <table:table-cell office:value-type="float" office:value="1.606529">
                <text:p>1.606529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.206236">
                <text:p>1.206236</text:p>
              </table:table-cell>
              <table:table-cell office:value-type="float" office:value="1.724315">
                <text:p>1.724315</text:p>
              </table:table-cell>
              <table:table-cell office:value-type="float" office:value="1.293073">
                <text:p>1.293073</text:p>
              </table:table-cell>
              <table:table-cell office:value-type="float" office:value="1.685648">
                <text:p>1.685648</text:p>
              </table:table-cell>
              <table:table-cell office:value-type="float" office:value="0.860088">
                <text:p>0.860088</text:p>
              </table:table-cell>
              <table:table-cell office:value-type="float" office:value="1.68262">
                <text:p>1.68262</text:p>
              </table:table-cell>
              <table:table-cell office:value-type="float" office:value="0.752457">
                <text:p>0.752457</text:p>
              </table:table-cell>
              <table:table-cell office:value-type="float" office:value="1.628836">
                <text:p>1.62883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.207601">
                <text:p>1.207601</text:p>
              </table:table-cell>
              <table:table-cell office:value-type="float" office:value="1.726529">
                <text:p>1.726529</text:p>
              </table:table-cell>
              <table:table-cell office:value-type="float" office:value="1.337146">
                <text:p>1.337146</text:p>
              </table:table-cell>
              <table:table-cell office:value-type="float" office:value="1.732416">
                <text:p>1.732416</text:p>
              </table:table-cell>
              <table:table-cell office:value-type="float" office:value="0.860806">
                <text:p>0.860806</text:p>
              </table:table-cell>
              <table:table-cell office:value-type="float" office:value="1.68262">
                <text:p>1.68262</text:p>
              </table:table-cell>
              <table:table-cell office:value-type="float" office:value="0.752481">
                <text:p>0.752481</text:p>
              </table:table-cell>
              <table:table-cell office:value-type="float" office:value="1.638327">
                <text:p>1.63832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209982">
                <text:p>1.209982</text:p>
              </table:table-cell>
              <table:table-cell office:value-type="float" office:value="1.728461">
                <text:p>1.728461</text:p>
              </table:table-cell>
              <table:table-cell office:value-type="float" office:value="1.372215">
                <text:p>1.372215</text:p>
              </table:table-cell>
              <table:table-cell office:value-type="float" office:value="1.76753">
                <text:p>1.76753</text:p>
              </table:table-cell>
              <table:table-cell office:value-type="float" office:value="0.86154">
                <text:p>0.86154</text:p>
              </table:table-cell>
              <table:table-cell office:value-type="float" office:value="1.682659">
                <text:p>1.682659</text:p>
              </table:table-cell>
              <table:table-cell office:value-type="float" office:value="0.752481">
                <text:p>0.752481</text:p>
              </table:table-cell>
              <table:table-cell office:value-type="float" office:value="1.642318">
                <text:p>1.64231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.213424">
                <text:p>1.213424</text:p>
              </table:table-cell>
              <table:table-cell office:value-type="float" office:value="1.731228">
                <text:p>1.731228</text:p>
              </table:table-cell>
              <table:table-cell office:value-type="float" office:value="1.394666">
                <text:p>1.394666</text:p>
              </table:table-cell>
              <table:table-cell office:value-type="float" office:value="1.790547">
                <text:p>1.790547</text:p>
              </table:table-cell>
              <table:table-cell office:value-type="float" office:value="0.862054">
                <text:p>0.862054</text:p>
              </table:table-cell>
              <table:table-cell office:value-type="float" office:value="1.682918">
                <text:p>1.682918</text:p>
              </table:table-cell>
              <table:table-cell office:value-type="float" office:value="0.752492">
                <text:p>0.752492</text:p>
              </table:table-cell>
              <table:table-cell office:value-type="float" office:value="1.642985">
                <text:p>1.642985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.220212">
                <text:p>1.220212</text:p>
              </table:table-cell>
              <table:table-cell office:value-type="float" office:value="1.732961">
                <text:p>1.732961</text:p>
              </table:table-cell>
              <table:table-cell office:value-type="float" office:value="1.4082">
                <text:p>1.4082</text:p>
              </table:table-cell>
              <table:table-cell office:value-type="float" office:value="1.804438">
                <text:p>1.804438</text:p>
              </table:table-cell>
              <table:table-cell office:value-type="float" office:value="0.862785">
                <text:p>0.862785</text:p>
              </table:table-cell>
              <table:table-cell office:value-type="float" office:value="1.683583">
                <text:p>1.683583</text:p>
              </table:table-cell>
              <table:table-cell office:value-type="float" office:value="0.752532">
                <text:p>0.752532</text:p>
              </table:table-cell>
              <table:table-cell office:value-type="float" office:value="1.643088">
                <text:p>1.64308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.229037">
                <text:p>1.229037</text:p>
              </table:table-cell>
              <table:table-cell office:value-type="float" office:value="1.735635">
                <text:p>1.735635</text:p>
              </table:table-cell>
              <table:table-cell office:value-type="float" office:value="1.415413">
                <text:p>1.415413</text:p>
              </table:table-cell>
              <table:table-cell office:value-type="float" office:value="1.810896">
                <text:p>1.810896</text:p>
              </table:table-cell>
              <table:table-cell office:value-type="float" office:value="0.86347">
                <text:p>0.86347</text:p>
              </table:table-cell>
              <table:table-cell office:value-type="float" office:value="1.928261">
                <text:p>1.928261</text:p>
              </table:table-cell>
              <table:table-cell office:value-type="float" office:value="0.752711">
                <text:p>0.752711</text:p>
              </table:table-cell>
              <table:table-cell office:value-type="float" office:value="1.643117">
                <text:p>1.64311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.242968">
                <text:p>1.242968</text:p>
              </table:table-cell>
              <table:table-cell office:value-type="float" office:value="1.740185">
                <text:p>1.740185</text:p>
              </table:table-cell>
              <table:table-cell office:value-type="float" office:value="1.418205">
                <text:p>1.418205</text:p>
              </table:table-cell>
              <table:table-cell office:value-type="float" office:value="1.813345">
                <text:p>1.813345</text:p>
              </table:table-cell>
              <table:table-cell office:value-type="float" office:value="0.863888">
                <text:p>0.863888</text:p>
              </table:table-cell>
              <table:table-cell office:value-type="float" office:value="1.928307">
                <text:p>1.928307</text:p>
              </table:table-cell>
              <table:table-cell office:value-type="float" office:value="0.753165">
                <text:p>0.753165</text:p>
              </table:table-cell>
              <table:table-cell office:value-type="float" office:value="1.643134">
                <text:p>1.6431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26039">
                <text:p>1.26039</text:p>
              </table:table-cell>
              <table:table-cell office:value-type="float" office:value="1.746722">
                <text:p>1.746722</text:p>
              </table:table-cell>
              <table:table-cell office:value-type="float" office:value="1.419351">
                <text:p>1.419351</text:p>
              </table:table-cell>
              <table:table-cell office:value-type="float" office:value="1.814185">
                <text:p>1.814185</text:p>
              </table:table-cell>
              <table:table-cell office:value-type="float" office:value="0.864298">
                <text:p>0.864298</text:p>
              </table:table-cell>
              <table:table-cell office:value-type="float" office:value="1.928356">
                <text:p>1.928356</text:p>
              </table:table-cell>
              <table:table-cell office:value-type="float" office:value="0.754273">
                <text:p>0.754273</text:p>
              </table:table-cell>
              <table:table-cell office:value-type="float" office:value="1.643155">
                <text:p>1.643155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.284476">
                <text:p>1.284476</text:p>
              </table:table-cell>
              <table:table-cell office:value-type="float" office:value="1.755648">
                <text:p>1.755648</text:p>
              </table:table-cell>
              <table:table-cell office:value-type="float" office:value="1.419549">
                <text:p>1.419549</text:p>
              </table:table-cell>
              <table:table-cell office:value-type="float" office:value="1.81447">
                <text:p>1.81447</text:p>
              </table:table-cell>
              <table:table-cell office:value-type="float" office:value="0.864836">
                <text:p>0.864836</text:p>
              </table:table-cell>
              <table:table-cell office:value-type="float" office:value="1.928393">
                <text:p>1.928393</text:p>
              </table:table-cell>
              <table:table-cell office:value-type="float" office:value="0.756837">
                <text:p>0.756837</text:p>
              </table:table-cell>
              <table:table-cell office:value-type="float" office:value="1.643386">
                <text:p>1.643386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.316852">
                <text:p>1.316852</text:p>
              </table:table-cell>
              <table:table-cell office:value-type="float" office:value="1.768588">
                <text:p>1.768588</text:p>
              </table:table-cell>
              <table:table-cell office:value-type="float" office:value="1.419646">
                <text:p>1.419646</text:p>
              </table:table-cell>
              <table:table-cell office:value-type="float" office:value="1.814695">
                <text:p>1.814695</text:p>
              </table:table-cell>
              <table:table-cell office:value-type="float" office:value="0.86524">
                <text:p>0.86524</text:p>
              </table:table-cell>
              <table:table-cell office:value-type="float" office:value="1.928593">
                <text:p>1.928593</text:p>
              </table:table-cell>
              <table:table-cell office:value-type="float" office:value="0.761158">
                <text:p>0.761158</text:p>
              </table:table-cell>
              <table:table-cell office:value-type="float" office:value="2.063956">
                <text:p>2.06395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.361179">
                <text:p>1.361179</text:p>
              </table:table-cell>
              <table:table-cell office:value-type="float" office:value="1.784284">
                <text:p>1.784284</text:p>
              </table:table-cell>
              <table:table-cell office:value-type="float" office:value="1.41975">
                <text:p>1.41975</text:p>
              </table:table-cell>
              <table:table-cell office:value-type="float" office:value="1.814762">
                <text:p>1.814762</text:p>
              </table:table-cell>
              <table:table-cell office:value-type="float" office:value="0.865458">
                <text:p>0.865458</text:p>
              </table:table-cell>
              <table:table-cell office:value-type="float" office:value="1.928844">
                <text:p>1.928844</text:p>
              </table:table-cell>
              <table:table-cell office:value-type="float" office:value="0.768297">
                <text:p>0.768297</text:p>
              </table:table-cell>
              <table:table-cell office:value-type="float" office:value="2.06617">
                <text:p>2.0661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.400054">
                <text:p>1.400054</text:p>
              </table:table-cell>
              <table:table-cell office:value-type="float" office:value="1.801302">
                <text:p>1.801302</text:p>
              </table:table-cell>
              <table:table-cell office:value-type="float" office:value="1.419797">
                <text:p>1.419797</text:p>
              </table:table-cell>
              <table:table-cell office:value-type="float" office:value="1.814835">
                <text:p>1.814835</text:p>
              </table:table-cell>
              <table:table-cell office:value-type="float" office:value="0.865686">
                <text:p>0.865686</text:p>
              </table:table-cell>
              <table:table-cell office:value-type="float" office:value="1.929211">
                <text:p>1.929211</text:p>
              </table:table-cell>
              <table:table-cell office:value-type="float" office:value="0.777616">
                <text:p>0.777616</text:p>
              </table:table-cell>
              <table:table-cell office:value-type="float" office:value="2.070814">
                <text:p>2.07081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.438027">
                <text:p>1.438027</text:p>
              </table:table-cell>
              <table:table-cell office:value-type="float" office:value="1.82922">
                <text:p>1.82922</text:p>
              </table:table-cell>
              <table:table-cell office:value-type="float" office:value="1.420013">
                <text:p>1.420013</text:p>
              </table:table-cell>
              <table:table-cell office:value-type="float" office:value="1.814902">
                <text:p>1.814902</text:p>
              </table:table-cell>
              <table:table-cell office:value-type="float" office:value="0.866002">
                <text:p>0.866002</text:p>
              </table:table-cell>
              <table:table-cell office:value-type="float" office:value="1.929508">
                <text:p>1.929508</text:p>
              </table:table-cell>
              <table:table-cell office:value-type="float" office:value="0.938255">
                <text:p>0.938255</text:p>
              </table:table-cell>
              <table:table-cell office:value-type="float" office:value="2.080146">
                <text:p>2.080146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.477034">
                <text:p>1.477034</text:p>
              </table:table-cell>
              <table:table-cell office:value-type="float" office:value="1.862931">
                <text:p>1.862931</text:p>
              </table:table-cell>
              <table:table-cell office:value-type="float" office:value="1.420192">
                <text:p>1.420192</text:p>
              </table:table-cell>
              <table:table-cell office:value-type="float" office:value="2.085474">
                <text:p>2.085474</text:p>
              </table:table-cell>
              <table:table-cell office:value-type="float" office:value="0.86639">
                <text:p>0.86639</text:p>
              </table:table-cell>
              <table:table-cell office:value-type="float" office:value="1.930609">
                <text:p>1.930609</text:p>
              </table:table-cell>
              <table:table-cell office:value-type="float" office:value="0.972894">
                <text:p>0.972894</text:p>
              </table:table-cell>
              <table:table-cell office:value-type="float" office:value="2.095287">
                <text:p>2.09528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.513273">
                <text:p>1.513273</text:p>
              </table:table-cell>
              <table:table-cell office:value-type="float" office:value="1.89699">
                <text:p>1.89699</text:p>
              </table:table-cell>
              <table:table-cell office:value-type="float" office:value="1.42049">
                <text:p>1.42049</text:p>
              </table:table-cell>
              <table:table-cell office:value-type="float" office:value="2.085641">
                <text:p>2.085641</text:p>
              </table:table-cell>
              <table:table-cell office:value-type="float" office:value="0.866805">
                <text:p>0.866805</text:p>
              </table:table-cell>
              <table:table-cell office:value-type="float" office:value="1.933721">
                <text:p>1.933721</text:p>
              </table:table-cell>
              <table:table-cell office:value-type="float" office:value="1.009745">
                <text:p>1.009745</text:p>
              </table:table-cell>
              <table:table-cell office:value-type="float" office:value="2.119101">
                <text:p>2.11910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.543031">
                <text:p>1.543031</text:p>
              </table:table-cell>
              <table:table-cell office:value-type="float" office:value="1.927479">
                <text:p>1.927479</text:p>
              </table:table-cell>
              <table:table-cell office:value-type="float" office:value="1.420756">
                <text:p>1.420756</text:p>
              </table:table-cell>
              <table:table-cell office:value-type="float" office:value="2.085758">
                <text:p>2.085758</text:p>
              </table:table-cell>
              <table:table-cell office:value-type="float" office:value="0.86788">
                <text:p>0.86788</text:p>
              </table:table-cell>
              <table:table-cell office:value-type="float" office:value="1.935516">
                <text:p>1.935516</text:p>
              </table:table-cell>
              <table:table-cell office:value-type="float" office:value="1.044054">
                <text:p>1.044054</text:p>
              </table:table-cell>
              <table:table-cell office:value-type="float" office:value="2.146793">
                <text:p>2.146793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.564931">
                <text:p>1.564931</text:p>
              </table:table-cell>
              <table:table-cell office:value-type="float" office:value="1.958375">
                <text:p>1.958375</text:p>
              </table:table-cell>
              <table:table-cell office:value-type="float" office:value="1.421257">
                <text:p>1.421257</text:p>
              </table:table-cell>
              <table:table-cell office:value-type="float" office:value="2.086081">
                <text:p>2.086081</text:p>
              </table:table-cell>
              <table:table-cell office:value-type="float" office:value="1.008543">
                <text:p>1.008543</text:p>
              </table:table-cell>
              <table:table-cell office:value-type="float" office:value="2.13699">
                <text:p>2.13699</text:p>
              </table:table-cell>
              <table:table-cell office:value-type="float" office:value="1.139355">
                <text:p>1.139355</text:p>
              </table:table-cell>
              <table:table-cell office:value-type="float" office:value="2.241547">
                <text:p>2.2415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658312">
                <text:p>1.658312</text:p>
              </table:table-cell>
              <table:table-cell office:value-type="float" office:value="2.08535">
                <text:p>2.08535</text:p>
              </table:table-cell>
              <table:table-cell office:value-type="float" office:value="1.485607">
                <text:p>1.485607</text:p>
              </table:table-cell>
              <table:table-cell office:value-type="float" office:value="2.144695">
                <text:p>2.14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373cm" xlink:href=".." xlink:type="simple" chart:class="chart:line" chart:style-name="ch1">
        <chart:title svg:x="5.35cm" svg:y="0.323cm" chart:style-name="ch2">
          <text:p>Inverted Index policies h2h</text:p>
        </chart:title>
        <chart:legend chart:legend-position="end" svg:x="11.878cm" svg:y="4.112cm" style:legend-expansion="high" chart:style-name="ch3"/>
        <chart:plot-area chart:style-name="ch4" table:cell-range-address="II.B2:II.C149 II.A2:II.A2 II.E2:II.E2 II.G2:II.G149" chart:data-source-has-labels="both" svg:x="1.358cm" svg:y="1.663cm" svg:width="9.88cm" svg:height="6.515cm">
          <chartooo:coordinate-region svg:x="1.979cm" svg:y="1.875cm" svg:width="8.887cm" svg:height="5.206cm"/>
          <chart:axis chart:dimension="x" chart:name="primary-x" chart:style-name="ch5" chartooo:axis-type="auto">
            <chartooo:date-scale/>
            <chart:title svg:x="5.01cm" svg:y="8.366cm" chart:style-name="ch6">
              <text:p>Inserts (millions)</text:p>
            </chart:title>
            <chart:categories table:cell-range-address="II.B2:II.B149"/>
          </chart:axis>
          <chart:axis chart:dimension="y" chart:name="primary-y" chart:style-name="ch5">
            <chart:title svg:x="0.451cm" svg:y="5.89cm" chart:style-name="ch7">
              <text:p>Cost (hours)</text:p>
            </chart:title>
            <chart:grid chart:style-name="ch8" chart:class="major"/>
          </chart:axis>
          <chart:series chart:style-name="ch9" chart:values-cell-range-address="II.C2:II.C149" chart:label-cell-address="II.A2:II.A2" chart:class="chart:line">
            <chart:data-point chart:repeated="148"/>
          </chart:series>
          <chart:series chart:style-name="ch10" chart:values-cell-range-address="II.G2:II.G149" chart:label-cell-address="II.E2:II.E2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MEM_II_Read</text:p>
                <draw:g>
                  <svg:desc>II.A2:II.A2</svg:desc>
                </draw:g>
              </table:table-cell>
              <table:table-cell office:value-type="string">
                <text:p>IntelMEM_II_Scan</text:p>
                <draw:g>
                  <svg:desc>II.E2:II.E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II.B2:II.B149</svg:desc>
                </draw:g>
              </table:table-cell>
              <table:table-cell office:value-type="float" office:value="1.21447">
                <text:p>1.21447</text:p>
                <draw:g>
                  <svg:desc>II.C2:II.C149</svg:desc>
                </draw:g>
              </table:table-cell>
              <table:table-cell office:value-type="float" office:value="1.21447">
                <text:p>1.21447</text:p>
                <draw:g>
                  <svg:desc>II.G2:II.G1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21447">
                <text:p>1.21447</text:p>
              </table:table-cell>
              <table:table-cell office:value-type="float" office:value="1.21447">
                <text:p>1.21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1447">
                <text:p>1.21447</text:p>
              </table:table-cell>
              <table:table-cell office:value-type="float" office:value="1.21447">
                <text:p>1.214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949614">
                <text:p>2.949614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949614">
                <text:p>2.949614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949614">
                <text:p>2.949614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949614">
                <text:p>2.949614</text:p>
              </table:table-cell>
              <table:table-cell office:value-type="float" office:value="2.949614">
                <text:p>2.9496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.428495">
                <text:p>5.428495</text:p>
              </table:table-cell>
              <table:table-cell office:value-type="float" office:value="5.428495">
                <text:p>5.4284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969866">
                <text:p>8.969866</text:p>
              </table:table-cell>
              <table:table-cell office:value-type="float" office:value="8.969866">
                <text:p>8.96986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4.029163">
                <text:p>14.029163</text:p>
              </table:table-cell>
              <table:table-cell office:value-type="float" office:value="14.029163">
                <text:p>14.0291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.256876">
                <text:p>21.256876</text:p>
              </table:table-cell>
              <table:table-cell office:value-type="float" office:value="21.256876">
                <text:p>21.25687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1.582229">
                <text:p>31.582229</text:p>
              </table:table-cell>
              <table:table-cell office:value-type="float" office:value="31.582229">
                <text:p>31.5822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42727">
                <text:p>46.342727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6.332827">
                <text:p>46.332827</text:p>
              </table:table-cell>
              <table:table-cell office:value-type="float" office:value="46.358622">
                <text:p>46.35862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31016">
                <text:p>67.43101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66242">
                <text:p>67.46624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66242">
                <text:p>67.46624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66242">
                <text:p>67.46624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66242">
                <text:p>67.46624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466242">
                <text:p>67.4662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7.405221">
                <text:p>67.405221</text:p>
              </table:table-cell>
              <table:table-cell office:value-type="float" office:value="67.50422">
                <text:p>67.50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Nvtree policies h2h</text:p>
        </chart:title>
        <chart:legend chart:legend-position="end" svg:x="9.867cm" svg:y="2.556cm" style:legend-expansion="high" chart:style-name="ch3"/>
        <chart:plot-area chart:style-name="ch4" table:cell-range-address="NVtree.B2:NVtree.C150 NVtree.A2:NVtree.A2 NVtree.E2:NVtree.E2 NVtree.G2:NVtree.G150 NVtree.I2:NVtree.I2 NVtree.K2:NVtree.K150 NVtree.M2:NVtree.M2 NVtree.O2:NVtree.O150" chart:data-source-has-labels="both" svg:x="1.358cm" svg:y="1.635cm" svg:width="7.869cm" svg:height="6.177cm">
          <chartooo:coordinate-region svg:x="1.979cm" svg:y="1.847cm" svg:width="7.062cm" svg:height="4.868cm"/>
          <chart:axis chart:dimension="x" chart:name="primary-x" chart:style-name="ch5" chartooo:axis-type="auto">
            <chartooo:date-scale/>
            <chart:title svg:x="4.004cm" svg:y="7.993cm" chart:style-name="ch6">
              <text:p>Inserts (millions)</text:p>
            </chart:title>
            <chart:categories table:cell-range-address="NVtree.B2:NVtree.B150"/>
          </chart:axis>
          <chart:axis chart:dimension="y" chart:name="primary-y" chart:style-name="ch5">
            <chart:title svg:x="0.451cm" svg:y="5.693cm" chart:style-name="ch7">
              <text:p>Cost (hours)</text:p>
            </chart:title>
            <chart:grid chart:style-name="ch8" chart:class="major"/>
          </chart:axis>
          <chart:series chart:style-name="ch9" chart:values-cell-range-address="NVtree.C2:NVtree.C150" chart:label-cell-address="NVtree.A2:NVtree.A2" chart:class="chart:line">
            <chart:data-point chart:repeated="149"/>
          </chart:series>
          <chart:series chart:style-name="ch10" chart:values-cell-range-address="NVtree.G2:NVtree.G150" chart:label-cell-address="NVtree.E2:NVtree.E2" chart:class="chart:line">
            <chart:data-point chart:repeated="149"/>
          </chart:series>
          <chart:series chart:style-name="ch11" chart:values-cell-range-address="NVtree.K2:NVtree.K150" chart:label-cell-address="NVtree.I2:NVtree.I2" chart:class="chart:line">
            <chart:data-point chart:repeated="149"/>
          </chart:series>
          <chart:series chart:style-name="ch12" chart:values-cell-range-address="NVtree.O2:NVtree.O150" chart:label-cell-address="NVtree.M2:NVtree.M2" chart:class="chart:line"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MEM_ReproPfiles_FlushRead</text:p>
                <draw:g>
                  <svg:desc>NVtree.A2:NVtree.A2</svg:desc>
                </draw:g>
              </table:table-cell>
              <table:table-cell office:value-type="string">
                <text:p>IntelMEM_ReproPfiles_FlushScan</text:p>
                <draw:g>
                  <svg:desc>NVtree.E2:NVtree.E2</svg:desc>
                </draw:g>
              </table:table-cell>
              <table:table-cell office:value-type="string">
                <text:p>IntelMEM_ReproRead_FlushRead</text:p>
                <draw:g>
                  <svg:desc>NVtree.I2:NVtree.I2</svg:desc>
                </draw:g>
              </table:table-cell>
              <table:table-cell office:value-type="string">
                <text:p>IntelMEM_ReproRead_FlushScan</text:p>
                <draw:g>
                  <svg:desc>NVtree.M2:NVtree.M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NVtree.B2:NVtree.B150</svg:desc>
                </draw:g>
              </table:table-cell>
              <table:table-cell office:value-type="float" office:value="0.0048">
                <text:p>0.0048</text:p>
                <draw:g>
                  <svg:desc>NVtree.C2:NVtree.C150</svg:desc>
                </draw:g>
              </table:table-cell>
              <table:table-cell office:value-type="float" office:value="0.005188">
                <text:p>0.005188</text:p>
                <draw:g>
                  <svg:desc>NVtree.G2:NVtree.G150</svg:desc>
                </draw:g>
              </table:table-cell>
              <table:table-cell office:value-type="float" office:value="0.001361">
                <text:p>0.001361</text:p>
                <draw:g>
                  <svg:desc>NVtree.K2:NVtree.K150</svg:desc>
                </draw:g>
              </table:table-cell>
              <table:table-cell office:value-type="float" office:value="0.001379">
                <text:p>0.001379</text:p>
                <draw:g>
                  <svg:desc>NVtree.O2:NVtree.O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20329">
                <text:p>0.420329</text:p>
              </table:table-cell>
              <table:table-cell office:value-type="float" office:value="0.402134">
                <text:p>0.402134</text:p>
              </table:table-cell>
              <table:table-cell office:value-type="float" office:value="0.136709">
                <text:p>0.136709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20329">
                <text:p>0.420329</text:p>
              </table:table-cell>
              <table:table-cell office:value-type="float" office:value="0.402134">
                <text:p>0.402134</text:p>
              </table:table-cell>
              <table:table-cell office:value-type="float" office:value="0.136709">
                <text:p>0.136709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40772">
                <text:p>0.440772</text:p>
              </table:table-cell>
              <table:table-cell office:value-type="float" office:value="0.430456">
                <text:p>0.430456</text:p>
              </table:table-cell>
              <table:table-cell office:value-type="float" office:value="0.137074">
                <text:p>0.137074</text:p>
              </table:table-cell>
              <table:table-cell office:value-type="float" office:value="0.118694">
                <text:p>0.1186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27695">
                <text:p>4.027695</text:p>
              </table:table-cell>
              <table:table-cell office:value-type="float" office:value="3.980995">
                <text:p>3.980995</text:p>
              </table:table-cell>
              <table:table-cell office:value-type="float" office:value="0.336822">
                <text:p>0.336822</text:p>
              </table:table-cell>
              <table:table-cell office:value-type="float" office:value="0.291125">
                <text:p>0.2911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035636">
                <text:p>4.035636</text:p>
              </table:table-cell>
              <table:table-cell office:value-type="float" office:value="3.990198">
                <text:p>3.990198</text:p>
              </table:table-cell>
              <table:table-cell office:value-type="float" office:value="0.338685">
                <text:p>0.338685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035636">
                <text:p>4.035636</text:p>
              </table:table-cell>
              <table:table-cell office:value-type="float" office:value="3.990198">
                <text:p>3.990198</text:p>
              </table:table-cell>
              <table:table-cell office:value-type="float" office:value="0.338685">
                <text:p>0.338685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035636">
                <text:p>4.035636</text:p>
              </table:table-cell>
              <table:table-cell office:value-type="float" office:value="3.990198">
                <text:p>3.990198</text:p>
              </table:table-cell>
              <table:table-cell office:value-type="float" office:value="0.338685">
                <text:p>0.338685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068997">
                <text:p>4.068997</text:p>
              </table:table-cell>
              <table:table-cell office:value-type="float" office:value="4.021609">
                <text:p>4.021609</text:p>
              </table:table-cell>
              <table:table-cell office:value-type="float" office:value="0.349849">
                <text:p>0.349849</text:p>
              </table:table-cell>
              <table:table-cell office:value-type="float" office:value="0.302171">
                <text:p>0.3021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462273">
                <text:p>4.462273</text:p>
              </table:table-cell>
              <table:table-cell office:value-type="float" office:value="4.398296">
                <text:p>4.398296</text:p>
              </table:table-cell>
              <table:table-cell office:value-type="float" office:value="0.478373">
                <text:p>0.478373</text:p>
              </table:table-cell>
              <table:table-cell office:value-type="float" office:value="0.413176">
                <text:p>0.4131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96184">
                <text:p>4.96184</text:p>
              </table:table-cell>
              <table:table-cell office:value-type="float" office:value="4.895491">
                <text:p>4.895491</text:p>
              </table:table-cell>
              <table:table-cell office:value-type="float" office:value="0.640415">
                <text:p>0.640415</text:p>
              </table:table-cell>
              <table:table-cell office:value-type="float" office:value="0.553867">
                <text:p>0.5538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969585">
                <text:p>4.969585</text:p>
              </table:table-cell>
              <table:table-cell office:value-type="float" office:value="4.904345">
                <text:p>4.904345</text:p>
              </table:table-cell>
              <table:table-cell office:value-type="float" office:value="0.642763">
                <text:p>0.642763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969585">
                <text:p>4.969585</text:p>
              </table:table-cell>
              <table:table-cell office:value-type="float" office:value="4.904345">
                <text:p>4.904345</text:p>
              </table:table-cell>
              <table:table-cell office:value-type="float" office:value="0.642763">
                <text:p>0.642763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969585">
                <text:p>4.969585</text:p>
              </table:table-cell>
              <table:table-cell office:value-type="float" office:value="4.904345">
                <text:p>4.904345</text:p>
              </table:table-cell>
              <table:table-cell office:value-type="float" office:value="0.642763">
                <text:p>0.642763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970568">
                <text:p>4.970568</text:p>
              </table:table-cell>
              <table:table-cell office:value-type="float" office:value="4.904971">
                <text:p>4.904971</text:p>
              </table:table-cell>
              <table:table-cell office:value-type="float" office:value="0.642877">
                <text:p>0.642877</text:p>
              </table:table-cell>
              <table:table-cell office:value-type="float" office:value="0.556177">
                <text:p>0.5561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046692">
                <text:p>5.046692</text:p>
              </table:table-cell>
              <table:table-cell office:value-type="float" office:value="4.977112">
                <text:p>4.977112</text:p>
              </table:table-cell>
              <table:table-cell office:value-type="float" office:value="0.667336">
                <text:p>0.667336</text:p>
              </table:table-cell>
              <table:table-cell office:value-type="float" office:value="0.576591">
                <text:p>0.5765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297628">
                <text:p>5.297628</text:p>
              </table:table-cell>
              <table:table-cell office:value-type="float" office:value="5.228901">
                <text:p>5.228901</text:p>
              </table:table-cell>
              <table:table-cell office:value-type="float" office:value="0.748902">
                <text:p>0.748902</text:p>
              </table:table-cell>
              <table:table-cell office:value-type="float" office:value="0.647449">
                <text:p>0.6474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76337">
                <text:p>5.76337</text:p>
              </table:table-cell>
              <table:table-cell office:value-type="float" office:value="5.699612">
                <text:p>5.699612</text:p>
              </table:table-cell>
              <table:table-cell office:value-type="float" office:value="0.903481">
                <text:p>0.903481</text:p>
              </table:table-cell>
              <table:table-cell office:value-type="float" office:value="0.778692">
                <text:p>0.7786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306971">
                <text:p>6.306971</text:p>
              </table:table-cell>
              <table:table-cell office:value-type="float" office:value="6.244839">
                <text:p>6.244839</text:p>
              </table:table-cell>
              <table:table-cell office:value-type="float" office:value="1.079624">
                <text:p>1.079624</text:p>
              </table:table-cell>
              <table:table-cell office:value-type="float" office:value="0.932701">
                <text:p>0.9327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351416">
                <text:p>6.351416</text:p>
              </table:table-cell>
              <table:table-cell office:value-type="float" office:value="6.29135">
                <text:p>6.29135</text:p>
              </table:table-cell>
              <table:table-cell office:value-type="float" office:value="1.092321">
                <text:p>1.092321</text:p>
              </table:table-cell>
              <table:table-cell office:value-type="float" office:value="0.945429">
                <text:p>0.9454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.351497">
                <text:p>6.351497</text:p>
              </table:table-cell>
              <table:table-cell office:value-type="float" office:value="6.291432">
                <text:p>6.291432</text:p>
              </table:table-cell>
              <table:table-cell office:value-type="float" office:value="1.092321">
                <text:p>1.092321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.351497">
                <text:p>6.351497</text:p>
              </table:table-cell>
              <table:table-cell office:value-type="float" office:value="6.291432">
                <text:p>6.291432</text:p>
              </table:table-cell>
              <table:table-cell office:value-type="float" office:value="1.092321">
                <text:p>1.092321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.351497">
                <text:p>6.351497</text:p>
              </table:table-cell>
              <table:table-cell office:value-type="float" office:value="6.291432">
                <text:p>6.291432</text:p>
              </table:table-cell>
              <table:table-cell office:value-type="float" office:value="1.092321">
                <text:p>1.092321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.352627">
                <text:p>6.352627</text:p>
              </table:table-cell>
              <table:table-cell office:value-type="float" office:value="6.292981">
                <text:p>6.292981</text:p>
              </table:table-cell>
              <table:table-cell office:value-type="float" office:value="1.092347">
                <text:p>1.092347</text:p>
              </table:table-cell>
              <table:table-cell office:value-type="float" office:value="0.945491">
                <text:p>0.94549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.398391">
                <text:p>6.398391</text:p>
              </table:table-cell>
              <table:table-cell office:value-type="float" office:value="6.328378">
                <text:p>6.328378</text:p>
              </table:table-cell>
              <table:table-cell office:value-type="float" office:value="1.093295">
                <text:p>1.093295</text:p>
              </table:table-cell>
              <table:table-cell office:value-type="float" office:value="0.946208">
                <text:p>0.9462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.803146">
                <text:p>6.803146</text:p>
              </table:table-cell>
              <table:table-cell office:value-type="float" office:value="6.707776">
                <text:p>6.707776</text:p>
              </table:table-cell>
              <table:table-cell office:value-type="float" office:value="1.105609">
                <text:p>1.105609</text:p>
              </table:table-cell>
              <table:table-cell office:value-type="float" office:value="0.956194">
                <text:p>0.95619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453002">
                <text:p>8.453002</text:p>
              </table:table-cell>
              <table:table-cell office:value-type="float" office:value="8.327066">
                <text:p>8.327066</text:p>
              </table:table-cell>
              <table:table-cell office:value-type="float" office:value="1.165172">
                <text:p>1.165172</text:p>
              </table:table-cell>
              <table:table-cell office:value-type="float" office:value="1.00706">
                <text:p>1.0070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.31836">
                <text:p>10.31836</text:p>
              </table:table-cell>
              <table:table-cell office:value-type="float" office:value="10.265744">
                <text:p>10.265744</text:p>
              </table:table-cell>
              <table:table-cell office:value-type="float" office:value="1.2667">
                <text:p>1.2667</text:p>
              </table:table-cell>
              <table:table-cell office:value-type="float" office:value="1.100543">
                <text:p>1.1005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.827144">
                <text:p>12.827144</text:p>
              </table:table-cell>
              <table:table-cell office:value-type="float" office:value="12.731575">
                <text:p>12.731575</text:p>
              </table:table-cell>
              <table:table-cell office:value-type="float" office:value="1.398559">
                <text:p>1.398559</text:p>
              </table:table-cell>
              <table:table-cell office:value-type="float" office:value="1.228211">
                <text:p>1.22821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.862918">
                <text:p>15.862918</text:p>
              </table:table-cell>
              <table:table-cell office:value-type="float" office:value="15.793303">
                <text:p>15.793303</text:p>
              </table:table-cell>
              <table:table-cell office:value-type="float" office:value="1.547851">
                <text:p>1.547851</text:p>
              </table:table-cell>
              <table:table-cell office:value-type="float" office:value="1.377739">
                <text:p>1.3777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8.032905">
                <text:p>18.032905</text:p>
              </table:table-cell>
              <table:table-cell office:value-type="float" office:value="17.986649">
                <text:p>17.986649</text:p>
              </table:table-cell>
              <table:table-cell office:value-type="float" office:value="1.717054">
                <text:p>1.717054</text:p>
              </table:table-cell>
              <table:table-cell office:value-type="float" office:value="1.550315">
                <text:p>1.55031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8.298127">
                <text:p>18.298127</text:p>
              </table:table-cell>
              <table:table-cell office:value-type="float" office:value="18.249949">
                <text:p>18.249949</text:p>
              </table:table-cell>
              <table:table-cell office:value-type="float" office:value="1.759489">
                <text:p>1.759489</text:p>
              </table:table-cell>
              <table:table-cell office:value-type="float" office:value="1.594442">
                <text:p>1.5944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.30992">
                <text:p>18.30992</text:p>
              </table:table-cell>
              <table:table-cell office:value-type="float" office:value="18.261395">
                <text:p>18.261395</text:p>
              </table:table-cell>
              <table:table-cell office:value-type="float" office:value="1.761618">
                <text:p>1.761618</text:p>
              </table:table-cell>
              <table:table-cell office:value-type="float" office:value="1.5972">
                <text:p>1.597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.310038">
                <text:p>18.310038</text:p>
              </table:table-cell>
              <table:table-cell office:value-type="float" office:value="18.261459">
                <text:p>18.261459</text:p>
              </table:table-cell>
              <table:table-cell office:value-type="float" office:value="1.761637">
                <text:p>1.761637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.310038">
                <text:p>18.310038</text:p>
              </table:table-cell>
              <table:table-cell office:value-type="float" office:value="18.261459">
                <text:p>18.261459</text:p>
              </table:table-cell>
              <table:table-cell office:value-type="float" office:value="1.761637">
                <text:p>1.761637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.310038">
                <text:p>18.310038</text:p>
              </table:table-cell>
              <table:table-cell office:value-type="float" office:value="18.261459">
                <text:p>18.261459</text:p>
              </table:table-cell>
              <table:table-cell office:value-type="float" office:value="1.761637">
                <text:p>1.761637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8.310765">
                <text:p>18.310765</text:p>
              </table:table-cell>
              <table:table-cell office:value-type="float" office:value="18.261459">
                <text:p>18.261459</text:p>
              </table:table-cell>
              <table:table-cell office:value-type="float" office:value="1.761637">
                <text:p>1.761637</text:p>
              </table:table-cell>
              <table:table-cell office:value-type="float" office:value="1.597229">
                <text:p>1.59722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8.310868">
                <text:p>18.310868</text:p>
              </table:table-cell>
              <table:table-cell office:value-type="float" office:value="18.261534">
                <text:p>18.261534</text:p>
              </table:table-cell>
              <table:table-cell office:value-type="float" office:value="1.761674">
                <text:p>1.761674</text:p>
              </table:table-cell>
              <table:table-cell office:value-type="float" office:value="1.597274">
                <text:p>1.597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.311807">
                <text:p>18.311807</text:p>
              </table:table-cell>
              <table:table-cell office:value-type="float" office:value="18.263832">
                <text:p>18.263832</text:p>
              </table:table-cell>
              <table:table-cell office:value-type="float" office:value="1.762038">
                <text:p>1.762038</text:p>
              </table:table-cell>
              <table:table-cell office:value-type="float" office:value="1.597597">
                <text:p>1.59759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.317174">
                <text:p>18.317174</text:p>
              </table:table-cell>
              <table:table-cell office:value-type="float" office:value="18.269739">
                <text:p>18.269739</text:p>
              </table:table-cell>
              <table:table-cell office:value-type="float" office:value="1.763431">
                <text:p>1.763431</text:p>
              </table:table-cell>
              <table:table-cell office:value-type="float" office:value="1.598846">
                <text:p>1.59884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8.332817">
                <text:p>18.332817</text:p>
              </table:table-cell>
              <table:table-cell office:value-type="float" office:value="18.286247">
                <text:p>18.286247</text:p>
              </table:table-cell>
              <table:table-cell office:value-type="float" office:value="1.768448">
                <text:p>1.768448</text:p>
              </table:table-cell>
              <table:table-cell office:value-type="float" office:value="1.603884">
                <text:p>1.60388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.357458">
                <text:p>18.357458</text:p>
              </table:table-cell>
              <table:table-cell office:value-type="float" office:value="18.311035">
                <text:p>18.311035</text:p>
              </table:table-cell>
              <table:table-cell office:value-type="float" office:value="1.776454">
                <text:p>1.776454</text:p>
              </table:table-cell>
              <table:table-cell office:value-type="float" office:value="1.612458">
                <text:p>1.6124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8.393333">
                <text:p>18.393333</text:p>
              </table:table-cell>
              <table:table-cell office:value-type="float" office:value="18.346588">
                <text:p>18.346588</text:p>
              </table:table-cell>
              <table:table-cell office:value-type="float" office:value="1.788337">
                <text:p>1.788337</text:p>
              </table:table-cell>
              <table:table-cell office:value-type="float" office:value="1.625068">
                <text:p>1.62506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.487917">
                <text:p>18.487917</text:p>
              </table:table-cell>
              <table:table-cell office:value-type="float" office:value="18.434539">
                <text:p>18.434539</text:p>
              </table:table-cell>
              <table:table-cell office:value-type="float" office:value="1.818539">
                <text:p>1.818539</text:p>
              </table:table-cell>
              <table:table-cell office:value-type="float" office:value="1.654469">
                <text:p>1.6544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.719833">
                <text:p>18.719833</text:p>
              </table:table-cell>
              <table:table-cell office:value-type="float" office:value="18.656468">
                <text:p>18.656468</text:p>
              </table:table-cell>
              <table:table-cell office:value-type="float" office:value="1.893067">
                <text:p>1.893067</text:p>
              </table:table-cell>
              <table:table-cell office:value-type="float" office:value="1.728982">
                <text:p>1.72898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9.14331">
                <text:p>19.14331</text:p>
              </table:table-cell>
              <table:table-cell office:value-type="float" office:value="19.090081">
                <text:p>19.090081</text:p>
              </table:table-cell>
              <table:table-cell office:value-type="float" office:value="2.032624">
                <text:p>2.032624</text:p>
              </table:table-cell>
              <table:table-cell office:value-type="float" office:value="1.869589">
                <text:p>1.8695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9.578355">
                <text:p>19.578355</text:p>
              </table:table-cell>
              <table:table-cell office:value-type="float" office:value="19.526928">
                <text:p>19.526928</text:p>
              </table:table-cell>
              <table:table-cell office:value-type="float" office:value="2.175189">
                <text:p>2.175189</text:p>
              </table:table-cell>
              <table:table-cell office:value-type="float" office:value="2.012516">
                <text:p>2.01251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0.091468">
                <text:p>20.091468</text:p>
              </table:table-cell>
              <table:table-cell office:value-type="float" office:value="20.041161">
                <text:p>20.041161</text:p>
              </table:table-cell>
              <table:table-cell office:value-type="float" office:value="2.341843">
                <text:p>2.341843</text:p>
              </table:table-cell>
              <table:table-cell office:value-type="float" office:value="2.182815">
                <text:p>2.182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.691242">
                <text:p>20.691242</text:p>
              </table:table-cell>
              <table:table-cell office:value-type="float" office:value="20.648802">
                <text:p>20.648802</text:p>
              </table:table-cell>
              <table:table-cell office:value-type="float" office:value="2.537685">
                <text:p>2.537685</text:p>
              </table:table-cell>
              <table:table-cell office:value-type="float" office:value="2.380435">
                <text:p>2.38043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1.079989">
                <text:p>21.079989</text:p>
              </table:table-cell>
              <table:table-cell office:value-type="float" office:value="21.0431">
                <text:p>21.0431</text:p>
              </table:table-cell>
              <table:table-cell office:value-type="float" office:value="2.664882">
                <text:p>2.664882</text:p>
              </table:table-cell>
              <table:table-cell office:value-type="float" office:value="2.507648">
                <text:p>2.50764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1.288117">
                <text:p>21.288117</text:p>
              </table:table-cell>
              <table:table-cell office:value-type="float" office:value="21.254415">
                <text:p>21.254415</text:p>
              </table:table-cell>
              <table:table-cell office:value-type="float" office:value="2.731756">
                <text:p>2.731756</text:p>
              </table:table-cell>
              <table:table-cell office:value-type="float" office:value="2.577875">
                <text:p>2.57787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1.401915">
                <text:p>21.401915</text:p>
              </table:table-cell>
              <table:table-cell office:value-type="float" office:value="21.364559">
                <text:p>21.364559</text:p>
              </table:table-cell>
              <table:table-cell office:value-type="float" office:value="2.768282">
                <text:p>2.768282</text:p>
              </table:table-cell>
              <table:table-cell office:value-type="float" office:value="2.614331">
                <text:p>2.61433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1.430635">
                <text:p>21.430635</text:p>
              </table:table-cell>
              <table:table-cell office:value-type="float" office:value="21.395448">
                <text:p>21.395448</text:p>
              </table:table-cell>
              <table:table-cell office:value-type="float" office:value="2.777255">
                <text:p>2.777255</text:p>
              </table:table-cell>
              <table:table-cell office:value-type="float" office:value="2.624298">
                <text:p>2.6242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1.436651">
                <text:p>21.436651</text:p>
              </table:table-cell>
              <table:table-cell office:value-type="float" office:value="21.401432">
                <text:p>21.401432</text:p>
              </table:table-cell>
              <table:table-cell office:value-type="float" office:value="2.778978">
                <text:p>2.778978</text:p>
              </table:table-cell>
              <table:table-cell office:value-type="float" office:value="2.625899">
                <text:p>2.62589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1.437421">
                <text:p>21.437421</text:p>
              </table:table-cell>
              <table:table-cell office:value-type="float" office:value="21.402247">
                <text:p>21.402247</text:p>
              </table:table-cell>
              <table:table-cell office:value-type="float" office:value="2.779103">
                <text:p>2.779103</text:p>
              </table:table-cell>
              <table:table-cell office:value-type="float" office:value="2.626126">
                <text:p>2.62612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1.437507">
                <text:p>21.437507</text:p>
              </table:table-cell>
              <table:table-cell office:value-type="float" office:value="21.40229">
                <text:p>21.40229</text:p>
              </table:table-cell>
              <table:table-cell office:value-type="float" office:value="2.779103">
                <text:p>2.779103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1.43761">
                <text:p>21.43761</text:p>
              </table:table-cell>
              <table:table-cell office:value-type="float" office:value="21.40229">
                <text:p>21.40229</text:p>
              </table:table-cell>
              <table:table-cell office:value-type="float" office:value="2.779103">
                <text:p>2.779103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1.43761">
                <text:p>21.43761</text:p>
              </table:table-cell>
              <table:table-cell office:value-type="float" office:value="21.402343">
                <text:p>21.402343</text:p>
              </table:table-cell>
              <table:table-cell office:value-type="float" office:value="2.779103">
                <text:p>2.779103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1.437809">
                <text:p>21.437809</text:p>
              </table:table-cell>
              <table:table-cell office:value-type="float" office:value="21.402501">
                <text:p>21.402501</text:p>
              </table:table-cell>
              <table:table-cell office:value-type="float" office:value="2.779137">
                <text:p>2.779137</text:p>
              </table:table-cell>
              <table:table-cell office:value-type="float" office:value="2.626174">
                <text:p>2.62617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1.438289">
                <text:p>21.438289</text:p>
              </table:table-cell>
              <table:table-cell office:value-type="float" office:value="21.402704">
                <text:p>21.402704</text:p>
              </table:table-cell>
              <table:table-cell office:value-type="float" office:value="2.779258">
                <text:p>2.779258</text:p>
              </table:table-cell>
              <table:table-cell office:value-type="float" office:value="2.626358">
                <text:p>2.62635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1.439889">
                <text:p>21.439889</text:p>
              </table:table-cell>
              <table:table-cell office:value-type="float" office:value="21.404172">
                <text:p>21.404172</text:p>
              </table:table-cell>
              <table:table-cell office:value-type="float" office:value="2.779939">
                <text:p>2.779939</text:p>
              </table:table-cell>
              <table:table-cell office:value-type="float" office:value="2.62671">
                <text:p>2.6267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1.444177">
                <text:p>21.444177</text:p>
              </table:table-cell>
              <table:table-cell office:value-type="float" office:value="21.407674">
                <text:p>21.407674</text:p>
              </table:table-cell>
              <table:table-cell office:value-type="float" office:value="2.781446">
                <text:p>2.781446</text:p>
              </table:table-cell>
              <table:table-cell office:value-type="float" office:value="2.627965">
                <text:p>2.62796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1.452667">
                <text:p>21.452667</text:p>
              </table:table-cell>
              <table:table-cell office:value-type="float" office:value="21.418405">
                <text:p>21.418405</text:p>
              </table:table-cell>
              <table:table-cell office:value-type="float" office:value="2.784356">
                <text:p>2.784356</text:p>
              </table:table-cell>
              <table:table-cell office:value-type="float" office:value="2.631097">
                <text:p>2.63109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1.470627">
                <text:p>21.470627</text:p>
              </table:table-cell>
              <table:table-cell office:value-type="float" office:value="21.436702">
                <text:p>21.436702</text:p>
              </table:table-cell>
              <table:table-cell office:value-type="float" office:value="2.790327">
                <text:p>2.790327</text:p>
              </table:table-cell>
              <table:table-cell office:value-type="float" office:value="2.637203">
                <text:p>2.63720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1.500112">
                <text:p>21.500112</text:p>
              </table:table-cell>
              <table:table-cell office:value-type="float" office:value="21.466086">
                <text:p>21.466086</text:p>
              </table:table-cell>
              <table:table-cell office:value-type="float" office:value="2.80008">
                <text:p>2.80008</text:p>
              </table:table-cell>
              <table:table-cell office:value-type="float" office:value="2.647186">
                <text:p>2.64718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1.54636">
                <text:p>21.54636</text:p>
              </table:table-cell>
              <table:table-cell office:value-type="float" office:value="21.511003">
                <text:p>21.511003</text:p>
              </table:table-cell>
              <table:table-cell office:value-type="float" office:value="2.81462">
                <text:p>2.81462</text:p>
              </table:table-cell>
              <table:table-cell office:value-type="float" office:value="2.662581">
                <text:p>2.66258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.630046">
                <text:p>21.630046</text:p>
              </table:table-cell>
              <table:table-cell office:value-type="float" office:value="21.587146">
                <text:p>21.587146</text:p>
              </table:table-cell>
              <table:table-cell office:value-type="float" office:value="2.84095">
                <text:p>2.84095</text:p>
              </table:table-cell>
              <table:table-cell office:value-type="float" office:value="2.688173">
                <text:p>2.68817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1.775058">
                <text:p>21.775058</text:p>
              </table:table-cell>
              <table:table-cell office:value-type="float" office:value="21.733923">
                <text:p>21.733923</text:p>
              </table:table-cell>
              <table:table-cell office:value-type="float" office:value="2.88835">
                <text:p>2.88835</text:p>
              </table:table-cell>
              <table:table-cell office:value-type="float" office:value="2.736288">
                <text:p>2.736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.028036">
                <text:p>22.028036</text:p>
              </table:table-cell>
              <table:table-cell office:value-type="float" office:value="21.987192">
                <text:p>21.987192</text:p>
              </table:table-cell>
              <table:table-cell office:value-type="float" office:value="2.971009">
                <text:p>2.971009</text:p>
              </table:table-cell>
              <table:table-cell office:value-type="float" office:value="2.819537">
                <text:p>2.81953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2.311561">
                <text:p>22.311561</text:p>
              </table:table-cell>
              <table:table-cell office:value-type="float" office:value="22.264419">
                <text:p>22.264419</text:p>
              </table:table-cell>
              <table:table-cell office:value-type="float" office:value="3.063245">
                <text:p>3.063245</text:p>
              </table:table-cell>
              <table:table-cell office:value-type="float" office:value="2.912298">
                <text:p>2.91229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2.58323">
                <text:p>22.58323</text:p>
              </table:table-cell>
              <table:table-cell office:value-type="float" office:value="22.531635">
                <text:p>22.531635</text:p>
              </table:table-cell>
              <table:table-cell office:value-type="float" office:value="3.151051">
                <text:p>3.151051</text:p>
              </table:table-cell>
              <table:table-cell office:value-type="float" office:value="3.000183">
                <text:p>3.00018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2.919219">
                <text:p>22.919219</text:p>
              </table:table-cell>
              <table:table-cell office:value-type="float" office:value="22.872045">
                <text:p>22.872045</text:p>
              </table:table-cell>
              <table:table-cell office:value-type="float" office:value="3.263949">
                <text:p>3.263949</text:p>
              </table:table-cell>
              <table:table-cell office:value-type="float" office:value="3.112751">
                <text:p>3.11275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3.356217">
                <text:p>23.356217</text:p>
              </table:table-cell>
              <table:table-cell office:value-type="float" office:value="23.312069">
                <text:p>23.312069</text:p>
              </table:table-cell>
              <table:table-cell office:value-type="float" office:value="3.402895">
                <text:p>3.402895</text:p>
              </table:table-cell>
              <table:table-cell office:value-type="float" office:value="3.255738">
                <text:p>3.25573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.846861">
                <text:p>23.846861</text:p>
              </table:table-cell>
              <table:table-cell office:value-type="float" office:value="23.803003">
                <text:p>23.803003</text:p>
              </table:table-cell>
              <table:table-cell office:value-type="float" office:value="3.56406">
                <text:p>3.56406</text:p>
              </table:table-cell>
              <table:table-cell office:value-type="float" office:value="3.418094">
                <text:p>3.41809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4.431046">
                <text:p>24.431046</text:p>
              </table:table-cell>
              <table:table-cell office:value-type="float" office:value="24.379337">
                <text:p>24.379337</text:p>
              </table:table-cell>
              <table:table-cell office:value-type="float" office:value="3.751666">
                <text:p>3.751666</text:p>
              </table:table-cell>
              <table:table-cell office:value-type="float" office:value="3.605327">
                <text:p>3.60532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5.035928">
                <text:p>25.035928</text:p>
              </table:table-cell>
              <table:table-cell office:value-type="float" office:value="25.008708">
                <text:p>25.008708</text:p>
              </table:table-cell>
              <table:table-cell office:value-type="float" office:value="3.951802">
                <text:p>3.951802</text:p>
              </table:table-cell>
              <table:table-cell office:value-type="float" office:value="3.806474">
                <text:p>3.80647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5.479174">
                <text:p>25.479174</text:p>
              </table:table-cell>
              <table:table-cell office:value-type="float" office:value="25.457172">
                <text:p>25.457172</text:p>
              </table:table-cell>
              <table:table-cell office:value-type="float" office:value="4.097232">
                <text:p>4.097232</text:p>
              </table:table-cell>
              <table:table-cell office:value-type="float" office:value="3.955471">
                <text:p>3.95547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5.711497">
                <text:p>25.711497</text:p>
              </table:table-cell>
              <table:table-cell office:value-type="float" office:value="25.689701">
                <text:p>25.689701</text:p>
              </table:table-cell>
              <table:table-cell office:value-type="float" office:value="4.173107">
                <text:p>4.173107</text:p>
              </table:table-cell>
              <table:table-cell office:value-type="float" office:value="4.032094">
                <text:p>4.03209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5.829736">
                <text:p>25.829736</text:p>
              </table:table-cell>
              <table:table-cell office:value-type="float" office:value="25.815102">
                <text:p>25.815102</text:p>
              </table:table-cell>
              <table:table-cell office:value-type="float" office:value="4.20977">
                <text:p>4.20977</text:p>
              </table:table-cell>
              <table:table-cell office:value-type="float" office:value="4.071313">
                <text:p>4.07131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5.91112">
                <text:p>25.91112</text:p>
              </table:table-cell>
              <table:table-cell office:value-type="float" office:value="25.899554">
                <text:p>25.899554</text:p>
              </table:table-cell>
              <table:table-cell office:value-type="float" office:value="4.236372">
                <text:p>4.236372</text:p>
              </table:table-cell>
              <table:table-cell office:value-type="float" office:value="4.098552">
                <text:p>4.0985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5.975372">
                <text:p>25.975372</text:p>
              </table:table-cell>
              <table:table-cell office:value-type="float" office:value="25.961073">
                <text:p>25.961073</text:p>
              </table:table-cell>
              <table:table-cell office:value-type="float" office:value="4.256058">
                <text:p>4.256058</text:p>
              </table:table-cell>
              <table:table-cell office:value-type="float" office:value="4.120013">
                <text:p>4.12001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6.023044">
                <text:p>26.023044</text:p>
              </table:table-cell>
              <table:table-cell office:value-type="float" office:value="26.008026">
                <text:p>26.008026</text:p>
              </table:table-cell>
              <table:table-cell office:value-type="float" office:value="4.2725">
                <text:p>4.2725</text:p>
              </table:table-cell>
              <table:table-cell office:value-type="float" office:value="4.136652">
                <text:p>4.13665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6.057686">
                <text:p>26.057686</text:p>
              </table:table-cell>
              <table:table-cell office:value-type="float" office:value="26.037943">
                <text:p>26.037943</text:p>
              </table:table-cell>
              <table:table-cell office:value-type="float" office:value="4.283194">
                <text:p>4.283194</text:p>
              </table:table-cell>
              <table:table-cell office:value-type="float" office:value="4.147009">
                <text:p>4.14700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6.071716">
                <text:p>26.071716</text:p>
              </table:table-cell>
              <table:table-cell office:value-type="float" office:value="26.054581">
                <text:p>26.054581</text:p>
              </table:table-cell>
              <table:table-cell office:value-type="float" office:value="4.287672">
                <text:p>4.287672</text:p>
              </table:table-cell>
              <table:table-cell office:value-type="float" office:value="4.151492">
                <text:p>4.15149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6.075583">
                <text:p>26.075583</text:p>
              </table:table-cell>
              <table:table-cell office:value-type="float" office:value="26.058662">
                <text:p>26.058662</text:p>
              </table:table-cell>
              <table:table-cell office:value-type="float" office:value="4.289035">
                <text:p>4.289035</text:p>
              </table:table-cell>
              <table:table-cell office:value-type="float" office:value="4.152654">
                <text:p>4.15265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6.077691">
                <text:p>26.077691</text:p>
              </table:table-cell>
              <table:table-cell office:value-type="float" office:value="26.060439">
                <text:p>26.060439</text:p>
              </table:table-cell>
              <table:table-cell office:value-type="float" office:value="4.289398">
                <text:p>4.289398</text:p>
              </table:table-cell>
              <table:table-cell office:value-type="float" office:value="4.153236">
                <text:p>4.15323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6.078218">
                <text:p>26.078218</text:p>
              </table:table-cell>
              <table:table-cell office:value-type="float" office:value="26.060768">
                <text:p>26.060768</text:p>
              </table:table-cell>
              <table:table-cell office:value-type="float" office:value="4.289444">
                <text:p>4.289444</text:p>
              </table:table-cell>
              <table:table-cell office:value-type="float" office:value="4.153344">
                <text:p>4.15334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6.078376">
                <text:p>26.078376</text:p>
              </table:table-cell>
              <table:table-cell office:value-type="float" office:value="26.061046">
                <text:p>26.061046</text:p>
              </table:table-cell>
              <table:table-cell office:value-type="float" office:value="4.289466">
                <text:p>4.289466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6.078376">
                <text:p>26.078376</text:p>
              </table:table-cell>
              <table:table-cell office:value-type="float" office:value="26.061277">
                <text:p>26.061277</text:p>
              </table:table-cell>
              <table:table-cell office:value-type="float" office:value="4.28952">
                <text:p>4.28952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6.078615">
                <text:p>26.078615</text:p>
              </table:table-cell>
              <table:table-cell office:value-type="float" office:value="26.06151">
                <text:p>26.06151</text:p>
              </table:table-cell>
              <table:table-cell office:value-type="float" office:value="4.289638">
                <text:p>4.289638</text:p>
              </table:table-cell>
              <table:table-cell office:value-type="float" office:value="4.15344">
                <text:p>4.1534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6.079359">
                <text:p>26.079359</text:p>
              </table:table-cell>
              <table:table-cell office:value-type="float" office:value="26.062387">
                <text:p>26.062387</text:p>
              </table:table-cell>
              <table:table-cell office:value-type="float" office:value="4.289931">
                <text:p>4.289931</text:p>
              </table:table-cell>
              <table:table-cell office:value-type="float" office:value="4.153664">
                <text:p>4.15366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6.081463">
                <text:p>26.081463</text:p>
              </table:table-cell>
              <table:table-cell office:value-type="float" office:value="26.064545">
                <text:p>26.064545</text:p>
              </table:table-cell>
              <table:table-cell office:value-type="float" office:value="4.290619">
                <text:p>4.290619</text:p>
              </table:table-cell>
              <table:table-cell office:value-type="float" office:value="4.154156">
                <text:p>4.15415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6.085558">
                <text:p>26.085558</text:p>
              </table:table-cell>
              <table:table-cell office:value-type="float" office:value="26.069256">
                <text:p>26.069256</text:p>
              </table:table-cell>
              <table:table-cell office:value-type="float" office:value="4.291823">
                <text:p>4.291823</text:p>
              </table:table-cell>
              <table:table-cell office:value-type="float" office:value="4.155643">
                <text:p>4.15564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6.091019">
                <text:p>26.091019</text:p>
              </table:table-cell>
              <table:table-cell office:value-type="float" office:value="26.07566">
                <text:p>26.07566</text:p>
              </table:table-cell>
              <table:table-cell office:value-type="float" office:value="4.294581">
                <text:p>4.294581</text:p>
              </table:table-cell>
              <table:table-cell office:value-type="float" office:value="4.157879">
                <text:p>4.15787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6.100705">
                <text:p>26.100705</text:p>
              </table:table-cell>
              <table:table-cell office:value-type="float" office:value="26.086077">
                <text:p>26.086077</text:p>
              </table:table-cell>
              <table:table-cell office:value-type="float" office:value="4.297679">
                <text:p>4.297679</text:p>
              </table:table-cell>
              <table:table-cell office:value-type="float" office:value="4.161255">
                <text:p>4.16125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6.121338">
                <text:p>26.121338</text:p>
              </table:table-cell>
              <table:table-cell office:value-type="float" office:value="26.105422">
                <text:p>26.105422</text:p>
              </table:table-cell>
              <table:table-cell office:value-type="float" office:value="4.303564">
                <text:p>4.303564</text:p>
              </table:table-cell>
              <table:table-cell office:value-type="float" office:value="4.167129">
                <text:p>4.16712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6.152034">
                <text:p>26.152034</text:p>
              </table:table-cell>
              <table:table-cell office:value-type="float" office:value="26.136381">
                <text:p>26.136381</text:p>
              </table:table-cell>
              <table:table-cell office:value-type="float" office:value="4.312618">
                <text:p>4.312618</text:p>
              </table:table-cell>
              <table:table-cell office:value-type="float" office:value="4.177022">
                <text:p>4.17702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6.197611">
                <text:p>26.197611</text:p>
              </table:table-cell>
              <table:table-cell office:value-type="float" office:value="26.178657">
                <text:p>26.178657</text:p>
              </table:table-cell>
              <table:table-cell office:value-type="float" office:value="4.3246">
                <text:p>4.3246</text:p>
              </table:table-cell>
              <table:table-cell office:value-type="float" office:value="4.189648">
                <text:p>4.1896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6.261048">
                <text:p>26.261048</text:p>
              </table:table-cell>
              <table:table-cell office:value-type="float" office:value="26.233161">
                <text:p>26.233161</text:p>
              </table:table-cell>
              <table:table-cell office:value-type="float" office:value="4.338872">
                <text:p>4.338872</text:p>
              </table:table-cell>
              <table:table-cell office:value-type="float" office:value="4.204103">
                <text:p>4.20410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26.348338">
                <text:p>26.348338</text:p>
              </table:table-cell>
              <table:table-cell office:value-type="float" office:value="26.320335">
                <text:p>26.320335</text:p>
              </table:table-cell>
              <table:table-cell office:value-type="float" office:value="4.360833">
                <text:p>4.360833</text:p>
              </table:table-cell>
              <table:table-cell office:value-type="float" office:value="4.225565">
                <text:p>4.22556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6.491834">
                <text:p>26.491834</text:p>
              </table:table-cell>
              <table:table-cell office:value-type="float" office:value="26.462996">
                <text:p>26.462996</text:p>
              </table:table-cell>
              <table:table-cell office:value-type="float" office:value="4.395425">
                <text:p>4.395425</text:p>
              </table:table-cell>
              <table:table-cell office:value-type="float" office:value="4.259462">
                <text:p>4.25946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26.698928">
                <text:p>26.698928</text:p>
              </table:table-cell>
              <table:table-cell office:value-type="float" office:value="26.683842">
                <text:p>26.683842</text:p>
              </table:table-cell>
              <table:table-cell office:value-type="float" office:value="4.441997">
                <text:p>4.441997</text:p>
              </table:table-cell>
              <table:table-cell office:value-type="float" office:value="4.3049">
                <text:p>4.304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26.977255">
                <text:p>26.977255</text:p>
              </table:table-cell>
              <table:table-cell office:value-type="float" office:value="26.962441">
                <text:p>26.962441</text:p>
              </table:table-cell>
              <table:table-cell office:value-type="float" office:value="4.490639">
                <text:p>4.490639</text:p>
              </table:table-cell>
              <table:table-cell office:value-type="float" office:value="4.35476">
                <text:p>4.3547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7.334818">
                <text:p>27.334818</text:p>
              </table:table-cell>
              <table:table-cell office:value-type="float" office:value="27.338096">
                <text:p>27.338096</text:p>
              </table:table-cell>
              <table:table-cell office:value-type="float" office:value="4.540842">
                <text:p>4.540842</text:p>
              </table:table-cell>
              <table:table-cell office:value-type="float" office:value="4.405987">
                <text:p>4.405987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27.849412">
                <text:p>27.849412</text:p>
              </table:table-cell>
              <table:table-cell office:value-type="float" office:value="27.823701">
                <text:p>27.823701</text:p>
              </table:table-cell>
              <table:table-cell office:value-type="float" office:value="4.61055">
                <text:p>4.61055</text:p>
              </table:table-cell>
              <table:table-cell office:value-type="float" office:value="4.478128">
                <text:p>4.47812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28.529271">
                <text:p>28.529271</text:p>
              </table:table-cell>
              <table:table-cell office:value-type="float" office:value="28.488199">
                <text:p>28.488199</text:p>
              </table:table-cell>
              <table:table-cell office:value-type="float" office:value="4.704687">
                <text:p>4.704687</text:p>
              </table:table-cell>
              <table:table-cell office:value-type="float" office:value="4.574525">
                <text:p>4.57452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9.432547">
                <text:p>29.432547</text:p>
              </table:table-cell>
              <table:table-cell office:value-type="float" office:value="29.381191">
                <text:p>29.381191</text:p>
              </table:table-cell>
              <table:table-cell office:value-type="float" office:value="4.800048">
                <text:p>4.800048</text:p>
              </table:table-cell>
              <table:table-cell office:value-type="float" office:value="4.671482">
                <text:p>4.67148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30.503617">
                <text:p>30.503617</text:p>
              </table:table-cell>
              <table:table-cell office:value-type="float" office:value="30.465646">
                <text:p>30.465646</text:p>
              </table:table-cell>
              <table:table-cell office:value-type="float" office:value="4.892724">
                <text:p>4.892724</text:p>
              </table:table-cell>
              <table:table-cell office:value-type="float" office:value="4.76386">
                <text:p>4.7638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.75608">
                <text:p>31.75608</text:p>
              </table:table-cell>
              <table:table-cell office:value-type="float" office:value="31.670771">
                <text:p>31.670771</text:p>
              </table:table-cell>
              <table:table-cell office:value-type="float" office:value="4.995009">
                <text:p>4.995009</text:p>
              </table:table-cell>
              <table:table-cell office:value-type="float" office:value="4.867003">
                <text:p>4.86700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33.301767">
                <text:p>33.301767</text:p>
              </table:table-cell>
              <table:table-cell office:value-type="float" office:value="33.265665">
                <text:p>33.265665</text:p>
              </table:table-cell>
              <table:table-cell office:value-type="float" office:value="5.11491">
                <text:p>5.11491</text:p>
              </table:table-cell>
              <table:table-cell office:value-type="float" office:value="4.988851">
                <text:p>4.98885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35.432119">
                <text:p>35.432119</text:p>
              </table:table-cell>
              <table:table-cell office:value-type="float" office:value="35.406283">
                <text:p>35.406283</text:p>
              </table:table-cell>
              <table:table-cell office:value-type="float" office:value="5.255373">
                <text:p>5.255373</text:p>
              </table:table-cell>
              <table:table-cell office:value-type="float" office:value="5.126927">
                <text:p>5.126927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37.891379">
                <text:p>37.891379</text:p>
              </table:table-cell>
              <table:table-cell office:value-type="float" office:value="37.764079">
                <text:p>37.764079</text:p>
              </table:table-cell>
              <table:table-cell office:value-type="float" office:value="5.408518">
                <text:p>5.408518</text:p>
              </table:table-cell>
              <table:table-cell office:value-type="float" office:value="5.277875">
                <text:p>5.277875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39.897265">
                <text:p>39.897265</text:p>
              </table:table-cell>
              <table:table-cell office:value-type="float" office:value="39.819332">
                <text:p>39.819332</text:p>
              </table:table-cell>
              <table:table-cell office:value-type="float" office:value="5.57814">
                <text:p>5.57814</text:p>
              </table:table-cell>
              <table:table-cell office:value-type="float" office:value="5.445702">
                <text:p>5.44570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1.538916">
                <text:p>41.538916</text:p>
              </table:table-cell>
              <table:table-cell office:value-type="float" office:value="41.491747">
                <text:p>41.491747</text:p>
              </table:table-cell>
              <table:table-cell office:value-type="float" office:value="5.748454">
                <text:p>5.748454</text:p>
              </table:table-cell>
              <table:table-cell office:value-type="float" office:value="5.616372">
                <text:p>5.61637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43.122433">
                <text:p>43.122433</text:p>
              </table:table-cell>
              <table:table-cell office:value-type="float" office:value="43.094393">
                <text:p>43.094393</text:p>
              </table:table-cell>
              <table:table-cell office:value-type="float" office:value="5.897611">
                <text:p>5.897611</text:p>
              </table:table-cell>
              <table:table-cell office:value-type="float" office:value="5.767434">
                <text:p>5.76743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44.777767">
                <text:p>44.777767</text:p>
              </table:table-cell>
              <table:table-cell office:value-type="float" office:value="44.792374">
                <text:p>44.792374</text:p>
              </table:table-cell>
              <table:table-cell office:value-type="float" office:value="6.020353">
                <text:p>6.020353</text:p>
              </table:table-cell>
              <table:table-cell office:value-type="float" office:value="5.895185">
                <text:p>5.89518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46.192639">
                <text:p>46.192639</text:p>
              </table:table-cell>
              <table:table-cell office:value-type="float" office:value="46.260095">
                <text:p>46.260095</text:p>
              </table:table-cell>
              <table:table-cell office:value-type="float" office:value="6.130699">
                <text:p>6.130699</text:p>
              </table:table-cell>
              <table:table-cell office:value-type="float" office:value="6.009466">
                <text:p>6.009466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47.172205">
                <text:p>47.172205</text:p>
              </table:table-cell>
              <table:table-cell office:value-type="float" office:value="47.270069">
                <text:p>47.270069</text:p>
              </table:table-cell>
              <table:table-cell office:value-type="float" office:value="6.234894">
                <text:p>6.234894</text:p>
              </table:table-cell>
              <table:table-cell office:value-type="float" office:value="6.115188">
                <text:p>6.11518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7.87041">
                <text:p>47.87041</text:p>
              </table:table-cell>
              <table:table-cell office:value-type="float" office:value="47.984918">
                <text:p>47.984918</text:p>
              </table:table-cell>
              <table:table-cell office:value-type="float" office:value="6.322013">
                <text:p>6.322013</text:p>
              </table:table-cell>
              <table:table-cell office:value-type="float" office:value="6.204043">
                <text:p>6.204043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48.434131">
                <text:p>48.434131</text:p>
              </table:table-cell>
              <table:table-cell office:value-type="float" office:value="48.548039">
                <text:p>48.548039</text:p>
              </table:table-cell>
              <table:table-cell office:value-type="float" office:value="6.382003">
                <text:p>6.382003</text:p>
              </table:table-cell>
              <table:table-cell office:value-type="float" office:value="6.264937">
                <text:p>6.26493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48.881624">
                <text:p>48.881624</text:p>
              </table:table-cell>
              <table:table-cell office:value-type="float" office:value="48.995196">
                <text:p>48.995196</text:p>
              </table:table-cell>
              <table:table-cell office:value-type="float" office:value="6.419611">
                <text:p>6.419611</text:p>
              </table:table-cell>
              <table:table-cell office:value-type="float" office:value="6.302608">
                <text:p>6.30260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49.22488">
                <text:p>49.22488</text:p>
              </table:table-cell>
              <table:table-cell office:value-type="float" office:value="49.340514">
                <text:p>49.340514</text:p>
              </table:table-cell>
              <table:table-cell office:value-type="float" office:value="6.446709">
                <text:p>6.446709</text:p>
              </table:table-cell>
              <table:table-cell office:value-type="float" office:value="6.331472">
                <text:p>6.33147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49.508633">
                <text:p>49.508633</text:p>
              </table:table-cell>
              <table:table-cell office:value-type="float" office:value="49.614693">
                <text:p>49.614693</text:p>
              </table:table-cell>
              <table:table-cell office:value-type="float" office:value="6.468564">
                <text:p>6.468564</text:p>
              </table:table-cell>
              <table:table-cell office:value-type="float" office:value="6.355255">
                <text:p>6.35525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9.759957">
                <text:p>49.759957</text:p>
              </table:table-cell>
              <table:table-cell office:value-type="float" office:value="49.859075">
                <text:p>49.859075</text:p>
              </table:table-cell>
              <table:table-cell office:value-type="float" office:value="6.486619">
                <text:p>6.486619</text:p>
              </table:table-cell>
              <table:table-cell office:value-type="float" office:value="6.373294">
                <text:p>6.37329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49.923215">
                <text:p>49.923215</text:p>
              </table:table-cell>
              <table:table-cell office:value-type="float" office:value="50.025348">
                <text:p>50.025348</text:p>
              </table:table-cell>
              <table:table-cell office:value-type="float" office:value="6.501081">
                <text:p>6.501081</text:p>
              </table:table-cell>
              <table:table-cell office:value-type="float" office:value="6.388151">
                <text:p>6.38815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9.996588">
                <text:p>49.996588</text:p>
              </table:table-cell>
              <table:table-cell office:value-type="float" office:value="50.107986">
                <text:p>50.107986</text:p>
              </table:table-cell>
              <table:table-cell office:value-type="float" office:value="6.511745">
                <text:p>6.511745</text:p>
              </table:table-cell>
              <table:table-cell office:value-type="float" office:value="6.399569">
                <text:p>6.39956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50.037008">
                <text:p>50.037008</text:p>
              </table:table-cell>
              <table:table-cell office:value-type="float" office:value="50.147258">
                <text:p>50.147258</text:p>
              </table:table-cell>
              <table:table-cell office:value-type="float" office:value="6.519542">
                <text:p>6.519542</text:p>
              </table:table-cell>
              <table:table-cell office:value-type="float" office:value="6.407001">
                <text:p>6.40700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50.065372">
                <text:p>50.065372</text:p>
              </table:table-cell>
              <table:table-cell office:value-type="float" office:value="50.175138">
                <text:p>50.175138</text:p>
              </table:table-cell>
              <table:table-cell office:value-type="float" office:value="6.523533">
                <text:p>6.523533</text:p>
              </table:table-cell>
              <table:table-cell office:value-type="float" office:value="6.411053">
                <text:p>6.41105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0.079162">
                <text:p>50.079162</text:p>
              </table:table-cell>
              <table:table-cell office:value-type="float" office:value="50.189343">
                <text:p>50.189343</text:p>
              </table:table-cell>
              <table:table-cell office:value-type="float" office:value="6.525392">
                <text:p>6.525392</text:p>
              </table:table-cell>
              <table:table-cell office:value-type="float" office:value="6.412802">
                <text:p>6.41280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50.083442">
                <text:p>50.083442</text:p>
              </table:table-cell>
              <table:table-cell office:value-type="float" office:value="50.197538">
                <text:p>50.197538</text:p>
              </table:table-cell>
              <table:table-cell office:value-type="float" office:value="6.526257">
                <text:p>6.526257</text:p>
              </table:table-cell>
              <table:table-cell office:value-type="float" office:value="6.413783">
                <text:p>6.41378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50.086245">
                <text:p>50.086245</text:p>
              </table:table-cell>
              <table:table-cell office:value-type="float" office:value="50.200995">
                <text:p>50.200995</text:p>
              </table:table-cell>
              <table:table-cell office:value-type="float" office:value="6.526836">
                <text:p>6.526836</text:p>
              </table:table-cell>
              <table:table-cell office:value-type="float" office:value="6.414437">
                <text:p>6.41443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50.08843">
                <text:p>50.08843</text:p>
              </table:table-cell>
              <table:table-cell office:value-type="float" office:value="50.204263">
                <text:p>50.204263</text:p>
              </table:table-cell>
              <table:table-cell office:value-type="float" office:value="6.527004">
                <text:p>6.527004</text:p>
              </table:table-cell>
              <table:table-cell office:value-type="float" office:value="6.414672">
                <text:p>6.414672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50.089829">
                <text:p>50.089829</text:p>
              </table:table-cell>
              <table:table-cell office:value-type="float" office:value="50.208327">
                <text:p>50.208327</text:p>
              </table:table-cell>
              <table:table-cell office:value-type="float" office:value="6.527105">
                <text:p>6.527105</text:p>
              </table:table-cell>
              <table:table-cell office:value-type="float" office:value="6.414776">
                <text:p>6.41477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0.094062">
                <text:p>50.094062</text:p>
              </table:table-cell>
              <table:table-cell office:value-type="float" office:value="50.211487">
                <text:p>50.211487</text:p>
              </table:table-cell>
              <table:table-cell office:value-type="float" office:value="6.527241">
                <text:p>6.527241</text:p>
              </table:table-cell>
              <table:table-cell office:value-type="float" office:value="6.414947">
                <text:p>6.41494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50.098264">
                <text:p>50.098264</text:p>
              </table:table-cell>
              <table:table-cell office:value-type="float" office:value="50.216956">
                <text:p>50.216956</text:p>
              </table:table-cell>
              <table:table-cell office:value-type="float" office:value="6.527427">
                <text:p>6.527427</text:p>
              </table:table-cell>
              <table:table-cell office:value-type="float" office:value="6.415066">
                <text:p>6.41506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50.106652">
                <text:p>50.106652</text:p>
              </table:table-cell>
              <table:table-cell office:value-type="float" office:value="50.230722">
                <text:p>50.230722</text:p>
              </table:table-cell>
              <table:table-cell office:value-type="float" office:value="6.527848">
                <text:p>6.527848</text:p>
              </table:table-cell>
              <table:table-cell office:value-type="float" office:value="6.415272">
                <text:p>6.415272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50.122287">
                <text:p>50.122287</text:p>
              </table:table-cell>
              <table:table-cell office:value-type="float" office:value="50.247908">
                <text:p>50.247908</text:p>
              </table:table-cell>
              <table:table-cell office:value-type="float" office:value="6.52837">
                <text:p>6.52837</text:p>
              </table:table-cell>
              <table:table-cell office:value-type="float" office:value="6.41577">
                <text:p>6.4157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50.143543">
                <text:p>50.143543</text:p>
              </table:table-cell>
              <table:table-cell office:value-type="float" office:value="50.268242">
                <text:p>50.268242</text:p>
              </table:table-cell>
              <table:table-cell office:value-type="float" office:value="6.529166">
                <text:p>6.529166</text:p>
              </table:table-cell>
              <table:table-cell office:value-type="float" office:value="6.416473">
                <text:p>6.41647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0.179464">
                <text:p>50.179464</text:p>
              </table:table-cell>
              <table:table-cell office:value-type="float" office:value="50.307362">
                <text:p>50.307362</text:p>
              </table:table-cell>
              <table:table-cell office:value-type="float" office:value="6.53037">
                <text:p>6.53037</text:p>
              </table:table-cell>
              <table:table-cell office:value-type="float" office:value="6.417631">
                <text:p>6.41763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50.232368">
                <text:p>50.232368</text:p>
              </table:table-cell>
              <table:table-cell office:value-type="float" office:value="50.357635">
                <text:p>50.357635</text:p>
              </table:table-cell>
              <table:table-cell office:value-type="float" office:value="6.532188">
                <text:p>6.532188</text:p>
              </table:table-cell>
              <table:table-cell office:value-type="float" office:value="6.419265">
                <text:p>6.41926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50.309468">
                <text:p>50.309468</text:p>
              </table:table-cell>
              <table:table-cell office:value-type="float" office:value="50.441914">
                <text:p>50.441914</text:p>
              </table:table-cell>
              <table:table-cell office:value-type="float" office:value="6.534332">
                <text:p>6.534332</text:p>
              </table:table-cell>
              <table:table-cell office:value-type="float" office:value="6.421569">
                <text:p>6.421569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50.416644">
                <text:p>50.416644</text:p>
              </table:table-cell>
              <table:table-cell office:value-type="float" office:value="50.564884">
                <text:p>50.564884</text:p>
              </table:table-cell>
              <table:table-cell office:value-type="float" office:value="6.537596">
                <text:p>6.537596</text:p>
              </table:table-cell>
              <table:table-cell office:value-type="float" office:value="6.424921">
                <text:p>6.42492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0.568859">
                <text:p>50.568859</text:p>
              </table:table-cell>
              <table:table-cell office:value-type="float" office:value="50.70104">
                <text:p>50.70104</text:p>
              </table:table-cell>
              <table:table-cell office:value-type="float" office:value="6.542098">
                <text:p>6.542098</text:p>
              </table:table-cell>
              <table:table-cell office:value-type="float" office:value="6.429764">
                <text:p>6.42976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50.762834">
                <text:p>50.762834</text:p>
              </table:table-cell>
              <table:table-cell office:value-type="float" office:value="50.869533">
                <text:p>50.869533</text:p>
              </table:table-cell>
              <table:table-cell office:value-type="float" office:value="6.54884">
                <text:p>6.54884</text:p>
              </table:table-cell>
              <table:table-cell office:value-type="float" office:value="6.437008">
                <text:p>6.43700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50.954042">
                <text:p>50.954042</text:p>
              </table:table-cell>
              <table:table-cell office:value-type="float" office:value="51.060919">
                <text:p>51.060919</text:p>
              </table:table-cell>
              <table:table-cell office:value-type="float" office:value="6.557114">
                <text:p>6.557114</text:p>
              </table:table-cell>
              <table:table-cell office:value-type="float" office:value="6.445872">
                <text:p>6.44587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51.203925">
                <text:p>51.203925</text:p>
              </table:table-cell>
              <table:table-cell office:value-type="float" office:value="51.31208">
                <text:p>51.31208</text:p>
              </table:table-cell>
              <table:table-cell office:value-type="float" office:value="6.567726">
                <text:p>6.567726</text:p>
              </table:table-cell>
              <table:table-cell office:value-type="float" office:value="6.456214">
                <text:p>6.456214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51.51959">
                <text:p>51.51959</text:p>
              </table:table-cell>
              <table:table-cell office:value-type="float" office:value="51.625826">
                <text:p>51.625826</text:p>
              </table:table-cell>
              <table:table-cell office:value-type="float" office:value="6.580446">
                <text:p>6.580446</text:p>
              </table:table-cell>
              <table:table-cell office:value-type="float" office:value="6.468308">
                <text:p>6.46830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51.91699">
                <text:p>51.91699</text:p>
              </table:table-cell>
              <table:table-cell office:value-type="float" office:value="52.033547">
                <text:p>52.033547</text:p>
              </table:table-cell>
              <table:table-cell office:value-type="float" office:value="6.595211">
                <text:p>6.595211</text:p>
              </table:table-cell>
              <table:table-cell office:value-type="float" office:value="6.48347">
                <text:p>6.483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2.400764">
                <text:p>52.400764</text:p>
              </table:table-cell>
              <table:table-cell office:value-type="float" office:value="52.509896">
                <text:p>52.509896</text:p>
              </table:table-cell>
              <table:table-cell office:value-type="float" office:value="6.614155">
                <text:p>6.614155</text:p>
              </table:table-cell>
              <table:table-cell office:value-type="float" office:value="6.57312">
                <text:p>6.57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7cm" svg:height="10.253cm" xlink:href=".." xlink:type="simple" chart:class="chart:line" chart:style-name="ch1">
        <chart:title svg:x="6.349cm" svg:y="0.341cm" chart:style-name="ch2">
          <text:p>Best index+policy combo h2h</text:p>
        </chart:title>
        <chart:legend chart:legend-position="end" svg:x="11.653cm" svg:y="4.078cm" style:legend-expansion="high" chart:style-name="ch3"/>
        <chart:plot-area chart:style-name="ch4" table:cell-range-address="Comp.B2:Comp.C150 Comp.A2:Comp.A2 Comp.E3:Comp.E3 Comp.G3:Comp.G150 Comp.I2:Comp.I2 Comp.K2:Comp.K150" chart:data-source-has-labels="both" svg:x="1.408cm" svg:y="1.735cm" svg:width="9.505cm" svg:height="7.305cm">
          <chartooo:coordinate-region svg:x="2.029cm" svg:y="1.947cm" svg:width="8.57cm" svg:height="5.996cm"/>
          <chart:axis chart:dimension="x" chart:name="primary-x" chart:style-name="ch5" chartooo:axis-type="auto">
            <chartooo:date-scale/>
            <chart:title svg:x="4.872cm" svg:y="9.246cm" chart:style-name="ch6">
              <text:p>Inserts (millions)</text:p>
            </chart:title>
            <chart:categories table:cell-range-address="Comp.B2:Comp.B150"/>
          </chart:axis>
          <chart:axis chart:dimension="y" chart:name="primary-y" chart:style-name="ch5">
            <chart:title svg:x="0.451cm" svg:y="6.357cm" chart:style-name="ch7">
              <text:p>Cost (hours)</text:p>
            </chart:title>
            <chart:grid chart:style-name="ch8" chart:class="major"/>
          </chart:axis>
          <chart:series chart:style-name="ch9" chart:values-cell-range-address="Comp.C2:Comp.C150" chart:label-cell-address="Comp.A2:Comp.A2" chart:class="chart:line">
            <chart:data-point chart:repeated="149"/>
          </chart:series>
          <chart:series chart:style-name="ch10" chart:values-cell-range-address="Comp.G3:Comp.G150" chart:label-cell-address="Comp.E3:Comp.E3" chart:class="chart:line">
            <chart:data-point chart:repeated="148"/>
          </chart:series>
          <chart:series chart:style-name="ch11" chart:values-cell-range-address="Comp.K2:Comp.K150" chart:label-cell-address="Comp.I2:Comp.I2" chart:class="chart:line">
            <chart:data-point chart:repeated="1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MEM_ECP_ClusterAvg_LeadAbs_Read</text:p>
                <draw:g>
                  <svg:desc>Comp.A2:Comp.A2</svg:desc>
                </draw:g>
              </table:table-cell>
              <table:table-cell office:value-type="string">
                <text:p>IntelMEM_II_Read</text:p>
                <draw:g>
                  <svg:desc>Comp.E3:Comp.E3</svg:desc>
                </draw:g>
              </table:table-cell>
              <table:table-cell office:value-type="string">
                <text:p>IntelMEM_ReproRead_FlushScan</text:p>
                <draw:g>
                  <svg:desc>Comp.I2:Comp.I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Comp.B2:Comp.B150</svg:desc>
                </draw:g>
              </table:table-cell>
              <table:table-cell office:value-type="float" office:value="0.00604">
                <text:p>0.00604</text:p>
                <draw:g>
                  <svg:desc>Comp.C2:Comp.C150</svg:desc>
                </draw:g>
              </table:table-cell>
              <table:table-cell office:value-type="float" office:value="1.21447">
                <text:p>1.21447</text:p>
                <draw:g>
                  <svg:desc>Comp.G3:Comp.G150</svg:desc>
                </draw:g>
              </table:table-cell>
              <table:table-cell office:value-type="float" office:value="0.001379">
                <text:p>0.001379</text:p>
                <draw:g>
                  <svg:desc>Comp.K2:Comp.K15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604">
                <text:p>0.00604</text:p>
              </table:table-cell>
              <table:table-cell office:value-type="float" office:value="1.21447">
                <text:p>1.21447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045">
                <text:p>0.006045</text:p>
              </table:table-cell>
              <table:table-cell office:value-type="float" office:value="2.949614">
                <text:p>2.949614</text:p>
              </table:table-cell>
              <table:table-cell office:value-type="float" office:value="0.118435">
                <text:p>0.1184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4166">
                <text:p>0.014166</text:p>
              </table:table-cell>
              <table:table-cell office:value-type="float" office:value="2.949614">
                <text:p>2.949614</text:p>
              </table:table-cell>
              <table:table-cell office:value-type="float" office:value="0.118694">
                <text:p>0.1186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4166">
                <text:p>0.014166</text:p>
              </table:table-cell>
              <table:table-cell office:value-type="float" office:value="2.949614">
                <text:p>2.949614</text:p>
              </table:table-cell>
              <table:table-cell office:value-type="float" office:value="0.291125">
                <text:p>0.291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4166">
                <text:p>0.014166</text:p>
              </table:table-cell>
              <table:table-cell office:value-type="float" office:value="2.949614">
                <text:p>2.949614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4806">
                <text:p>0.024806</text:p>
              </table:table-cell>
              <table:table-cell office:value-type="float" office:value="5.428495">
                <text:p>5.428495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4964">
                <text:p>0.024964</text:p>
              </table:table-cell>
              <table:table-cell office:value-type="float" office:value="5.428495">
                <text:p>5.428495</text:p>
              </table:table-cell>
              <table:table-cell office:value-type="float" office:value="0.292919">
                <text:p>0.2929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4964">
                <text:p>0.024964</text:p>
              </table:table-cell>
              <table:table-cell office:value-type="float" office:value="5.428495">
                <text:p>5.428495</text:p>
              </table:table-cell>
              <table:table-cell office:value-type="float" office:value="0.302171">
                <text:p>0.3021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4964">
                <text:p>0.024964</text:p>
              </table:table-cell>
              <table:table-cell office:value-type="float" office:value="5.428495">
                <text:p>5.428495</text:p>
              </table:table-cell>
              <table:table-cell office:value-type="float" office:value="0.413176">
                <text:p>0.41317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817">
                <text:p>0.02817</text:p>
              </table:table-cell>
              <table:table-cell office:value-type="float" office:value="5.428495">
                <text:p>5.428495</text:p>
              </table:table-cell>
              <table:table-cell office:value-type="float" office:value="0.553867">
                <text:p>0.5538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3944">
                <text:p>0.033944</text:p>
              </table:table-cell>
              <table:table-cell office:value-type="float" office:value="5.428495">
                <text:p>5.428495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7731">
                <text:p>0.037731</text:p>
              </table:table-cell>
              <table:table-cell office:value-type="float" office:value="8.969866">
                <text:p>8.969866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41343">
                <text:p>0.041343</text:p>
              </table:table-cell>
              <table:table-cell office:value-type="float" office:value="8.969866">
                <text:p>8.969866</text:p>
              </table:table-cell>
              <table:table-cell office:value-type="float" office:value="0.556021">
                <text:p>0.5560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43488">
                <text:p>0.043488</text:p>
              </table:table-cell>
              <table:table-cell office:value-type="float" office:value="8.969866">
                <text:p>8.969866</text:p>
              </table:table-cell>
              <table:table-cell office:value-type="float" office:value="0.556177">
                <text:p>0.5561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435">
                <text:p>0.04435</text:p>
              </table:table-cell>
              <table:table-cell office:value-type="float" office:value="8.969866">
                <text:p>8.969866</text:p>
              </table:table-cell>
              <table:table-cell office:value-type="float" office:value="0.576591">
                <text:p>0.57659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5536">
                <text:p>0.045536</text:p>
              </table:table-cell>
              <table:table-cell office:value-type="float" office:value="8.969866">
                <text:p>8.969866</text:p>
              </table:table-cell>
              <table:table-cell office:value-type="float" office:value="0.647449">
                <text:p>0.6474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9679">
                <text:p>0.049679</text:p>
              </table:table-cell>
              <table:table-cell office:value-type="float" office:value="8.969866">
                <text:p>8.969866</text:p>
              </table:table-cell>
              <table:table-cell office:value-type="float" office:value="0.778692">
                <text:p>0.7786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53038">
                <text:p>0.053038</text:p>
              </table:table-cell>
              <table:table-cell office:value-type="float" office:value="8.969866">
                <text:p>8.969866</text:p>
              </table:table-cell>
              <table:table-cell office:value-type="float" office:value="0.932701">
                <text:p>0.93270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56211">
                <text:p>0.056211</text:p>
              </table:table-cell>
              <table:table-cell office:value-type="float" office:value="8.969866">
                <text:p>8.969866</text:p>
              </table:table-cell>
              <table:table-cell office:value-type="float" office:value="0.945429">
                <text:p>0.9454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60653">
                <text:p>0.060653</text:p>
              </table:table-cell>
              <table:table-cell office:value-type="float" office:value="8.969866">
                <text:p>8.969866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64711">
                <text:p>0.064711</text:p>
              </table:table-cell>
              <table:table-cell office:value-type="float" office:value="14.029163">
                <text:p>14.029163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66468">
                <text:p>0.066468</text:p>
              </table:table-cell>
              <table:table-cell office:value-type="float" office:value="14.029163">
                <text:p>14.029163</text:p>
              </table:table-cell>
              <table:table-cell office:value-type="float" office:value="0.945452">
                <text:p>0.9454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67173">
                <text:p>0.067173</text:p>
              </table:table-cell>
              <table:table-cell office:value-type="float" office:value="14.029163">
                <text:p>14.029163</text:p>
              </table:table-cell>
              <table:table-cell office:value-type="float" office:value="0.945491">
                <text:p>0.94549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68657">
                <text:p>0.068657</text:p>
              </table:table-cell>
              <table:table-cell office:value-type="float" office:value="14.029163">
                <text:p>14.029163</text:p>
              </table:table-cell>
              <table:table-cell office:value-type="float" office:value="0.946208">
                <text:p>0.9462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73514">
                <text:p>0.073514</text:p>
              </table:table-cell>
              <table:table-cell office:value-type="float" office:value="14.029163">
                <text:p>14.029163</text:p>
              </table:table-cell>
              <table:table-cell office:value-type="float" office:value="0.956194">
                <text:p>0.9561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76225">
                <text:p>0.076225</text:p>
              </table:table-cell>
              <table:table-cell office:value-type="float" office:value="14.029163">
                <text:p>14.029163</text:p>
              </table:table-cell>
              <table:table-cell office:value-type="float" office:value="1.00706">
                <text:p>1.007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79332">
                <text:p>0.079332</text:p>
              </table:table-cell>
              <table:table-cell office:value-type="float" office:value="14.029163">
                <text:p>14.029163</text:p>
              </table:table-cell>
              <table:table-cell office:value-type="float" office:value="1.100543">
                <text:p>1.10054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82004">
                <text:p>0.082004</text:p>
              </table:table-cell>
              <table:table-cell office:value-type="float" office:value="14.029163">
                <text:p>14.029163</text:p>
              </table:table-cell>
              <table:table-cell office:value-type="float" office:value="1.228211">
                <text:p>1.2282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85564">
                <text:p>0.085564</text:p>
              </table:table-cell>
              <table:table-cell office:value-type="float" office:value="14.029163">
                <text:p>14.029163</text:p>
              </table:table-cell>
              <table:table-cell office:value-type="float" office:value="1.377739">
                <text:p>1.37773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90677">
                <text:p>0.090677</text:p>
              </table:table-cell>
              <table:table-cell office:value-type="float" office:value="14.029163">
                <text:p>14.029163</text:p>
              </table:table-cell>
              <table:table-cell office:value-type="float" office:value="1.550315">
                <text:p>1.5503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93002">
                <text:p>0.093002</text:p>
              </table:table-cell>
              <table:table-cell office:value-type="float" office:value="14.029163">
                <text:p>14.029163</text:p>
              </table:table-cell>
              <table:table-cell office:value-type="float" office:value="1.594442">
                <text:p>1.5944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96265">
                <text:p>0.096265</text:p>
              </table:table-cell>
              <table:table-cell office:value-type="float" office:value="14.029163">
                <text:p>14.029163</text:p>
              </table:table-cell>
              <table:table-cell office:value-type="float" office:value="1.5972">
                <text:p>1.597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97443">
                <text:p>0.097443</text:p>
              </table:table-cell>
              <table:table-cell office:value-type="float" office:value="14.029163">
                <text:p>14.029163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98353">
                <text:p>0.098353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99865">
                <text:p>0.099865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7219">
                <text:p>1.59721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00024">
                <text:p>0.100024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7229">
                <text:p>1.5972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00046">
                <text:p>0.100046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7274">
                <text:p>1.59727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100107">
                <text:p>0.100107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7597">
                <text:p>1.59759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03556">
                <text:p>0.103556</text:p>
              </table:table-cell>
              <table:table-cell office:value-type="float" office:value="21.256876">
                <text:p>21.256876</text:p>
              </table:table-cell>
              <table:table-cell office:value-type="float" office:value="1.598846">
                <text:p>1.5988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18074">
                <text:p>0.118074</text:p>
              </table:table-cell>
              <table:table-cell office:value-type="float" office:value="21.256876">
                <text:p>21.256876</text:p>
              </table:table-cell>
              <table:table-cell office:value-type="float" office:value="1.603884">
                <text:p>1.60388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43219">
                <text:p>0.143219</text:p>
              </table:table-cell>
              <table:table-cell office:value-type="float" office:value="21.256876">
                <text:p>21.256876</text:p>
              </table:table-cell>
              <table:table-cell office:value-type="float" office:value="1.612458">
                <text:p>1.61245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56759">
                <text:p>0.156759</text:p>
              </table:table-cell>
              <table:table-cell office:value-type="float" office:value="21.256876">
                <text:p>21.256876</text:p>
              </table:table-cell>
              <table:table-cell office:value-type="float" office:value="1.625068">
                <text:p>1.62506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5978">
                <text:p>0.15978</text:p>
              </table:table-cell>
              <table:table-cell office:value-type="float" office:value="21.256876">
                <text:p>21.256876</text:p>
              </table:table-cell>
              <table:table-cell office:value-type="float" office:value="1.654469">
                <text:p>1.65446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60819">
                <text:p>0.160819</text:p>
              </table:table-cell>
              <table:table-cell office:value-type="float" office:value="21.256876">
                <text:p>21.256876</text:p>
              </table:table-cell>
              <table:table-cell office:value-type="float" office:value="1.728982">
                <text:p>1.72898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61596">
                <text:p>0.161596</text:p>
              </table:table-cell>
              <table:table-cell office:value-type="float" office:value="21.256876">
                <text:p>21.256876</text:p>
              </table:table-cell>
              <table:table-cell office:value-type="float" office:value="1.869589">
                <text:p>1.8695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61631">
                <text:p>0.161631</text:p>
              </table:table-cell>
              <table:table-cell office:value-type="float" office:value="21.256876">
                <text:p>21.256876</text:p>
              </table:table-cell>
              <table:table-cell office:value-type="float" office:value="2.012516">
                <text:p>2.0125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1678">
                <text:p>0.161678</text:p>
              </table:table-cell>
              <table:table-cell office:value-type="float" office:value="21.256876">
                <text:p>21.256876</text:p>
              </table:table-cell>
              <table:table-cell office:value-type="float" office:value="2.182815">
                <text:p>2.18281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61939">
                <text:p>0.161939</text:p>
              </table:table-cell>
              <table:table-cell office:value-type="float" office:value="21.256876">
                <text:p>21.256876</text:p>
              </table:table-cell>
              <table:table-cell office:value-type="float" office:value="2.380435">
                <text:p>2.38043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62854">
                <text:p>0.162854</text:p>
              </table:table-cell>
              <table:table-cell office:value-type="float" office:value="21.256876">
                <text:p>21.256876</text:p>
              </table:table-cell>
              <table:table-cell office:value-type="float" office:value="2.507648">
                <text:p>2.50764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64">
                <text:p>0.164</text:p>
              </table:table-cell>
              <table:table-cell office:value-type="float" office:value="21.256876">
                <text:p>21.256876</text:p>
              </table:table-cell>
              <table:table-cell office:value-type="float" office:value="2.577875">
                <text:p>2.57787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6458">
                <text:p>0.16458</text:p>
              </table:table-cell>
              <table:table-cell office:value-type="float" office:value="21.256876">
                <text:p>21.256876</text:p>
              </table:table-cell>
              <table:table-cell office:value-type="float" office:value="2.614331">
                <text:p>2.61433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64736">
                <text:p>0.164736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4298">
                <text:p>2.62429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64799">
                <text:p>0.164799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5899">
                <text:p>2.62589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66413">
                <text:p>0.166413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126">
                <text:p>2.62612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67687">
                <text:p>0.167687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73805">
                <text:p>0.173805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95646">
                <text:p>0.195646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14">
                <text:p>2.6261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261565">
                <text:p>0.261565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174">
                <text:p>2.62617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278485">
                <text:p>0.278485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358">
                <text:p>2.62635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285602">
                <text:p>0.285602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671">
                <text:p>2.626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290204">
                <text:p>0.290204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27965">
                <text:p>2.62796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292534">
                <text:p>0.292534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31097">
                <text:p>2.63109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293625">
                <text:p>0.293625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37203">
                <text:p>2.63720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294802">
                <text:p>0.294802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47186">
                <text:p>2.64718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29595">
                <text:p>0.29595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62581">
                <text:p>2.6625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296403">
                <text:p>0.296403</text:p>
              </table:table-cell>
              <table:table-cell office:value-type="float" office:value="31.582229">
                <text:p>31.582229</text:p>
              </table:table-cell>
              <table:table-cell office:value-type="float" office:value="2.688173">
                <text:p>2.68817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96529">
                <text:p>0.296529</text:p>
              </table:table-cell>
              <table:table-cell office:value-type="float" office:value="31.582229">
                <text:p>31.582229</text:p>
              </table:table-cell>
              <table:table-cell office:value-type="float" office:value="2.736288">
                <text:p>2.73628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296543">
                <text:p>0.296543</text:p>
              </table:table-cell>
              <table:table-cell office:value-type="float" office:value="31.582229">
                <text:p>31.582229</text:p>
              </table:table-cell>
              <table:table-cell office:value-type="float" office:value="2.819537">
                <text:p>2.81953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296557">
                <text:p>0.296557</text:p>
              </table:table-cell>
              <table:table-cell office:value-type="float" office:value="31.582229">
                <text:p>31.582229</text:p>
              </table:table-cell>
              <table:table-cell office:value-type="float" office:value="2.912298">
                <text:p>2.91229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296557">
                <text:p>0.296557</text:p>
              </table:table-cell>
              <table:table-cell office:value-type="float" office:value="31.582229">
                <text:p>31.582229</text:p>
              </table:table-cell>
              <table:table-cell office:value-type="float" office:value="3.000183">
                <text:p>3.00018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296557">
                <text:p>0.296557</text:p>
              </table:table-cell>
              <table:table-cell office:value-type="float" office:value="31.582229">
                <text:p>31.582229</text:p>
              </table:table-cell>
              <table:table-cell office:value-type="float" office:value="3.112751">
                <text:p>3.11275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296604">
                <text:p>0.296604</text:p>
              </table:table-cell>
              <table:table-cell office:value-type="float" office:value="31.582229">
                <text:p>31.582229</text:p>
              </table:table-cell>
              <table:table-cell office:value-type="float" office:value="3.255738">
                <text:p>3.25573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296759">
                <text:p>0.296759</text:p>
              </table:table-cell>
              <table:table-cell office:value-type="float" office:value="31.582229">
                <text:p>31.582229</text:p>
              </table:table-cell>
              <table:table-cell office:value-type="float" office:value="3.418094">
                <text:p>3.41809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297209">
                <text:p>0.297209</text:p>
              </table:table-cell>
              <table:table-cell office:value-type="float" office:value="31.582229">
                <text:p>31.582229</text:p>
              </table:table-cell>
              <table:table-cell office:value-type="float" office:value="3.605327">
                <text:p>3.60532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297943">
                <text:p>0.297943</text:p>
              </table:table-cell>
              <table:table-cell office:value-type="float" office:value="31.582229">
                <text:p>31.582229</text:p>
              </table:table-cell>
              <table:table-cell office:value-type="float" office:value="3.806474">
                <text:p>3.80647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299168">
                <text:p>0.299168</text:p>
              </table:table-cell>
              <table:table-cell office:value-type="float" office:value="31.582229">
                <text:p>31.582229</text:p>
              </table:table-cell>
              <table:table-cell office:value-type="float" office:value="3.955471">
                <text:p>3.9554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01972">
                <text:p>0.301972</text:p>
              </table:table-cell>
              <table:table-cell office:value-type="float" office:value="31.582229">
                <text:p>31.582229</text:p>
              </table:table-cell>
              <table:table-cell office:value-type="float" office:value="4.032094">
                <text:p>4.03209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303115">
                <text:p>0.303115</text:p>
              </table:table-cell>
              <table:table-cell office:value-type="float" office:value="46.332827">
                <text:p>46.332827</text:p>
              </table:table-cell>
              <table:table-cell office:value-type="float" office:value="4.071313">
                <text:p>4.07131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317855">
                <text:p>0.317855</text:p>
              </table:table-cell>
              <table:table-cell office:value-type="float" office:value="46.332827">
                <text:p>46.332827</text:p>
              </table:table-cell>
              <table:table-cell office:value-type="float" office:value="4.098552">
                <text:p>4.09855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412337">
                <text:p>0.41233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20013">
                <text:p>4.12001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460721">
                <text:p>0.46072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36652">
                <text:p>4.13665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483354">
                <text:p>0.483354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47009">
                <text:p>4.14700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494121">
                <text:p>0.49412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1492">
                <text:p>4.15149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501337">
                <text:p>0.50133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2654">
                <text:p>4.15265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505811">
                <text:p>0.50581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236">
                <text:p>4.15323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508514">
                <text:p>0.508514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344">
                <text:p>4.1533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510185">
                <text:p>0.510185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511188">
                <text:p>0.511188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414">
                <text:p>4.15341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512151">
                <text:p>0.51215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44">
                <text:p>4.1534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512858">
                <text:p>0.512858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3664">
                <text:p>4.15366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513647">
                <text:p>0.51364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4156">
                <text:p>4.15415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514251">
                <text:p>0.51425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5643">
                <text:p>4.15564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514639">
                <text:p>0.514639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57879">
                <text:p>4.15787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514806">
                <text:p>0.514806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61255">
                <text:p>4.16125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514873">
                <text:p>0.514873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67129">
                <text:p>4.16712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51491">
                <text:p>0.5149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77022">
                <text:p>4.1770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4997">
                <text:p>0.51499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189648">
                <text:p>4.18964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51533">
                <text:p>0.51533</text:p>
              </table:table-cell>
              <table:table-cell office:value-type="float" office:value="46.332827">
                <text:p>46.332827</text:p>
              </table:table-cell>
              <table:table-cell office:value-type="float" office:value="4.204103">
                <text:p>4.20410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515613">
                <text:p>0.515613</text:p>
              </table:table-cell>
              <table:table-cell office:value-type="float" office:value="46.332827">
                <text:p>46.332827</text:p>
              </table:table-cell>
              <table:table-cell office:value-type="float" office:value="4.225565">
                <text:p>4.22556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517067">
                <text:p>0.51706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259462">
                <text:p>4.25946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517454">
                <text:p>0.517454</text:p>
              </table:table-cell>
              <table:table-cell office:value-type="float" office:value="46.332827">
                <text:p>46.332827</text:p>
              </table:table-cell>
              <table:table-cell office:value-type="float" office:value="4.3049">
                <text:p>4.30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517777">
                <text:p>0.517777</text:p>
              </table:table-cell>
              <table:table-cell office:value-type="float" office:value="46.332827">
                <text:p>46.332827</text:p>
              </table:table-cell>
              <table:table-cell office:value-type="float" office:value="4.35476">
                <text:p>4.3547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51824">
                <text:p>0.51824</text:p>
              </table:table-cell>
              <table:table-cell office:value-type="float" office:value="46.332827">
                <text:p>46.332827</text:p>
              </table:table-cell>
              <table:table-cell office:value-type="float" office:value="4.405987">
                <text:p>4.40598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519138">
                <text:p>0.519138</text:p>
              </table:table-cell>
              <table:table-cell office:value-type="float" office:value="46.332827">
                <text:p>46.332827</text:p>
              </table:table-cell>
              <table:table-cell office:value-type="float" office:value="4.478128">
                <text:p>4.47812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520494">
                <text:p>0.520494</text:p>
              </table:table-cell>
              <table:table-cell office:value-type="float" office:value="46.332827">
                <text:p>46.332827</text:p>
              </table:table-cell>
              <table:table-cell office:value-type="float" office:value="4.574525">
                <text:p>4.57452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522371">
                <text:p>0.522371</text:p>
              </table:table-cell>
              <table:table-cell office:value-type="float" office:value="46.332827">
                <text:p>46.332827</text:p>
              </table:table-cell>
              <table:table-cell office:value-type="float" office:value="4.671482">
                <text:p>4.6714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525582">
                <text:p>0.525582</text:p>
              </table:table-cell>
              <table:table-cell office:value-type="float" office:value="46.332827">
                <text:p>46.332827</text:p>
              </table:table-cell>
              <table:table-cell office:value-type="float" office:value="4.76386">
                <text:p>4.7638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526235">
                <text:p>0.526235</text:p>
              </table:table-cell>
              <table:table-cell office:value-type="float" office:value="46.332827">
                <text:p>46.332827</text:p>
              </table:table-cell>
              <table:table-cell office:value-type="float" office:value="4.867003">
                <text:p>4.86700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529875">
                <text:p>0.529875</text:p>
              </table:table-cell>
              <table:table-cell office:value-type="float" office:value="46.332827">
                <text:p>46.332827</text:p>
              </table:table-cell>
              <table:table-cell office:value-type="float" office:value="4.988851">
                <text:p>4.98885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54492">
                <text:p>0.54492</text:p>
              </table:table-cell>
              <table:table-cell office:value-type="float" office:value="46.332827">
                <text:p>46.332827</text:p>
              </table:table-cell>
              <table:table-cell office:value-type="float" office:value="5.126927">
                <text:p>5.12692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687142">
                <text:p>0.687142</text:p>
              </table:table-cell>
              <table:table-cell office:value-type="float" office:value="46.332827">
                <text:p>46.332827</text:p>
              </table:table-cell>
              <table:table-cell office:value-type="float" office:value="5.277875">
                <text:p>5.27787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746327">
                <text:p>0.746327</text:p>
              </table:table-cell>
              <table:table-cell office:value-type="float" office:value="46.332827">
                <text:p>46.332827</text:p>
              </table:table-cell>
              <table:table-cell office:value-type="float" office:value="5.445702">
                <text:p>5.44570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78539">
                <text:p>0.78539</text:p>
              </table:table-cell>
              <table:table-cell office:value-type="float" office:value="46.332827">
                <text:p>46.332827</text:p>
              </table:table-cell>
              <table:table-cell office:value-type="float" office:value="5.616372">
                <text:p>5.61637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810686">
                <text:p>0.810686</text:p>
              </table:table-cell>
              <table:table-cell office:value-type="float" office:value="46.332827">
                <text:p>46.332827</text:p>
              </table:table-cell>
              <table:table-cell office:value-type="float" office:value="5.767434">
                <text:p>5.76743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825632">
                <text:p>0.825632</text:p>
              </table:table-cell>
              <table:table-cell office:value-type="float" office:value="67.405221">
                <text:p>67.405221</text:p>
              </table:table-cell>
              <table:table-cell office:value-type="float" office:value="5.895185">
                <text:p>5.89518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834313">
                <text:p>0.834313</text:p>
              </table:table-cell>
              <table:table-cell office:value-type="float" office:value="67.405221">
                <text:p>67.405221</text:p>
              </table:table-cell>
              <table:table-cell office:value-type="float" office:value="6.009466">
                <text:p>6.00946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840042">
                <text:p>0.840042</text:p>
              </table:table-cell>
              <table:table-cell office:value-type="float" office:value="67.405221">
                <text:p>67.405221</text:p>
              </table:table-cell>
              <table:table-cell office:value-type="float" office:value="6.115188">
                <text:p>6.11518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844776">
                <text:p>0.844776</text:p>
              </table:table-cell>
              <table:table-cell office:value-type="float" office:value="67.405221">
                <text:p>67.405221</text:p>
              </table:table-cell>
              <table:table-cell office:value-type="float" office:value="6.204043">
                <text:p>6.204043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848196">
                <text:p>0.848196</text:p>
              </table:table-cell>
              <table:table-cell office:value-type="float" office:value="67.405221">
                <text:p>67.405221</text:p>
              </table:table-cell>
              <table:table-cell office:value-type="float" office:value="6.264937">
                <text:p>6.264937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849931">
                <text:p>0.849931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02608">
                <text:p>6.30260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851322">
                <text:p>0.851322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31472">
                <text:p>6.33147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853598">
                <text:p>0.85359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55255">
                <text:p>6.355255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85455">
                <text:p>0.85455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73294">
                <text:p>6.37329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855487">
                <text:p>0.855487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88151">
                <text:p>6.38815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856055">
                <text:p>0.856055</text:p>
              </table:table-cell>
              <table:table-cell office:value-type="float" office:value="67.405221">
                <text:p>67.405221</text:p>
              </table:table-cell>
              <table:table-cell office:value-type="float" office:value="6.399569">
                <text:p>6.399569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856524">
                <text:p>0.856524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07001">
                <text:p>6.4070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857114">
                <text:p>0.857114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1053">
                <text:p>6.411053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857721">
                <text:p>0.857721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2802">
                <text:p>6.41280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858439">
                <text:p>0.858439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3783">
                <text:p>6.41378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859223">
                <text:p>0.859223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4437">
                <text:p>6.414437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860088">
                <text:p>0.86008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4672">
                <text:p>6.41467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860806">
                <text:p>0.860806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4776">
                <text:p>6.41477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86154">
                <text:p>0.86154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4947">
                <text:p>6.41494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862054">
                <text:p>0.862054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5066">
                <text:p>6.41506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862785">
                <text:p>0.862785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5272">
                <text:p>6.41527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86347">
                <text:p>0.86347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577">
                <text:p>6.4157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863888">
                <text:p>0.86388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6473">
                <text:p>6.416473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864298">
                <text:p>0.86429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7631">
                <text:p>6.41763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864836">
                <text:p>0.864836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19265">
                <text:p>6.41926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86524">
                <text:p>0.86524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21569">
                <text:p>6.42156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865458">
                <text:p>0.86545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24921">
                <text:p>6.42492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865686">
                <text:p>0.865686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29764">
                <text:p>6.42976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866002">
                <text:p>0.866002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37008">
                <text:p>6.437008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86639">
                <text:p>0.86639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45872">
                <text:p>6.44587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866805">
                <text:p>0.866805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56214">
                <text:p>6.456214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86788">
                <text:p>0.86788</text:p>
              </table:table-cell>
              <table:table-cell office:value-type="float" office:value="67.405221">
                <text:p>67.405221</text:p>
              </table:table-cell>
              <table:table-cell office:value-type="float" office:value="6.468308">
                <text:p>6.4683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008543">
                <text:p>1.008543</text:p>
              </table:table-cell>
              <table:table-cell office:value-type="float" office:value="NaN">
                <text:p>NaN</text:p>
              </table:table-cell>
              <table:table-cell office:value-type="float" office:value="6.48347">
                <text:p>6.48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312">
                <text:p>6.573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